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2.057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3.06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6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9"/>
    <style:style style:name="ce2" style:family="table-cell" style:parent-style-name="Default" style:data-style-name="N10108"/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1"/>
        <table:table-column table:style-name="co4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3" table:default-cell-style-name="ce2"/>
        <table:table-column table:style-name="co10" table:number-columns-repeated="3" table:default-cell-style-name="ce2"/>
        <table:table-column table:style-name="co11" table:number-columns-repeated="1001" table:default-cell-style-name="ce2"/>
        <table:table-row table:style-name="ro1">
          <table:table-cell office:value-type="string">
            <text:p>StarID</text:p>
          </table:table-cell>
          <table:table-cell office:value-type="string">
            <text:p>HIP</text:p>
          </table:table-cell>
          <table:table-cell office:value-type="string">
            <text:p>HD</text:p>
          </table:table-cell>
          <table:table-cell office:value-type="string">
            <text:p>HR</text:p>
          </table:table-cell>
          <table:table-cell office:value-type="string">
            <text:p>Gliese</text:p>
          </table:table-cell>
          <table:table-cell office:value-type="string">
            <text:p>BayerFlamsteed</text:p>
          </table:table-cell>
          <table:table-cell office:value-type="string">
            <text:p>ProperName</text:p>
          </table:table-cell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Distance</text:p>
          </table:table-cell>
          <table:table-cell office:value-type="string">
            <text:p>PMRA</text:p>
          </table:table-cell>
          <table:table-cell office:value-type="string">
            <text:p>PMDec</text:p>
          </table:table-cell>
          <table:table-cell office:value-type="string">
            <text:p>RV</text:p>
          </table:table-cell>
          <table:table-cell office:value-type="string">
            <text:p>Mag</text:p>
          </table:table-cell>
          <table:table-cell office:value-type="string">
            <text:p>AbsMag</text:p>
          </table:table-cell>
          <table:table-cell office:value-type="string">
            <text:p>Spectrum</text:p>
          </table:table-cell>
          <table:table-cell office:value-type="string">
            <text:p>ColorIndex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X</text:p>
          </table:table-cell>
          <table:table-cell office:value-type="string">
            <text:p>VY</text:p>
          </table:table-cell>
          <table:table-cell office:value-type="string">
            <text:p>VZ</text:p>
          </table:table-cell>
          <table:table-cell table:number-columns-repeated="1001"/>
        </table:table-row>
        <table:table-row table:style-name="ro1">
          <table:table-cell office:value-type="float" office:value="12082">
            <text:p>12082</text:p>
          </table:table-cell>
          <table:table-cell office:value-type="float" office:value="12114">
            <text:p>12114</text:p>
          </table:table-cell>
          <table:table-cell office:value-type="float" office:value="16160">
            <text:p>16160</text:p>
          </table:table-cell>
          <table:table-cell office:value-type="float" office:value="753">
            <text:p>753</text:p>
          </table:table-cell>
          <table:table-cell office:value-type="string">
            <text:p>Gl 105 <text:s/>A</text:p>
          </table:table-cell>
          <table:table-cell/>
          <table:table-cell office:value-type="string">
            <text:p>268 G. Cet</text:p>
          </table:table-cell>
          <table:table-cell office:value-type="float" office:value="2.60106457">
            <text:p>2.6010645700</text:p>
          </table:table-cell>
          <table:table-cell office:value-type="float" office:value="6.88336423">
            <text:p>6.8833642300</text:p>
          </table:table-cell>
          <table:table-cell office:value-type="float" office:value="7.20876585928489">
            <text:p>7.2087658593</text:p>
          </table:table-cell>
          <table:table-cell office:value-type="float" office:value="1806.27">
            <text:p>1806.2700000000</text:p>
          </table:table-cell>
          <table:table-cell office:value-type="float" office:value="1442.5">
            <text:p>1442.5000000000</text:p>
          </table:table-cell>
          <table:table-cell office:value-type="float" office:value="26">
            <text:p>26</text:p>
          </table:table-cell>
          <table:table-cell office:value-type="float" office:value="5.79">
            <text:p>5.7900000000</text:p>
          </table:table-cell>
          <table:table-cell office:value-type="float" office:value="6.50069540066068">
            <text:p>6.5006954007</text:p>
          </table:table-cell>
          <table:table-cell office:value-type="string">
            <text:p>K3V</text:p>
          </table:table-cell>
          <table:table-cell office:value-type="float" office:value="0.918">
            <text:p>0.9180000000</text:p>
          </table:table-cell>
          <table:table-cell office:value-type="float" office:value="5.56062">
            <text:p>5.5606200000</text:p>
          </table:table-cell>
          <table:table-cell office:value-type="float" office:value="4.50547">
            <text:p>4.5054700000</text:p>
          </table:table-cell>
          <table:table-cell office:value-type="float" office:value="0.86396">
            <text:p>0.8639600000</text:p>
          </table:table-cell>
          <table:table-cell office:value-type="float" office:value="-0.00002392">
            <text:p>-0.0000239200</text:p>
          </table:table-cell>
          <table:table-cell office:value-type="float" office:value="0.000061859">
            <text:p>0.0000618590</text:p>
          </table:table-cell>
          <table:table-cell office:value-type="float" office:value="0.000053233">
            <text:p>0.0000532330</text:p>
          </table:table-cell>
          <table:table-cell table:number-columns-repeated="1001"/>
        </table:table-row>
        <table:table-row table:style-name="ro1">
          <table:table-cell office:value-type="float" office:value="72958">
            <text:p>72958</text:p>
          </table:table-cell>
          <table:table-cell office:value-type="float" office:value="73184">
            <text:p>73184</text:p>
          </table:table-cell>
          <table:table-cell office:value-type="float" office:value="131977">
            <text:p>131977</text:p>
          </table:table-cell>
          <table:table-cell office:value-type="float" office:value="5568">
            <text:p>5568</text:p>
          </table:table-cell>
          <table:table-cell office:value-type="string">
            <text:p>Gl 570 <text:s/>A</text:p>
          </table:table-cell>
          <table:table-cell/>
          <table:table-cell office:value-type="string">
            <text:p>33 G. Lib</text:p>
          </table:table-cell>
          <table:table-cell office:value-type="float" office:value="14.95759766">
            <text:p>14.9575976600</text:p>
          </table:table-cell>
          <table:table-cell office:value-type="float" office:value="-21.4112809">
            <text:p>-21.4112809000</text:p>
          </table:table-cell>
          <table:table-cell office:value-type="float" office:value="5.90597684857075">
            <text:p>5.9059768486</text:p>
          </table:table-cell>
          <table:table-cell office:value-type="float" office:value="1034.18">
            <text:p>1034.1800000000</text:p>
          </table:table-cell>
          <table:table-cell office:value-type="float" office:value="-1725.6">
            <text:p>-1725.6000000000</text:p>
          </table:table-cell>
          <table:table-cell office:value-type="float" office:value="29.1">
            <text:p>29</text:p>
          </table:table-cell>
          <table:table-cell office:value-type="float" office:value="5.72">
            <text:p>5.7200000000</text:p>
          </table:table-cell>
          <table:table-cell office:value-type="float" office:value="6.86354129900986">
            <text:p>6.8635412990</text:p>
          </table:table-cell>
          <table:table-cell office:value-type="string">
            <text:p>K4V</text:p>
          </table:table-cell>
          <table:table-cell office:value-type="float" office:value="1.024">
            <text:p>1.0240000000</text:p>
          </table:table-cell>
          <table:table-cell office:value-type="float" office:value="-3.93085">
            <text:p>-3.9308500000</text:p>
          </table:table-cell>
          <table:table-cell office:value-type="float" office:value="-3.84453">
            <text:p>-3.8445300000</text:p>
          </table:table-cell>
          <table:table-cell office:value-type="float" office:value="-2.15603">
            <text:p>-2.1560300000</text:p>
          </table:table-cell>
          <table:table-cell office:value-type="float" office:value="0.000013788">
            <text:p>0.0000137880</text:p>
          </table:table-cell>
          <table:table-cell office:value-type="float" office:value="-0.00002793">
            <text:p>-0.0000279300</text:p>
          </table:table-cell>
          <table:table-cell office:value-type="float" office:value="-0.000056859">
            <text:p>-0.0000568590</text:p>
          </table:table-cell>
          <table:table-cell table:number-columns-repeated="1001"/>
        </table:table-row>
        <table:table-row table:style-name="ro1">
          <table:table-cell office:value-type="float" office:value="15471">
            <text:p>15471</text:p>
          </table:table-cell>
          <table:table-cell office:value-type="float" office:value="15510">
            <text:p>15510</text:p>
          </table:table-cell>
          <table:table-cell office:value-type="float" office:value="20794">
            <text:p>20794</text:p>
          </table:table-cell>
          <table:table-cell office:value-type="float" office:value="1008">
            <text:p>1008</text:p>
          </table:table-cell>
          <table:table-cell office:value-type="string">
            <text:p>Gl 139</text:p>
          </table:table-cell>
          <table:table-cell/>
          <table:table-cell office:value-type="string">
            <text:p>82 G. Eri</text:p>
          </table:table-cell>
          <table:table-cell office:value-type="float" office:value="3.33145134">
            <text:p>3.3314513400</text:p>
          </table:table-cell>
          <table:table-cell office:value-type="float" office:value="-43.07154929">
            <text:p>-43.0715492900</text:p>
          </table:table-cell>
          <table:table-cell office:value-type="float" office:value="6.05987153072355">
            <text:p>6.0598715307</text:p>
          </table:table-cell>
          <table:table-cell office:value-type="float" office:value="3038.08">
            <text:p>3038.0800000000</text:p>
          </table:table-cell>
          <table:table-cell office:value-type="float" office:value="726.34">
            <text:p>726.3400000000</text:p>
          </table:table-cell>
          <table:table-cell office:value-type="float" office:value="86.7">
            <text:p>87</text:p>
          </table:table-cell>
          <table:table-cell office:value-type="float" office:value="4.26">
            <text:p>4.2600000000</text:p>
          </table:table-cell>
          <table:table-cell office:value-type="float" office:value="5.34768291389568">
            <text:p>5.3476829139</text:p>
          </table:table-cell>
          <table:table-cell office:value-type="string">
            <text:p>G8V</text:p>
          </table:table-cell>
          <table:table-cell office:value-type="float" office:value="0.711">
            <text:p>0.7110000000</text:p>
          </table:table-cell>
          <table:table-cell office:value-type="float" office:value="2.84712">
            <text:p>2.8471200000</text:p>
          </table:table-cell>
          <table:table-cell office:value-type="float" office:value="3.38968">
            <text:p>3.3896800000</text:p>
          </table:table-cell>
          <table:table-cell office:value-type="float" office:value="-4.13835">
            <text:p>-4.1383500000</text:p>
          </table:table-cell>
          <table:table-cell office:value-type="float" office:value="-0.000017307">
            <text:p>-0.0000173070</text:p>
          </table:table-cell>
          <table:table-cell office:value-type="float" office:value="0.000118158">
            <text:p>0.0001181580</text:p>
          </table:table-cell>
          <table:table-cell office:value-type="float" office:value="-0.000044966">
            <text:p>-0.0000449660</text:p>
          </table:table-cell>
          <table:table-cell table:number-columns-repeated="1001"/>
        </table:table-row>
        <table:table-row table:style-name="ro1">
          <table:table-cell office:value-type="float" office:value="3759">
            <text:p>3759</text:p>
          </table:table-cell>
          <table:table-cell office:value-type="float" office:value="3765">
            <text:p>3765</text:p>
          </table:table-cell>
          <table:table-cell office:value-type="float" office:value="4628">
            <text:p>4628</text:p>
          </table:table-cell>
          <table:table-cell office:value-type="float" office:value="222">
            <text:p>222</text:p>
          </table:table-cell>
          <table:table-cell office:value-type="string">
            <text:p>Gl <text:s/>33</text:p>
          </table:table-cell>
          <table:table-cell/>
          <table:table-cell office:value-type="string">
            <text:p>96 G. Psc</text:p>
          </table:table-cell>
          <table:table-cell office:value-type="float" office:value="0.80625919">
            <text:p>0.8062591900</text:p>
          </table:table-cell>
          <table:table-cell office:value-type="float" office:value="5.28338873">
            <text:p>5.2833887300</text:p>
          </table:table-cell>
          <table:table-cell office:value-type="float" office:value="7.46045956430916">
            <text:p>7.4604595643</text:p>
          </table:table-cell>
          <table:table-cell office:value-type="float" office:value="758.04">
            <text:p>758.0400000000</text:p>
          </table:table-cell>
          <table:table-cell office:value-type="float" office:value="-1141.22">
            <text:p>-1141.2200000000</text:p>
          </table:table-cell>
          <table:table-cell office:value-type="float" office:value="-10">
            <text:p>-10</text:p>
          </table:table-cell>
          <table:table-cell office:value-type="float" office:value="5.74">
            <text:p>5.7400000000</text:p>
          </table:table-cell>
          <table:table-cell office:value-type="float" office:value="6.37617209581617">
            <text:p>6.3761720958</text:p>
          </table:table-cell>
          <table:table-cell office:value-type="string">
            <text:p>K2V</text:p>
          </table:table-cell>
          <table:table-cell office:value-type="float" office:value="0.89">
            <text:p>0.8900000000</text:p>
          </table:table-cell>
          <table:table-cell office:value-type="float" office:value="7.26388">
            <text:p>7.2638800000</text:p>
          </table:table-cell>
          <table:table-cell office:value-type="float" office:value="1.55643">
            <text:p>1.5564300000</text:p>
          </table:table-cell>
          <table:table-cell office:value-type="float" office:value="0.68697">
            <text:p>0.6869700000</text:p>
          </table:table-cell>
          <table:table-cell office:value-type="float" office:value="-0.000011985">
            <text:p>-0.0000119850</text:p>
          </table:table-cell>
          <table:table-cell office:value-type="float" office:value="0.000025469">
            <text:p>0.0000254690</text:p>
          </table:table-cell>
          <table:table-cell office:value-type="float" office:value="-0.000042039">
            <text:p>-0.0000420390</text:p>
          </table:table-cell>
          <table:table-cell table:number-columns-repeated="1001"/>
        </table:table-row>
        <table:table-row table:style-name="ro1">
          <table:table-cell office:value-type="float" office:value="21368">
            <text:p>21368</text:p>
          </table:table-cell>
          <table:table-cell office:value-type="float" office:value="21421">
            <text:p>21421</text:p>
          </table:table-cell>
          <table:table-cell office:value-type="float" office:value="29139">
            <text:p>29139</text:p>
          </table:table-cell>
          <table:table-cell office:value-type="float" office:value="1457">
            <text:p>1457</text:p>
          </table:table-cell>
          <table:table-cell office:value-type="string">
            <text:p>Gl 171.1A</text:p>
          </table:table-cell>
          <table:table-cell office:value-type="string">
            <text:p>87Alp Tau</text:p>
          </table:table-cell>
          <table:table-cell office:value-type="string">
            <text:p>Aldebaran</text:p>
          </table:table-cell>
          <table:table-cell office:value-type="float" office:value="4.59866679">
            <text:p>4.5986667900</text:p>
          </table:table-cell>
          <table:table-cell office:value-type="float" office:value="16.50976164">
            <text:p>16.5097616400</text:p>
          </table:table-cell>
          <table:table-cell office:value-type="float" office:value="19.9640646835696">
            <text:p>19.9640646836</text:p>
          </table:table-cell>
          <table:table-cell office:value-type="float" office:value="62.78">
            <text:p>62.7800000000</text:p>
          </table:table-cell>
          <table:table-cell office:value-type="float" office:value="-189.36">
            <text:p>-189.3600000000</text:p>
          </table:table-cell>
          <table:table-cell office:value-type="float" office:value="54.5">
            <text:p>55</text:p>
          </table:table-cell>
          <table:table-cell office:value-type="float" office:value="0.87">
            <text:p>0.8700000000</text:p>
          </table:table-cell>
          <table:table-cell office:value-type="float" office:value="-0.631244841552428">
            <text:p>-0.6312448416</text:p>
          </table:table-cell>
          <table:table-cell office:value-type="string">
            <text:p>K5III</text:p>
          </table:table-cell>
          <table:table-cell office:value-type="float" office:value="1.538">
            <text:p>1.5380000000</text:p>
          </table:table-cell>
          <table:table-cell office:value-type="float" office:value="6.86574">
            <text:p>6.8657400000</text:p>
          </table:table-cell>
          <table:table-cell office:value-type="float" office:value="17.86724">
            <text:p>17.8672400000</text:p>
          </table:table-cell>
          <table:table-cell office:value-type="float" office:value="5.67336">
            <text:p>5.6733600000</text:p>
          </table:table-cell>
          <table:table-cell office:value-type="float" office:value="0.000015365">
            <text:p>0.0000153650</text:p>
          </table:table-cell>
          <table:table-cell office:value-type="float" office:value="0.000056925">
            <text:p>0.0000569250</text:p>
          </table:table-cell>
          <table:table-cell office:value-type="float" office:value="-0.000001731">
            <text:p>-0.0000017310</text:p>
          </table:table-cell>
          <table:table-cell table:number-columns-repeated="1001"/>
        </table:table-row>
        <table:table-row table:style-name="ro1">
          <table:table-cell office:value-type="float" office:value="104862">
            <text:p>104862</text:p>
          </table:table-cell>
          <table:table-cell office:value-type="float" office:value="105199">
            <text:p>105199</text:p>
          </table:table-cell>
          <table:table-cell office:value-type="float" office:value="203280">
            <text:p>203280</text:p>
          </table:table-cell>
          <table:table-cell office:value-type="float" office:value="8162">
            <text:p>8162</text:p>
          </table:table-cell>
          <table:table-cell office:value-type="string">
            <text:p>Gl 826</text:p>
          </table:table-cell>
          <table:table-cell office:value-type="string">
            <text:p>5Alp Cep</text:p>
          </table:table-cell>
          <table:table-cell office:value-type="string">
            <text:p>Alderamin</text:p>
          </table:table-cell>
          <table:table-cell office:value-type="float" office:value="21.30960598">
            <text:p>21.3096059800</text:p>
          </table:table-cell>
          <table:table-cell office:value-type="float" office:value="62.58545529">
            <text:p>62.5854552900</text:p>
          </table:table-cell>
          <table:table-cell office:value-type="float" office:value="14.9611011370437">
            <text:p>14.9611011370</text:p>
          </table:table-cell>
          <table:table-cell office:value-type="float" office:value="149.91">
            <text:p>149.9100000000</text:p>
          </table:table-cell>
          <table:table-cell office:value-type="float" office:value="48.27">
            <text:p>48.2700000000</text:p>
          </table:table-cell>
          <table:table-cell office:value-type="float" office:value="-11.5">
            <text:p>-12</text:p>
          </table:table-cell>
          <table:table-cell office:value-type="float" office:value="2.45">
            <text:p>2.4500000000</text:p>
          </table:table-cell>
          <table:table-cell office:value-type="float" office:value="1.57518220610677">
            <text:p>1.5751822061</text:p>
          </table:table-cell>
          <table:table-cell office:value-type="string">
            <text:p>A7IV-V</text:p>
          </table:table-cell>
          <table:table-cell office:value-type="float" office:value="0.257">
            <text:p>0.2570000000</text:p>
          </table:table-cell>
          <table:table-cell office:value-type="float" office:value="5.24926">
            <text:p>5.2492600000</text:p>
          </table:table-cell>
          <table:table-cell office:value-type="float" office:value="-4.46051">
            <text:p>-4.4605100000</text:p>
          </table:table-cell>
          <table:table-cell office:value-type="float" office:value="13.28094">
            <text:p>13.2809400000</text:p>
          </table:table-cell>
          <table:table-cell office:value-type="float" office:value="0.000000545">
            <text:p>0.0000005450</text:p>
          </table:table-cell>
          <table:table-cell office:value-type="float" office:value="0.000013804">
            <text:p>0.0000138040</text:p>
          </table:table-cell>
          <table:table-cell office:value-type="float" office:value="-0.000008828">
            <text:p>-0.0000088280</text:p>
          </table:table-cell>
          <table:table-cell table:number-columns-repeated="1001"/>
        </table:table-row>
        <table:table-row table:style-name="ro1">
          <table:table-cell office:value-type="float" office:value="62758">
            <text:p>62758</text:p>
          </table:table-cell>
          <table:table-cell office:value-type="float" office:value="62956">
            <text:p>62956</text:p>
          </table:table-cell>
          <table:table-cell office:value-type="float" office:value="112185">
            <text:p>112185</text:p>
          </table:table-cell>
          <table:table-cell office:value-type="float" office:value="4905">
            <text:p>4905</text:p>
          </table:table-cell>
          <table:table-cell/>
          <table:table-cell office:value-type="string">
            <text:p>77Eps UMa</text:p>
          </table:table-cell>
          <table:table-cell office:value-type="string">
            <text:p>Alioth</text:p>
          </table:table-cell>
          <table:table-cell office:value-type="float" office:value="12.9004536">
            <text:p>12.9004536000</text:p>
          </table:table-cell>
          <table:table-cell office:value-type="float" office:value="55.95984301">
            <text:p>55.9598430100</text:p>
          </table:table-cell>
          <table:table-cell office:value-type="float" office:value="24.8138957816377">
            <text:p>24.8138957816</text:p>
          </table:table-cell>
          <table:table-cell office:value-type="float" office:value="111.74">
            <text:p>111.7400000000</text:p>
          </table:table-cell>
          <table:table-cell office:value-type="float" office:value="-8.99">
            <text:p>-8.9900000000</text:p>
          </table:table-cell>
          <table:table-cell office:value-type="float" office:value="-9">
            <text:p>-9</text:p>
          </table:table-cell>
          <table:table-cell office:value-type="float" office:value="1.76">
            <text:p>1.7600000000</text:p>
          </table:table-cell>
          <table:table-cell office:value-type="float" office:value="-0.213474769294453">
            <text:p>-0.2134747693</text:p>
          </table:table-cell>
          <table:table-cell office:value-type="string">
            <text:p>A0p</text:p>
          </table:table-cell>
          <table:table-cell office:value-type="float" office:value="-0.022">
            <text:p>-0.0220000000</text:p>
          </table:table-cell>
          <table:table-cell office:value-type="float" office:value="-13.50599">
            <text:p>-13.5059900000</text:p>
          </table:table-cell>
          <table:table-cell office:value-type="float" office:value="-3.24419">
            <text:p>-3.2441900000</text:p>
          </table:table-cell>
          <table:table-cell office:value-type="float" office:value="20.56192">
            <text:p>20.5619200000</text:p>
          </table:table-cell>
          <table:table-cell office:value-type="float" office:value="0.000007277">
            <text:p>0.0000072770</text:p>
          </table:table-cell>
          <table:table-cell office:value-type="float" office:value="-0.000012075">
            <text:p>-0.0000120750</text:p>
          </table:table-cell>
          <table:table-cell office:value-type="float" office:value="-0.000008232">
            <text:p>-0.0000082320</text:p>
          </table:table-cell>
          <table:table-cell table:number-columns-repeated="1001"/>
        </table:table-row>
        <table:table-row table:style-name="ro1">
          <table:table-cell office:value-type="float" office:value="76036">
            <text:p>76036</text:p>
          </table:table-cell>
          <table:table-cell office:value-type="float" office:value="76267">
            <text:p>76267</text:p>
          </table:table-cell>
          <table:table-cell office:value-type="float" office:value="139006">
            <text:p>139006</text:p>
          </table:table-cell>
          <table:table-cell office:value-type="float" office:value="5793">
            <text:p>5793</text:p>
          </table:table-cell>
          <table:table-cell/>
          <table:table-cell office:value-type="string">
            <text:p>5Alp CrB</text:p>
          </table:table-cell>
          <table:table-cell office:value-type="string">
            <text:p>Alphekka</text:p>
          </table:table-cell>
          <table:table-cell office:value-type="float" office:value="15.57810819">
            <text:p>15.5781081900</text:p>
          </table:table-cell>
          <table:table-cell office:value-type="float" office:value="26.71491041">
            <text:p>26.7149104100</text:p>
          </table:table-cell>
          <table:table-cell office:value-type="float" office:value="22.9095074455899">
            <text:p>22.9095074456</text:p>
          </table:table-cell>
          <table:table-cell office:value-type="float" office:value="120.38">
            <text:p>120.3800000000</text:p>
          </table:table-cell>
          <table:table-cell office:value-type="float" office:value="-89.44">
            <text:p>-89.4400000000</text:p>
          </table:table-cell>
          <table:table-cell office:value-type="float" office:value="2">
            <text:p>2</text:p>
          </table:table-cell>
          <table:table-cell office:value-type="float" office:value="2.22">
            <text:p>2.2200000000</text:p>
          </table:table-cell>
          <table:table-cell office:value-type="float" office:value="0.419921240207943">
            <text:p>0.4199212402</text:p>
          </table:table-cell>
          <table:table-cell office:value-type="string">
            <text:p>A0V</text:p>
          </table:table-cell>
          <table:table-cell office:value-type="float" office:value="0.032">
            <text:p>0.0320000000</text:p>
          </table:table-cell>
          <table:table-cell office:value-type="float" office:value="-12.12313">
            <text:p>-12.1231300000</text:p>
          </table:table-cell>
          <table:table-cell office:value-type="float" office:value="-16.48652">
            <text:p>-16.4865200000</text:p>
          </table:table-cell>
          <table:table-cell office:value-type="float" office:value="10.299">
            <text:p>10.2990000000</text:p>
          </table:table-cell>
          <table:table-cell office:value-type="float" office:value="0.000007042">
            <text:p>0.0000070420</text:p>
          </table:table-cell>
          <table:table-cell office:value-type="float" office:value="-0.000012989">
            <text:p>-0.0000129890</text:p>
          </table:table-cell>
          <table:table-cell office:value-type="float" office:value="-0.000007953">
            <text:p>-0.0000079530</text:p>
          </table:table-cell>
          <table:table-cell table:number-columns-repeated="1001"/>
        </table:table-row>
        <table:table-row table:style-name="ro1">
          <table:table-cell office:value-type="float" office:value="97339">
            <text:p>97339</text:p>
          </table:table-cell>
          <table:table-cell office:value-type="float" office:value="97649">
            <text:p>97649</text:p>
          </table:table-cell>
          <table:table-cell office:value-type="float" office:value="187642">
            <text:p>187642</text:p>
          </table:table-cell>
          <table:table-cell office:value-type="float" office:value="7557">
            <text:p>7557</text:p>
          </table:table-cell>
          <table:table-cell office:value-type="string">
            <text:p>Gl 768</text:p>
          </table:table-cell>
          <table:table-cell office:value-type="string">
            <text:p>53Alp Aql</text:p>
          </table:table-cell>
          <table:table-cell office:value-type="string">
            <text:p>Altair</text:p>
          </table:table-cell>
          <table:table-cell office:value-type="float" office:value="19.84630057">
            <text:p>19.8463005700</text:p>
          </table:table-cell>
          <table:table-cell office:value-type="float" office:value="8.86738491">
            <text:p>8.8673849100</text:p>
          </table:table-cell>
          <table:table-cell office:value-type="float" office:value="5.14297469656449">
            <text:p>5.1429746966</text:p>
          </table:table-cell>
          <table:table-cell office:value-type="float" office:value="536.82">
            <text:p>536.8200000000</text:p>
          </table:table-cell>
          <table:table-cell office:value-type="float" office:value="385.54">
            <text:p>385.5400000000</text:p>
          </table:table-cell>
          <table:table-cell office:value-type="float" office:value="-26.1">
            <text:p>-26</text:p>
          </table:table-cell>
          <table:table-cell office:value-type="float" office:value="0.76">
            <text:p>0.7600000000</text:p>
          </table:table-cell>
          <table:table-cell office:value-type="float" office:value="2.20392806201252">
            <text:p>2.2039280620</text:p>
          </table:table-cell>
          <table:table-cell office:value-type="string">
            <text:p>A7IV-V</text:p>
          </table:table-cell>
          <table:table-cell office:value-type="float" office:value="0.221">
            <text:p>0.2210000000</text:p>
          </table:table-cell>
          <table:table-cell office:value-type="float" office:value="2.36166">
            <text:p>2.3616600000</text:p>
          </table:table-cell>
          <table:table-cell office:value-type="float" office:value="-4.49935">
            <text:p>-4.4993500000</text:p>
          </table:table-cell>
          <table:table-cell office:value-type="float" office:value="0.79277">
            <text:p>0.7927700000</text:p>
          </table:table-cell>
          <table:table-cell office:value-type="float" office:value="-0.000001095">
            <text:p>-0.0000010950</text:p>
          </table:table-cell>
          <table:table-cell office:value-type="float" office:value="0.000030884">
            <text:p>0.0000308840</text:p>
          </table:table-cell>
          <table:table-cell office:value-type="float" office:value="0.000005382">
            <text:p>0.0000053820</text:p>
          </table:table-cell>
          <table:table-cell table:number-columns-repeated="1001"/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2081">
            <text:p>2081</text:p>
          </table:table-cell>
          <table:table-cell office:value-type="float" office:value="2261">
            <text:p>2261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lp Phe</text:p>
          </table:table-cell>
          <table:table-cell office:value-type="string">
            <text:p>Ankaa</text:p>
          </table:table-cell>
          <table:table-cell office:value-type="float" office:value="0.43801871">
            <text:p>0.4380187100</text:p>
          </table:table-cell>
          <table:table-cell office:value-type="float" office:value="-42.30512197">
            <text:p>-42.3051219700</text:p>
          </table:table-cell>
          <table:table-cell office:value-type="float" office:value="23.7304224015187">
            <text:p>23.7304224015</text:p>
          </table:table-cell>
          <table:table-cell office:value-type="float" office:value="232.76">
            <text:p>232.7600000000</text:p>
          </table:table-cell>
          <table:table-cell office:value-type="float" office:value="-353.64">
            <text:p>-353.6400000000</text:p>
          </table:table-cell>
          <table:table-cell office:value-type="float" office:value="75">
            <text:p>75</text:p>
          </table:table-cell>
          <table:table-cell office:value-type="float" office:value="2.4">
            <text:p>2.4000000000</text:p>
          </table:table-cell>
          <table:table-cell office:value-type="float" office:value="0.523472656360407">
            <text:p>0.5234726564</text:p>
          </table:table-cell>
          <table:table-cell office:value-type="string">
            <text:p>K0III...</text:p>
          </table:table-cell>
          <table:table-cell office:value-type="float" office:value="1.083">
            <text:p>1.0830000000</text:p>
          </table:table-cell>
          <table:table-cell office:value-type="float" office:value="17.43506">
            <text:p>17.4350600000</text:p>
          </table:table-cell>
          <table:table-cell office:value-type="float" office:value="2.00814">
            <text:p>2.0081400000</text:p>
          </table:table-cell>
          <table:table-cell office:value-type="float" office:value="-15.97244">
            <text:p>-15.9724400000</text:p>
          </table:table-cell>
          <table:table-cell office:value-type="float" office:value="0.000026089">
            <text:p>0.0000260890</text:p>
          </table:table-cell>
          <table:table-cell office:value-type="float" office:value="0.000029958">
            <text:p>0.0000299580</text:p>
          </table:table-cell>
          <table:table-cell office:value-type="float" office:value="-0.000081715">
            <text:p>-0.0000817150</text:p>
          </table:table-cell>
          <table:table-cell table:number-columns-repeated="1001"/>
        </table:table-row>
        <table:table-row table:style-name="ro1">
          <table:table-cell office:value-type="float" office:value="69452">
            <text:p>69452</text:p>
          </table:table-cell>
          <table:table-cell office:value-type="float" office:value="69673">
            <text:p>69673</text:p>
          </table:table-cell>
          <table:table-cell office:value-type="float" office:value="124897">
            <text:p>124897</text:p>
          </table:table-cell>
          <table:table-cell office:value-type="float" office:value="5340">
            <text:p>5340</text:p>
          </table:table-cell>
          <table:table-cell office:value-type="string">
            <text:p>Gl 541</text:p>
          </table:table-cell>
          <table:table-cell office:value-type="string">
            <text:p>16Alp Boo</text:p>
          </table:table-cell>
          <table:table-cell office:value-type="string">
            <text:p>Arcturus</text:p>
          </table:table-cell>
          <table:table-cell office:value-type="float" office:value="14.2612076">
            <text:p>14.2612076000</text:p>
          </table:table-cell>
          <table:table-cell office:value-type="float" office:value="19.18726997">
            <text:p>19.1872699700</text:p>
          </table:table-cell>
          <table:table-cell office:value-type="float" office:value="11.2549240292628">
            <text:p>11.2549240293</text:p>
          </table:table-cell>
          <table:table-cell office:value-type="float" office:value="-1093.45">
            <text:p>-1093.4500000000</text:p>
          </table:table-cell>
          <table:table-cell office:value-type="float" office:value="-1999.4">
            <text:p>-1999.4000000000</text:p>
          </table:table-cell>
          <table:table-cell office:value-type="float" office:value="-5">
            <text:p>-5</text:p>
          </table:table-cell>
          <table:table-cell office:value-type="float" office:value="-0.05">
            <text:p>-0.0500000000</text:p>
          </table:table-cell>
          <table:table-cell office:value-type="float" office:value="-0.306712839293398">
            <text:p>-0.3067128393</text:p>
          </table:table-cell>
          <table:table-cell office:value-type="string">
            <text:p>K2IIIp</text:p>
          </table:table-cell>
          <table:table-cell office:value-type="float" office:value="1.239">
            <text:p>1.2390000000</text:p>
          </table:table-cell>
          <table:table-cell office:value-type="float" office:value="-8.82091">
            <text:p>-8.8209100000</text:p>
          </table:table-cell>
          <table:table-cell office:value-type="float" office:value="-5.93145">
            <text:p>-5.9314500000</text:p>
          </table:table-cell>
          <table:table-cell office:value-type="float" office:value="3.699">
            <text:p>3.6990000000</text:p>
          </table:table-cell>
          <table:table-cell office:value-type="float" office:value="-0.000059034">
            <text:p>-0.0000590340</text:p>
          </table:table-cell>
          <table:table-cell office:value-type="float" office:value="0.000032196">
            <text:p>0.0000321960</text:p>
          </table:table-cell>
          <table:table-cell office:value-type="float" office:value="-0.000104709">
            <text:p>-0.0001047090</text:p>
          </table:table-cell>
          <table:table-cell table:number-columns-repeated="1001"/>
        </table:table-row>
        <table:table-row table:style-name="ro1">
          <table:table-cell office:value-type="float" office:value="87666">
            <text:p>87666</text:p>
          </table:table-cell>
          <table:table-cell office:value-type="float" office:value="87937">
            <text:p>87937</text:p>
          </table:table-cell>
          <table:table-cell table:number-columns-repeated="2"/>
          <table:table-cell office:value-type="string">
            <text:p>Gl 699</text:p>
          </table:table-cell>
          <table:table-cell/>
          <table:table-cell office:value-type="string">
            <text:p>Barnard's Star</text:p>
          </table:table-cell>
          <table:table-cell office:value-type="float" office:value="17.96360153">
            <text:p>17.9636015300</text:p>
          </table:table-cell>
          <table:table-cell office:value-type="float" office:value="4.66828815">
            <text:p>4.6682881500</text:p>
          </table:table-cell>
          <table:table-cell office:value-type="float" office:value="1.82146044698639">
            <text:p>1.8214604470</text:p>
          </table:table-cell>
          <table:table-cell office:value-type="float" office:value="-797.84">
            <text:p>-797.8400000000</text:p>
          </table:table-cell>
          <table:table-cell office:value-type="float" office:value="10326.93">
            <text:p>10326.9300000000</text:p>
          </table:table-cell>
          <table:table-cell office:value-type="float" office:value="-111">
            <text:p>-111</text:p>
          </table:table-cell>
          <table:table-cell office:value-type="float" office:value="9.54">
            <text:p>9.5400000000</text:p>
          </table:table-cell>
          <table:table-cell office:value-type="float" office:value="13.2379012751217">
            <text:p>13.2379012751</text:p>
          </table:table-cell>
          <table:table-cell office:value-type="string">
            <text:p>sdM4</text:p>
          </table:table-cell>
          <table:table-cell office:value-type="float" office:value="1.57">
            <text:p>1.5700000000</text:p>
          </table:table-cell>
          <table:table-cell office:value-type="float" office:value="-0.01729">
            <text:p>-0.0172900000</text:p>
          </table:table-cell>
          <table:table-cell office:value-type="float" office:value="-1.81533">
            <text:p>-1.8153300000</text:p>
          </table:table-cell>
          <table:table-cell office:value-type="float" office:value="0.14824">
            <text:p>0.1482400000</text:p>
          </table:table-cell>
          <table:table-cell office:value-type="float" office:value="-0.000005895">
            <text:p>-0.0000058950</text:p>
          </table:table-cell>
          <table:table-cell office:value-type="float" office:value="0.000120628">
            <text:p>0.0001206280</text:p>
          </table:table-cell>
          <table:table-cell office:value-type="float" office:value="0.000081644">
            <text:p>0.0000816440</text:p>
          </table:table-cell>
          <table:table-cell table:number-columns-repeated="1001"/>
        </table:table-row>
        <table:table-row table:style-name="ro1">
          <table:table-cell office:value-type="float" office:value="24549">
            <text:p>24549</text:p>
          </table:table-cell>
          <table:table-cell office:value-type="float" office:value="24608">
            <text:p>24608</text:p>
          </table:table-cell>
          <table:table-cell office:value-type="float" office:value="34029">
            <text:p>34029</text:p>
          </table:table-cell>
          <table:table-cell office:value-type="float" office:value="1708">
            <text:p>1708</text:p>
          </table:table-cell>
          <table:table-cell office:value-type="string">
            <text:p>Gl 194 <text:s/>A</text:p>
          </table:table-cell>
          <table:table-cell office:value-type="string">
            <text:p>13Alp Aur</text:p>
          </table:table-cell>
          <table:table-cell office:value-type="string">
            <text:p>Capella</text:p>
          </table:table-cell>
          <table:table-cell office:value-type="float" office:value="5.27813767">
            <text:p>5.2781376700</text:p>
          </table:table-cell>
          <table:table-cell office:value-type="float" office:value="45.99902927">
            <text:p>45.9990292700</text:p>
          </table:table-cell>
          <table:table-cell office:value-type="float" office:value="12.9382843834907">
            <text:p>12.9382843835</text:p>
          </table:table-cell>
          <table:table-cell office:value-type="float" office:value="75.52">
            <text:p>75.5200000000</text:p>
          </table:table-cell>
          <table:table-cell office:value-type="float" office:value="-427.13">
            <text:p>-427.1300000000</text:p>
          </table:table-cell>
          <table:table-cell office:value-type="float" office:value="22.2">
            <text:p>22</text:p>
          </table:table-cell>
          <table:table-cell office:value-type="float" office:value="0.08">
            <text:p>0.0800000000</text:p>
          </table:table-cell>
          <table:table-cell office:value-type="float" office:value="-0.479383463510458">
            <text:p>-0.4793834635</text:p>
          </table:table-cell>
          <table:table-cell office:value-type="string">
            <text:p>M1: comp</text:p>
          </table:table-cell>
          <table:table-cell office:value-type="float" office:value="0.795">
            <text:p>0.7950000000</text:p>
          </table:table-cell>
          <table:table-cell office:value-type="float" office:value="1.68845">
            <text:p>1.6884500000</text:p>
          </table:table-cell>
          <table:table-cell office:value-type="float" office:value="8.82782">
            <text:p>8.8278200000</text:p>
          </table:table-cell>
          <table:table-cell office:value-type="float" office:value="9.30687">
            <text:p>9.3068700000</text:p>
          </table:table-cell>
          <table:table-cell office:value-type="float" office:value="0.00000193">
            <text:p>0.0000019300</text:p>
          </table:table-cell>
          <table:table-cell office:value-type="float" office:value="0.000035308">
            <text:p>0.0000353080</text:p>
          </table:table-cell>
          <table:table-cell office:value-type="float" office:value="-0.000002278">
            <text:p>-0.0000022780</text:p>
          </table:table-cell>
          <table:table-cell table:number-columns-repeated="1001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746">
            <text:p>746</text:p>
          </table:table-cell>
          <table:table-cell office:value-type="float" office:value="432">
            <text:p>432</text:p>
          </table:table-cell>
          <table:table-cell office:value-type="float" office:value="21">
            <text:p>21</text:p>
          </table:table-cell>
          <table:table-cell office:value-type="string">
            <text:p>Gl <text:s text:c="2"/>8</text:p>
          </table:table-cell>
          <table:table-cell office:value-type="string">
            <text:p>11Bet Cas</text:p>
          </table:table-cell>
          <table:table-cell office:value-type="string">
            <text:p>Caph</text:p>
          </table:table-cell>
          <table:table-cell office:value-type="float" office:value="0.15280269">
            <text:p>0.1528026900</text:p>
          </table:table-cell>
          <table:table-cell office:value-type="float" office:value="59.15021814">
            <text:p>59.1502181400</text:p>
          </table:table-cell>
          <table:table-cell office:value-type="float" office:value="16.69727834363">
            <text:p>16.6972783436</text:p>
          </table:table-cell>
          <table:table-cell office:value-type="float" office:value="523.39">
            <text:p>523.3900000000</text:p>
          </table:table-cell>
          <table:table-cell office:value-type="float" office:value="-180.42">
            <text:p>-180.4200000000</text:p>
          </table:table-cell>
          <table:table-cell office:value-type="float" office:value="11.3">
            <text:p>11</text:p>
          </table:table-cell>
          <table:table-cell office:value-type="float" office:value="2.28">
            <text:p>2.2800000000</text:p>
          </table:table-cell>
          <table:table-cell office:value-type="float" office:value="1.16677156542104">
            <text:p>1.1667715654</text:p>
          </table:table-cell>
          <table:table-cell office:value-type="string">
            <text:p>F2III-IV</text:p>
          </table:table-cell>
          <table:table-cell office:value-type="float" office:value="0.38">
            <text:p>0.3800000000</text:p>
          </table:table-cell>
          <table:table-cell office:value-type="float" office:value="8.55533">
            <text:p>8.5553300000</text:p>
          </table:table-cell>
          <table:table-cell office:value-type="float" office:value="0.34242">
            <text:p>0.3424200000</text:p>
          </table:table-cell>
          <table:table-cell office:value-type="float" office:value="14.33485">
            <text:p>14.3348500000</text:p>
          </table:table-cell>
          <table:table-cell office:value-type="float" office:value="0.000016754">
            <text:p>0.0000167540</text:p>
          </table:table-cell>
          <table:table-cell office:value-type="float" office:value="0.000043069">
            <text:p>0.0000430690</text:p>
          </table:table-cell>
          <table:table-cell office:value-type="float" office:value="0.000002432">
            <text:p>0.0000024320</text:p>
          </table:table-cell>
          <table:table-cell table:number-columns-repeated="1001"/>
        </table:table-row>
        <table:table-row table:style-name="ro1">
          <table:table-cell office:value-type="float" office:value="36744">
            <text:p>36744</text:p>
          </table:table-cell>
          <table:table-cell office:value-type="float" office:value="36850">
            <text:p>36850</text:p>
          </table:table-cell>
          <table:table-cell office:value-type="float" office:value="60179">
            <text:p>60179</text:p>
          </table:table-cell>
          <table:table-cell office:value-type="float" office:value="2891">
            <text:p>2891</text:p>
          </table:table-cell>
          <table:table-cell office:value-type="string">
            <text:p>Gl 278 <text:s/>A</text:p>
          </table:table-cell>
          <table:table-cell office:value-type="string">
            <text:p>66Alp Gem</text:p>
          </table:table-cell>
          <table:table-cell office:value-type="string">
            <text:p>Castor</text:p>
          </table:table-cell>
          <table:table-cell office:value-type="float" office:value="7.57666793">
            <text:p>7.5766679300</text:p>
          </table:table-cell>
          <table:table-cell office:value-type="float" office:value="31.88863645">
            <text:p>31.8886364500</text:p>
          </table:table-cell>
          <table:table-cell office:value-type="float" office:value="15.8052789631737">
            <text:p>15.8052789632</text:p>
          </table:table-cell>
          <table:table-cell office:value-type="float" office:value="-206.33">
            <text:p>-206.3300000000</text:p>
          </table:table-cell>
          <table:table-cell office:value-type="float" office:value="-148.18">
            <text:p>-148.1800000000</text:p>
          </table:table-cell>
          <table:table-cell office:value-type="float" office:value="6">
            <text:p>6</text:p>
          </table:table-cell>
          <table:table-cell office:value-type="float" office:value="1.58">
            <text:p>1.5800000000</text:p>
          </table:table-cell>
          <table:table-cell office:value-type="float" office:value="0.585989172295745">
            <text:p>0.5859891723</text:p>
          </table:table-cell>
          <table:table-cell office:value-type="string">
            <text:p>A2Vm</text:p>
          </table:table-cell>
          <table:table-cell office:value-type="float" office:value="0.034">
            <text:p>0.0340000000</text:p>
          </table:table-cell>
          <table:table-cell office:value-type="float" office:value="-5.38337">
            <text:p>-5.3833700000</text:p>
          </table:table-cell>
          <table:table-cell office:value-type="float" office:value="12.29279">
            <text:p>12.2927900000</text:p>
          </table:table-cell>
          <table:table-cell office:value-type="float" office:value="8.34945">
            <text:p>8.3494500000</text:p>
          </table:table-cell>
          <table:table-cell office:value-type="float" office:value="0.000009985">
            <text:p>0.0000099850</text:p>
          </table:table-cell>
          <table:table-cell office:value-type="float" office:value="0.000016608">
            <text:p>0.0000166080</text:p>
          </table:table-cell>
          <table:table-cell office:value-type="float" office:value="-0.000006398">
            <text:p>-0.0000063980</text:p>
          </table:table-cell>
          <table:table-cell table:number-columns-repeated="1001"/>
        </table:table-row>
        <table:table-row table:style-name="ro1">
          <table:table-cell office:value-type="float" office:value="57460">
            <text:p>57460</text:p>
          </table:table-cell>
          <table:table-cell office:value-type="float" office:value="57632">
            <text:p>57632</text:p>
          </table:table-cell>
          <table:table-cell office:value-type="float" office:value="102647">
            <text:p>102647</text:p>
          </table:table-cell>
          <table:table-cell office:value-type="float" office:value="4534">
            <text:p>4534</text:p>
          </table:table-cell>
          <table:table-cell office:value-type="string">
            <text:p>Gl 448</text:p>
          </table:table-cell>
          <table:table-cell office:value-type="string">
            <text:p>94Bet Leo</text:p>
          </table:table-cell>
          <table:table-cell office:value-type="string">
            <text:p>Denebola</text:p>
          </table:table-cell>
          <table:table-cell office:value-type="float" office:value="11.81774398">
            <text:p>11.8177439800</text:p>
          </table:table-cell>
          <table:table-cell office:value-type="float" office:value="14.57233687">
            <text:p>14.5723368700</text:p>
          </table:table-cell>
          <table:table-cell office:value-type="float" office:value="11.0913930789707">
            <text:p>11.0913930790</text:p>
          </table:table-cell>
          <table:table-cell office:value-type="float" office:value="-499.02">
            <text:p>-499.0200000000</text:p>
          </table:table-cell>
          <table:table-cell office:value-type="float" office:value="-113.78">
            <text:p>-113.7800000000</text:p>
          </table:table-cell>
          <table:table-cell office:value-type="float" office:value="-0.2">
            <text:p/>
          </table:table-cell>
          <table:table-cell office:value-type="float" office:value="2.14">
            <text:p>2.1400000000</text:p>
          </table:table-cell>
          <table:table-cell office:value-type="float" office:value="1.91506951519025">
            <text:p>1.9150695152</text:p>
          </table:table-cell>
          <table:table-cell office:value-type="string">
            <text:p>A3Vvar</text:p>
          </table:table-cell>
          <table:table-cell office:value-type="float" office:value="0.09">
            <text:p>0.0900000000</text:p>
          </table:table-cell>
          <table:table-cell office:value-type="float" office:value="-10.72237">
            <text:p>-10.7223700000</text:p>
          </table:table-cell>
          <table:table-cell office:value-type="float" office:value="0.512">
            <text:p>0.5120000000</text:p>
          </table:table-cell>
          <table:table-cell office:value-type="float" office:value="2.79061">
            <text:p>2.7906100000</text:p>
          </table:table-cell>
          <table:table-cell office:value-type="float" office:value="-0.000000059">
            <text:p>-0.0000000590</text:p>
          </table:table-cell>
          <table:table-cell office:value-type="float" office:value="0.000026864">
            <text:p>0.0000268640</text:p>
          </table:table-cell>
          <table:table-cell office:value-type="float" office:value="-0.000005972">
            <text:p>-0.0000059720</text:p>
          </table:table-cell>
          <table:table-cell table:number-columns-repeated="1001"/>
        </table:table-row>
        <table:table-row table:style-name="ro1">
          <table:table-cell office:value-type="float" office:value="113009">
            <text:p>113009</text:p>
          </table:table-cell>
          <table:table-cell office:value-type="float" office:value="113368">
            <text:p>113368</text:p>
          </table:table-cell>
          <table:table-cell office:value-type="float" office:value="216956">
            <text:p>216956</text:p>
          </table:table-cell>
          <table:table-cell office:value-type="float" office:value="8728">
            <text:p>8728</text:p>
          </table:table-cell>
          <table:table-cell office:value-type="string">
            <text:p>Gl 881</text:p>
          </table:table-cell>
          <table:table-cell office:value-type="string">
            <text:p>24Alp PsA</text:p>
          </table:table-cell>
          <table:table-cell office:value-type="string">
            <text:p>Fomalhaut</text:p>
          </table:table-cell>
          <table:table-cell office:value-type="float" office:value="22.96078488">
            <text:p>22.9607848800</text:p>
          </table:table-cell>
          <table:table-cell office:value-type="float" office:value="-29.62183701">
            <text:p>-29.6218370100</text:p>
          </table:table-cell>
          <table:table-cell office:value-type="float" office:value="7.68757687576876">
            <text:p>7.6875768758</text:p>
          </table:table-cell>
          <table:table-cell office:value-type="float" office:value="329.22">
            <text:p>329.2200000000</text:p>
          </table:table-cell>
          <table:table-cell office:value-type="float" office:value="-164.22">
            <text:p>-164.2200000000</text:p>
          </table:table-cell>
          <table:table-cell office:value-type="float" office:value="6.1">
            <text:p>6</text:p>
          </table:table-cell>
          <table:table-cell office:value-type="float" office:value="1.17">
            <text:p>1.1700000000</text:p>
          </table:table-cell>
          <table:table-cell office:value-type="float" office:value="1.74105264124996">
            <text:p>1.7410526412</text:p>
          </table:table-cell>
          <table:table-cell office:value-type="string">
            <text:p>A3V</text:p>
          </table:table-cell>
          <table:table-cell office:value-type="float" office:value="0.145">
            <text:p>0.1450000000</text:p>
          </table:table-cell>
          <table:table-cell office:value-type="float" office:value="6.43705">
            <text:p>6.4370500000</text:p>
          </table:table-cell>
          <table:table-cell office:value-type="float" office:value="-1.79583">
            <text:p>-1.7958300000</text:p>
          </table:table-cell>
          <table:table-cell office:value-type="float" office:value="-3.79976">
            <text:p>-3.7997600000</text:p>
          </table:table-cell>
          <table:table-cell office:value-type="float" office:value="0.000005607">
            <text:p>0.0000056070</text:p>
          </table:table-cell>
          <table:table-cell office:value-type="float" office:value="0.000011173">
            <text:p>0.0000111730</text:p>
          </table:table-cell>
          <table:table-cell office:value-type="float" office:value="-0.000008403">
            <text:p>-0.0000084030</text:p>
          </table:table-cell>
          <table:table-cell table:number-columns-repeated="1001"/>
        </table:table-row>
        <table:table-row table:style-name="ro1">
          <table:table-cell office:value-type="float" office:value="49767">
            <text:p>49767</text:p>
          </table:table-cell>
          <table:table-cell office:value-type="float" office:value="49908">
            <text:p>49908</text:p>
          </table:table-cell>
          <table:table-cell office:value-type="float" office:value="88230">
            <text:p>88230</text:p>
          </table:table-cell>
          <table:table-cell/>
          <table:table-cell office:value-type="string">
            <text:p>Gl 380</text:p>
          </table:table-cell>
          <table:table-cell/>
          <table:table-cell office:value-type="string">
            <text:p>Groombridge 1618</text:p>
          </table:table-cell>
          <table:table-cell office:value-type="float" office:value="10.18982305">
            <text:p>10.1898230500</text:p>
          </table:table-cell>
          <table:table-cell office:value-type="float" office:value="49.45546425">
            <text:p>49.4554642500</text:p>
          </table:table-cell>
          <table:table-cell office:value-type="float" office:value="4.87281941331254">
            <text:p>4.8728194133</text:p>
          </table:table-cell>
          <table:table-cell office:value-type="float" office:value="-1361.55">
            <text:p>-1361.5500000000</text:p>
          </table:table-cell>
          <table:table-cell office:value-type="float" office:value="-505">
            <text:p>-505.0000000000</text:p>
          </table:table-cell>
          <table:table-cell office:value-type="float" office:value="-25.4">
            <text:p>-25</text:p>
          </table:table-cell>
          <table:table-cell office:value-type="float" office:value="6.6">
            <text:p>6.6000000000</text:p>
          </table:table-cell>
          <table:table-cell office:value-type="float" office:value="8.16109841636986">
            <text:p>8.1610984164</text:p>
          </table:table-cell>
          <table:table-cell office:value-type="string">
            <text:p>K8V</text:p>
          </table:table-cell>
          <table:table-cell office:value-type="float" office:value="1.326">
            <text:p>1.3260000000</text:p>
          </table:table-cell>
          <table:table-cell office:value-type="float" office:value="-2.81844">
            <text:p>-2.8184400000</text:p>
          </table:table-cell>
          <table:table-cell office:value-type="float" office:value="1.44553">
            <text:p>1.4455300000</text:p>
          </table:table-cell>
          <table:table-cell office:value-type="float" office:value="3.70285">
            <text:p>3.7028500000</text:p>
          </table:table-cell>
          <table:table-cell office:value-type="float" office:value="0.000021637">
            <text:p>0.0000216370</text:p>
          </table:table-cell>
          <table:table-cell office:value-type="float" office:value="0.000025048">
            <text:p>0.0000250480</text:p>
          </table:table-cell>
          <table:table-cell office:value-type="float" office:value="-0.000027494">
            <text:p>-0.0000274940</text:p>
          </table:table-cell>
          <table:table-cell table:number-columns-repeated="1001"/>
        </table:table-row>
        <table:table-row table:style-name="ro1">
          <table:table-cell office:value-type="float" office:value="57768">
            <text:p>57768</text:p>
          </table:table-cell>
          <table:table-cell office:value-type="float" office:value="57939">
            <text:p>57939</text:p>
          </table:table-cell>
          <table:table-cell office:value-type="float" office:value="103095">
            <text:p>103095</text:p>
          </table:table-cell>
          <table:table-cell office:value-type="float" office:value="4550">
            <text:p>4550</text:p>
          </table:table-cell>
          <table:table-cell office:value-type="string">
            <text:p>Gl 451 <text:s/>A</text:p>
          </table:table-cell>
          <table:table-cell/>
          <table:table-cell office:value-type="string">
            <text:p>Groombridge 1830</text:p>
          </table:table-cell>
          <table:table-cell office:value-type="float" office:value="11.8821712">
            <text:p>11.8821712000</text:p>
          </table:table-cell>
          <table:table-cell office:value-type="float" office:value="37.73280827">
            <text:p>37.7328082700</text:p>
          </table:table-cell>
          <table:table-cell office:value-type="float" office:value="9.15667063455728">
            <text:p>9.1566706346</text:p>
          </table:table-cell>
          <table:table-cell office:value-type="float" office:value="4003.69">
            <text:p>4003.6900000000</text:p>
          </table:table-cell>
          <table:table-cell office:value-type="float" office:value="-5813">
            <text:p>-5813.0000000000</text:p>
          </table:table-cell>
          <table:table-cell office:value-type="float" office:value="-99.1">
            <text:p>-99</text:p>
          </table:table-cell>
          <table:table-cell office:value-type="float" office:value="6.42">
            <text:p>6.4200000000</text:p>
          </table:table-cell>
          <table:table-cell office:value-type="float" office:value="6.61131203552392">
            <text:p>6.6113120355</text:p>
          </table:table-cell>
          <table:table-cell office:value-type="string">
            <text:p>G8Vp</text:p>
          </table:table-cell>
          <table:table-cell office:value-type="float" office:value="0.754">
            <text:p>0.7540000000</text:p>
          </table:table-cell>
          <table:table-cell office:value-type="float" office:value="-7.23832">
            <text:p>-7.2383200000</text:p>
          </table:table-cell>
          <table:table-cell office:value-type="float" office:value="0.22335">
            <text:p>0.2233500000</text:p>
          </table:table-cell>
          <table:table-cell office:value-type="float" office:value="5.60369">
            <text:p>5.6036900000</text:p>
          </table:table-cell>
          <table:table-cell office:value-type="float" office:value="-0.000083198">
            <text:p>-0.0000831980</text:p>
          </table:table-cell>
          <table:table-cell office:value-type="float" office:value="-0.000175236">
            <text:p>-0.0001752360</text:p>
          </table:table-cell>
          <table:table-cell office:value-type="float" office:value="-0.000266096">
            <text:p>-0.0002660960</text:p>
          </table:table-cell>
          <table:table-cell table:number-columns-repeated="1001"/>
        </table:table-row>
        <table:table-row table:style-name="ro1">
          <table:table-cell office:value-type="float" office:value="9861">
            <text:p>9861</text:p>
          </table:table-cell>
          <table:table-cell office:value-type="float" office:value="9884">
            <text:p>9884</text:p>
          </table:table-cell>
          <table:table-cell office:value-type="float" office:value="12929">
            <text:p>12929</text:p>
          </table:table-cell>
          <table:table-cell office:value-type="float" office:value="617">
            <text:p>617</text:p>
          </table:table-cell>
          <table:table-cell office:value-type="string">
            <text:p>Gl <text:s/>84.3</text:p>
          </table:table-cell>
          <table:table-cell office:value-type="string">
            <text:p>13Alp Ari</text:p>
          </table:table-cell>
          <table:table-cell office:value-type="string">
            <text:p>Hamal</text:p>
          </table:table-cell>
          <table:table-cell office:value-type="float" office:value="2.11952383">
            <text:p>2.1195238300</text:p>
          </table:table-cell>
          <table:table-cell office:value-type="float" office:value="23.46277743">
            <text:p>23.4627774300</text:p>
          </table:table-cell>
          <table:table-cell office:value-type="float" office:value="20.2101859337106">
            <text:p>20.2101859337</text:p>
          </table:table-cell>
          <table:table-cell office:value-type="float" office:value="190.73">
            <text:p>190.7300000000</text:p>
          </table:table-cell>
          <table:table-cell office:value-type="float" office:value="-145.77">
            <text:p>-145.7700000000</text:p>
          </table:table-cell>
          <table:table-cell office:value-type="float" office:value="-14.4">
            <text:p>-14</text:p>
          </table:table-cell>
          <table:table-cell office:value-type="float" office:value="2.01">
            <text:p>2.0100000000</text:p>
          </table:table-cell>
          <table:table-cell office:value-type="float" office:value="0.482148454785415">
            <text:p>0.4821484548</text:p>
          </table:table-cell>
          <table:table-cell office:value-type="string">
            <text:p>K2III</text:p>
          </table:table-cell>
          <table:table-cell office:value-type="float" office:value="1.151">
            <text:p>1.1510000000</text:p>
          </table:table-cell>
          <table:table-cell office:value-type="float" office:value="15.75753">
            <text:p>15.7575300000</text:p>
          </table:table-cell>
          <table:table-cell office:value-type="float" office:value="9.76736">
            <text:p>9.7673600000</text:p>
          </table:table-cell>
          <table:table-cell office:value-type="float" office:value="8.04675">
            <text:p>8.0467500000</text:p>
          </table:table-cell>
          <table:table-cell office:value-type="float" office:value="-0.000016494">
            <text:p>-0.0000164940</text:p>
          </table:table-cell>
          <table:table-cell office:value-type="float" office:value="0.00001176">
            <text:p>0.0000117600</text:p>
          </table:table-cell>
          <table:table-cell office:value-type="float" office:value="-0.000018964">
            <text:p>-0.0000189640</text:p>
          </table:table-cell>
          <table:table-cell table:number-columns-repeated="1001"/>
        </table:table-row>
        <table:table-row table:style-name="ro1">
          <table:table-cell office:value-type="float" office:value="24129">
            <text:p>24129</text:p>
          </table:table-cell>
          <table:table-cell office:value-type="float" office:value="24186">
            <text:p>24186</text:p>
          </table:table-cell>
          <table:table-cell office:value-type="float" office:value="33793">
            <text:p>33793</text:p>
          </table:table-cell>
          <table:table-cell/>
          <table:table-cell office:value-type="string">
            <text:p>Gl 191</text:p>
          </table:table-cell>
          <table:table-cell/>
          <table:table-cell office:value-type="string">
            <text:p>Kapteyn's Star</text:p>
          </table:table-cell>
          <table:table-cell office:value-type="float" office:value="5.19311469">
            <text:p>5.1931146900</text:p>
          </table:table-cell>
          <table:table-cell office:value-type="float" office:value="-45.00448677">
            <text:p>-45.0044867700</text:p>
          </table:table-cell>
          <table:table-cell office:value-type="float" office:value="3.91757423803181">
            <text:p>3.9175742380</text:p>
          </table:table-cell>
          <table:table-cell office:value-type="float" office:value="6506.05">
            <text:p>6506.0500000000</text:p>
          </table:table-cell>
          <table:table-cell office:value-type="float" office:value="-5731.39">
            <text:p>-5731.3900000000</text:p>
          </table:table-cell>
          <table:table-cell office:value-type="float" office:value="245.5">
            <text:p>246</text:p>
          </table:table-cell>
          <table:table-cell office:value-type="float" office:value="8.86">
            <text:p>8.8600000000</text:p>
          </table:table-cell>
          <table:table-cell office:value-type="float" office:value="10.8949138245048">
            <text:p>10.8949138245</text:p>
          </table:table-cell>
          <table:table-cell office:value-type="string">
            <text:p>M0V</text:p>
          </table:table-cell>
          <table:table-cell office:value-type="float" office:value="1.543">
            <text:p>1.5430000000</text:p>
          </table:table-cell>
          <table:table-cell office:value-type="float" office:value="0.58078">
            <text:p>0.5807800000</text:p>
          </table:table-cell>
          <table:table-cell office:value-type="float" office:value="2.70835">
            <text:p>2.7083500000</text:p>
          </table:table-cell>
          <table:table-cell office:value-type="float" office:value="-2.77036">
            <text:p>-2.7703600000</text:p>
          </table:table-cell>
          <table:table-cell office:value-type="float" office:value="-0.000099728">
            <text:p>-0.0000997280</text:p>
          </table:table-cell>
          <table:table-cell office:value-type="float" office:value="0.000124225">
            <text:p>0.0001242250</text:p>
          </table:table-cell>
          <table:table-cell office:value-type="float" office:value="-0.000254513">
            <text:p>-0.0002545130</text:p>
          </table:table-cell>
          <table:table-cell table:number-columns-repeated="1001"/>
        </table:table-row>
        <table:table-row table:style-name="ro1">
          <table:table-cell office:value-type="float" office:value="110548">
            <text:p>110548</text:p>
          </table:table-cell>
          <table:table-cell office:value-type="float" office:value="110893">
            <text:p>110893</text:p>
          </table:table-cell>
          <table:table-cell office:value-type="float" office:value="239960">
            <text:p>239960</text:p>
          </table:table-cell>
          <table:table-cell/>
          <table:table-cell office:value-type="string">
            <text:p>Gl 860 <text:s/>A</text:p>
          </table:table-cell>
          <table:table-cell/>
          <table:table-cell office:value-type="string">
            <text:p>Kruger 60</text:p>
          </table:table-cell>
          <table:table-cell office:value-type="float" office:value="22.46678266">
            <text:p>22.4667826600</text:p>
          </table:table-cell>
          <table:table-cell office:value-type="float" office:value="57.69702005">
            <text:p>57.6970200500</text:p>
          </table:table-cell>
          <table:table-cell office:value-type="float" office:value="4.00769477396601">
            <text:p>4.0076947740</text:p>
          </table:table-cell>
          <table:table-cell office:value-type="float" office:value="-870.23">
            <text:p>-870.2300000000</text:p>
          </table:table-cell>
          <table:table-cell office:value-type="float" office:value="-471.1">
            <text:p>-471.1000000000</text:p>
          </table:table-cell>
          <table:table-cell office:value-type="float" office:value="-33.3">
            <text:p>-33</text:p>
          </table:table-cell>
          <table:table-cell office:value-type="float" office:value="9.59">
            <text:p>9.5900000000</text:p>
          </table:table-cell>
          <table:table-cell office:value-type="float" office:value="11.5755268087454">
            <text:p>11.5755268087</text:p>
          </table:table-cell>
          <table:table-cell office:value-type="string">
            <text:p>M2V</text:p>
          </table:table-cell>
          <table:table-cell office:value-type="float" office:value="1.613">
            <text:p>1.6130000000</text:p>
          </table:table-cell>
          <table:table-cell office:value-type="float" office:value="1.97146">
            <text:p>1.9714600000</text:p>
          </table:table-cell>
          <table:table-cell office:value-type="float" office:value="-0.83676">
            <text:p>-0.8367600000</text:p>
          </table:table-cell>
          <table:table-cell office:value-type="float" office:value="3.38744">
            <text:p>3.3874400000</text:p>
          </table:table-cell>
          <table:table-cell office:value-type="float" office:value="-0.000016237">
            <text:p>-0.0000162370</text:p>
          </table:table-cell>
          <table:table-cell office:value-type="float" office:value="-0.000011474">
            <text:p>-0.0000114740</text:p>
          </table:table-cell>
          <table:table-cell office:value-type="float" office:value="-0.000033677">
            <text:p>-0.0000336770</text:p>
          </table:table-cell>
          <table:table-cell table:number-columns-repeated="1001"/>
        </table:table-row>
        <table:table-row table:style-name="ro1">
          <table:table-cell office:value-type="float" office:value="104752">
            <text:p>104752</text:p>
          </table:table-cell>
          <table:table-cell office:value-type="float" office:value="105090">
            <text:p>105090</text:p>
          </table:table-cell>
          <table:table-cell office:value-type="float" office:value="202560">
            <text:p>202560</text:p>
          </table:table-cell>
          <table:table-cell/>
          <table:table-cell office:value-type="string">
            <text:p>Gl 825</text:p>
          </table:table-cell>
          <table:table-cell/>
          <table:table-cell office:value-type="string">
            <text:p>Lacaille 8760</text:p>
          </table:table-cell>
          <table:table-cell office:value-type="float" office:value="21.28825311">
            <text:p>21.2882531100</text:p>
          </table:table-cell>
          <table:table-cell office:value-type="float" office:value="-38.86457451">
            <text:p>-38.8645745100</text:p>
          </table:table-cell>
          <table:table-cell office:value-type="float" office:value="3.94679717409322">
            <text:p>3.9467971741</text:p>
          </table:table-cell>
          <table:table-cell office:value-type="float" office:value="-3259">
            <text:p>-3259.0000000000</text:p>
          </table:table-cell>
          <table:table-cell office:value-type="float" office:value="-1146.99">
            <text:p>-1146.9900000000</text:p>
          </table:table-cell>
          <table:table-cell office:value-type="float" office:value="28.2">
            <text:p>28</text:p>
          </table:table-cell>
          <table:table-cell office:value-type="float" office:value="6.69">
            <text:p>6.6900000000</text:p>
          </table:table-cell>
          <table:table-cell office:value-type="float" office:value="8.70877595712229">
            <text:p>8.7087759571</text:p>
          </table:table-cell>
          <table:table-cell office:value-type="string">
            <text:p>M1/M2V</text:p>
          </table:table-cell>
          <table:table-cell office:value-type="float" office:value="1.397">
            <text:p>1.3970000000</text:p>
          </table:table-cell>
          <table:table-cell office:value-type="float" office:value="2.33065">
            <text:p>2.3306500000</text:p>
          </table:table-cell>
          <table:table-cell office:value-type="float" office:value="-2.00299">
            <text:p>-2.0029900000</text:p>
          </table:table-cell>
          <table:table-cell office:value-type="float" office:value="-2.47654">
            <text:p>-2.4765400000</text:p>
          </table:table-cell>
          <table:table-cell office:value-type="float" office:value="-0.000034053">
            <text:p>-0.0000340530</text:p>
          </table:table-cell>
          <table:table-cell office:value-type="float" office:value="-0.000052951">
            <text:p>-0.0000529510</text:p>
          </table:table-cell>
          <table:table-cell office:value-type="float" office:value="-0.000035184">
            <text:p>-0.0000351840</text:p>
          </table:table-cell>
          <table:table-cell table:number-columns-repeated="1001"/>
        </table:table-row>
        <table:table-row table:style-name="ro1">
          <table:table-cell office:value-type="float" office:value="113688">
            <text:p>113688</text:p>
          </table:table-cell>
          <table:table-cell office:value-type="float" office:value="114046">
            <text:p>114046</text:p>
          </table:table-cell>
          <table:table-cell office:value-type="float" office:value="217987">
            <text:p>217987</text:p>
          </table:table-cell>
          <table:table-cell/>
          <table:table-cell office:value-type="string">
            <text:p>Gl 887</text:p>
          </table:table-cell>
          <table:table-cell/>
          <table:table-cell office:value-type="string">
            <text:p>Lacaille 9352</text:p>
          </table:table-cell>
          <table:table-cell office:value-type="float" office:value="23.09643472">
            <text:p>23.0964347200</text:p>
          </table:table-cell>
          <table:table-cell office:value-type="float" office:value="-35.8562971">
            <text:p>-35.8562971000</text:p>
          </table:table-cell>
          <table:table-cell office:value-type="float" office:value="3.29055610398157">
            <text:p>3.2905561040</text:p>
          </table:table-cell>
          <table:table-cell office:value-type="float" office:value="6767.26">
            <text:p>6767.2600000000</text:p>
          </table:table-cell>
          <table:table-cell office:value-type="float" office:value="1326.66">
            <text:p>1326.6600000000</text:p>
          </table:table-cell>
          <table:table-cell office:value-type="float" office:value="9.5">
            <text:p>10</text:p>
          </table:table-cell>
          <table:table-cell office:value-type="float" office:value="7.35">
            <text:p>7.3500000000</text:p>
          </table:table-cell>
          <table:table-cell office:value-type="float" office:value="9.76365350039971">
            <text:p>9.7636535004</text:p>
          </table:table-cell>
          <table:table-cell office:value-type="string">
            <text:p>M2/M3V</text:p>
          </table:table-cell>
          <table:table-cell office:value-type="float" office:value="1.483">
            <text:p>1.4830000000</text:p>
          </table:table-cell>
          <table:table-cell office:value-type="float" office:value="2.59268">
            <text:p>2.5926800000</text:p>
          </table:table-cell>
          <table:table-cell office:value-type="float" office:value="-0.625">
            <text:p>-0.6250000000</text:p>
          </table:table-cell>
          <table:table-cell office:value-type="float" office:value="-1.92745">
            <text:p>-1.9274500000</text:p>
          </table:table-cell>
          <table:table-cell office:value-type="float" office:value="0.000045004">
            <text:p>0.0000450040</text:p>
          </table:table-cell>
          <table:table-cell office:value-type="float" office:value="0.000100192">
            <text:p>0.0001001920</text:p>
          </table:table-cell>
          <table:table-cell office:value-type="float" office:value="0.00001146">
            <text:p>0.0000114600</text:p>
          </table:table-cell>
          <table:table-cell table:number-columns-repeated="1001"/>
        </table:table-row>
        <table:table-row table:style-name="ro1">
          <table:table-cell office:value-type="float" office:value="53879">
            <text:p>53879</text:p>
          </table:table-cell>
          <table:table-cell office:value-type="float" office:value="54035">
            <text:p>54035</text:p>
          </table:table-cell>
          <table:table-cell office:value-type="float" office:value="95735">
            <text:p>95735</text:p>
          </table:table-cell>
          <table:table-cell/>
          <table:table-cell office:value-type="string">
            <text:p>Gl 411</text:p>
          </table:table-cell>
          <table:table-cell/>
          <table:table-cell office:value-type="string">
            <text:p>Lalande 21185</text:p>
          </table:table-cell>
          <table:table-cell office:value-type="float" office:value="11.0557256">
            <text:p>11.0557256000</text:p>
          </table:table-cell>
          <table:table-cell office:value-type="float" office:value="35.98146424">
            <text:p>35.9814642400</text:p>
          </table:table-cell>
          <table:table-cell office:value-type="float" office:value="2.54841997961264">
            <text:p>2.5484199796</text:p>
          </table:table-cell>
          <table:table-cell office:value-type="float" office:value="-580.2">
            <text:p>-580.2000000000</text:p>
          </table:table-cell>
          <table:table-cell office:value-type="float" office:value="-4767.09">
            <text:p>-4767.0900000000</text:p>
          </table:table-cell>
          <table:table-cell office:value-type="float" office:value="-84.3">
            <text:p>-84</text:p>
          </table:table-cell>
          <table:table-cell office:value-type="float" office:value="7.49">
            <text:p>7.4900000000</text:p>
          </table:table-cell>
          <table:table-cell office:value-type="float" office:value="10.4586449935396">
            <text:p>10.4586449935</text:p>
          </table:table-cell>
          <table:table-cell office:value-type="string">
            <text:p>M2V</text:p>
          </table:table-cell>
          <table:table-cell office:value-type="float" office:value="1.502">
            <text:p>1.5020000000</text:p>
          </table:table-cell>
          <table:table-cell office:value-type="float" office:value="-1.9995">
            <text:p>-1.9995000000</text:p>
          </table:table-cell>
          <table:table-cell office:value-type="float" office:value="0.50462">
            <text:p>0.5046200000</text:p>
          </table:table-cell>
          <table:table-cell office:value-type="float" office:value="1.49725">
            <text:p>1.4972500000</text:p>
          </table:table-cell>
          <table:table-cell office:value-type="float" office:value="0.00003585">
            <text:p>0.0000358500</text:p>
          </table:table-cell>
          <table:table-cell office:value-type="float" office:value="-0.000001655">
            <text:p>-0.0000016550</text:p>
          </table:table-cell>
          <table:table-cell office:value-type="float" office:value="-0.00009831">
            <text:p>-0.0000983100</text:p>
          </table:table-cell>
          <table:table-cell table:number-columns-repeated="1001"/>
        </table:table-row>
        <table:table-row table:style-name="ro1">
          <table:table-cell office:value-type="float" office:value="36107">
            <text:p>36107</text:p>
          </table:table-cell>
          <table:table-cell office:value-type="float" office:value="36208">
            <text:p>36208</text:p>
          </table:table-cell>
          <table:table-cell table:number-columns-repeated="2"/>
          <table:table-cell office:value-type="string">
            <text:p>Gl 273</text:p>
          </table:table-cell>
          <table:table-cell/>
          <table:table-cell office:value-type="string">
            <text:p>Luyten's Star</text:p>
          </table:table-cell>
          <table:table-cell office:value-type="float" office:value="7.45671236">
            <text:p>7.4567123600</text:p>
          </table:table-cell>
          <table:table-cell office:value-type="float" office:value="5.23476432">
            <text:p>5.2347643200</text:p>
          </table:table-cell>
          <table:table-cell office:value-type="float" office:value="3.79852617184532">
            <text:p>3.7985261718</text:p>
          </table:table-cell>
          <table:table-cell office:value-type="float" office:value="571.27">
            <text:p>571.2700000000</text:p>
          </table:table-cell>
          <table:table-cell office:value-type="float" office:value="-3694.25">
            <text:p>-3694.2500000000</text:p>
          </table:table-cell>
          <table:table-cell office:value-type="float" office:value="18.2">
            <text:p>18</text:p>
          </table:table-cell>
          <table:table-cell office:value-type="float" office:value="9.84">
            <text:p>9.8400000000</text:p>
          </table:table-cell>
          <table:table-cell office:value-type="float" office:value="11.941924384802">
            <text:p>11.9419243848</text:p>
          </table:table-cell>
          <table:table-cell office:value-type="string">
            <text:p>M5</text:p>
          </table:table-cell>
          <table:table-cell office:value-type="float" office:value="1.573">
            <text:p>1.5730000000</text:p>
          </table:table-cell>
          <table:table-cell office:value-type="float" office:value="-1.40787">
            <text:p>-1.4078700000</text:p>
          </table:table-cell>
          <table:table-cell office:value-type="float" office:value="3.51092">
            <text:p>3.5109200000</text:p>
          </table:table-cell>
          <table:table-cell office:value-type="float" office:value="0.34656">
            <text:p>0.3465600000</text:p>
          </table:table-cell>
          <table:table-cell office:value-type="float" office:value="-0.000018972">
            <text:p>-0.0000189720</text:p>
          </table:table-cell>
          <table:table-cell office:value-type="float" office:value="0.000019049">
            <text:p>0.0000190490</text:p>
          </table:table-cell>
          <table:table-cell office:value-type="float" office:value="-0.000066044">
            <text:p>-0.0000660440</text:p>
          </table:table-cell>
          <table:table-cell table:number-columns-repeated="1001"/>
        </table:table-row>
        <table:table-row table:style-name="ro1">
          <table:table-cell office:value-type="float" office:value="53754">
            <text:p>53754</text:p>
          </table:table-cell>
          <table:table-cell office:value-type="float" office:value="53910">
            <text:p>53910</text:p>
          </table:table-cell>
          <table:table-cell office:value-type="float" office:value="95418">
            <text:p>95418</text:p>
          </table:table-cell>
          <table:table-cell office:value-type="float" office:value="4295">
            <text:p>4295</text:p>
          </table:table-cell>
          <table:table-cell office:value-type="string">
            <text:p>Wo 9343</text:p>
          </table:table-cell>
          <table:table-cell office:value-type="string">
            <text:p>48Bet UMa</text:p>
          </table:table-cell>
          <table:table-cell office:value-type="string">
            <text:p>Merak</text:p>
          </table:table-cell>
          <table:table-cell office:value-type="float" office:value="11.0306641">
            <text:p>11.0306641000</text:p>
          </table:table-cell>
          <table:table-cell office:value-type="float" office:value="56.38234478">
            <text:p>56.3823447800</text:p>
          </table:table-cell>
          <table:table-cell office:value-type="float" office:value="24.3486729973216">
            <text:p>24.3486729973</text:p>
          </table:table-cell>
          <table:table-cell office:value-type="float" office:value="81.66">
            <text:p>81.6600000000</text:p>
          </table:table-cell>
          <table:table-cell office:value-type="float" office:value="33.74">
            <text:p>33.7400000000</text:p>
          </table:table-cell>
          <table:table-cell office:value-type="float" office:value="-12">
            <text:p>-12</text:p>
          </table:table-cell>
          <table:table-cell office:value-type="float" office:value="2.34">
            <text:p>2.3400000000</text:p>
          </table:table-cell>
          <table:table-cell office:value-type="float" office:value="0.407623514268262">
            <text:p>0.4076235143</text:p>
          </table:table-cell>
          <table:table-cell office:value-type="string">
            <text:p>A1V</text:p>
          </table:table-cell>
          <table:table-cell office:value-type="float" office:value="0.033">
            <text:p>0.0330000000</text:p>
          </table:table-cell>
          <table:table-cell office:value-type="float" office:value="-13.04884">
            <text:p>-13.0488400000</text:p>
          </table:table-cell>
          <table:table-cell office:value-type="float" office:value="3.38439">
            <text:p>3.3843900000</text:p>
          </table:table-cell>
          <table:table-cell office:value-type="float" office:value="20.27637">
            <text:p>20.2763700000</text:p>
          </table:table-cell>
          <table:table-cell office:value-type="float" office:value="0.000007367">
            <text:p>0.0000073670</text:p>
          </table:table-cell>
          <table:table-cell office:value-type="float" office:value="-0.000011868">
            <text:p>-0.0000118680</text:p>
          </table:table-cell>
          <table:table-cell office:value-type="float" office:value="-0.000008015">
            <text:p>-0.0000080150</text:p>
          </table:table-cell>
          <table:table-cell table:number-columns-repeated="1001"/>
        </table:table-row>
        <table:table-row table:style-name="ro1">
          <table:table-cell office:value-type="float" office:value="65174">
            <text:p>65174</text:p>
          </table:table-cell>
          <table:table-cell office:value-type="float" office:value="65378">
            <text:p>65378</text:p>
          </table:table-cell>
          <table:table-cell office:value-type="float" office:value="116656">
            <text:p>116656</text:p>
          </table:table-cell>
          <table:table-cell office:value-type="float" office:value="5054">
            <text:p>5054</text:p>
          </table:table-cell>
          <table:table-cell office:value-type="string">
            <text:p>NN 3783 A</text:p>
          </table:table-cell>
          <table:table-cell office:value-type="string">
            <text:p>79Zet UMa</text:p>
          </table:table-cell>
          <table:table-cell office:value-type="string">
            <text:p>Mizar</text:p>
          </table:table-cell>
          <table:table-cell office:value-type="float" office:value="13.39872773">
            <text:p>13.3987277300</text:p>
          </table:table-cell>
          <table:table-cell office:value-type="float" office:value="54.92541525">
            <text:p>54.9254152500</text:p>
          </table:table-cell>
          <table:table-cell office:value-type="float" office:value="23.9635753654445">
            <text:p>23.9635753654</text:p>
          </table:table-cell>
          <table:table-cell office:value-type="float" office:value="121.23">
            <text:p>121.2300000000</text:p>
          </table:table-cell>
          <table:table-cell office:value-type="float" office:value="-22.01">
            <text:p>-22.0100000000</text:p>
          </table:table-cell>
          <table:table-cell office:value-type="float" office:value="-5.6">
            <text:p>-6</text:p>
          </table:table-cell>
          <table:table-cell office:value-type="float" office:value="2.23">
            <text:p>2.2300000000</text:p>
          </table:table-cell>
          <table:table-cell office:value-type="float" office:value="0.332241923558545">
            <text:p>0.3322419236</text:p>
          </table:table-cell>
          <table:table-cell office:value-type="string">
            <text:p>A2V</text:p>
          </table:table-cell>
          <table:table-cell office:value-type="float" office:value="0.057">
            <text:p>0.0570000000</text:p>
          </table:table-cell>
          <table:table-cell office:value-type="float" office:value="-12.85749">
            <text:p>-12.8574900000</text:p>
          </table:table-cell>
          <table:table-cell office:value-type="float" office:value="-4.93061">
            <text:p>-4.9306100000</text:p>
          </table:table-cell>
          <table:table-cell office:value-type="float" office:value="19.6119">
            <text:p>19.6119000000</text:p>
          </table:table-cell>
          <table:table-cell office:value-type="float" office:value="0.000006161">
            <text:p>0.0000061610</text:p>
          </table:table-cell>
          <table:table-cell office:value-type="float" office:value="-0.00001272">
            <text:p>-0.0000127200</text:p>
          </table:table-cell>
          <table:table-cell office:value-type="float" office:value="-0.000006156">
            <text:p>-0.0000061560</text:p>
          </table:table-cell>
          <table:table-cell table:number-columns-repeated="1001"/>
        </table:table-row>
        <table:table-row table:style-name="ro1">
          <table:table-cell office:value-type="float" office:value="7736">
            <text:p>7736</text:p>
          </table:table-cell>
          <table:table-cell office:value-type="float" office:value="7751">
            <text:p>7751</text:p>
          </table:table-cell>
          <table:table-cell office:value-type="float" office:value="10360">
            <text:p>10360</text:p>
          </table:table-cell>
          <table:table-cell office:value-type="float" office:value="486">
            <text:p>486</text:p>
          </table:table-cell>
          <table:table-cell office:value-type="string">
            <text:p>Gl <text:s/>66 <text:s/>B</text:p>
          </table:table-cell>
          <table:table-cell/>
          <table:table-cell office:value-type="string">
            <text:p>p Eridani</text:p>
          </table:table-cell>
          <table:table-cell office:value-type="float" office:value="1.66312306">
            <text:p>1.6631230600</text:p>
          </table:table-cell>
          <table:table-cell office:value-type="float" office:value="-56.19644067">
            <text:p>-56.1964406700</text:p>
          </table:table-cell>
          <table:table-cell office:value-type="float" office:value="8.14663951120163">
            <text:p>8.1466395112</text:p>
          </table:table-cell>
          <table:table-cell office:value-type="float" office:value="286.1">
            <text:p>286.1000000000</text:p>
          </table:table-cell>
          <table:table-cell office:value-type="float" office:value="16.66">
            <text:p>16.6600000000</text:p>
          </table:table-cell>
          <table:table-cell office:value-type="float" office:value="22.5">
            <text:p>23</text:p>
          </table:table-cell>
          <table:table-cell office:value-type="float" office:value="5.76">
            <text:p>5.7600000000</text:p>
          </table:table-cell>
          <table:table-cell office:value-type="float" office:value="6.20510750397503">
            <text:p>6.2051075040</text:p>
          </table:table-cell>
          <table:table-cell office:value-type="string">
            <text:p>K0V</text:p>
          </table:table-cell>
          <table:table-cell office:value-type="float" office:value="0.88">
            <text:p>0.8800000000</text:p>
          </table:table-cell>
          <table:table-cell office:value-type="float" office:value="4.10948">
            <text:p>4.1094800000</text:p>
          </table:table-cell>
          <table:table-cell office:value-type="float" office:value="1.91164">
            <text:p>1.9116400000</text:p>
          </table:table-cell>
          <table:table-cell office:value-type="float" office:value="-6.76944">
            <text:p>-6.7694400000</text:p>
          </table:table-cell>
          <table:table-cell office:value-type="float" office:value="0.000007337">
            <text:p>0.0000073370</text:p>
          </table:table-cell>
          <table:table-cell office:value-type="float" office:value="0.000015874">
            <text:p>0.0000158740</text:p>
          </table:table-cell>
          <table:table-cell office:value-type="float" office:value="-0.000018755">
            <text:p>-0.0000187550</text:p>
          </table:table-cell>
          <table:table-cell table:number-columns-repeated="1001"/>
        </table:table-row>
        <table:table-row table:style-name="ro1">
          <table:table-cell office:value-type="float" office:value="37718">
            <text:p>37718</text:p>
          </table:table-cell>
          <table:table-cell office:value-type="float" office:value="37826">
            <text:p>37826</text:p>
          </table:table-cell>
          <table:table-cell office:value-type="float" office:value="62509">
            <text:p>62509</text:p>
          </table:table-cell>
          <table:table-cell office:value-type="float" office:value="2990">
            <text:p>2990</text:p>
          </table:table-cell>
          <table:table-cell office:value-type="string">
            <text:p>Gl 286</text:p>
          </table:table-cell>
          <table:table-cell office:value-type="string">
            <text:p>78Bet Gem</text:p>
          </table:table-cell>
          <table:table-cell office:value-type="string">
            <text:p>Pollux</text:p>
          </table:table-cell>
          <table:table-cell office:value-type="float" office:value="7.75537884">
            <text:p>7.7553788400</text:p>
          </table:table-cell>
          <table:table-cell office:value-type="float" office:value="28.02631031">
            <text:p>28.0263103100</text:p>
          </table:table-cell>
          <table:table-cell office:value-type="float" office:value="10.3369857349597">
            <text:p>10.3369857350</text:p>
          </table:table-cell>
          <table:table-cell office:value-type="float" office:value="-625.69">
            <text:p>-625.6900000000</text:p>
          </table:table-cell>
          <table:table-cell office:value-type="float" office:value="-45.95">
            <text:p>-45.9500000000</text:p>
          </table:table-cell>
          <table:table-cell office:value-type="float" office:value="3.6">
            <text:p>4</text:p>
          </table:table-cell>
          <table:table-cell office:value-type="float" office:value="1.16">
            <text:p>1.1600000000</text:p>
          </table:table-cell>
          <table:table-cell office:value-type="float" office:value="1.08803041526218">
            <text:p>1.0880304153</text:p>
          </table:table-cell>
          <table:table-cell office:value-type="string">
            <text:p>K0IIIvar</text:p>
          </table:table-cell>
          <table:table-cell office:value-type="float" office:value="0.991">
            <text:p>0.9910000000</text:p>
          </table:table-cell>
          <table:table-cell office:value-type="float" office:value="-4.04731">
            <text:p>-4.0473100000</text:p>
          </table:table-cell>
          <table:table-cell office:value-type="float" office:value="8.17808">
            <text:p>8.1780800000</text:p>
          </table:table-cell>
          <table:table-cell office:value-type="float" office:value="4.85711">
            <text:p>4.8571100000</text:p>
          </table:table-cell>
          <table:table-cell office:value-type="float" office:value="0.000026179">
            <text:p>0.0000261790</text:p>
          </table:table-cell>
          <table:table-cell office:value-type="float" office:value="0.000017789">
            <text:p>0.0000177890</text:p>
          </table:table-cell>
          <table:table-cell office:value-type="float" office:value="-0.000000302">
            <text:p>-0.0000003020</text:p>
          </table:table-cell>
          <table:table-cell table:number-columns-repeated="1001"/>
        </table:table-row>
        <table:table-row table:style-name="ro1">
          <table:table-cell office:value-type="float" office:value="37173">
            <text:p>37173</text:p>
          </table:table-cell>
          <table:table-cell office:value-type="float" office:value="37279">
            <text:p>37279</text:p>
          </table:table-cell>
          <table:table-cell office:value-type="float" office:value="61421">
            <text:p>61421</text:p>
          </table:table-cell>
          <table:table-cell office:value-type="float" office:value="2943">
            <text:p>2943</text:p>
          </table:table-cell>
          <table:table-cell office:value-type="string">
            <text:p>Gl 280 <text:s/>A</text:p>
          </table:table-cell>
          <table:table-cell office:value-type="string">
            <text:p>10Alp CMi</text:p>
          </table:table-cell>
          <table:table-cell office:value-type="string">
            <text:p>Procyon</text:p>
          </table:table-cell>
          <table:table-cell office:value-type="float" office:value="7.65514946">
            <text:p>7.6551494600</text:p>
          </table:table-cell>
          <table:table-cell office:value-type="float" office:value="5.22750767">
            <text:p>5.2275076700</text:p>
          </table:table-cell>
          <table:table-cell office:value-type="float" office:value="3.49735949358235">
            <text:p>3.4973594936</text:p>
          </table:table-cell>
          <table:table-cell office:value-type="float" office:value="-716.57">
            <text:p>-716.5700000000</text:p>
          </table:table-cell>
          <table:table-cell office:value-type="float" office:value="-1034.58">
            <text:p>-1034.5800000000</text:p>
          </table:table-cell>
          <table:table-cell office:value-type="float" office:value="-4">
            <text:p>-4</text:p>
          </table:table-cell>
          <table:table-cell office:value-type="float" office:value="0.4">
            <text:p>0.4000000000</text:p>
          </table:table-cell>
          <table:table-cell office:value-type="float" office:value="2.68129862133236">
            <text:p>2.6812986213</text:p>
          </table:table-cell>
          <table:table-cell office:value-type="string">
            <text:p>F5IV-V</text:p>
          </table:table-cell>
          <table:table-cell office:value-type="float" office:value="0.432">
            <text:p>0.4320000000</text:p>
          </table:table-cell>
          <table:table-cell office:value-type="float" office:value="-1.46237">
            <text:p>-1.4623700000</text:p>
          </table:table-cell>
          <table:table-cell office:value-type="float" office:value="3.16092">
            <text:p>3.1609200000</text:p>
          </table:table-cell>
          <table:table-cell office:value-type="float" office:value="0.31864">
            <text:p>0.3186400000</text:p>
          </table:table-cell>
          <table:table-cell office:value-type="float" office:value="0.000012065">
            <text:p>0.0000120650</text:p>
          </table:table-cell>
          <table:table-cell office:value-type="float" office:value="0.000002854">
            <text:p>0.0000028540</text:p>
          </table:table-cell>
          <table:table-cell office:value-type="float" office:value="-0.00001784">
            <text:p>-0.0000178400</text:p>
          </table:table-cell>
          <table:table-cell table:number-columns-repeated="1001"/>
        </table:table-row>
        <table:table-row table:style-name="ro1">
          <table:table-cell office:value-type="float" office:value="70667">
            <text:p>70667</text:p>
          </table:table-cell>
          <table:table-cell office:value-type="float" office:value="70890">
            <text:p>70890</text:p>
          </table:table-cell>
          <table:table-cell table:number-columns-repeated="2"/>
          <table:table-cell office:value-type="string">
            <text:p>Gl 551</text:p>
          </table:table-cell>
          <table:table-cell/>
          <table:table-cell office:value-type="string">
            <text:p>Proxima Centauri</text:p>
          </table:table-cell>
          <table:table-cell office:value-type="float" office:value="14.4965965">
            <text:p>14.4965965000</text:p>
          </table:table-cell>
          <table:table-cell office:value-type="float" office:value="-62.68135207">
            <text:p>-62.6813520700</text:p>
          </table:table-cell>
          <table:table-cell office:value-type="float" office:value="1.29478331801173">
            <text:p>1.2947833180</text:p>
          </table:table-cell>
          <table:table-cell office:value-type="float" office:value="-3775.64">
            <text:p>-3775.6400000000</text:p>
          </table:table-cell>
          <table:table-cell office:value-type="float" office:value="768.16">
            <text:p>768.1600000000</text:p>
          </table:table-cell>
          <table:table-cell office:value-type="float" office:value="-16">
            <text:p>-16</text:p>
          </table:table-cell>
          <table:table-cell office:value-type="float" office:value="11.01">
            <text:p>11.0100000000</text:p>
          </table:table-cell>
          <table:table-cell office:value-type="float" office:value="15.4490145234176">
            <text:p>15.4490145234</text:p>
          </table:table-cell>
          <table:table-cell office:value-type="string">
            <text:p>M5Ve</text:p>
          </table:table-cell>
          <table:table-cell office:value-type="float" office:value="1.807">
            <text:p>1.8070000000</text:p>
          </table:table-cell>
          <table:table-cell office:value-type="float" office:value="-0.47175">
            <text:p>-0.4717500000</text:p>
          </table:table-cell>
          <table:table-cell office:value-type="float" office:value="-0.36132">
            <text:p>-0.3613200000</text:p>
          </table:table-cell>
          <table:table-cell office:value-type="float" office:value="-1.15037">
            <text:p>-1.1503700000</text:p>
          </table:table-cell>
          <table:table-cell office:value-type="float" office:value="-0.000011848">
            <text:p>-0.0000118480</text:p>
          </table:table-cell>
          <table:table-cell office:value-type="float" office:value="0.000020775">
            <text:p>0.0000207750</text:p>
          </table:table-cell>
          <table:table-cell office:value-type="float" office:value="0.000016751">
            <text:p>0.0000167510</text:p>
          </table:table-cell>
          <table:table-cell table:number-columns-repeated="1001"/>
        </table:table-row>
        <table:table-row table:style-name="ro1">
          <table:table-cell office:value-type="float" office:value="85770">
            <text:p>85770</text:p>
          </table:table-cell>
          <table:table-cell office:value-type="float" office:value="86032">
            <text:p>86032</text:p>
          </table:table-cell>
          <table:table-cell office:value-type="float" office:value="159561">
            <text:p>159561</text:p>
          </table:table-cell>
          <table:table-cell office:value-type="float" office:value="6556">
            <text:p>6556</text:p>
          </table:table-cell>
          <table:table-cell office:value-type="string">
            <text:p>Gl 681</text:p>
          </table:table-cell>
          <table:table-cell office:value-type="string">
            <text:p>55Alp Oph</text:p>
          </table:table-cell>
          <table:table-cell office:value-type="string">
            <text:p>Rasalhague</text:p>
          </table:table-cell>
          <table:table-cell office:value-type="float" office:value="17.58222354">
            <text:p>17.5822235400</text:p>
          </table:table-cell>
          <table:table-cell office:value-type="float" office:value="12.56057584">
            <text:p>12.5605758400</text:p>
          </table:table-cell>
          <table:table-cell office:value-type="float" office:value="14.3184421534937">
            <text:p>14.3184421535</text:p>
          </table:table-cell>
          <table:table-cell office:value-type="float" office:value="110.08">
            <text:p>110.0800000000</text:p>
          </table:table-cell>
          <table:table-cell office:value-type="float" office:value="-222.61">
            <text:p>-222.6100000000</text:p>
          </table:table-cell>
          <table:table-cell office:value-type="float" office:value="12.6">
            <text:p>13</text:p>
          </table:table-cell>
          <table:table-cell office:value-type="float" office:value="2.08">
            <text:p>2.0800000000</text:p>
          </table:table-cell>
          <table:table-cell office:value-type="float" office:value="1.30052115348757">
            <text:p>1.3005211535</text:p>
          </table:table-cell>
          <table:table-cell office:value-type="string">
            <text:p>A5III</text:p>
          </table:table-cell>
          <table:table-cell office:value-type="float" office:value="0.155">
            <text:p>0.1550000000</text:p>
          </table:table-cell>
          <table:table-cell office:value-type="float" office:value="-1.52553">
            <text:p>-1.5255300000</text:p>
          </table:table-cell>
          <table:table-cell office:value-type="float" office:value="-13.89224">
            <text:p>-13.8922400000</text:p>
          </table:table-cell>
          <table:table-cell office:value-type="float" office:value="3.11385">
            <text:p>3.1138500000</text:p>
          </table:table-cell>
          <table:table-cell office:value-type="float" office:value="0.000005855">
            <text:p>0.0000058550</text:p>
          </table:table-cell>
          <table:table-cell office:value-type="float" office:value="-0.000016677">
            <text:p>-0.0000166770</text:p>
          </table:table-cell>
          <table:table-cell office:value-type="float" office:value="-0.000012279">
            <text:p>-0.0000122790</text:p>
          </table:table-cell>
          <table:table-cell table:number-columns-repeated="1001"/>
        </table:table-row>
        <table:table-row table:style-name="ro1">
          <table:table-cell office:value-type="float" office:value="49528">
            <text:p>49528</text:p>
          </table:table-cell>
          <table:table-cell office:value-type="float" office:value="49669">
            <text:p>49669</text:p>
          </table:table-cell>
          <table:table-cell office:value-type="float" office:value="87901">
            <text:p>87901</text:p>
          </table:table-cell>
          <table:table-cell office:value-type="float" office:value="3982">
            <text:p>3982</text:p>
          </table:table-cell>
          <table:table-cell/>
          <table:table-cell office:value-type="string">
            <text:p>32Alp Leo</text:p>
          </table:table-cell>
          <table:table-cell office:value-type="string">
            <text:p>Regulus</text:p>
          </table:table-cell>
          <table:table-cell office:value-type="float" office:value="10.13957205">
            <text:p>10.1395720500</text:p>
          </table:table-cell>
          <table:table-cell office:value-type="float" office:value="11.96719513">
            <text:p>11.9671951300</text:p>
          </table:table-cell>
          <table:table-cell office:value-type="float" office:value="23.7586124970302">
            <text:p>23.7586124970</text:p>
          </table:table-cell>
          <table:table-cell office:value-type="float" office:value="-249.4">
            <text:p>-249.4000000000</text:p>
          </table:table-cell>
          <table:table-cell office:value-type="float" office:value="4.91">
            <text:p>4.9100000000</text:p>
          </table:table-cell>
          <table:table-cell office:value-type="float" office:value="6">
            <text:p>6</text:p>
          </table:table-cell>
          <table:table-cell office:value-type="float" office:value="1.36">
            <text:p>1.3600000000</text:p>
          </table:table-cell>
          <table:table-cell office:value-type="float" office:value="-0.519105371259887">
            <text:p>-0.5191053713</text:p>
          </table:table-cell>
          <table:table-cell office:value-type="string">
            <text:p>B7V</text:p>
          </table:table-cell>
          <table:table-cell office:value-type="float" office:value="-0.087">
            <text:p>-0.0870000000</text:p>
          </table:table-cell>
          <table:table-cell office:value-type="float" office:value="-20.53948">
            <text:p>-20.5394800000</text:p>
          </table:table-cell>
          <table:table-cell office:value-type="float" office:value="10.87804">
            <text:p>10.8780400000</text:p>
          </table:table-cell>
          <table:table-cell office:value-type="float" office:value="4.92638">
            <text:p>4.9263800000</text:p>
          </table:table-cell>
          <table:table-cell office:value-type="float" office:value="0.000008242">
            <text:p>0.0000082420</text:p>
          </table:table-cell>
          <table:table-cell office:value-type="float" office:value="0.000028139">
            <text:p>0.0000281390</text:p>
          </table:table-cell>
          <table:table-cell office:value-type="float" office:value="0.000001825">
            <text:p>0.0000018250</text:p>
          </table:table-cell>
          <table:table-cell table:number-columns-repeated="1001"/>
        </table:table-row>
        <table:table-row table:style-name="ro1">
          <table:table-cell office:value-type="float" office:value="71457">
            <text:p>71457</text:p>
          </table:table-cell>
          <table:table-cell office:value-type="float" office:value="71683">
            <text:p>71683</text:p>
          </table:table-cell>
          <table:table-cell office:value-type="float" office:value="128620">
            <text:p>128620</text:p>
          </table:table-cell>
          <table:table-cell office:value-type="float" office:value="5459">
            <text:p>5459</text:p>
          </table:table-cell>
          <table:table-cell office:value-type="string">
            <text:p>Gl 559 <text:s/>A</text:p>
          </table:table-cell>
          <table:table-cell office:value-type="string">
            <text:p>Alp1Cen</text:p>
          </table:table-cell>
          <table:table-cell office:value-type="string">
            <text:p>Rigel Kentaurus A</text:p>
          </table:table-cell>
          <table:table-cell office:value-type="float" office:value="14.66136068">
            <text:p>14.6613606800</text:p>
          </table:table-cell>
          <table:table-cell office:value-type="float" office:value="-60.83514707">
            <text:p>-60.8351470700</text:p>
          </table:table-cell>
          <table:table-cell office:value-type="float" office:value="1.34749097181049">
            <text:p>1.3474909718</text:p>
          </table:table-cell>
          <table:table-cell office:value-type="float" office:value="-3678.19">
            <text:p>-3678.1900000000</text:p>
          </table:table-cell>
          <table:table-cell office:value-type="float" office:value="481.84">
            <text:p>481.8400000000</text:p>
          </table:table-cell>
          <table:table-cell office:value-type="float" office:value="-26.2">
            <text:p>-26</text:p>
          </table:table-cell>
          <table:table-cell office:value-type="float" office:value="-0.01">
            <text:p>-0.0100000000</text:p>
          </table:table-cell>
          <table:table-cell office:value-type="float" office:value="4.34237067952252">
            <text:p>4.3423706795</text:p>
          </table:table-cell>
          <table:table-cell office:value-type="string">
            <text:p>G2V</text:p>
          </table:table-cell>
          <table:table-cell office:value-type="float" office:value="0.71">
            <text:p>0.7100000000</text:p>
          </table:table-cell>
          <table:table-cell office:value-type="float" office:value="-0.50362">
            <text:p>-0.5036200000</text:p>
          </table:table-cell>
          <table:table-cell office:value-type="float" office:value="-0.42139">
            <text:p>-0.4213900000</text:p>
          </table:table-cell>
          <table:table-cell office:value-type="float" office:value="-1.17665">
            <text:p>-1.1766500000</text:p>
          </table:table-cell>
          <table:table-cell office:value-type="float" office:value="-0.000007511">
            <text:p>-0.0000075110</text:p>
          </table:table-cell>
          <table:table-cell office:value-type="float" office:value="0.000025042">
            <text:p>0.0000250420</text:p>
          </table:table-cell>
          <table:table-cell office:value-type="float" office:value="0.000024932">
            <text:p>0.0000249320</text:p>
          </table:table-cell>
          <table:table-cell table:number-columns-repeated="1001"/>
        </table:table-row>
        <table:table-row table:style-name="ro1">
          <table:table-cell office:value-type="float" office:value="71454">
            <text:p>71454</text:p>
          </table:table-cell>
          <table:table-cell office:value-type="float" office:value="71681">
            <text:p>71681</text:p>
          </table:table-cell>
          <table:table-cell office:value-type="float" office:value="128621">
            <text:p>128621</text:p>
          </table:table-cell>
          <table:table-cell office:value-type="float" office:value="5460">
            <text:p>5460</text:p>
          </table:table-cell>
          <table:table-cell office:value-type="string">
            <text:p>Gl 559 <text:s/>B</text:p>
          </table:table-cell>
          <table:table-cell office:value-type="string">
            <text:p>Alp2Cen</text:p>
          </table:table-cell>
          <table:table-cell office:value-type="string">
            <text:p>Rigel Kentaurus B</text:p>
          </table:table-cell>
          <table:table-cell office:value-type="float" office:value="14.66094188">
            <text:p>14.6609418800</text:p>
          </table:table-cell>
          <table:table-cell office:value-type="float" office:value="-60.83947139">
            <text:p>-60.8394713900</text:p>
          </table:table-cell>
          <table:table-cell office:value-type="float" office:value="1.34749097181049">
            <text:p>1.3474909718</text:p>
          </table:table-cell>
          <table:table-cell office:value-type="float" office:value="-3600.35">
            <text:p>-3600.3500000000</text:p>
          </table:table-cell>
          <table:table-cell office:value-type="float" office:value="952.11">
            <text:p>952.1100000000</text:p>
          </table:table-cell>
          <table:table-cell office:value-type="float" office:value="-18.1">
            <text:p>-18</text:p>
          </table:table-cell>
          <table:table-cell office:value-type="float" office:value="1.35">
            <text:p>1.3500000000</text:p>
          </table:table-cell>
          <table:table-cell office:value-type="float" office:value="5.70237067952252">
            <text:p>5.7023706795</text:p>
          </table:table-cell>
          <table:table-cell office:value-type="string">
            <text:p>K1V</text:p>
          </table:table-cell>
          <table:table-cell office:value-type="float" office:value="0.9">
            <text:p>0.9000000000</text:p>
          </table:table-cell>
          <table:table-cell office:value-type="float" office:value="-0.50359">
            <text:p>-0.5035900000</text:p>
          </table:table-cell>
          <table:table-cell office:value-type="float" office:value="-0.42128">
            <text:p>-0.4212800000</text:p>
          </table:table-cell>
          <table:table-cell office:value-type="float" office:value="-1.1767">
            <text:p>-1.1767000000</text:p>
          </table:table-cell>
          <table:table-cell office:value-type="float" office:value="-0.000012337">
            <text:p>-0.0000123370</text:p>
          </table:table-cell>
          <table:table-cell office:value-type="float" office:value="0.000020341">
            <text:p>0.0000203410</text:p>
          </table:table-cell>
          <table:table-cell office:value-type="float" office:value="0.000019195">
            <text:p>0.0000191950</text:p>
          </table:table-cell>
          <table:table-cell table:number-columns-repeated="1001"/>
        </table:table-row>
        <table:table-row table:style-name="ro1">
          <table:table-cell office:value-type="float" office:value="32263">
            <text:p>32263</text:p>
          </table:table-cell>
          <table:table-cell office:value-type="float" office:value="32349">
            <text:p>32349</text:p>
          </table:table-cell>
          <table:table-cell office:value-type="float" office:value="48915">
            <text:p>48915</text:p>
          </table:table-cell>
          <table:table-cell office:value-type="float" office:value="2491">
            <text:p>2491</text:p>
          </table:table-cell>
          <table:table-cell office:value-type="string">
            <text:p>Gl 244 <text:s/>A</text:p>
          </table:table-cell>
          <table:table-cell office:value-type="string">
            <text:p>9Alp CMa</text:p>
          </table:table-cell>
          <table:table-cell office:value-type="string">
            <text:p>Sirius</text:p>
          </table:table-cell>
          <table:table-cell office:value-type="float" office:value="6.7525694">
            <text:p>6.7525694000</text:p>
          </table:table-cell>
          <table:table-cell office:value-type="float" office:value="-16.71314306">
            <text:p>-16.7131430600</text:p>
          </table:table-cell>
          <table:table-cell office:value-type="float" office:value="2.63706125893305">
            <text:p>2.6370612589</text:p>
          </table:table-cell>
          <table:table-cell office:value-type="float" office:value="-546.01">
            <text:p>-546.0100000000</text:p>
          </table:table-cell>
          <table:table-cell office:value-type="float" office:value="-1223.08">
            <text:p>-1223.0800000000</text:p>
          </table:table-cell>
          <table:table-cell office:value-type="float" office:value="-9.4">
            <text:p>-9</text:p>
          </table:table-cell>
          <table:table-cell office:value-type="float" office:value="-1.44">
            <text:p>-1.4400000000</text:p>
          </table:table-cell>
          <table:table-cell office:value-type="float" office:value="1.45439890714285">
            <text:p>1.4543989071</text:p>
          </table:table-cell>
          <table:table-cell office:value-type="string">
            <text:p>A0m...</text:p>
          </table:table-cell>
          <table:table-cell office:value-type="float" office:value="0.009">
            <text:p>0.0090000000</text:p>
          </table:table-cell>
          <table:table-cell office:value-type="float" office:value="-0.49439">
            <text:p>-0.4943900000</text:p>
          </table:table-cell>
          <table:table-cell office:value-type="float" office:value="2.4768">
            <text:p>2.4768000000</text:p>
          </table:table-cell>
          <table:table-cell office:value-type="float" office:value="-0.75836">
            <text:p>-0.7583600000</text:p>
          </table:table-cell>
          <table:table-cell office:value-type="float" office:value="0.000009527">
            <text:p>0.0000095270</text:p>
          </table:table-cell>
          <table:table-cell office:value-type="float" office:value="-0.000012072">
            <text:p>-0.0000120720</text:p>
          </table:table-cell>
          <table:table-cell office:value-type="float" office:value="-0.00001221">
            <text:p>-0.0000122100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>
            <text:p>Sol</text:p>
          </table:table-cell>
          <table:table-cell table:number-columns-repeated="2" office:value-type="float" office:value="0">
            <text:p>0.0000000000</text:p>
          </table:table-cell>
          <table:table-cell office:value-type="float" office:value="0.000004848">
            <text:p>0.0000048480</text:p>
          </table:table-cell>
          <table:table-cell table:number-columns-repeated="2" office:value-type="float" office:value="0">
            <text:p>0.0000000000</text:p>
          </table:table-cell>
          <table:table-cell/>
          <table:table-cell office:value-type="float" office:value="-26.73">
            <text:p>-26.7300000000</text:p>
          </table:table-cell>
          <table:table-cell office:value-type="float" office:value="4.85">
            <text:p>4.8500000000</text:p>
          </table:table-cell>
          <table:table-cell office:value-type="string">
            <text:p>G2V</text:p>
          </table:table-cell>
          <table:table-cell office:value-type="float" office:value="0.656">
            <text:p>0.6560000000</text:p>
          </table:table-cell>
          <table:table-cell table:number-columns-repeated="6" office:value-type="float" office:value="0">
            <text:p>0.0000000000</text:p>
          </table:table-cell>
          <table:table-cell table:number-columns-repeated="1001"/>
        </table:table-row>
        <table:table-row table:style-name="ro1">
          <table:table-cell office:value-type="float" office:value="76836">
            <text:p>76836</text:p>
          </table:table-cell>
          <table:table-cell office:value-type="float" office:value="77070">
            <text:p>77070</text:p>
          </table:table-cell>
          <table:table-cell office:value-type="float" office:value="140573">
            <text:p>140573</text:p>
          </table:table-cell>
          <table:table-cell office:value-type="float" office:value="5854">
            <text:p>5854</text:p>
          </table:table-cell>
          <table:table-cell office:value-type="string">
            <text:p>Gl 596.2</text:p>
          </table:table-cell>
          <table:table-cell office:value-type="string">
            <text:p>24Alp Ser</text:p>
          </table:table-cell>
          <table:table-cell office:value-type="string">
            <text:p>Unukalhai</text:p>
          </table:table-cell>
          <table:table-cell office:value-type="float" office:value="15.7377766">
            <text:p>15.7377766000</text:p>
          </table:table-cell>
          <table:table-cell office:value-type="float" office:value="6.42551971">
            <text:p>6.4255197100</text:p>
          </table:table-cell>
          <table:table-cell office:value-type="float" office:value="22.4517287831163">
            <text:p>22.4517287831</text:p>
          </table:table-cell>
          <table:table-cell office:value-type="float" office:value="134.66">
            <text:p>134.6600000000</text:p>
          </table:table-cell>
          <table:table-cell office:value-type="float" office:value="44.14">
            <text:p>44.1400000000</text:p>
          </table:table-cell>
          <table:table-cell office:value-type="float" office:value="2.7">
            <text:p>3</text:p>
          </table:table-cell>
          <table:table-cell office:value-type="float" office:value="2.63">
            <text:p>2.6300000000</text:p>
          </table:table-cell>
          <table:table-cell office:value-type="float" office:value="0.873751063490097">
            <text:p>0.8737510635</text:p>
          </table:table-cell>
          <table:table-cell office:value-type="string">
            <text:p>K2III</text:p>
          </table:table-cell>
          <table:table-cell office:value-type="float" office:value="1.167">
            <text:p>1.1670000000</text:p>
          </table:table-cell>
          <table:table-cell office:value-type="float" office:value="-12.45445">
            <text:p>-12.4544500000</text:p>
          </table:table-cell>
          <table:table-cell office:value-type="float" office:value="-18.5109">
            <text:p>-18.5109000000</text:p>
          </table:table-cell>
          <table:table-cell office:value-type="float" office:value="2.5126">
            <text:p>2.5126000000</text:p>
          </table:table-cell>
          <table:table-cell office:value-type="float" office:value="0.000010928">
            <text:p>0.0000109280</text:p>
          </table:table-cell>
          <table:table-cell office:value-type="float" office:value="-0.000010012">
            <text:p>-0.0000100120</text:p>
          </table:table-cell>
          <table:table-cell office:value-type="float" office:value="0.000005083">
            <text:p>0.0000050830</text:p>
          </table:table-cell>
          <table:table-cell table:number-columns-repeated="1001"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3829">
            <text:p>3829</text:p>
          </table:table-cell>
          <table:table-cell table:number-columns-repeated="2"/>
          <table:table-cell office:value-type="string">
            <text:p>Gl <text:s/>35</text:p>
          </table:table-cell>
          <table:table-cell/>
          <table:table-cell office:value-type="string">
            <text:p>Van Maanen's Star</text:p>
          </table:table-cell>
          <table:table-cell office:value-type="float" office:value="0.81921585">
            <text:p>0.8192158500</text:p>
          </table:table-cell>
          <table:table-cell office:value-type="float" office:value="5.39519773">
            <text:p>5.3951977300</text:p>
          </table:table-cell>
          <table:table-cell office:value-type="float" office:value="4.40625688477638">
            <text:p>4.4062568848</text:p>
          </table:table-cell>
          <table:table-cell office:value-type="float" office:value="1233.05">
            <text:p>1233.0500000000</text:p>
          </table:table-cell>
          <table:table-cell office:value-type="float" office:value="-2710.56">
            <text:p>-2710.5600000000</text:p>
          </table:table-cell>
          <table:table-cell office:value-type="float" office:value="54">
            <text:p>54</text:p>
          </table:table-cell>
          <table:table-cell office:value-type="float" office:value="12.37">
            <text:p>12.3700000000</text:p>
          </table:table-cell>
          <table:table-cell office:value-type="float" office:value="14.1496509353943">
            <text:p>14.1496509354</text:p>
          </table:table-cell>
          <table:table-cell office:value-type="string">
            <text:p>DG</text:p>
          </table:table-cell>
          <table:table-cell office:value-type="float" office:value="0.554">
            <text:p>0.5540000000</text:p>
          </table:table-cell>
          <table:table-cell office:value-type="float" office:value="4.28623">
            <text:p>4.2862300000</text:p>
          </table:table-cell>
          <table:table-cell office:value-type="float" office:value="0.93362">
            <text:p>0.9336200000</text:p>
          </table:table-cell>
          <table:table-cell office:value-type="float" office:value="0.41429">
            <text:p>0.4142900000</text:p>
          </table:table-cell>
          <table:table-cell office:value-type="float" office:value="0.000053436">
            <text:p>0.0000534360</text:p>
          </table:table-cell>
          <table:table-cell office:value-type="float" office:value="0.000038595">
            <text:p>0.0000385950</text:p>
          </table:table-cell>
          <table:table-cell office:value-type="float" office:value="-0.000052449">
            <text:p>-0.0000524490</text:p>
          </table:table-cell>
          <table:table-cell table:number-columns-repeated="1001"/>
        </table:table-row>
        <table:table-row table:style-name="ro1">
          <table:table-cell office:value-type="float" office:value="90980">
            <text:p>90980</text:p>
          </table:table-cell>
          <table:table-cell office:value-type="float" office:value="91262">
            <text:p>91262</text:p>
          </table:table-cell>
          <table:table-cell office:value-type="float" office:value="172167">
            <text:p>172167</text:p>
          </table:table-cell>
          <table:table-cell office:value-type="float" office:value="7001">
            <text:p>7001</text:p>
          </table:table-cell>
          <table:table-cell office:value-type="string">
            <text:p>Gl 721</text:p>
          </table:table-cell>
          <table:table-cell office:value-type="string">
            <text:p>3Alp Lyr</text:p>
          </table:table-cell>
          <table:table-cell office:value-type="string">
            <text:p>Vega</text:p>
          </table:table-cell>
          <table:table-cell office:value-type="float" office:value="18.61560722">
            <text:p>18.6156072200</text:p>
          </table:table-cell>
          <table:table-cell office:value-type="float" office:value="38.78299311">
            <text:p>38.7829931100</text:p>
          </table:table-cell>
          <table:table-cell office:value-type="float" office:value="7.75614674629644">
            <text:p>7.7561467463</text:p>
          </table:table-cell>
          <table:table-cell office:value-type="float" office:value="201.02">
            <text:p>201.0200000000</text:p>
          </table:table-cell>
          <table:table-cell office:value-type="float" office:value="287.46">
            <text:p>287.4600000000</text:p>
          </table:table-cell>
          <table:table-cell office:value-type="float" office:value="-12.1">
            <text:p>-12</text:p>
          </table:table-cell>
          <table:table-cell office:value-type="float" office:value="0.03">
            <text:p>0.0300000000</text:p>
          </table:table-cell>
          <table:table-cell office:value-type="float" office:value="0.581769913320011">
            <text:p>0.5817699133</text:p>
          </table:table-cell>
          <table:table-cell office:value-type="string">
            <text:p>A0Vvar</text:p>
          </table:table-cell>
          <table:table-cell office:value-type="float" office:value="-0.001">
            <text:p>-0.0010000000</text:p>
          </table:table-cell>
          <table:table-cell office:value-type="float" office:value="0.97021">
            <text:p>0.9702100000</text:p>
          </table:table-cell>
          <table:table-cell office:value-type="float" office:value="-5.96774">
            <text:p>-5.9677400000</text:p>
          </table:table-cell>
          <table:table-cell office:value-type="float" office:value="4.85823">
            <text:p>4.8582300000</text:p>
          </table:table-cell>
          <table:table-cell office:value-type="float" office:value="0.000004825">
            <text:p>0.0000048250</text:p>
          </table:table-cell>
          <table:table-cell office:value-type="float" office:value="0.000017416">
            <text:p>0.0000174160</text:p>
          </table:table-cell>
          <table:table-cell office:value-type="float" office:value="0.000000674">
            <text:p>0.0000006740</text:p>
          </table:table-cell>
          <table:table-cell table:number-columns-repeated="1001"/>
        </table:table-row>
        <table:table-row table:style-name="ro1">
          <table:table-cell office:value-type="float" office:value="56767">
            <text:p>56767</text:p>
          </table:table-cell>
          <table:table-cell office:value-type="float" office:value="56936">
            <text:p>56936</text:p>
          </table:table-cell>
          <table:table-cell table:number-columns-repeated="5"/>
          <table:table-cell office:value-type="float" office:value="11.67219758">
            <text:p>11.6721975800</text:p>
          </table:table-cell>
          <table:table-cell office:value-type="float" office:value="67.26666675">
            <text:p>67.2666667500</text:p>
          </table:table-cell>
          <table:table-cell office:value-type="float" office:value="22.583559168925">
            <text:p>22.5835591689</text:p>
          </table:table-cell>
          <table:table-cell office:value-type="float" office:value="262.62">
            <text:p>262.6200000000</text:p>
          </table:table-cell>
          <table:table-cell office:value-type="float" office:value="-3157.21">
            <text:p>-3157.2100000000</text:p>
          </table:table-cell>
          <table:table-cell/>
          <table:table-cell office:value-type="float" office:value="12.2">
            <text:p>12.2000000000</text:p>
          </table:table-cell>
          <table:table-cell office:value-type="float" office:value="10.4310380610334">
            <text:p>10.4310380610</text:p>
          </table:table-cell>
          <table:table-cell office:value-type="string">
            <text:p>K4</text:p>
          </table:table-cell>
          <table:table-cell office:value-type="float" office:value="1.447">
            <text:p>1.4470000000</text:p>
          </table:table-cell>
          <table:table-cell office:value-type="float" office:value="-8.69513">
            <text:p>-8.6951300000</text:p>
          </table:table-cell>
          <table:table-cell office:value-type="float" office:value="0.74804">
            <text:p>0.7480400000</text:p>
          </table:table-cell>
          <table:table-cell office:value-type="float" office:value="20.82911">
            <text:p>20.8291100000</text:p>
          </table:table-cell>
          <table:table-cell office:value-type="float" office:value="-0.000320086">
            <text:p>-0.0003200860</text:p>
          </table:table-cell>
          <table:table-cell office:value-type="float" office:value="-0.00000132">
            <text:p>-0.0000013200</text:p>
          </table:table-cell>
          <table:table-cell office:value-type="float" office:value="-0.000133572">
            <text:p>-0.0001335720</text:p>
          </table:table-cell>
          <table:table-cell table:number-columns-repeated="1001"/>
        </table:table-row>
        <table:table-row table:style-name="ro1">
          <table:table-cell office:value-type="float" office:value="118241">
            <text:p>118241</text:p>
          </table:table-cell>
          <table:table-cell table:number-columns-repeated="3"/>
          <table:table-cell office:value-type="string">
            <text:p>GJ 1062</text:p>
          </table:table-cell>
          <table:table-cell table:number-columns-repeated="2"/>
          <table:table-cell office:value-type="float" office:value="3.63626405362529">
            <text:p>3.6362640536</text:p>
          </table:table-cell>
          <table:table-cell office:value-type="float" office:value="-11.447845469194">
            <text:p>-11.4478454692</text:p>
          </table:table-cell>
          <table:table-cell office:value-type="float" office:value="15.4320987654321">
            <text:p>15.4320987654</text:p>
          </table:table-cell>
          <table:table-cell office:value-type="float" office:value="1417.827">
            <text:p>1417.8270000000</text:p>
          </table:table-cell>
          <table:table-cell office:value-type="float" office:value="-2677.809">
            <text:p>-2677.8090000000</text:p>
          </table:table-cell>
          <table:table-cell office:value-type="float" office:value="-140">
            <text:p>-140</text:p>
          </table:table-cell>
          <table:table-cell office:value-type="float" office:value="13.01">
            <text:p>13.0100000000</text:p>
          </table:table-cell>
          <table:table-cell office:value-type="float" office:value="12.067875029353">
            <text:p>12.0678750294</text:p>
          </table:table-cell>
          <table:table-cell office:value-type="string">
            <text:p>M2</text:p>
          </table:table-cell>
          <table:table-cell office:value-type="float" office:value="1.66">
            <text:p>1.6600000000</text:p>
          </table:table-cell>
          <table:table-cell office:value-type="float" office:value="8.77373">
            <text:p>8.7737300000</text:p>
          </table:table-cell>
          <table:table-cell office:value-type="float" office:value="12.3203">
            <text:p>12.3203000000</text:p>
          </table:table-cell>
          <table:table-cell office:value-type="float" office:value="-3.06289">
            <text:p>-3.0628900000</text:p>
          </table:table-cell>
          <table:table-cell office:value-type="float" office:value="-0.000190867">
            <text:p>-0.0001908670</text:p>
          </table:table-cell>
          <table:table-cell office:value-type="float" office:value="-0.000085169">
            <text:p>-0.0000851690</text:p>
          </table:table-cell>
          <table:table-cell office:value-type="float" office:value="-0.000167924">
            <text:p>-0.0001679240</text:p>
          </table:table-cell>
          <table:table-cell table:number-columns-repeated="1001"/>
        </table:table-row>
        <table:table-row table:style-name="ro1">
          <table:table-cell office:value-type="float" office:value="117988">
            <text:p>117988</text:p>
          </table:table-cell>
          <table:table-cell table:number-columns-repeated="3"/>
          <table:table-cell office:value-type="string">
            <text:p>GJ 2005</text:p>
          </table:table-cell>
          <table:table-cell table:number-columns-repeated="2"/>
          <table:table-cell office:value-type="float" office:value="0.411748864686912">
            <text:p>0.4117488647</text:p>
          </table:table-cell>
          <table:table-cell office:value-type="float" office:value="-27.1562633024014">
            <text:p>-27.1562633024</text:p>
          </table:table-cell>
          <table:table-cell office:value-type="float" office:value="7.53012048192771">
            <text:p>7.5301204819</text:p>
          </table:table-cell>
          <table:table-cell office:value-type="float" office:value="-54.225">
            <text:p>-54.2250000000</text:p>
          </table:table-cell>
          <table:table-cell office:value-type="float" office:value="607.585">
            <text:p>607.5850000000</text:p>
          </table:table-cell>
          <table:table-cell office:value-type="float" office:value="-220">
            <text:p>-220</text:p>
          </table:table-cell>
          <table:table-cell office:value-type="float" office:value="15.42">
            <text:p>15.4200000000</text:p>
          </table:table-cell>
          <table:table-cell office:value-type="float" office:value="16.03599037516">
            <text:p>16.0359903752</text:p>
          </table:table-cell>
          <table:table-cell office:value-type="string">
            <text:p>M5.5</text:p>
          </table:table-cell>
          <table:table-cell/>
          <table:table-cell office:value-type="float" office:value="6.66114">
            <text:p>6.6611400000</text:p>
          </table:table-cell>
          <table:table-cell office:value-type="float" office:value="0.72083">
            <text:p>0.7208300000</text:p>
          </table:table-cell>
          <table:table-cell office:value-type="float" office:value="-3.43688">
            <text:p>-3.4368800000</text:p>
          </table:table-cell>
          <table:table-cell office:value-type="float" office:value="-0.000188757">
            <text:p>-0.0001887570</text:p>
          </table:table-cell>
          <table:table-cell office:value-type="float" office:value="-0.000022417">
            <text:p>-0.0000224170</text:p>
          </table:table-cell>
          <table:table-cell office:value-type="float" office:value="0.000122428">
            <text:p>0.0001224280</text:p>
          </table:table-cell>
          <table:table-cell table:number-columns-repeated="1001"/>
        </table:table-row>
        <table:table-row table:style-name="ro1">
          <table:table-cell office:value-type="float" office:value="118780">
            <text:p>118780</text:p>
          </table:table-cell>
          <table:table-cell table:number-columns-repeated="3"/>
          <table:table-cell office:value-type="string">
            <text:p>Gl 451 <text:s/>B</text:p>
          </table:table-cell>
          <table:table-cell table:number-columns-repeated="2"/>
          <table:table-cell office:value-type="float" office:value="11.8783084545545">
            <text:p>11.8783084546</text:p>
          </table:table-cell>
          <table:table-cell office:value-type="float" office:value="37.8002180096484">
            <text:p>37.8002180096</text:p>
          </table:table-cell>
          <table:table-cell office:value-type="float" office:value="9.15667063455728">
            <text:p>9.1566706346</text:p>
          </table:table-cell>
          <table:table-cell office:value-type="float" office:value="4003.298">
            <text:p>4003.2980000000</text:p>
          </table:table-cell>
          <table:table-cell office:value-type="float" office:value="-5803.111">
            <text:p>-5803.1110000000</text:p>
          </table:table-cell>
          <table:table-cell/>
          <table:table-cell office:value-type="float" office:value="12">
            <text:p>12.0000000000</text:p>
          </table:table-cell>
          <table:table-cell office:value-type="float" office:value="12.1913120355239">
            <text:p>12.1913120355</text:p>
          </table:table-cell>
          <table:table-cell table:number-columns-repeated="2"/>
          <table:table-cell office:value-type="float" office:value="-7.23149">
            <text:p>-7.2314900000</text:p>
          </table:table-cell>
          <table:table-cell office:value-type="float" office:value="0.23046">
            <text:p>0.2304600000</text:p>
          </table:table-cell>
          <table:table-cell office:value-type="float" office:value="5.61221">
            <text:p>5.6122100000</text:p>
          </table:table-cell>
          <table:table-cell office:value-type="float" office:value="-0.000163462">
            <text:p>-0.0001634620</text:p>
          </table:table-cell>
          <table:table-cell office:value-type="float" office:value="-0.000172582">
            <text:p>-0.0001725820</text:p>
          </table:table-cell>
          <table:table-cell office:value-type="float" office:value="-0.000203538">
            <text:p>-0.0002035380</text:p>
          </table:table-cell>
          <table:table-cell table:number-columns-repeated="1001"/>
        </table:table-row>
        <table:table-row table:style-name="ro1">
          <table:table-cell office:value-type="float" office:value="103725">
            <text:p>103725</text:p>
          </table:table-cell>
          <table:table-cell office:value-type="float" office:value="104059">
            <text:p>104059</text:p>
          </table:table-cell>
          <table:table-cell table:number-columns-repeated="2"/>
          <table:table-cell office:value-type="string">
            <text:p>Gl 817</text:p>
          </table:table-cell>
          <table:table-cell table:number-columns-repeated="2"/>
          <table:table-cell office:value-type="float" office:value="21.08164989">
            <text:p>21.0816498900</text:p>
          </table:table-cell>
          <table:table-cell office:value-type="float" office:value="-16.95391715">
            <text:p>-16.9539171500</text:p>
          </table:table-cell>
          <table:table-cell office:value-type="float" office:value="19.1350937619594">
            <text:p>19.1350937620</text:p>
          </table:table-cell>
          <table:table-cell office:value-type="float" office:value="-914.54">
            <text:p>-914.5400000000</text:p>
          </table:table-cell>
          <table:table-cell office:value-type="float" office:value="-2035.65">
            <text:p>-2035.6500000000</text:p>
          </table:table-cell>
          <table:table-cell office:value-type="float" office:value="-47">
            <text:p>-47</text:p>
          </table:table-cell>
          <table:table-cell office:value-type="float" office:value="11.45">
            <text:p>11.4500000000</text:p>
          </table:table-cell>
          <table:table-cell office:value-type="float" office:value="10.0408470269565">
            <text:p>10.0408470270</text:p>
          </table:table-cell>
          <table:table-cell office:value-type="string">
            <text:p>M3</text:p>
          </table:table-cell>
          <table:table-cell office:value-type="float" office:value="1.443">
            <text:p>1.4430000000</text:p>
          </table:table-cell>
          <table:table-cell office:value-type="float" office:value="13.21619">
            <text:p>13.2161900000</text:p>
          </table:table-cell>
          <table:table-cell office:value-type="float" office:value="-12.66291">
            <text:p>-12.6629100000</text:p>
          </table:table-cell>
          <table:table-cell office:value-type="float" office:value="-5.57984">
            <text:p>-5.5798400000</text:p>
          </table:table-cell>
          <table:table-cell office:value-type="float" office:value="-0.000131649">
            <text:p>-0.0001316490</text:p>
          </table:table-cell>
          <table:table-cell office:value-type="float" office:value="0.000008648">
            <text:p>0.0000086480</text:p>
          </table:table-cell>
          <table:table-cell office:value-type="float" office:value="-0.000166606">
            <text:p>-0.0001666060</text:p>
          </table:table-cell>
          <table:table-cell table:number-columns-repeated="1001"/>
        </table:table-row>
        <table:table-row table:style-name="ro1">
          <table:table-cell office:value-type="float" office:value="118851">
            <text:p>118851</text:p>
          </table:table-cell>
          <table:table-cell table:number-columns-repeated="3"/>
          <table:table-cell office:value-type="string">
            <text:p>NN 3754</text:p>
          </table:table-cell>
          <table:table-cell table:number-columns-repeated="2"/>
          <table:table-cell office:value-type="float" office:value="12.8360511159963">
            <text:p>12.8360511160</text:p>
          </table:table-cell>
          <table:table-cell office:value-type="float" office:value="54.8026913369522">
            <text:p>54.8026913370</text:p>
          </table:table-cell>
          <table:table-cell office:value-type="float" office:value="24.8756218905473">
            <text:p>24.8756218905</text:p>
          </table:table-cell>
          <table:table-cell office:value-type="float" office:value="-270.495">
            <text:p>-270.4950000000</text:p>
          </table:table-cell>
          <table:table-cell office:value-type="float" office:value="-1251.092">
            <text:p>-1251.0920000000</text:p>
          </table:table-cell>
          <table:table-cell/>
          <table:table-cell office:value-type="float" office:value="17.82">
            <text:p>17.8200000000</text:p>
          </table:table-cell>
          <table:table-cell office:value-type="float" office:value="15.8411302654224">
            <text:p>15.8411302654</text:p>
          </table:table-cell>
          <table:table-cell office:value-type="string">
            <text:p>DC9+</text:p>
          </table:table-cell>
          <table:table-cell office:value-type="float" office:value="1.5">
            <text:p>1.5000000000</text:p>
          </table:table-cell>
          <table:table-cell office:value-type="float" office:value="-13.99607">
            <text:p>-13.9960700000</text:p>
          </table:table-cell>
          <table:table-cell office:value-type="float" office:value="-3.1133">
            <text:p>-3.1133000000</text:p>
          </table:table-cell>
          <table:table-cell office:value-type="float" office:value="20.32766">
            <text:p>20.3276600000</text:p>
          </table:table-cell>
          <table:table-cell office:value-type="float" office:value="-0.000127427">
            <text:p>-0.0001274270</text:p>
          </table:table-cell>
          <table:table-cell office:value-type="float" office:value="0.000005071">
            <text:p>0.0000050710</text:p>
          </table:table-cell>
          <table:table-cell office:value-type="float" office:value="-0.00008696">
            <text:p>-0.0000869600</text:p>
          </table:table-cell>
          <table:table-cell table:number-columns-repeated="1001"/>
        </table:table-row>
        <table:table-row table:style-name="ro1">
          <table:table-cell office:value-type="float" office:value="118166">
            <text:p>118166</text:p>
          </table:table-cell>
          <table:table-cell table:number-columns-repeated="3"/>
          <table:table-cell office:value-type="string">
            <text:p>GJ 1050</text:p>
          </table:table-cell>
          <table:table-cell table:number-columns-repeated="2"/>
          <table:table-cell office:value-type="float" office:value="2.66352074894614">
            <text:p>2.6635207489</text:p>
          </table:table-cell>
          <table:table-cell office:value-type="float" office:value="-34.1099931232073">
            <text:p>-34.1099931232</text:p>
          </table:table-cell>
          <table:table-cell office:value-type="float" office:value="15.1515151515152">
            <text:p>15.1515151515</text:p>
          </table:table-cell>
          <table:table-cell office:value-type="float" office:value="540.067">
            <text:p>540.0670000000</text:p>
          </table:table-cell>
          <table:table-cell office:value-type="float" office:value="-1633.011">
            <text:p>-1633.0110000000</text:p>
          </table:table-cell>
          <table:table-cell office:value-type="float" office:value="-71">
            <text:p>-71</text:p>
          </table:table-cell>
          <table:table-cell office:value-type="float" office:value="11.75">
            <text:p>11.7500000000</text:p>
          </table:table-cell>
          <table:table-cell office:value-type="float" office:value="10.8477196777093">
            <text:p>10.8477196777</text:p>
          </table:table-cell>
          <table:table-cell office:value-type="string">
            <text:p>m</text:p>
          </table:table-cell>
          <table:table-cell office:value-type="float" office:value="1.52">
            <text:p>1.5200000000</text:p>
          </table:table-cell>
          <table:table-cell office:value-type="float" office:value="9.61657">
            <text:p>9.6165700000</text:p>
          </table:table-cell>
          <table:table-cell office:value-type="float" office:value="8.05578">
            <text:p>8.0557800000</text:p>
          </table:table-cell>
          <table:table-cell office:value-type="float" office:value="-8.49671">
            <text:p>-8.4967100000</text:p>
          </table:table-cell>
          <table:table-cell office:value-type="float" office:value="-0.000123122">
            <text:p>-0.0001231220</text:p>
          </table:table-cell>
          <table:table-cell office:value-type="float" office:value="-0.000051392">
            <text:p>-0.0000513920</text:p>
          </table:table-cell>
          <table:table-cell office:value-type="float" office:value="-0.000058589">
            <text:p>-0.0000585890</text:p>
          </table:table-cell>
          <table:table-cell table:number-columns-repeated="1001"/>
        </table:table-row>
        <table:table-row table:style-name="ro1">
          <table:table-cell office:value-type="float" office:value="83965">
            <text:p>83965</text:p>
          </table:table-cell>
          <table:table-cell office:value-type="float" office:value="84223">
            <text:p>84223</text:p>
          </table:table-cell>
          <table:table-cell table:number-columns-repeated="2"/>
          <table:table-cell office:value-type="string">
            <text:p>GJ 1213</text:p>
          </table:table-cell>
          <table:table-cell table:number-columns-repeated="2"/>
          <table:table-cell office:value-type="float" office:value="17.21552644">
            <text:p>17.2155264400</text:p>
          </table:table-cell>
          <table:table-cell office:value-type="float" office:value="42.33261362">
            <text:p>42.3326136200</text:p>
          </table:table-cell>
          <table:table-cell office:value-type="float" office:value="23.8265427686443">
            <text:p>23.8265427686</text:p>
          </table:table-cell>
          <table:table-cell office:value-type="float" office:value="-1015.21">
            <text:p>-1015.2100000000</text:p>
          </table:table-cell>
          <table:table-cell office:value-type="float" office:value="-354.15">
            <text:p>-354.1500000000</text:p>
          </table:table-cell>
          <table:table-cell office:value-type="float" office:value="10.7">
            <text:p>11</text:p>
          </table:table-cell>
          <table:table-cell office:value-type="float" office:value="10.07">
            <text:p>10.0700000000</text:p>
          </table:table-cell>
          <table:table-cell office:value-type="float" office:value="8.18469484605745">
            <text:p>8.1846948461</text:p>
          </table:table-cell>
          <table:table-cell office:value-type="string">
            <text:p>M1V:</text:p>
          </table:table-cell>
          <table:table-cell office:value-type="float" office:value="1.28">
            <text:p>1.2800000000</text:p>
          </table:table-cell>
          <table:table-cell office:value-type="float" office:value="-3.59203">
            <text:p>-3.5920300000</text:p>
          </table:table-cell>
          <table:table-cell office:value-type="float" office:value="-17.24356">
            <text:p>-17.2435600000</text:p>
          </table:table-cell>
          <table:table-cell office:value-type="float" office:value="16.04559">
            <text:p>16.0455900000</text:p>
          </table:table-cell>
          <table:table-cell office:value-type="float" office:value="-0.000122064">
            <text:p>-0.0001220640</text:p>
          </table:table-cell>
          <table:table-cell office:value-type="float" office:value="-0.000010974">
            <text:p>-0.0000109740</text:p>
          </table:table-cell>
          <table:table-cell office:value-type="float" office:value="-0.00002287">
            <text:p>-0.0000228700</text:p>
          </table:table-cell>
          <table:table-cell table:number-columns-repeated="1001"/>
        </table:table-row>
        <table:table-row table:style-name="ro1">
          <table:table-cell office:value-type="float" office:value="37974">
            <text:p>37974</text:p>
          </table:table-cell>
          <table:table-cell office:value-type="float" office:value="38082">
            <text:p>38082</text:p>
          </table:table-cell>
          <table:table-cell table:number-columns-repeated="2"/>
          <table:table-cell office:value-type="string">
            <text:p>Gl 289</text:p>
          </table:table-cell>
          <table:table-cell table:number-columns-repeated="2"/>
          <table:table-cell office:value-type="float" office:value="7.80430089">
            <text:p>7.8043008900</text:p>
          </table:table-cell>
          <table:table-cell office:value-type="float" office:value="20.37053697">
            <text:p>20.3705369700</text:p>
          </table:table-cell>
          <table:table-cell office:value-type="float" office:value="14.1362736782584">
            <text:p>14.1362736783</text:p>
          </table:table-cell>
          <table:table-cell office:value-type="float" office:value="1451.22">
            <text:p>1451.2200000000</text:p>
          </table:table-cell>
          <table:table-cell office:value-type="float" office:value="-989.83">
            <text:p>-989.8300000000</text:p>
          </table:table-cell>
          <table:table-cell office:value-type="float" office:value="48.4">
            <text:p>48</text:p>
          </table:table-cell>
          <table:table-cell office:value-type="float" office:value="11.46">
            <text:p>11.4600000000</text:p>
          </table:table-cell>
          <table:table-cell office:value-type="float" office:value="10.7083252773937">
            <text:p>10.7083252774</text:p>
          </table:table-cell>
          <table:table-cell office:value-type="string">
            <text:p>M2</text:p>
          </table:table-cell>
          <table:table-cell office:value-type="float" office:value="1.51">
            <text:p>1.5100000000</text:p>
          </table:table-cell>
          <table:table-cell office:value-type="float" office:value="-6.02966">
            <text:p>-6.0296600000</text:p>
          </table:table-cell>
          <table:table-cell office:value-type="float" office:value="11.80102">
            <text:p>11.8010200000</text:p>
          </table:table-cell>
          <table:table-cell office:value-type="float" office:value="4.92069">
            <text:p>4.9206900000</text:p>
          </table:table-cell>
          <table:table-cell office:value-type="float" office:value="-0.000120416">
            <text:p>-0.0001204160</text:p>
          </table:table-cell>
          <table:table-cell office:value-type="float" office:value="0.000017099">
            <text:p>0.0000170990</text:p>
          </table:table-cell>
          <table:table-cell office:value-type="float" office:value="-0.000046359">
            <text:p>-0.0000463590</text:p>
          </table:table-cell>
          <table:table-cell table:number-columns-repeated="1001"/>
        </table:table-row>
        <table:table-row table:style-name="ro1">
          <table:table-cell office:value-type="float" office:value="119075">
            <text:p>119075</text:p>
          </table:table-cell>
          <table:table-cell table:number-columns-repeated="3"/>
          <table:table-cell office:value-type="string">
            <text:p>GJ 1200</text:p>
          </table:table-cell>
          <table:table-cell table:number-columns-repeated="2"/>
          <table:table-cell office:value-type="float" office:value="16.2444094827559">
            <text:p>16.2444094828</text:p>
          </table:table-cell>
          <table:table-cell office:value-type="float" office:value="19.0957743102394">
            <text:p>19.0957743102</text:p>
          </table:table-cell>
          <table:table-cell office:value-type="float" office:value="17.6991150442478">
            <text:p>17.6991150442</text:p>
          </table:table-cell>
          <table:table-cell office:value-type="float" office:value="-1999.159">
            <text:p>-1999.1590000000</text:p>
          </table:table-cell>
          <table:table-cell office:value-type="float" office:value="352.505">
            <text:p>352.5050000000</text:p>
          </table:table-cell>
          <table:table-cell office:value-type="float" office:value="-82">
            <text:p>-82</text:p>
          </table:table-cell>
          <table:table-cell office:value-type="float" office:value="12.92">
            <text:p>12.9200000000</text:p>
          </table:table-cell>
          <table:table-cell office:value-type="float" office:value="11.6802422390972">
            <text:p>11.6802422391</text:p>
          </table:table-cell>
          <table:table-cell office:value-type="string">
            <text:p>m</text:p>
          </table:table-cell>
          <table:table-cell office:value-type="float" office:value="1.54">
            <text:p>1.5400000000</text:p>
          </table:table-cell>
          <table:table-cell office:value-type="float" office:value="-7.4193">
            <text:p>-7.4193000000</text:p>
          </table:table-cell>
          <table:table-cell office:value-type="float" office:value="-14.98952">
            <text:p>-14.9895200000</text:p>
          </table:table-cell>
          <table:table-cell office:value-type="float" office:value="5.79023">
            <text:p>5.7902300000</text:p>
          </table:table-cell>
          <table:table-cell office:value-type="float" office:value="-0.000114183">
            <text:p>-0.0001141830</text:p>
          </table:table-cell>
          <table:table-cell office:value-type="float" office:value="0.000155982">
            <text:p>0.0001559820</text:p>
          </table:table-cell>
          <table:table-cell office:value-type="float" office:value="0.000001144">
            <text:p>0.0000011440</text:p>
          </table:table-cell>
          <table:table-cell table:number-columns-repeated="1001"/>
        </table:table-row>
        <table:table-row table:style-name="ro1">
          <table:table-cell office:value-type="float" office:value="118485">
            <text:p>118485</text:p>
          </table:table-cell>
          <table:table-cell table:number-columns-repeated="3"/>
          <table:table-cell office:value-type="string">
            <text:p>NN 3451</text:p>
          </table:table-cell>
          <table:table-cell table:number-columns-repeated="2"/>
          <table:table-cell office:value-type="float" office:value="7.56366415976031">
            <text:p>7.5636641598</text:p>
          </table:table-cell>
          <table:table-cell office:value-type="float" office:value="22.4025360560547">
            <text:p>22.4025360561</text:p>
          </table:table-cell>
          <table:table-cell office:value-type="float" office:value="24.5700245700246">
            <text:p>24.5700245700</text:p>
          </table:table-cell>
          <table:table-cell office:value-type="float" office:value="924.623">
            <text:p>924.6230000000</text:p>
          </table:table-cell>
          <table:table-cell office:value-type="float" office:value="-595.879">
            <text:p>-595.8790000000</text:p>
          </table:table-cell>
          <table:table-cell/>
          <table:table-cell office:value-type="float" office:value="16.46">
            <text:p>16.4600000000</text:p>
          </table:table-cell>
          <table:table-cell office:value-type="float" office:value="14.5079720461261">
            <text:p>14.5079720461</text:p>
          </table:table-cell>
          <table:table-cell office:value-type="string">
            <text:p>m</text:p>
          </table:table-cell>
          <table:table-cell office:value-type="float" office:value="1.6">
            <text:p>1.6000000000</text:p>
          </table:table-cell>
          <table:table-cell office:value-type="float" office:value="-9.04148">
            <text:p>-9.0414800000</text:p>
          </table:table-cell>
          <table:table-cell office:value-type="float" office:value="20.83877">
            <text:p>20.8387700000</text:p>
          </table:table-cell>
          <table:table-cell office:value-type="float" office:value="9.36391">
            <text:p>9.3639100000</text:p>
          </table:table-cell>
          <table:table-cell office:value-type="float" office:value="-0.000111797">
            <text:p>-0.0001117970</text:p>
          </table:table-cell>
          <table:table-cell office:value-type="float" office:value="-0.00001902">
            <text:p>-0.0000190200</text:p>
          </table:table-cell>
          <table:table-cell office:value-type="float" office:value="-0.000065617">
            <text:p>-0.0000656170</text:p>
          </table:table-cell>
          <table:table-cell table:number-columns-repeated="1001"/>
        </table:table-row>
        <table:table-row table:style-name="ro1">
          <table:table-cell office:value-type="float" office:value="18868">
            <text:p>18868</text:p>
          </table:table-cell>
          <table:table-cell office:value-type="float" office:value="18915">
            <text:p>18915</text:p>
          </table:table-cell>
          <table:table-cell office:value-type="float" office:value="25329">
            <text:p>25329</text:p>
          </table:table-cell>
          <table:table-cell/>
          <table:table-cell office:value-type="string">
            <text:p>Gl 158</text:p>
          </table:table-cell>
          <table:table-cell table:number-columns-repeated="2"/>
          <table:table-cell office:value-type="float" office:value="4.0538225">
            <text:p>4.0538225000</text:p>
          </table:table-cell>
          <table:table-cell office:value-type="float" office:value="35.27659465">
            <text:p>35.2765946500</text:p>
          </table:table-cell>
          <table:table-cell office:value-type="float" office:value="18.470631695604">
            <text:p>18.4706316956</text:p>
          </table:table-cell>
          <table:table-cell office:value-type="float" office:value="1732.49">
            <text:p>1732.4900000000</text:p>
          </table:table-cell>
          <table:table-cell office:value-type="float" office:value="-1365.5">
            <text:p>-1365.5000000000</text:p>
          </table:table-cell>
          <table:table-cell office:value-type="float" office:value="-25.6">
            <text:p>-26</text:p>
          </table:table-cell>
          <table:table-cell office:value-type="float" office:value="8.51">
            <text:p>8.5100000000</text:p>
          </table:table-cell>
          <table:table-cell office:value-type="float" office:value="7.17759125717244">
            <text:p>7.1775912572</text:p>
          </table:table-cell>
          <table:table-cell office:value-type="string">
            <text:p>K1V...</text:p>
          </table:table-cell>
          <table:table-cell office:value-type="float" office:value="0.863">
            <text:p>0.8630000000</text:p>
          </table:table-cell>
          <table:table-cell office:value-type="float" office:value="7.35471">
            <text:p>7.3547100000</text:p>
          </table:table-cell>
          <table:table-cell office:value-type="float" office:value="13.16367">
            <text:p>13.1636700000</text:p>
          </table:table-cell>
          <table:table-cell office:value-type="float" office:value="10.66723">
            <text:p>10.6672300000</text:p>
          </table:table-cell>
          <table:table-cell office:value-type="float" office:value="-0.000111408">
            <text:p>-0.0001114080</text:p>
          </table:table-cell>
          <table:table-cell office:value-type="float" office:value="0.000118647">
            <text:p>0.0001186470</text:p>
          </table:table-cell>
          <table:table-cell office:value-type="float" office:value="-0.000114936">
            <text:p>-0.0001149360</text:p>
          </table:table-cell>
          <table:table-cell table:number-columns-repeated="1001"/>
        </table:table-row>
        <table:table-row table:style-name="ro1">
          <table:table-cell office:value-type="float" office:value="43948">
            <text:p>43948</text:p>
          </table:table-cell>
          <table:table-cell office:value-type="float" office:value="44075">
            <text:p>44075</text:p>
          </table:table-cell>
          <table:table-cell office:value-type="float" office:value="76932">
            <text:p>76932</text:p>
          </table:table-cell>
          <table:table-cell office:value-type="float" office:value="3578">
            <text:p>3578</text:p>
          </table:table-cell>
          <table:table-cell office:value-type="string">
            <text:p>NN 3523</text:p>
          </table:table-cell>
          <table:table-cell table:number-columns-repeated="2"/>
          <table:table-cell office:value-type="float" office:value="8.9788291">
            <text:p>8.9788291000</text:p>
          </table:table-cell>
          <table:table-cell office:value-type="float" office:value="-16.13324587">
            <text:p>-16.1332458700</text:p>
          </table:table-cell>
          <table:table-cell office:value-type="float" office:value="21.3219616204691">
            <text:p>21.3219616205</text:p>
          </table:table-cell>
          <table:table-cell office:value-type="float" office:value="244.35">
            <text:p>244.3500000000</text:p>
          </table:table-cell>
          <table:table-cell office:value-type="float" office:value="213.46">
            <text:p>213.4600000000</text:p>
          </table:table-cell>
          <table:table-cell office:value-type="float" office:value="120.8">
            <text:p>121</text:p>
          </table:table-cell>
          <table:table-cell office:value-type="float" office:value="5.8">
            <text:p>5.8000000000</text:p>
          </table:table-cell>
          <table:table-cell office:value-type="float" office:value="4.15586421357542">
            <text:p>4.1558642136</text:p>
          </table:table-cell>
          <table:table-cell office:value-type="string">
            <text:p>F7/F8IV/V</text:p>
          </table:table-cell>
          <table:table-cell office:value-type="float" office:value="0.521">
            <text:p>0.5210000000</text:p>
          </table:table-cell>
          <table:table-cell office:value-type="float" office:value="-14.40265">
            <text:p>-14.4026500000</text:p>
          </table:table-cell>
          <table:table-cell office:value-type="float" office:value="14.56319">
            <text:p>14.5631900000</text:p>
          </table:table-cell>
          <table:table-cell office:value-type="float" office:value="-5.92477">
            <text:p>-5.9247700000</text:p>
          </table:table-cell>
          <table:table-cell office:value-type="float" office:value="-0.000105721">
            <text:p>-0.0001057210</text:p>
          </table:table-cell>
          <table:table-cell office:value-type="float" office:value="0.000070982">
            <text:p>0.0000709820</text:p>
          </table:table-cell>
          <table:table-cell office:value-type="float" office:value="-0.000013134">
            <text:p>-0.0000131340</text:p>
          </table:table-cell>
          <table:table-cell table:number-columns-repeated="1001"/>
        </table:table-row>
        <table:table-row table:style-name="ro1">
          <table:table-cell office:value-type="float" office:value="119156">
            <text:p>119156</text:p>
          </table:table-cell>
          <table:table-cell table:number-columns-repeated="3"/>
          <table:table-cell office:value-type="string">
            <text:p>GJ 1219</text:p>
          </table:table-cell>
          <table:table-cell table:number-columns-repeated="2"/>
          <table:table-cell office:value-type="float" office:value="17.4620918880137">
            <text:p>17.4620918880</text:p>
          </table:table-cell>
          <table:table-cell office:value-type="float" office:value="14.4881929583137">
            <text:p>14.4881929583</text:p>
          </table:table-cell>
          <table:table-cell office:value-type="float" office:value="19.6850393700787">
            <text:p>19.6850393701</text:p>
          </table:table-cell>
          <table:table-cell office:value-type="float" office:value="-1098.005">
            <text:p>-1098.0050000000</text:p>
          </table:table-cell>
          <table:table-cell office:value-type="float" office:value="-306.568">
            <text:p>-306.5680000000</text:p>
          </table:table-cell>
          <table:table-cell/>
          <table:table-cell office:value-type="float" office:value="13.69">
            <text:p>13.6900000000</text:p>
          </table:table-cell>
          <table:table-cell office:value-type="float" office:value="12.2193185614196">
            <text:p>12.2193185614</text:p>
          </table:table-cell>
          <table:table-cell office:value-type="string">
            <text:p>m</text:p>
          </table:table-cell>
          <table:table-cell office:value-type="float" office:value="1.76">
            <text:p>1.7600000000</text:p>
          </table:table-cell>
          <table:table-cell office:value-type="float" office:value="-2.6751">
            <text:p>-2.6751000000</text:p>
          </table:table-cell>
          <table:table-cell office:value-type="float" office:value="-18.87036">
            <text:p>-18.8703600000</text:p>
          </table:table-cell>
          <table:table-cell office:value-type="float" office:value="4.92481">
            <text:p>4.9248100000</text:p>
          </table:table-cell>
          <table:table-cell office:value-type="float" office:value="-0.000104769">
            <text:p>-0.0001047690</text:p>
          </table:table-cell>
          <table:table-cell office:value-type="float" office:value="0.00000746">
            <text:p>0.0000074600</text:p>
          </table:table-cell>
          <table:table-cell office:value-type="float" office:value="-0.000028324">
            <text:p>-0.0000283240</text:p>
          </table:table-cell>
          <table:table-cell table:number-columns-repeated="1001"/>
        </table:table-row>
        <table:table-row table:style-name="ro1">
          <table:table-cell office:value-type="float" office:value="76666">
            <text:p>76666</text:p>
          </table:table-cell>
          <table:table-cell office:value-type="float" office:value="76901">
            <text:p>76901</text:p>
          </table:table-cell>
          <table:table-cell table:number-columns-repeated="2"/>
          <table:table-cell office:value-type="string">
            <text:p>Gl 595</text:p>
          </table:table-cell>
          <table:table-cell table:number-columns-repeated="2"/>
          <table:table-cell office:value-type="float" office:value="15.70216174">
            <text:p>15.7021617400</text:p>
          </table:table-cell>
          <table:table-cell office:value-type="float" office:value="-19.46924527">
            <text:p>-19.4692452700</text:p>
          </table:table-cell>
          <table:table-cell office:value-type="float" office:value="8.20613819136714">
            <text:p>8.2061381914</text:p>
          </table:table-cell>
          <table:table-cell office:value-type="float" office:value="-2032.22">
            <text:p>-2032.2200000000</text:p>
          </table:table-cell>
          <table:table-cell office:value-type="float" office:value="-1039.54">
            <text:p>-1039.5400000000</text:p>
          </table:table-cell>
          <table:table-cell office:value-type="float" office:value="83">
            <text:p>83</text:p>
          </table:table-cell>
          <table:table-cell office:value-type="float" office:value="11.83">
            <text:p>11.8300000000</text:p>
          </table:table-cell>
          <table:table-cell office:value-type="float" office:value="12.2593058689423">
            <text:p>12.2593058689</text:p>
          </table:table-cell>
          <table:table-cell office:value-type="string">
            <text:p>M5</text:p>
          </table:table-cell>
          <table:table-cell office:value-type="float" office:value="1.591">
            <text:p>1.5910000000</text:p>
          </table:table-cell>
          <table:table-cell office:value-type="float" office:value="-4.37862">
            <text:p>-4.3786200000</text:p>
          </table:table-cell>
          <table:table-cell office:value-type="float" office:value="-6.37867">
            <text:p>-6.3786700000</text:p>
          </table:table-cell>
          <table:table-cell office:value-type="float" office:value="-2.73511">
            <text:p>-2.7351100000</text:p>
          </table:table-cell>
          <table:table-cell office:value-type="float" office:value="-0.000104144">
            <text:p>-0.0001041440</text:p>
          </table:table-cell>
          <table:table-cell office:value-type="float" office:value="-0.000008866">
            <text:p>-0.0000088660</text:p>
          </table:table-cell>
          <table:table-cell office:value-type="float" office:value="-0.000067282">
            <text:p>-0.0000672820</text:p>
          </table:table-cell>
          <table:table-cell table:number-columns-repeated="1001"/>
        </table:table-row>
        <table:table-row table:style-name="ro1">
          <table:table-cell office:value-type="float" office:value="118172">
            <text:p>118172</text:p>
          </table:table-cell>
          <table:table-cell table:number-columns-repeated="3"/>
          <table:table-cell office:value-type="string">
            <text:p>NN 3180</text:p>
          </table:table-cell>
          <table:table-cell table:number-columns-repeated="2"/>
          <table:table-cell office:value-type="float" office:value="2.769080518467">
            <text:p>2.7690805185</text:p>
          </table:table-cell>
          <table:table-cell office:value-type="float" office:value="-4.96129571910039">
            <text:p>-4.9612957191</text:p>
          </table:table-cell>
          <table:table-cell office:value-type="float" office:value="16.3934426229508">
            <text:p>16.3934426230</text:p>
          </table:table-cell>
          <table:table-cell office:value-type="float" office:value="1682.938">
            <text:p>1682.9380000000</text:p>
          </table:table-cell>
          <table:table-cell office:value-type="float" office:value="-1875.665">
            <text:p>-1875.6650000000</text:p>
          </table:table-cell>
          <table:table-cell/>
          <table:table-cell office:value-type="float" office:value="15.86">
            <text:p>15.8600000000</text:p>
          </table:table-cell>
          <table:table-cell office:value-type="float" office:value="14.7866491750538">
            <text:p>14.7866491751</text:p>
          </table:table-cell>
          <table:table-cell office:value-type="string">
            <text:p>m</text:p>
          </table:table-cell>
          <table:table-cell office:value-type="float" office:value="1.5">
            <text:p>1.5000000000</text:p>
          </table:table-cell>
          <table:table-cell office:value-type="float" office:value="12.22512">
            <text:p>12.2251200000</text:p>
          </table:table-cell>
          <table:table-cell office:value-type="float" office:value="10.82965">
            <text:p>10.8296500000</text:p>
          </table:table-cell>
          <table:table-cell office:value-type="float" office:value="-1.41775">
            <text:p>-1.4177500000</text:p>
          </table:table-cell>
          <table:table-cell office:value-type="float" office:value="-0.000098334">
            <text:p>-0.0000983340</text:p>
          </table:table-cell>
          <table:table-cell office:value-type="float" office:value="0.000091564">
            <text:p>0.0000915640</text:p>
          </table:table-cell>
          <table:table-cell office:value-type="float" office:value="-0.000148502">
            <text:p>-0.0001485020</text:p>
          </table:table-cell>
          <table:table-cell table:number-columns-repeated="1001"/>
        </table:table-row>
        <table:table-row table:style-name="ro1">
          <table:table-cell office:value-type="float" office:value="119195">
            <text:p>119195</text:p>
          </table:table-cell>
          <table:table-cell table:number-columns-repeated="3"/>
          <table:table-cell office:value-type="string">
            <text:p>Gl 699.1</text:p>
          </table:table-cell>
          <table:table-cell table:number-columns-repeated="2"/>
          <table:table-cell office:value-type="float" office:value="17.8415644165627">
            <text:p>17.8415644166</text:p>
          </table:table-cell>
          <table:table-cell office:value-type="float" office:value="82.7309513406732">
            <text:p>82.7309513407</text:p>
          </table:table-cell>
          <table:table-cell office:value-type="float" office:value="16.260162601626">
            <text:p>16.2601626016</text:p>
          </table:table-cell>
          <table:table-cell office:value-type="float" office:value="-1381.543">
            <text:p>-1381.5430000000</text:p>
          </table:table-cell>
          <table:table-cell office:value-type="float" office:value="3302.686">
            <text:p>3302.6860000000</text:p>
          </table:table-cell>
          <table:table-cell office:value-type="float" office:value="-154">
            <text:p>-154</text:p>
          </table:table-cell>
          <table:table-cell office:value-type="float" office:value="14.3">
            <text:p>14.3000000000</text:p>
          </table:table-cell>
          <table:table-cell office:value-type="float" office:value="13.2443755788771">
            <text:p>13.2443755789</text:p>
          </table:table-cell>
          <table:table-cell office:value-type="string">
            <text:p>DA7</text:p>
          </table:table-cell>
          <table:table-cell office:value-type="float" office:value="0.35">
            <text:p>0.3500000000</text:p>
          </table:table-cell>
          <table:table-cell office:value-type="float" office:value="-0.08531">
            <text:p>-0.0853100000</text:p>
          </table:table-cell>
          <table:table-cell office:value-type="float" office:value="-2.0556">
            <text:p>-2.0556000000</text:p>
          </table:table-cell>
          <table:table-cell office:value-type="float" office:value="16.12947">
            <text:p>16.1294700000</text:p>
          </table:table-cell>
          <table:table-cell office:value-type="float" office:value="-0.000097271">
            <text:p>-0.0000972710</text:p>
          </table:table-cell>
          <table:table-cell office:value-type="float" office:value="0.000282445">
            <text:p>0.0002824450</text:p>
          </table:table-cell>
          <table:table-cell office:value-type="float" office:value="-0.000123294">
            <text:p>-0.0001232940</text:p>
          </table:table-cell>
          <table:table-cell table:number-columns-repeated="1001"/>
        </table:table-row>
        <table:table-row table:style-name="ro1">
          <table:table-cell office:value-type="float" office:value="118657">
            <text:p>118657</text:p>
          </table:table-cell>
          <table:table-cell table:number-columns-repeated="3"/>
          <table:table-cell office:value-type="string">
            <text:p>NN 3575</text:p>
          </table:table-cell>
          <table:table-cell table:number-columns-repeated="2"/>
          <table:table-cell office:value-type="float" office:value="9.96379407697585">
            <text:p>9.9637940770</text:p>
          </table:table-cell>
          <table:table-cell office:value-type="float" office:value="24.5536805686819">
            <text:p>24.5536805687</text:p>
          </table:table-cell>
          <table:table-cell office:value-type="float" office:value="24.2718446601942">
            <text:p>24.2718446602</text:p>
          </table:table-cell>
          <table:table-cell office:value-type="float" office:value="-250.687">
            <text:p>-250.6870000000</text:p>
          </table:table-cell>
          <table:table-cell office:value-type="float" office:value="-298.757">
            <text:p>-298.7570000000</text:p>
          </table:table-cell>
          <table:table-cell office:value-type="float" office:value="124">
            <text:p>124</text:p>
          </table:table-cell>
          <table:table-cell office:value-type="float" office:value="15.09">
            <text:p>15.0900000000</text:p>
          </table:table-cell>
          <table:table-cell office:value-type="float" office:value="13.1644860801657">
            <text:p>13.1644860802</text:p>
          </table:table-cell>
          <table:table-cell office:value-type="string">
            <text:p>DA6</text:p>
          </table:table-cell>
          <table:table-cell office:value-type="float" office:value="0.25">
            <text:p>0.2500000000</text:p>
          </table:table-cell>
          <table:table-cell office:value-type="float" office:value="-19.01375">
            <text:p>-19.0137500000</text:p>
          </table:table-cell>
          <table:table-cell office:value-type="float" office:value="11.21922">
            <text:p>11.2192200000</text:p>
          </table:table-cell>
          <table:table-cell office:value-type="float" office:value="10.08605">
            <text:p>10.0860500000</text:p>
          </table:table-cell>
          <table:table-cell office:value-type="float" office:value="-0.000096935">
            <text:p>-0.0000969350</text:p>
          </table:table-cell>
          <table:table-cell office:value-type="float" office:value="0.000091446">
            <text:p>0.0000914460</text:p>
          </table:table-cell>
          <table:table-cell office:value-type="float" office:value="0.000020724">
            <text:p>0.0000207240</text:p>
          </table:table-cell>
          <table:table-cell table:number-columns-repeated="1001"/>
        </table:table-row>
        <table:table-row table:style-name="ro1">
          <table:table-cell office:value-type="float" office:value="103128">
            <text:p>103128</text:p>
          </table:table-cell>
          <table:table-cell office:value-type="float" office:value="103458">
            <text:p>103458</text:p>
          </table:table-cell>
          <table:table-cell office:value-type="float" office:value="199288">
            <text:p>199288</text:p>
          </table:table-cell>
          <table:table-cell/>
          <table:table-cell office:value-type="string">
            <text:p>Gl 812.1</text:p>
          </table:table-cell>
          <table:table-cell table:number-columns-repeated="2"/>
          <table:table-cell office:value-type="float" office:value="20.96124666">
            <text:p>20.9612466600</text:p>
          </table:table-cell>
          <table:table-cell office:value-type="float" office:value="-44.12700027">
            <text:p>-44.1270002700</text:p>
          </table:table-cell>
          <table:table-cell office:value-type="float" office:value="21.6169476869866">
            <text:p>21.6169476870</text:p>
          </table:table-cell>
          <table:table-cell office:value-type="float" office:value="-515.51">
            <text:p>-515.5100000000</text:p>
          </table:table-cell>
          <table:table-cell office:value-type="float" office:value="-975.63">
            <text:p>-975.6300000000</text:p>
          </table:table-cell>
          <table:table-cell office:value-type="float" office:value="-9.6">
            <text:p>-10</text:p>
          </table:table-cell>
          <table:table-cell office:value-type="float" office:value="6.52">
            <text:p>6.5200000000</text:p>
          </table:table-cell>
          <table:table-cell office:value-type="float" office:value="4.846028142173">
            <text:p>4.8460281422</text:p>
          </table:table-cell>
          <table:table-cell office:value-type="string">
            <text:p>G0V</text:p>
          </table:table-cell>
          <table:table-cell office:value-type="float" office:value="0.587">
            <text:p>0.5870000000</text:p>
          </table:table-cell>
          <table:table-cell office:value-type="float" office:value="10.86001">
            <text:p>10.8600100000</text:p>
          </table:table-cell>
          <table:table-cell office:value-type="float" office:value="-11.08264">
            <text:p>-11.0826400000</text:p>
          </table:table-cell>
          <table:table-cell office:value-type="float" office:value="-15.05082">
            <text:p>-15.0508200000</text:p>
          </table:table-cell>
          <table:table-cell office:value-type="float" office:value="-0.000093338">
            <text:p>-0.0000933380</text:p>
          </table:table-cell>
          <table:table-cell office:value-type="float" office:value="0.000018066">
            <text:p>0.0000180660</text:p>
          </table:table-cell>
          <table:table-cell office:value-type="float" office:value="-0.000066551">
            <text:p>-0.0000665510</text:p>
          </table:table-cell>
          <table:table-cell table:number-columns-repeated="1001"/>
        </table:table-row>
        <table:table-row table:style-name="ro1">
          <table:table-cell office:value-type="float" office:value="98591">
            <text:p>98591</text:p>
          </table:table-cell>
          <table:table-cell office:value-type="float" office:value="98906">
            <text:p>98906</text:p>
          </table:table-cell>
          <table:table-cell table:number-columns-repeated="2"/>
          <table:table-cell office:value-type="string">
            <text:p>Gl 781</text:p>
          </table:table-cell>
          <table:table-cell table:number-columns-repeated="2"/>
          <table:table-cell office:value-type="float" office:value="20.08426565">
            <text:p>20.0842656500</text:p>
          </table:table-cell>
          <table:table-cell office:value-type="float" office:value="54.43642895">
            <text:p>54.4364289500</text:p>
          </table:table-cell>
          <table:table-cell office:value-type="float" office:value="15.8152775581211">
            <text:p>15.8152775581</text:p>
          </table:table-cell>
          <table:table-cell office:value-type="float" office:value="-1165.35">
            <text:p>-1165.3500000000</text:p>
          </table:table-cell>
          <table:table-cell office:value-type="float" office:value="-899.95">
            <text:p>-899.9500000000</text:p>
          </table:table-cell>
          <table:table-cell office:value-type="float" office:value="-148">
            <text:p>-148</text:p>
          </table:table-cell>
          <table:table-cell office:value-type="float" office:value="11.98">
            <text:p>11.9800000000</text:p>
          </table:table-cell>
          <table:table-cell office:value-type="float" office:value="10.9846159090661">
            <text:p>10.9846159091</text:p>
          </table:table-cell>
          <table:table-cell office:value-type="string">
            <text:p>M3</text:p>
          </table:table-cell>
          <table:table-cell office:value-type="float" office:value="1.524">
            <text:p>1.5240000000</text:p>
          </table:table-cell>
          <table:table-cell office:value-type="float" office:value="4.77372">
            <text:p>4.7737200000</text:p>
          </table:table-cell>
          <table:table-cell office:value-type="float" office:value="-7.86253">
            <text:p>-7.8625300000</text:p>
          </table:table-cell>
          <table:table-cell office:value-type="float" office:value="12.86526">
            <text:p>12.8652600000</text:p>
          </table:table-cell>
          <table:table-cell office:value-type="float" office:value="-0.000092929">
            <text:p>-0.0000929290</text:p>
          </table:table-cell>
          <table:table-cell office:value-type="float" office:value="-0.000019095">
            <text:p>-0.0000190950</text:p>
          </table:table-cell>
          <table:table-cell office:value-type="float" office:value="-0.000163258">
            <text:p>-0.0001632580</text:p>
          </table:table-cell>
          <table:table-cell table:number-columns-repeated="1001"/>
        </table:table-row>
        <table:table-row table:style-name="ro1">
          <table:table-cell office:value-type="float" office:value="118182">
            <text:p>118182</text:p>
          </table:table-cell>
          <table:table-cell table:number-columns-repeated="3"/>
          <table:table-cell office:value-type="string">
            <text:p>Gl 120</text:p>
          </table:table-cell>
          <table:table-cell table:number-columns-repeated="2"/>
          <table:table-cell office:value-type="float" office:value="2.9570228127307">
            <text:p>2.9570228127</text:p>
          </table:table-cell>
          <table:table-cell office:value-type="float" office:value="10.79799255745">
            <text:p>10.7979925575</text:p>
          </table:table-cell>
          <table:table-cell office:value-type="float" office:value="21.3675213675214">
            <text:p>21.3675213675</text:p>
          </table:table-cell>
          <table:table-cell office:value-type="float" office:value="1774.065">
            <text:p>1774.0650000000</text:p>
          </table:table-cell>
          <table:table-cell office:value-type="float" office:value="-406.315">
            <text:p>-406.3150000000</text:p>
          </table:table-cell>
          <table:table-cell office:value-type="float" office:value="49">
            <text:p>49</text:p>
          </table:table-cell>
          <table:table-cell office:value-type="float" office:value="13.03">
            <text:p>13.0300000000</text:p>
          </table:table-cell>
          <table:table-cell office:value-type="float" office:value="11.3812292653706">
            <text:p>11.3812292654</text:p>
          </table:table-cell>
          <table:table-cell office:value-type="string">
            <text:p>dM4</text:p>
          </table:table-cell>
          <table:table-cell office:value-type="float" office:value="1.56">
            <text:p>1.5600000000</text:p>
          </table:table-cell>
          <table:table-cell office:value-type="float" office:value="15.00764">
            <text:p>15.0076400000</text:p>
          </table:table-cell>
          <table:table-cell office:value-type="float" office:value="14.67366">
            <text:p>14.6736600000</text:p>
          </table:table-cell>
          <table:table-cell office:value-type="float" office:value="4.00313">
            <text:p>4.0031300000</text:p>
          </table:table-cell>
          <table:table-cell office:value-type="float" office:value="-0.000087635">
            <text:p>-0.0000876350</text:p>
          </table:table-cell>
          <table:table-cell office:value-type="float" office:value="0.000171321">
            <text:p>0.0001713210</text:p>
          </table:table-cell>
          <table:table-cell office:value-type="float" office:value="-0.000031953">
            <text:p>-0.0000319530</text:p>
          </table:table-cell>
          <table:table-cell table:number-columns-repeated="1001"/>
        </table:table-row>
        <table:table-row table:style-name="ro1">
          <table:table-cell office:value-type="float" office:value="119175">
            <text:p>119175</text:p>
          </table:table-cell>
          <table:table-cell table:number-columns-repeated="3"/>
          <table:table-cell office:value-type="string">
            <text:p>NN 4023</text:p>
          </table:table-cell>
          <table:table-cell table:number-columns-repeated="2"/>
          <table:table-cell office:value-type="float" office:value="17.7038715278328">
            <text:p>17.7038715278</text:p>
          </table:table-cell>
          <table:table-cell office:value-type="float" office:value="-8.81320026237688">
            <text:p>-8.8132002624</text:p>
          </table:table-cell>
          <table:table-cell office:value-type="float" office:value="23.2018561484919">
            <text:p>23.2018561485</text:p>
          </table:table-cell>
          <table:table-cell office:value-type="float" office:value="-833.054">
            <text:p>-833.0540000000</text:p>
          </table:table-cell>
          <table:table-cell office:value-type="float" office:value="-477.095">
            <text:p>-477.0950000000</text:p>
          </table:table-cell>
          <table:table-cell office:value-type="float" office:value="-92">
            <text:p>-92</text:p>
          </table:table-cell>
          <table:table-cell office:value-type="float" office:value="13.52">
            <text:p>13.5200000000</text:p>
          </table:table-cell>
          <table:table-cell office:value-type="float" office:value="11.6923863508037">
            <text:p>11.6923863508</text:p>
          </table:table-cell>
          <table:table-cell office:value-type="string">
            <text:p>M3</text:p>
          </table:table-cell>
          <table:table-cell office:value-type="float" office:value="1.61">
            <text:p>1.6100000000</text:p>
          </table:table-cell>
          <table:table-cell office:value-type="float" office:value="-1.77573">
            <text:p>-1.7757300000</text:p>
          </table:table-cell>
          <table:table-cell office:value-type="float" office:value="-22.85904">
            <text:p>-22.8590400000</text:p>
          </table:table-cell>
          <table:table-cell office:value-type="float" office:value="-3.55483">
            <text:p>-3.5548300000</text:p>
          </table:table-cell>
          <table:table-cell office:value-type="float" office:value="-0.000085579">
            <text:p>-0.0000855790</text:p>
          </table:table-cell>
          <table:table-cell office:value-type="float" office:value="0.000108154">
            <text:p>0.0001081540</text:p>
          </table:table-cell>
          <table:table-cell office:value-type="float" office:value="-0.000038612">
            <text:p>-0.0000386120</text:p>
          </table:table-cell>
          <table:table-cell table:number-columns-repeated="1001"/>
        </table:table-row>
        <table:table-row table:style-name="ro1">
          <table:table-cell office:value-type="float" office:value="119214">
            <text:p>119214</text:p>
          </table:table-cell>
          <table:table-cell table:number-columns-repeated="3"/>
          <table:table-cell office:value-type="string">
            <text:p>Gl 712</text:p>
          </table:table-cell>
          <table:table-cell table:number-columns-repeated="2"/>
          <table:table-cell office:value-type="float" office:value="18.3695232669138">
            <text:p>18.3695232669</text:p>
          </table:table-cell>
          <table:table-cell office:value-type="float" office:value="6.33893928990272">
            <text:p>6.3389392899</text:p>
          </table:table-cell>
          <table:table-cell office:value-type="float" office:value="14.4717800289436">
            <text:p>14.4717800289</text:p>
          </table:table-cell>
          <table:table-cell office:value-type="float" office:value="-1148.723">
            <text:p>-1148.7230000000</text:p>
          </table:table-cell>
          <table:table-cell office:value-type="float" office:value="54.172">
            <text:p>54.1720000000</text:p>
          </table:table-cell>
          <table:table-cell office:value-type="float" office:value="-48">
            <text:p>-48</text:p>
          </table:table-cell>
          <table:table-cell office:value-type="float" office:value="12.58">
            <text:p>12.5800000000</text:p>
          </table:table-cell>
          <table:table-cell office:value-type="float" office:value="11.777390236871">
            <text:p>11.7773902369</text:p>
          </table:table-cell>
          <table:table-cell office:value-type="string">
            <text:p>M3</text:p>
          </table:table-cell>
          <table:table-cell office:value-type="float" office:value="1.48">
            <text:p>1.4800000000</text:p>
          </table:table-cell>
          <table:table-cell office:value-type="float" office:value="1.38928">
            <text:p>1.3892800000</text:p>
          </table:table-cell>
          <table:table-cell office:value-type="float" office:value="-14.31604">
            <text:p>-14.3160400000</text:p>
          </table:table-cell>
          <table:table-cell office:value-type="float" office:value="1.59782">
            <text:p>1.5978200000</text:p>
          </table:table-cell>
          <table:table-cell office:value-type="float" office:value="-0.000084965">
            <text:p>-0.0000849650</text:p>
          </table:table-cell>
          <table:table-cell office:value-type="float" office:value="0.000041196">
            <text:p>0.0000411960</text:p>
          </table:table-cell>
          <table:table-cell office:value-type="float" office:value="-0.000001642">
            <text:p>-0.0000016420</text:p>
          </table:table-cell>
          <table:table-cell table:number-columns-repeated="1001"/>
        </table:table-row>
        <table:table-row table:style-name="ro1">
          <table:table-cell office:value-type="float" office:value="47291">
            <text:p>47291</text:p>
          </table:table-cell>
          <table:table-cell office:value-type="float" office:value="47425">
            <text:p>47425</text:p>
          </table:table-cell>
          <table:table-cell table:number-columns-repeated="2"/>
          <table:table-cell office:value-type="string">
            <text:p>Gl 358</text:p>
          </table:table-cell>
          <table:table-cell table:number-columns-repeated="2"/>
          <table:table-cell office:value-type="float" office:value="9.66299353">
            <text:p>9.6629935300</text:p>
          </table:table-cell>
          <table:table-cell office:value-type="float" office:value="-41.06842435">
            <text:p>-41.0684243500</text:p>
          </table:table-cell>
          <table:table-cell office:value-type="float" office:value="9.49307005885703">
            <text:p>9.4930700589</text:p>
          </table:table-cell>
          <table:table-cell office:value-type="float" office:value="-526.08">
            <text:p>-526.0800000000</text:p>
          </table:table-cell>
          <table:table-cell office:value-type="float" office:value="356.91">
            <text:p>356.9100000000</text:p>
          </table:table-cell>
          <table:table-cell office:value-type="float" office:value="142">
            <text:p>142</text:p>
          </table:table-cell>
          <table:table-cell office:value-type="float" office:value="10.72">
            <text:p>10.7200000000</text:p>
          </table:table-cell>
          <table:table-cell office:value-type="float" office:value="10.8329665701073">
            <text:p>10.8329665701</text:p>
          </table:table-cell>
          <table:table-cell office:value-type="string">
            <text:p>M:</text:p>
          </table:table-cell>
          <table:table-cell office:value-type="float" office:value="1.521">
            <text:p>1.5210000000</text:p>
          </table:table-cell>
          <table:table-cell office:value-type="float" office:value="-5.85877">
            <text:p>-5.8587700000</text:p>
          </table:table-cell>
          <table:table-cell office:value-type="float" office:value="4.11076">
            <text:p>4.1107600000</text:p>
          </table:table-cell>
          <table:table-cell office:value-type="float" office:value="-6.23656">
            <text:p>-6.2365600000</text:p>
          </table:table-cell>
          <table:table-cell office:value-type="float" office:value="-0.000084556">
            <text:p>-0.0000845560</text:p>
          </table:table-cell>
          <table:table-cell office:value-type="float" office:value="0.000088903">
            <text:p>0.0000889030</text:p>
          </table:table-cell>
          <table:table-cell office:value-type="float" office:value="-0.000083025">
            <text:p>-0.0000830250</text:p>
          </table:table-cell>
          <table:table-cell table:number-columns-repeated="1001"/>
        </table:table-row>
        <table:table-row table:style-name="ro1">
          <table:table-cell office:value-type="float" office:value="119022">
            <text:p>119022</text:p>
          </table:table-cell>
          <table:table-cell table:number-columns-repeated="3"/>
          <table:table-cell office:value-type="string">
            <text:p>Gl 585</text:p>
          </table:table-cell>
          <table:table-cell table:number-columns-repeated="2"/>
          <table:table-cell office:value-type="float" office:value="15.397850512753">
            <text:p>15.3978505128</text:p>
          </table:table-cell>
          <table:table-cell office:value-type="float" office:value="17.4825414979416">
            <text:p>17.4825414979</text:p>
          </table:table-cell>
          <table:table-cell office:value-type="float" office:value="11.7508813160987">
            <text:p>11.7508813161</text:p>
          </table:table-cell>
          <table:table-cell office:value-type="float" office:value="-375.741">
            <text:p>-375.7410000000</text:p>
          </table:table-cell>
          <table:table-cell office:value-type="float" office:value="-1244.515">
            <text:p>-1244.5150000000</text:p>
          </table:table-cell>
          <table:table-cell office:value-type="float" office:value="84">
            <text:p>84</text:p>
          </table:table-cell>
          <table:table-cell office:value-type="float" office:value="13.68">
            <text:p>13.6800000000</text:p>
          </table:table-cell>
          <table:table-cell office:value-type="float" office:value="13.3296478004229">
            <text:p>13.3296478004</text:p>
          </table:table-cell>
          <table:table-cell office:value-type="string">
            <text:p>M4</text:p>
          </table:table-cell>
          <table:table-cell office:value-type="float" office:value="1.78">
            <text:p>1.7800000000</text:p>
          </table:table-cell>
          <table:table-cell office:value-type="float" office:value="-7.05838">
            <text:p>-7.0583800000</text:p>
          </table:table-cell>
          <table:table-cell office:value-type="float" office:value="-8.70635">
            <text:p>-8.7063500000</text:p>
          </table:table-cell>
          <table:table-cell office:value-type="float" office:value="3.53014">
            <text:p>3.5301400000</text:p>
          </table:table-cell>
          <table:table-cell office:value-type="float" office:value="-0.000081641">
            <text:p>-0.0000816410</text:p>
          </table:table-cell>
          <table:table-cell office:value-type="float" office:value="-0.000066715">
            <text:p>-0.0000667150</text:p>
          </table:table-cell>
          <table:table-cell office:value-type="float" office:value="-0.00004181">
            <text:p>-0.0000418100</text:p>
          </table:table-cell>
          <table:table-cell table:number-columns-repeated="1001"/>
        </table:table-row>
        <table:table-row table:style-name="ro1">
          <table:table-cell office:value-type="float" office:value="118392">
            <text:p>118392</text:p>
          </table:table-cell>
          <table:table-cell table:number-columns-repeated="3"/>
          <table:table-cell office:value-type="string">
            <text:p>NN 3364</text:p>
          </table:table-cell>
          <table:table-cell table:number-columns-repeated="2"/>
          <table:table-cell office:value-type="float" office:value="5.79278515824767">
            <text:p>5.7927851582</text:p>
          </table:table-cell>
          <table:table-cell office:value-type="float" office:value="69.7551743812464">
            <text:p>69.7551743812</text:p>
          </table:table-cell>
          <table:table-cell office:value-type="float" office:value="23.5849056603774">
            <text:p>23.5849056604</text:p>
          </table:table-cell>
          <table:table-cell office:value-type="float" office:value="737.137">
            <text:p>737.1370000000</text:p>
          </table:table-cell>
          <table:table-cell office:value-type="float" office:value="-533.598">
            <text:p>-533.5980000000</text:p>
          </table:table-cell>
          <table:table-cell/>
          <table:table-cell office:value-type="float" office:value="16.47">
            <text:p>16.4700000000</text:p>
          </table:table-cell>
          <table:table-cell office:value-type="float" office:value="14.6068292829637">
            <text:p>14.6068292830</text:p>
          </table:table-cell>
          <table:table-cell office:value-type="string">
            <text:p>m</text:p>
          </table:table-cell>
          <table:table-cell office:value-type="float" office:value="1.69">
            <text:p>1.6900000000</text:p>
          </table:table-cell>
          <table:table-cell office:value-type="float" office:value="0.44251">
            <text:p>0.4425100000</text:p>
          </table:table-cell>
          <table:table-cell office:value-type="float" office:value="8.14913">
            <text:p>8.1491300000</text:p>
          </table:table-cell>
          <table:table-cell office:value-type="float" office:value="22.12789">
            <text:p>22.1278900000</text:p>
          </table:table-cell>
          <table:table-cell office:value-type="float" office:value="-0.000081051">
            <text:p>-0.0000810510</text:p>
          </table:table-cell>
          <table:table-cell office:value-type="float" office:value="0.000061724">
            <text:p>0.0000617240</text:p>
          </table:table-cell>
          <table:table-cell office:value-type="float" office:value="-0.00002111">
            <text:p>-0.0000211100</text:p>
          </table:table-cell>
          <table:table-cell table:number-columns-repeated="1001"/>
        </table:table-row>
        <table:table-row table:style-name="ro1">
          <table:table-cell office:value-type="float" office:value="119015">
            <text:p>119015</text:p>
          </table:table-cell>
          <table:table-cell table:number-columns-repeated="3"/>
          <table:table-cell office:value-type="string">
            <text:p>Gl 580 <text:s/>B</text:p>
          </table:table-cell>
          <table:table-cell table:number-columns-repeated="2"/>
          <table:table-cell office:value-type="float" office:value="15.2318475616237">
            <text:p>15.2318475616</text:p>
          </table:table-cell>
          <table:table-cell office:value-type="float" office:value="-1.345203544039">
            <text:p>-1.3452035440</text:p>
          </table:table-cell>
          <table:table-cell office:value-type="float" office:value="17.3010380622837">
            <text:p>17.3010380623</text:p>
          </table:table-cell>
          <table:table-cell office:value-type="float" office:value="-1279.005">
            <text:p>-1279.0050000000</text:p>
          </table:table-cell>
          <table:table-cell office:value-type="float" office:value="-490.964">
            <text:p>-490.9640000000</text:p>
          </table:table-cell>
          <table:table-cell/>
          <table:table-cell office:value-type="float" office:value="7.35">
            <text:p>7.3500000000</text:p>
          </table:table-cell>
          <table:table-cell office:value-type="float" office:value="6.15963919210265">
            <text:p>6.1596391921</text:p>
          </table:table-cell>
          <table:table-cell table:number-columns-repeated="2"/>
          <table:table-cell office:value-type="float" office:value="-11.46589">
            <text:p>-11.4658900000</text:p>
          </table:table-cell>
          <table:table-cell office:value-type="float" office:value="-12.94968">
            <text:p>-12.9496800000</text:p>
          </table:table-cell>
          <table:table-cell office:value-type="float" office:value="-0.40616">
            <text:p>-0.4061600000</text:p>
          </table:table-cell>
          <table:table-cell office:value-type="float" office:value="-0.000079672">
            <text:p>-0.0000796720</text:p>
          </table:table-cell>
          <table:table-cell office:value-type="float" office:value="0.000071834">
            <text:p>0.0000718340</text:p>
          </table:table-cell>
          <table:table-cell office:value-type="float" office:value="-0.000041166">
            <text:p>-0.0000411660</text:p>
          </table:table-cell>
          <table:table-cell table:number-columns-repeated="1001"/>
        </table:table-row>
        <table:table-row table:style-name="ro1">
          <table:table-cell office:value-type="float" office:value="118962">
            <text:p>118962</text:p>
          </table:table-cell>
          <table:table-cell table:number-columns-repeated="3"/>
          <table:table-cell office:value-type="string">
            <text:p>NN 3842</text:p>
          </table:table-cell>
          <table:table-cell table:number-columns-repeated="2"/>
          <table:table-cell office:value-type="float" office:value="14.334637313627">
            <text:p>14.3346373136</text:p>
          </table:table-cell>
          <table:table-cell office:value-type="float" office:value="39.0489401364219">
            <text:p>39.0489401364</text:p>
          </table:table-cell>
          <table:table-cell office:value-type="float" office:value="20.4081632653061">
            <text:p>20.4081632653</text:p>
          </table:table-cell>
          <table:table-cell office:value-type="float" office:value="-611.018">
            <text:p>-611.0180000000</text:p>
          </table:table-cell>
          <table:table-cell office:value-type="float" office:value="-866.173">
            <text:p>-866.1730000000</text:p>
          </table:table-cell>
          <table:table-cell/>
          <table:table-cell office:value-type="float" office:value="12.31">
            <text:p>12.3100000000</text:p>
          </table:table-cell>
          <table:table-cell office:value-type="float" office:value="10.7609804001426">
            <text:p>10.7609804001</text:p>
          </table:table-cell>
          <table:table-cell office:value-type="string">
            <text:p>M0:e:</text:p>
          </table:table-cell>
          <table:table-cell office:value-type="float" office:value="1.51">
            <text:p>1.5100000000</text:p>
          </table:table-cell>
          <table:table-cell office:value-type="float" office:value="-12.97975">
            <text:p>-12.9797500000</text:p>
          </table:table-cell>
          <table:table-cell office:value-type="float" office:value="-9.09512">
            <text:p>-9.0951200000</text:p>
          </table:table-cell>
          <table:table-cell office:value-type="float" office:value="12.85681">
            <text:p>12.8568100000</text:p>
          </table:table-cell>
          <table:table-cell office:value-type="float" office:value="-0.000078901">
            <text:p>-0.0000789010</text:p>
          </table:table-cell>
          <table:table-cell office:value-type="float" office:value="0.000018525">
            <text:p>0.0000185250</text:p>
          </table:table-cell>
          <table:table-cell office:value-type="float" office:value="-0.000066549">
            <text:p>-0.0000665490</text:p>
          </table:table-cell>
          <table:table-cell table:number-columns-repeated="1001"/>
        </table:table-row>
        <table:table-row table:style-name="ro1">
          <table:table-cell office:value-type="float" office:value="119240">
            <text:p>119240</text:p>
          </table:table-cell>
          <table:table-cell table:number-columns-repeated="3"/>
          <table:table-cell office:value-type="string">
            <text:p>NN 4076</text:p>
          </table:table-cell>
          <table:table-cell table:number-columns-repeated="2"/>
          <table:table-cell office:value-type="float" office:value="18.765428137629">
            <text:p>18.7654281376</text:p>
          </table:table-cell>
          <table:table-cell office:value-type="float" office:value="52.4557167867536">
            <text:p>52.4557167868</text:p>
          </table:table-cell>
          <table:table-cell office:value-type="float" office:value="19.9600798403194">
            <text:p>19.9600798403</text:p>
          </table:table-cell>
          <table:table-cell office:value-type="float" office:value="-738.904">
            <text:p>-738.9040000000</text:p>
          </table:table-cell>
          <table:table-cell office:value-type="float" office:value="399.524">
            <text:p>399.5240000000</text:p>
          </table:table-cell>
          <table:table-cell/>
          <table:table-cell office:value-type="float" office:value="15.11">
            <text:p>15.1100000000</text:p>
          </table:table-cell>
          <table:table-cell office:value-type="float" office:value="13.6091886293362">
            <text:p>13.6091886293</text:p>
          </table:table-cell>
          <table:table-cell office:value-type="string">
            <text:p>M1</text:p>
          </table:table-cell>
          <table:table-cell office:value-type="float" office:value="1.85">
            <text:p>1.8500000000</text:p>
          </table:table-cell>
          <table:table-cell office:value-type="float" office:value="2.42107">
            <text:p>2.4210700000</text:p>
          </table:table-cell>
          <table:table-cell office:value-type="float" office:value="-11.91976">
            <text:p>-11.9197600000</text:p>
          </table:table-cell>
          <table:table-cell office:value-type="float" office:value="15.82599">
            <text:p>15.8259900000</text:p>
          </table:table-cell>
          <table:table-cell office:value-type="float" office:value="-0.000076167">
            <text:p>-0.0000761670</text:p>
          </table:table-cell>
          <table:table-cell office:value-type="float" office:value="0.000015806">
            <text:p>0.0000158060</text:p>
          </table:table-cell>
          <table:table-cell office:value-type="float" office:value="0.000023557">
            <text:p>0.0000235570</text:p>
          </table:table-cell>
          <table:table-cell table:number-columns-repeated="1001"/>
        </table:table-row>
        <table:table-row table:style-name="ro1">
          <table:table-cell office:value-type="float" office:value="118334">
            <text:p>118334</text:p>
          </table:table-cell>
          <table:table-cell table:number-columns-repeated="3"/>
          <table:table-cell office:value-type="string">
            <text:p>NN 3311</text:p>
          </table:table-cell>
          <table:table-cell table:number-columns-repeated="2"/>
          <table:table-cell office:value-type="float" office:value="4.77036211431782">
            <text:p>4.7703621143</text:p>
          </table:table-cell>
          <table:table-cell office:value-type="float" office:value="48.759055633679">
            <text:p>48.7590556337</text:p>
          </table:table-cell>
          <table:table-cell office:value-type="float" office:value="19.3050193050193">
            <text:p>19.3050193050</text:p>
          </table:table-cell>
          <table:table-cell office:value-type="float" office:value="1012.069">
            <text:p>1012.0690000000</text:p>
          </table:table-cell>
          <table:table-cell office:value-type="float" office:value="-644.759">
            <text:p>-644.7590000000</text:p>
          </table:table-cell>
          <table:table-cell/>
          <table:table-cell office:value-type="float" office:value="17.29">
            <text:p>17.2900000000</text:p>
          </table:table-cell>
          <table:table-cell office:value-type="float" office:value="15.8616487987262">
            <text:p>15.8616487987</text:p>
          </table:table-cell>
          <table:table-cell office:value-type="string">
            <text:p>m</text:p>
          </table:table-cell>
          <table:table-cell/>
          <table:table-cell office:value-type="float" office:value="4.02646">
            <text:p>4.0264600000</text:p>
          </table:table-cell>
          <table:table-cell office:value-type="float" office:value="12.07263">
            <text:p>12.0726300000</text:p>
          </table:table-cell>
          <table:table-cell office:value-type="float" office:value="14.51629">
            <text:p>14.5162900000</text:p>
          </table:table-cell>
          <table:table-cell office:value-type="float" office:value="-0.000075494">
            <text:p>-0.0000754940</text:p>
          </table:table-cell>
          <table:table-cell office:value-type="float" office:value="0.000073008">
            <text:p>0.0000730080</text:p>
          </table:table-cell>
          <table:table-cell office:value-type="float" office:value="-0.000039777">
            <text:p>-0.0000397770</text:p>
          </table:table-cell>
          <table:table-cell table:number-columns-repeated="1001"/>
        </table:table-row>
        <table:table-row table:style-name="ro1">
          <table:table-cell office:value-type="float" office:value="41572">
            <text:p>41572</text:p>
          </table:table-cell>
          <table:table-cell office:value-type="float" office:value="41689">
            <text:p>41689</text:p>
          </table:table-cell>
          <table:table-cell table:number-columns-repeated="2"/>
          <table:table-cell office:value-type="string">
            <text:p>Gl 308.1</text:p>
          </table:table-cell>
          <table:table-cell table:number-columns-repeated="2"/>
          <table:table-cell office:value-type="float" office:value="8.49879842">
            <text:p>8.4987984200</text:p>
          </table:table-cell>
          <table:table-cell office:value-type="float" office:value="61.72749897">
            <text:p>61.7274989700</text:p>
          </table:table-cell>
          <table:table-cell office:value-type="float" office:value="19.1094974202178">
            <text:p>19.1094974202</text:p>
          </table:table-cell>
          <table:table-cell office:value-type="float" office:value="530.62">
            <text:p>530.6200000000</text:p>
          </table:table-cell>
          <table:table-cell office:value-type="float" office:value="-716.92">
            <text:p>-716.9200000000</text:p>
          </table:table-cell>
          <table:table-cell/>
          <table:table-cell office:value-type="float" office:value="10.29">
            <text:p>10.2900000000</text:p>
          </table:table-cell>
          <table:table-cell office:value-type="float" office:value="8.88375367369833">
            <text:p>8.8837536737</text:p>
          </table:table-cell>
          <table:table-cell office:value-type="string">
            <text:p>M0</text:p>
          </table:table-cell>
          <table:table-cell office:value-type="float" office:value="1.345">
            <text:p>1.3450000000</text:p>
          </table:table-cell>
          <table:table-cell office:value-type="float" office:value="-5.50795">
            <text:p>-5.5079500000</text:p>
          </table:table-cell>
          <table:table-cell office:value-type="float" office:value="7.18277">
            <text:p>7.1827700000</text:p>
          </table:table-cell>
          <table:table-cell office:value-type="float" office:value="16.82982">
            <text:p>16.8298200000</text:p>
          </table:table-cell>
          <table:table-cell office:value-type="float" office:value="-0.000074599">
            <text:p>-0.0000745990</text:p>
          </table:table-cell>
          <table:table-cell office:value-type="float" office:value="0.000016503">
            <text:p>0.0000165030</text:p>
          </table:table-cell>
          <table:table-cell office:value-type="float" office:value="-0.000031457">
            <text:p>-0.0000314570</text:p>
          </table:table-cell>
          <table:table-cell table:number-columns-repeated="1001"/>
        </table:table-row>
        <table:table-row table:style-name="ro1">
          <table:table-cell office:value-type="float" office:value="112870">
            <text:p>112870</text:p>
          </table:table-cell>
          <table:table-cell office:value-type="float" office:value="113229">
            <text:p>113229</text:p>
          </table:table-cell>
          <table:table-cell table:number-columns-repeated="2"/>
          <table:table-cell office:value-type="string">
            <text:p>Gl 877</text:p>
          </table:table-cell>
          <table:table-cell table:number-columns-repeated="2"/>
          <table:table-cell office:value-type="float" office:value="22.92997139">
            <text:p>22.9299713900</text:p>
          </table:table-cell>
          <table:table-cell office:value-type="float" office:value="-75.45609056">
            <text:p>-75.4560905600</text:p>
          </table:table-cell>
          <table:table-cell office:value-type="float" office:value="8.61920358558869">
            <text:p>8.6192035856</text:p>
          </table:table-cell>
          <table:table-cell office:value-type="float" office:value="-1027.28">
            <text:p>-1027.2800000000</text:p>
          </table:table-cell>
          <table:table-cell office:value-type="float" office:value="-1061.6">
            <text:p>-1061.6000000000</text:p>
          </table:table-cell>
          <table:table-cell office:value-type="float" office:value="-86">
            <text:p>-86</text:p>
          </table:table-cell>
          <table:table-cell office:value-type="float" office:value="10.42">
            <text:p>10.4200000000</text:p>
          </table:table-cell>
          <table:table-cell office:value-type="float" office:value="10.7426643056579">
            <text:p>10.7426643057</text:p>
          </table:table-cell>
          <table:table-cell office:value-type="string">
            <text:p>K</text:p>
          </table:table-cell>
          <table:table-cell office:value-type="float" office:value="1.485">
            <text:p>1.4850000000</text:p>
          </table:table-cell>
          <table:table-cell office:value-type="float" office:value="2.08009">
            <text:p>2.0800900000</text:p>
          </table:table-cell>
          <table:table-cell office:value-type="float" office:value="-0.59844">
            <text:p>-0.5984400000</text:p>
          </table:table-cell>
          <table:table-cell office:value-type="float" office:value="-8.343">
            <text:p>-8.3430000000</text:p>
          </table:table-cell>
          <table:table-cell office:value-type="float" office:value="-0.000074356">
            <text:p>-0.0000743560</text:p>
          </table:table-cell>
          <table:table-cell office:value-type="float" office:value="-0.000023272">
            <text:p>-0.0000232720</text:p>
          </table:table-cell>
          <table:table-cell office:value-type="float" office:value="0.000073996">
            <text:p>0.0000739960</text:p>
          </table:table-cell>
          <table:table-cell table:number-columns-repeated="1001"/>
        </table:table-row>
        <table:table-row table:style-name="ro1">
          <table:table-cell office:value-type="float" office:value="118961">
            <text:p>118961</text:p>
          </table:table-cell>
          <table:table-cell table:number-columns-repeated="3"/>
          <table:table-cell office:value-type="string">
            <text:p>Gl 545</text:p>
          </table:table-cell>
          <table:table-cell table:number-columns-repeated="2"/>
          <table:table-cell office:value-type="float" office:value="14.3358001426573">
            <text:p>14.3358001427</text:p>
          </table:table-cell>
          <table:table-cell office:value-type="float" office:value="-9.60977100170587">
            <text:p>-9.6097710017</text:p>
          </table:table-cell>
          <table:table-cell office:value-type="float" office:value="10.9769484083425">
            <text:p>10.9769484083</text:p>
          </table:table-cell>
          <table:table-cell office:value-type="float" office:value="-611.018">
            <text:p>-611.0180000000</text:p>
          </table:table-cell>
          <table:table-cell office:value-type="float" office:value="-866.173">
            <text:p>-866.1730000000</text:p>
          </table:table-cell>
          <table:table-cell office:value-type="float" office:value="75">
            <text:p>75</text:p>
          </table:table-cell>
          <table:table-cell office:value-type="float" office:value="12.9">
            <text:p>12.9000000000</text:p>
          </table:table-cell>
          <table:table-cell office:value-type="float" office:value="12.697591884865">
            <text:p>12.6975918849</text:p>
          </table:table-cell>
          <table:table-cell office:value-type="string">
            <text:p>M4</text:p>
          </table:table-cell>
          <table:table-cell office:value-type="float" office:value="1.59">
            <text:p>1.5900000000</text:p>
          </table:table-cell>
          <table:table-cell office:value-type="float" office:value="-8.8616">
            <text:p>-8.8616000000</text:p>
          </table:table-cell>
          <table:table-cell office:value-type="float" office:value="-6.21349">
            <text:p>-6.2134900000</text:p>
          </table:table-cell>
          <table:table-cell office:value-type="float" office:value="-1.83245">
            <text:p>-1.8324500000</text:p>
          </table:table-cell>
          <table:table-cell office:value-type="float" office:value="-0.000074289">
            <text:p>-0.0000742890</text:p>
          </table:table-cell>
          <table:table-cell office:value-type="float" office:value="-0.000012379">
            <text:p>-0.0000123790</text:p>
          </table:table-cell>
          <table:table-cell office:value-type="float" office:value="-0.000058249">
            <text:p>-0.0000582490</text:p>
          </table:table-cell>
          <table:table-cell table:number-columns-repeated="1001"/>
        </table:table-row>
        <table:table-row table:style-name="ro1">
          <table:table-cell office:value-type="float" office:value="118540">
            <text:p>118540</text:p>
          </table:table-cell>
          <table:table-cell table:number-columns-repeated="3"/>
          <table:table-cell office:value-type="string">
            <text:p>GJ 1110</text:p>
          </table:table-cell>
          <table:table-cell table:number-columns-repeated="2"/>
          <table:table-cell office:value-type="float" office:value="8.47043750622354">
            <text:p>8.4704375062</text:p>
          </table:table-cell>
          <table:table-cell office:value-type="float" office:value="20.1500678382389">
            <text:p>20.1500678382</text:p>
          </table:table-cell>
          <table:table-cell office:value-type="float" office:value="22.3214285714286">
            <text:p>22.3214285714</text:p>
          </table:table-cell>
          <table:table-cell office:value-type="float" office:value="-250.441">
            <text:p>-250.4410000000</text:p>
          </table:table-cell>
          <table:table-cell office:value-type="float" office:value="-610.638">
            <text:p>-610.6380000000</text:p>
          </table:table-cell>
          <table:table-cell office:value-type="float" office:value="142">
            <text:p>142</text:p>
          </table:table-cell>
          <table:table-cell office:value-type="float" office:value="13.08">
            <text:p>13.0800000000</text:p>
          </table:table-cell>
          <table:table-cell office:value-type="float" office:value="11.3363900699907">
            <text:p>11.3363900700</text:p>
          </table:table-cell>
          <table:table-cell office:value-type="string">
            <text:p>g-k</text:p>
          </table:table-cell>
          <table:table-cell office:value-type="float" office:value="1.48">
            <text:p>1.4800000000</text:p>
          </table:table-cell>
          <table:table-cell office:value-type="float" office:value="-12.62767">
            <text:p>-12.6276700000</text:p>
          </table:table-cell>
          <table:table-cell office:value-type="float" office:value="16.72312">
            <text:p>16.7231200000</text:p>
          </table:table-cell>
          <table:table-cell office:value-type="float" office:value="7.68928">
            <text:p>7.6892800000</text:p>
          </table:table-cell>
          <table:table-cell office:value-type="float" office:value="-0.000074247">
            <text:p>-0.0000742470</text:p>
          </table:table-cell>
          <table:table-cell office:value-type="float" office:value="0.000143298">
            <text:p>0.0001432980</text:p>
          </table:table-cell>
          <table:table-cell office:value-type="float" office:value="-0.000012003">
            <text:p>-0.0000120030</text:p>
          </table:table-cell>
          <table:table-cell table:number-columns-repeated="1001"/>
        </table:table-row>
        <table:table-row table:style-name="ro1">
          <table:table-cell office:value-type="float" office:value="118117">
            <text:p>118117</text:p>
          </table:table-cell>
          <table:table-cell table:number-columns-repeated="3"/>
          <table:table-cell office:value-type="string">
            <text:p>Gl <text:s/>85</text:p>
          </table:table-cell>
          <table:table-cell table:number-columns-repeated="2"/>
          <table:table-cell office:value-type="float" office:value="2.1189433511639">
            <text:p>2.1189433512</text:p>
          </table:table-cell>
          <table:table-cell office:value-type="float" office:value="-66.5742706540144">
            <text:p>-66.5742706540</text:p>
          </table:table-cell>
          <table:table-cell office:value-type="float" office:value="20.4081632653061">
            <text:p>20.4081632653</text:p>
          </table:table-cell>
          <table:table-cell office:value-type="float" office:value="1748.911">
            <text:p>1748.9110000000</text:p>
          </table:table-cell>
          <table:table-cell office:value-type="float" office:value="381.324">
            <text:p>381.3240000000</text:p>
          </table:table-cell>
          <table:table-cell office:value-type="float" office:value="-33">
            <text:p>-33</text:p>
          </table:table-cell>
          <table:table-cell office:value-type="float" office:value="11.52">
            <text:p>11.5200000000</text:p>
          </table:table-cell>
          <table:table-cell office:value-type="float" office:value="9.97098040014257">
            <text:p>9.9709804001</text:p>
          </table:table-cell>
          <table:table-cell office:value-type="string">
            <text:p>m</text:p>
          </table:table-cell>
          <table:table-cell office:value-type="float" office:value="1.53">
            <text:p>1.5300000000</text:p>
          </table:table-cell>
          <table:table-cell office:value-type="float" office:value="6.89676">
            <text:p>6.8967600000</text:p>
          </table:table-cell>
          <table:table-cell office:value-type="float" office:value="4.27353">
            <text:p>4.2735300000</text:p>
          </table:table-cell>
          <table:table-cell office:value-type="float" office:value="-18.72604">
            <text:p>-18.7260400000</text:p>
          </table:table-cell>
          <table:table-cell office:value-type="float" office:value="-0.000073116">
            <text:p>-0.0000731160</text:p>
          </table:table-cell>
          <table:table-cell office:value-type="float" office:value="0.000158243">
            <text:p>0.0001582430</text:p>
          </table:table-cell>
          <table:table-cell office:value-type="float" office:value="0.000045966">
            <text:p>0.0000459660</text:p>
          </table:table-cell>
          <table:table-cell table:number-columns-repeated="1001"/>
        </table:table-row>
        <table:table-row table:style-name="ro1">
          <table:table-cell office:value-type="float" office:value="118045">
            <text:p>118045</text:p>
          </table:table-cell>
          <table:table-cell table:number-columns-repeated="3"/>
          <table:table-cell office:value-type="string">
            <text:p>Gl <text:s/>52.2</text:p>
          </table:table-cell>
          <table:table-cell table:number-columns-repeated="2"/>
          <table:table-cell office:value-type="float" office:value="1.12839355358288">
            <text:p>1.1283935536</text:p>
          </table:table-cell>
          <table:table-cell office:value-type="float" office:value="34.2022765264135">
            <text:p>34.2022765264</text:p>
          </table:table-cell>
          <table:table-cell office:value-type="float" office:value="22.4719101123596">
            <text:p>22.4719101124</text:p>
          </table:table-cell>
          <table:table-cell office:value-type="float" office:value="1371.077">
            <text:p>1371.0770000000</text:p>
          </table:table-cell>
          <table:table-cell office:value-type="float" office:value="501.743">
            <text:p>501.7430000000</text:p>
          </table:table-cell>
          <table:table-cell/>
          <table:table-cell office:value-type="float" office:value="13.35">
            <text:p>13.3500000000</text:p>
          </table:table-cell>
          <table:table-cell office:value-type="float" office:value="11.5918000549047">
            <text:p>11.5918000549</text:p>
          </table:table-cell>
          <table:table-cell office:value-type="string">
            <text:p>M3</text:p>
          </table:table-cell>
          <table:table-cell office:value-type="float" office:value="1.59">
            <text:p>1.5900000000</text:p>
          </table:table-cell>
          <table:table-cell office:value-type="float" office:value="17.78048">
            <text:p>17.7804800000</text:p>
          </table:table-cell>
          <table:table-cell office:value-type="float" office:value="5.4109">
            <text:p>5.4109000000</text:p>
          </table:table-cell>
          <table:table-cell office:value-type="float" office:value="12.63182">
            <text:p>12.6318200000</text:p>
          </table:table-cell>
          <table:table-cell office:value-type="float" office:value="-0.000072877">
            <text:p>-0.0000728770</text:p>
          </table:table-cell>
          <table:table-cell office:value-type="float" office:value="0.000133946">
            <text:p>0.0001339460</text:p>
          </table:table-cell>
          <table:table-cell office:value-type="float" office:value="0.000045205">
            <text:p>0.0000452050</text:p>
          </table:table-cell>
          <table:table-cell table:number-columns-repeated="1001"/>
        </table:table-row>
        <table:table-row table:style-name="ro1">
          <table:table-cell office:value-type="float" office:value="118685">
            <text:p>118685</text:p>
          </table:table-cell>
          <table:table-cell table:number-columns-repeated="3"/>
          <table:table-cell office:value-type="string">
            <text:p>Gl 392 <text:s/>B</text:p>
          </table:table-cell>
          <table:table-cell table:number-columns-repeated="2"/>
          <table:table-cell office:value-type="float" office:value="10.4676852481497">
            <text:p>10.4676852481</text:p>
          </table:table-cell>
          <table:table-cell office:value-type="float" office:value="48.7985416514887">
            <text:p>48.7985416515</text:p>
          </table:table-cell>
          <table:table-cell office:value-type="float" office:value="23.5571260306243">
            <text:p>23.5571260306</text:p>
          </table:table-cell>
          <table:table-cell office:value-type="float" office:value="76.697">
            <text:p>76.6970000000</text:p>
          </table:table-cell>
          <table:table-cell office:value-type="float" office:value="-876.651">
            <text:p>-876.6510000000</text:p>
          </table:table-cell>
          <table:table-cell/>
          <table:table-cell office:value-type="float" office:value="12.5">
            <text:p>12.5000000000</text:p>
          </table:table-cell>
          <table:table-cell office:value-type="float" office:value="10.6393884728999">
            <text:p>10.6393884729</text:p>
          </table:table-cell>
          <table:table-cell table:number-columns-repeated="2"/>
          <table:table-cell office:value-type="float" office:value="-14.28534">
            <text:p>-14.2853400000</text:p>
          </table:table-cell>
          <table:table-cell office:value-type="float" office:value="6.05927">
            <text:p>6.0592700000</text:p>
          </table:table-cell>
          <table:table-cell office:value-type="float" office:value="17.72433">
            <text:p>17.7243300000</text:p>
          </table:table-cell>
          <table:table-cell office:value-type="float" office:value="-0.000072764">
            <text:p>-0.0000727640</text:p>
          </table:table-cell>
          <table:table-cell office:value-type="float" office:value="0.000021349">
            <text:p>0.0000213490</text:p>
          </table:table-cell>
          <table:table-cell office:value-type="float" office:value="-0.000065944">
            <text:p>-0.0000659440</text:p>
          </table:table-cell>
          <table:table-cell table:number-columns-repeated="1001"/>
        </table:table-row>
        <table:table-row table:style-name="ro1">
          <table:table-cell office:value-type="float" office:value="118380">
            <text:p>118380</text:p>
          </table:table-cell>
          <table:table-cell table:number-columns-repeated="3"/>
          <table:table-cell office:value-type="string">
            <text:p>NN 3351</text:p>
          </table:table-cell>
          <table:table-cell table:number-columns-repeated="2"/>
          <table:table-cell office:value-type="float" office:value="5.62873749430213">
            <text:p>5.6287374943</text:p>
          </table:table-cell>
          <table:table-cell office:value-type="float" office:value="79.5539650653001">
            <text:p>79.5539650653</text:p>
          </table:table-cell>
          <table:table-cell office:value-type="float" office:value="22.1238938053097">
            <text:p>22.1238938053</text:p>
          </table:table-cell>
          <table:table-cell office:value-type="float" office:value="745.658">
            <text:p>745.6580000000</text:p>
          </table:table-cell>
          <table:table-cell office:value-type="float" office:value="-927.412">
            <text:p>-927.4120000000</text:p>
          </table:table-cell>
          <table:table-cell office:value-type="float" office:value="-92">
            <text:p>-92</text:p>
          </table:table-cell>
          <table:table-cell office:value-type="float" office:value="18.4">
            <text:p>18.4000000000</text:p>
          </table:table-cell>
          <table:table-cell office:value-type="float" office:value="16.6756921740569">
            <text:p>16.6756921741</text:p>
          </table:table-cell>
          <table:table-cell office:value-type="string">
            <text:p>m</text:p>
          </table:table-cell>
          <table:table-cell/>
          <table:table-cell office:value-type="float" office:value="0.38926">
            <text:p>0.3892600000</text:p>
          </table:table-cell>
          <table:table-cell office:value-type="float" office:value="3.99233">
            <text:p>3.9923300000</text:p>
          </table:table-cell>
          <table:table-cell office:value-type="float" office:value="21.75721">
            <text:p>21.7572100000</text:p>
          </table:table-cell>
          <table:table-cell office:value-type="float" office:value="-0.000071757">
            <text:p>-0.0000717570</text:p>
          </table:table-cell>
          <table:table-cell office:value-type="float" office:value="0.000088136">
            <text:p>0.0000881360</text:p>
          </table:table-cell>
          <table:table-cell office:value-type="float" office:value="-0.000110565">
            <text:p>-0.0001105650</text:p>
          </table:table-cell>
          <table:table-cell table:number-columns-repeated="1001"/>
        </table:table-row>
        <table:table-row table:style-name="ro1">
          <table:table-cell office:value-type="float" office:value="118740">
            <text:p>118740</text:p>
          </table:table-cell>
          <table:table-cell table:number-columns-repeated="3"/>
          <table:table-cell office:value-type="string">
            <text:p>NN 3653</text:p>
          </table:table-cell>
          <table:table-cell table:number-columns-repeated="2"/>
          <table:table-cell office:value-type="float" office:value="11.2651432121683">
            <text:p>11.2651432122</text:p>
          </table:table-cell>
          <table:table-cell office:value-type="float" office:value="55.33078742505">
            <text:p>55.3307874251</text:p>
          </table:table-cell>
          <table:table-cell office:value-type="float" office:value="23.8095238095238">
            <text:p>23.8095238095</text:p>
          </table:table-cell>
          <table:table-cell office:value-type="float" office:value="139.249">
            <text:p>139.2490000000</text:p>
          </table:table-cell>
          <table:table-cell office:value-type="float" office:value="-736.959">
            <text:p>-736.9590000000</text:p>
          </table:table-cell>
          <table:table-cell/>
          <table:table-cell office:value-type="float" office:value="11.22">
            <text:p>11.2200000000</text:p>
          </table:table-cell>
          <table:table-cell office:value-type="float" office:value="9.3362464519895">
            <text:p>9.3362464520</text:p>
          </table:table-cell>
          <table:table-cell office:value-type="string">
            <text:p>M0</text:p>
          </table:table-cell>
          <table:table-cell office:value-type="float" office:value="1.41">
            <text:p>1.4100000000</text:p>
          </table:table-cell>
          <table:table-cell office:value-type="float" office:value="-13.29388">
            <text:p>-13.2938800000</text:p>
          </table:table-cell>
          <table:table-cell office:value-type="float" office:value="2.58957">
            <text:p>2.5895700000</text:p>
          </table:table-cell>
          <table:table-cell office:value-type="float" office:value="19.58213">
            <text:p>19.5821300000</text:p>
          </table:table-cell>
          <table:table-cell office:value-type="float" office:value="-0.00007174">
            <text:p>-0.0000717400</text:p>
          </table:table-cell>
          <table:table-cell office:value-type="float" office:value="-0.000002399">
            <text:p>-0.0000023990</text:p>
          </table:table-cell>
          <table:table-cell office:value-type="float" office:value="-0.000048385">
            <text:p>-0.0000483850</text:p>
          </table:table-cell>
          <table:table-cell table:number-columns-repeated="1001"/>
        </table:table-row>
        <table:table-row table:style-name="ro1">
          <table:table-cell office:value-type="float" office:value="118430">
            <text:p>118430</text:p>
          </table:table-cell>
          <table:table-cell table:number-columns-repeated="3"/>
          <table:table-cell office:value-type="string">
            <text:p>NN 3395</text:p>
          </table:table-cell>
          <table:table-cell table:number-columns-repeated="2"/>
          <table:table-cell office:value-type="float" office:value="6.51692989868085">
            <text:p>6.5169298987</text:p>
          </table:table-cell>
          <table:table-cell office:value-type="float" office:value="50.0504530337905">
            <text:p>50.0504530338</text:p>
          </table:table-cell>
          <table:table-cell office:value-type="float" office:value="19.2307692307692">
            <text:p>19.2307692308</text:p>
          </table:table-cell>
          <table:table-cell office:value-type="float" office:value="702.475">
            <text:p>702.4750000000</text:p>
          </table:table-cell>
          <table:table-cell office:value-type="float" office:value="-697.587">
            <text:p>-697.5870000000</text:p>
          </table:table-cell>
          <table:table-cell/>
          <table:table-cell office:value-type="float" office:value="11.09">
            <text:p>11.0900000000</text:p>
          </table:table-cell>
          <table:table-cell office:value-type="float" office:value="9.670016718174">
            <text:p>9.6700167182</text:p>
          </table:table-cell>
          <table:table-cell office:value-type="string">
            <text:p>M0</text:p>
          </table:table-cell>
          <table:table-cell office:value-type="float" office:value="1.5">
            <text:p>1.5000000000</text:p>
          </table:table-cell>
          <table:table-cell office:value-type="float" office:value="-1.66602">
            <text:p>-1.6660200000</text:p>
          </table:table-cell>
          <table:table-cell office:value-type="float" office:value="12.23541">
            <text:p>12.2354100000</text:p>
          </table:table-cell>
          <table:table-cell office:value-type="float" office:value="14.7425">
            <text:p>14.7425000000</text:p>
          </table:table-cell>
          <table:table-cell office:value-type="float" office:value="-0.000071616">
            <text:p>-0.0000716160</text:p>
          </table:table-cell>
          <table:table-cell office:value-type="float" office:value="0.000040563">
            <text:p>0.0000405630</text:p>
          </table:table-cell>
          <table:table-cell office:value-type="float" office:value="-0.000041758">
            <text:p>-0.0000417580</text:p>
          </table:table-cell>
          <table:table-cell table:number-columns-repeated="1001"/>
        </table:table-row>
        <table:table-row table:style-name="ro1">
          <table:table-cell office:value-type="float" office:value="117107">
            <text:p>117107</text:p>
          </table:table-cell>
          <table:table-cell office:value-type="float" office:value="117473">
            <text:p>117473</text:p>
          </table:table-cell>
          <table:table-cell table:number-columns-repeated="2"/>
          <table:table-cell office:value-type="string">
            <text:p>Gl 908</text:p>
          </table:table-cell>
          <table:table-cell table:number-columns-repeated="2"/>
          <table:table-cell office:value-type="float" office:value="23.81998495">
            <text:p>23.8199849500</text:p>
          </table:table-cell>
          <table:table-cell office:value-type="float" office:value="2.40357651">
            <text:p>2.4035765100</text:p>
          </table:table-cell>
          <table:table-cell office:value-type="float" office:value="5.96979284818817">
            <text:p>5.9697928482</text:p>
          </table:table-cell>
          <table:table-cell office:value-type="float" office:value="995.12">
            <text:p>995.1200000000</text:p>
          </table:table-cell>
          <table:table-cell office:value-type="float" office:value="-968.25">
            <text:p>-968.2500000000</text:p>
          </table:table-cell>
          <table:table-cell office:value-type="float" office:value="-71.3">
            <text:p>-71</text:p>
          </table:table-cell>
          <table:table-cell office:value-type="float" office:value="8.98">
            <text:p>8.9800000000</text:p>
          </table:table-cell>
          <table:table-cell office:value-type="float" office:value="10.1002036931385">
            <text:p>10.1002036931</text:p>
          </table:table-cell>
          <table:table-cell office:value-type="string">
            <text:p>M2V</text:p>
          </table:table-cell>
          <table:table-cell office:value-type="float" office:value="1.46">
            <text:p>1.4600000000</text:p>
          </table:table-cell>
          <table:table-cell office:value-type="float" office:value="5.95791">
            <text:p>5.9579100000</text:p>
          </table:table-cell>
          <table:table-cell office:value-type="float" office:value="-0.28099">
            <text:p>-0.2809900000</text:p>
          </table:table-cell>
          <table:table-cell office:value-type="float" office:value="0.25036">
            <text:p>0.2503600000</text:p>
          </table:table-cell>
          <table:table-cell office:value-type="float" office:value="-0.000070244">
            <text:p>-0.0000702440</text:p>
          </table:table-cell>
          <table:table-cell office:value-type="float" office:value="0.000032143">
            <text:p>0.0000321430</text:p>
          </table:table-cell>
          <table:table-cell office:value-type="float" office:value="-0.000031054">
            <text:p>-0.0000310540</text:p>
          </table:table-cell>
          <table:table-cell table:number-columns-repeated="1001"/>
        </table:table-row>
        <table:table-row table:style-name="ro1">
          <table:table-cell office:value-type="float" office:value="4002">
            <text:p>4002</text:p>
          </table:table-cell>
          <table:table-cell office:value-type="float" office:value="4012">
            <text:p>4012</text:p>
          </table:table-cell>
          <table:table-cell table:number-columns-repeated="2"/>
          <table:table-cell office:value-type="string">
            <text:p>Gl <text:s/>38</text:p>
          </table:table-cell>
          <table:table-cell table:number-columns-repeated="2"/>
          <table:table-cell office:value-type="float" office:value="0.8578047">
            <text:p>0.8578047000</text:p>
          </table:table-cell>
          <table:table-cell office:value-type="float" office:value="58.3010422">
            <text:p>58.3010422000</text:p>
          </table:table-cell>
          <table:table-cell office:value-type="float" office:value="18.4399778720266">
            <text:p>18.4399778720</text:p>
          </table:table-cell>
          <table:table-cell office:value-type="float" office:value="1566.84">
            <text:p>1566.8400000000</text:p>
          </table:table-cell>
          <table:table-cell office:value-type="float" office:value="405.19">
            <text:p>405.1900000000</text:p>
          </table:table-cell>
          <table:table-cell office:value-type="float" office:value="-16.6">
            <text:p>-17</text:p>
          </table:table-cell>
          <table:table-cell office:value-type="float" office:value="10.66">
            <text:p>10.6600000000</text:p>
          </table:table-cell>
          <table:table-cell office:value-type="float" office:value="9.33119802217728">
            <text:p>9.3311980222</text:p>
          </table:table-cell>
          <table:table-cell office:value-type="string">
            <text:p>M2</text:p>
          </table:table-cell>
          <table:table-cell office:value-type="float" office:value="1.363">
            <text:p>1.3630000000</text:p>
          </table:table-cell>
          <table:table-cell office:value-type="float" office:value="9.44609">
            <text:p>9.4460900000</text:p>
          </table:table-cell>
          <table:table-cell office:value-type="float" office:value="2.15773">
            <text:p>2.1577300000</text:p>
          </table:table-cell>
          <table:table-cell office:value-type="float" office:value="15.68911">
            <text:p>15.6891100000</text:p>
          </table:table-cell>
          <table:table-cell office:value-type="float" office:value="-0.00006993">
            <text:p>-0.0000699300</text:p>
          </table:table-cell>
          <table:table-cell office:value-type="float" office:value="0.000127696">
            <text:p>0.0001276960</text:p>
          </table:table-cell>
          <table:table-cell office:value-type="float" office:value="0.000004587">
            <text:p>0.0000045870</text:p>
          </table:table-cell>
          <table:table-cell table:number-columns-repeated="1001"/>
        </table:table-row>
        <table:table-row table:style-name="ro1">
          <table:table-cell office:value-type="float" office:value="82338">
            <text:p>82338</text:p>
          </table:table-cell>
          <table:table-cell office:value-type="float" office:value="82588">
            <text:p>82588</text:p>
          </table:table-cell>
          <table:table-cell office:value-type="float" office:value="152391">
            <text:p>152391</text:p>
          </table:table-cell>
          <table:table-cell/>
          <table:table-cell office:value-type="string">
            <text:p>Gl 641</text:p>
          </table:table-cell>
          <table:table-cell table:number-columns-repeated="2"/>
          <table:table-cell office:value-type="float" office:value="16.88311605">
            <text:p>16.8831160500</text:p>
          </table:table-cell>
          <table:table-cell office:value-type="float" office:value="-0.02281504">
            <text:p>-0.0228150400</text:p>
          </table:table-cell>
          <table:table-cell office:value-type="float" office:value="16.9376693766938">
            <text:p>16.9376693767</text:p>
          </table:table-cell>
          <table:table-cell office:value-type="float" office:value="-711.75">
            <text:p>-711.7500000000</text:p>
          </table:table-cell>
          <table:table-cell office:value-type="float" office:value="-1483.65">
            <text:p>-1483.6500000000</text:p>
          </table:table-cell>
          <table:table-cell office:value-type="float" office:value="45.4">
            <text:p>45</text:p>
          </table:table-cell>
          <table:table-cell office:value-type="float" office:value="6.65">
            <text:p>6.6500000000</text:p>
          </table:table-cell>
          <table:table-cell office:value-type="float" office:value="5.50573174407493">
            <text:p>5.5057317441</text:p>
          </table:table-cell>
          <table:table-cell office:value-type="string">
            <text:p>G8V</text:p>
          </table:table-cell>
          <table:table-cell office:value-type="float" office:value="0.749">
            <text:p>0.7490000000</text:p>
          </table:table-cell>
          <table:table-cell office:value-type="float" office:value="-4.88229">
            <text:p>-4.8822900000</text:p>
          </table:table-cell>
          <table:table-cell office:value-type="float" office:value="-16.21874">
            <text:p>-16.2187400000</text:p>
          </table:table-cell>
          <table:table-cell office:value-type="float" office:value="-0.00674">
            <text:p>-0.0067400000</text:p>
          </table:table-cell>
          <table:table-cell office:value-type="float" office:value="-0.00006933">
            <text:p>-0.0000693300</text:p>
          </table:table-cell>
          <table:table-cell office:value-type="float" office:value="-0.000027568">
            <text:p>-0.0000275680</text:p>
          </table:table-cell>
          <table:table-cell office:value-type="float" office:value="-0.000121839">
            <text:p>-0.0001218390</text:p>
          </table:table-cell>
          <table:table-cell table:number-columns-repeated="1001"/>
        </table:table-row>
        <table:table-row table:style-name="ro1">
          <table:table-cell office:value-type="float" office:value="51103">
            <text:p>51103</text:p>
          </table:table-cell>
          <table:table-cell office:value-type="float" office:value="51248">
            <text:p>51248</text:p>
          </table:table-cell>
          <table:table-cell office:value-type="float" office:value="90508">
            <text:p>90508</text:p>
          </table:table-cell>
          <table:table-cell office:value-type="float" office:value="4098">
            <text:p>4098</text:p>
          </table:table-cell>
          <table:table-cell office:value-type="string">
            <text:p>Gl 392 <text:s/>A</text:p>
          </table:table-cell>
          <table:table-cell table:number-columns-repeated="2"/>
          <table:table-cell office:value-type="float" office:value="10.46772525">
            <text:p>10.4677252500</text:p>
          </table:table-cell>
          <table:table-cell office:value-type="float" office:value="48.78704437">
            <text:p>48.7870443700</text:p>
          </table:table-cell>
          <table:table-cell office:value-type="float" office:value="23.5571260306243">
            <text:p>23.5571260306</text:p>
          </table:table-cell>
          <table:table-cell office:value-type="float" office:value="80.56">
            <text:p>80.5600000000</text:p>
          </table:table-cell>
          <table:table-cell office:value-type="float" office:value="-881.76">
            <text:p>-881.7600000000</text:p>
          </table:table-cell>
          <table:table-cell office:value-type="float" office:value="-6.8">
            <text:p>-7</text:p>
          </table:table-cell>
          <table:table-cell office:value-type="float" office:value="6.42">
            <text:p>6.4200000000</text:p>
          </table:table-cell>
          <table:table-cell office:value-type="float" office:value="4.55938847289986">
            <text:p>4.5593884729</text:p>
          </table:table-cell>
          <table:table-cell office:value-type="string">
            <text:p>G1V</text:p>
          </table:table-cell>
          <table:table-cell office:value-type="float" office:value="0.61">
            <text:p>0.6100000000</text:p>
          </table:table-cell>
          <table:table-cell office:value-type="float" office:value="-14.28868">
            <text:p>-14.2886800000</text:p>
          </table:table-cell>
          <table:table-cell office:value-type="float" office:value="6.06051">
            <text:p>6.0605100000</text:p>
          </table:table-cell>
          <table:table-cell office:value-type="float" office:value="17.72122">
            <text:p>17.7212200000</text:p>
          </table:table-cell>
          <table:table-cell office:value-type="float" office:value="-0.00006911">
            <text:p>-0.0000691100</text:p>
          </table:table-cell>
          <table:table-cell office:value-type="float" office:value="0.000019319">
            <text:p>0.0000193190</text:p>
          </table:table-cell>
          <table:table-cell office:value-type="float" office:value="-0.000071575">
            <text:p>-0.0000715750</text:p>
          </table:table-cell>
          <table:table-cell table:number-columns-repeated="1001"/>
        </table:table-row>
        <table:table-row table:style-name="ro1">
          <table:table-cell office:value-type="float" office:value="119030">
            <text:p>119030</text:p>
          </table:table-cell>
          <table:table-cell table:number-columns-repeated="3"/>
          <table:table-cell office:value-type="string">
            <text:p>Gl 589 <text:s/>B</text:p>
          </table:table-cell>
          <table:table-cell table:number-columns-repeated="2"/>
          <table:table-cell office:value-type="float" office:value="15.5901030877755">
            <text:p>15.5901030878</text:p>
          </table:table-cell>
          <table:table-cell office:value-type="float" office:value="17.7152378409935">
            <text:p>17.7152378410</text:p>
          </table:table-cell>
          <table:table-cell office:value-type="float" office:value="14.2450142450142">
            <text:p>14.2450142450</text:p>
          </table:table-cell>
          <table:table-cell office:value-type="float" office:value="-1200.98">
            <text:p>-1200.9800000000</text:p>
          </table:table-cell>
          <table:table-cell office:value-type="float" office:value="-147.461">
            <text:p>-147.4610000000</text:p>
          </table:table-cell>
          <table:table-cell/>
          <table:table-cell office:value-type="float" office:value="14.99">
            <text:p>14.9900000000</text:p>
          </table:table-cell>
          <table:table-cell office:value-type="float" office:value="14.221685560649">
            <text:p>14.2216855606</text:p>
          </table:table-cell>
          <table:table-cell office:value-type="string">
            <text:p>M6</text:p>
          </table:table-cell>
          <table:table-cell office:value-type="float" office:value="1.81">
            <text:p>1.8100000000</text:p>
          </table:table-cell>
          <table:table-cell office:value-type="float" office:value="-8.00438">
            <text:p>-8.0043800000</text:p>
          </table:table-cell>
          <table:table-cell office:value-type="float" office:value="-10.95727">
            <text:p>-10.9572700000</text:p>
          </table:table-cell>
          <table:table-cell office:value-type="float" office:value="4.33456">
            <text:p>4.3345600000</text:p>
          </table:table-cell>
          <table:table-cell office:value-type="float" office:value="-0.000068796">
            <text:p>-0.0000687960</text:p>
          </table:table-cell>
          <table:table-cell office:value-type="float" office:value="0.000046419">
            <text:p>0.0000464190</text:p>
          </table:table-cell>
          <table:table-cell office:value-type="float" office:value="-0.0000097">
            <text:p>-0.0000097000</text:p>
          </table:table-cell>
          <table:table-cell table:number-columns-repeated="1001"/>
        </table:table-row>
        <table:table-row table:style-name="ro1">
          <table:table-cell office:value-type="float" office:value="118912">
            <text:p>118912</text:p>
          </table:table-cell>
          <table:table-cell table:number-columns-repeated="3"/>
          <table:table-cell office:value-type="string">
            <text:p>NN 3798</text:p>
          </table:table-cell>
          <table:table-cell table:number-columns-repeated="2"/>
          <table:table-cell office:value-type="float" office:value="13.688143383513">
            <text:p>13.6881433835</text:p>
          </table:table-cell>
          <table:table-cell office:value-type="float" office:value="30.0305289735105">
            <text:p>30.0305289735</text:p>
          </table:table-cell>
          <table:table-cell office:value-type="float" office:value="22.3214285714286">
            <text:p>22.3214285714</text:p>
          </table:table-cell>
          <table:table-cell office:value-type="float" office:value="-1586.685">
            <text:p>-1586.6850000000</text:p>
          </table:table-cell>
          <table:table-cell office:value-type="float" office:value="102.606">
            <text:p>102.6060000000</text:p>
          </table:table-cell>
          <table:table-cell/>
          <table:table-cell office:value-type="float" office:value="15.83">
            <text:p>15.8300000000</text:p>
          </table:table-cell>
          <table:table-cell office:value-type="float" office:value="14.0863900699907">
            <text:p>14.0863900700</text:p>
          </table:table-cell>
          <table:table-cell office:value-type="string">
            <text:p>m</text:p>
          </table:table-cell>
          <table:table-cell office:value-type="float" office:value="1.75">
            <text:p>1.7500000000</text:p>
          </table:table-cell>
          <table:table-cell office:value-type="float" office:value="-17.46817">
            <text:p>-17.4681700000</text:p>
          </table:table-cell>
          <table:table-cell office:value-type="float" office:value="-8.26543">
            <text:p>-8.2654300000</text:p>
          </table:table-cell>
          <table:table-cell office:value-type="float" office:value="11.17101">
            <text:p>11.1710100000</text:p>
          </table:table-cell>
          <table:table-cell office:value-type="float" office:value="-0.000068411">
            <text:p>-0.0000684110</text:p>
          </table:table-cell>
          <table:table-cell office:value-type="float" office:value="0.000157571">
            <text:p>0.0001575710</text:p>
          </table:table-cell>
          <table:table-cell office:value-type="float" office:value="0.000009612">
            <text:p>0.0000096120</text:p>
          </table:table-cell>
          <table:table-cell table:number-columns-repeated="1001"/>
        </table:table-row>
        <table:table-row table:style-name="ro1">
          <table:table-cell office:value-type="float" office:value="119110">
            <text:p>119110</text:p>
          </table:table-cell>
          <table:table-cell table:number-columns-repeated="3"/>
          <table:table-cell office:value-type="string">
            <text:p>NN 3975</text:p>
          </table:table-cell>
          <table:table-cell table:number-columns-repeated="2"/>
          <table:table-cell office:value-type="float" office:value="16.8488720361355">
            <text:p>16.8488720361</text:p>
          </table:table-cell>
          <table:table-cell office:value-type="float" office:value="-4.8423618974221">
            <text:p>-4.8423618974</text:p>
          </table:table-cell>
          <table:table-cell office:value-type="float" office:value="20.8333333333333">
            <text:p>20.8333333333</text:p>
          </table:table-cell>
          <table:table-cell office:value-type="float" office:value="-713.711">
            <text:p>-713.7110000000</text:p>
          </table:table-cell>
          <table:table-cell office:value-type="float" office:value="-261.181">
            <text:p>-261.1810000000</text:p>
          </table:table-cell>
          <table:table-cell/>
          <table:table-cell office:value-type="float" office:value="13.4">
            <text:p>13.4000000000</text:p>
          </table:table-cell>
          <table:table-cell office:value-type="float" office:value="11.8062061868779">
            <text:p>11.8062061869</text:p>
          </table:table-cell>
          <table:table-cell office:value-type="string">
            <text:p>k</text:p>
          </table:table-cell>
          <table:table-cell/>
          <table:table-cell office:value-type="float" office:value="-6.16175">
            <text:p>-6.1617500000</text:p>
          </table:table-cell>
          <table:table-cell office:value-type="float" office:value="-19.82341">
            <text:p>-19.8234100000</text:p>
          </table:table-cell>
          <table:table-cell office:value-type="float" office:value="-1.75863">
            <text:p>-1.7586300000</text:p>
          </table:table-cell>
          <table:table-cell office:value-type="float" office:value="-0.000068171">
            <text:p>-0.0000681710</text:p>
          </table:table-cell>
          <table:table-cell office:value-type="float" office:value="0.000023521">
            <text:p>0.0000235210</text:p>
          </table:table-cell>
          <table:table-cell office:value-type="float" office:value="-0.000026283">
            <text:p>-0.0000262830</text:p>
          </table:table-cell>
          <table:table-cell table:number-columns-repeated="1001"/>
        </table:table-row>
        <table:table-row table:style-name="ro1">
          <table:table-cell office:value-type="float" office:value="118621">
            <text:p>118621</text:p>
          </table:table-cell>
          <table:table-cell table:number-columns-repeated="3"/>
          <table:table-cell office:value-type="string">
            <text:p>NN 3552</text:p>
          </table:table-cell>
          <table:table-cell table:number-columns-repeated="2"/>
          <table:table-cell office:value-type="float" office:value="9.33827225788771">
            <text:p>9.3382722579</text:p>
          </table:table-cell>
          <table:table-cell office:value-type="float" office:value="26.7371557298842">
            <text:p>26.7371557299</text:p>
          </table:table-cell>
          <table:table-cell office:value-type="float" office:value="20.703933747412">
            <text:p>20.7039337474</text:p>
          </table:table-cell>
          <table:table-cell office:value-type="float" office:value="858.959">
            <text:p>858.9590000000</text:p>
          </table:table-cell>
          <table:table-cell office:value-type="float" office:value="-512.042">
            <text:p>-512.0420000000</text:p>
          </table:table-cell>
          <table:table-cell office:value-type="float" office:value="-7">
            <text:p>-7</text:p>
          </table:table-cell>
          <table:table-cell office:value-type="float" office:value="15.56">
            <text:p>15.5600000000</text:p>
          </table:table-cell>
          <table:table-cell office:value-type="float" office:value="13.9797356537576">
            <text:p>13.9797356538</text:p>
          </table:table-cell>
          <table:table-cell office:value-type="string">
            <text:p>m</text:p>
          </table:table-cell>
          <table:table-cell office:value-type="float" office:value="1.92">
            <text:p>1.9200000000</text:p>
          </table:table-cell>
          <table:table-cell office:value-type="float" office:value="-14.17972">
            <text:p>-14.1797200000</text:p>
          </table:table-cell>
          <table:table-cell office:value-type="float" office:value="11.86698">
            <text:p>11.8669800000</text:p>
          </table:table-cell>
          <table:table-cell office:value-type="float" office:value="9.31466">
            <text:p>9.3146600000</text:p>
          </table:table-cell>
          <table:table-cell office:value-type="float" office:value="-0.000068157">
            <text:p>-0.0000681570</text:p>
          </table:table-cell>
          <table:table-cell office:value-type="float" office:value="-0.000055377">
            <text:p>-0.0000553770</text:p>
          </table:table-cell>
          <table:table-cell office:value-type="float" office:value="-0.000049118">
            <text:p>-0.0000491180</text:p>
          </table:table-cell>
          <table:table-cell table:number-columns-repeated="1001"/>
        </table:table-row>
        <table:table-row table:style-name="ro1">
          <table:table-cell office:value-type="float" office:value="119096">
            <text:p>119096</text:p>
          </table:table-cell>
          <table:table-cell table:number-columns-repeated="3"/>
          <table:table-cell office:value-type="string">
            <text:p>NN 3964</text:p>
          </table:table-cell>
          <table:table-cell table:number-columns-repeated="2"/>
          <table:table-cell office:value-type="float" office:value="16.5959802895909">
            <text:p>16.5959802896</text:p>
          </table:table-cell>
          <table:table-cell office:value-type="float" office:value="-30.8452904881287">
            <text:p>-30.8452904881</text:p>
          </table:table-cell>
          <table:table-cell office:value-type="float" office:value="21.7391304347826">
            <text:p>21.7391304348</text:p>
          </table:table-cell>
          <table:table-cell office:value-type="float" office:value="-838.743">
            <text:p>-838.7430000000</text:p>
          </table:table-cell>
          <table:table-cell office:value-type="float" office:value="-830.005">
            <text:p>-830.0050000000</text:p>
          </table:table-cell>
          <table:table-cell/>
          <table:table-cell office:value-type="float" office:value="12.68">
            <text:p>12.6800000000</text:p>
          </table:table-cell>
          <table:table-cell office:value-type="float" office:value="10.9937891584079">
            <text:p>10.9937891584</text:p>
          </table:table-cell>
          <table:table-cell office:value-type="string">
            <text:p>M3.5</text:p>
          </table:table-cell>
          <table:table-cell office:value-type="float" office:value="1.54">
            <text:p>1.5400000000</text:p>
          </table:table-cell>
          <table:table-cell office:value-type="float" office:value="-6.70699">
            <text:p>-6.7069900000</text:p>
          </table:table-cell>
          <table:table-cell office:value-type="float" office:value="-17.41751">
            <text:p>-17.4175100000</text:p>
          </table:table-cell>
          <table:table-cell office:value-type="float" office:value="-11.14612">
            <text:p>-11.1461200000</text:p>
          </table:table-cell>
          <table:table-cell office:value-type="float" office:value="-0.00006637">
            <text:p>-0.0000663700</text:p>
          </table:table-cell>
          <table:table-cell office:value-type="float" office:value="0.000073615">
            <text:p>0.0000736150</text:p>
          </table:table-cell>
          <table:table-cell office:value-type="float" office:value="-0.000075097">
            <text:p>-0.0000750970</text:p>
          </table:table-cell>
          <table:table-cell table:number-columns-repeated="1001"/>
        </table:table-row>
        <table:table-row table:style-name="ro1">
          <table:table-cell office:value-type="float" office:value="99135">
            <text:p>99135</text:p>
          </table:table-cell>
          <table:table-cell office:value-type="float" office:value="99452">
            <text:p>99452</text:p>
          </table:table-cell>
          <table:table-cell office:value-type="float" office:value="191785">
            <text:p>191785</text:p>
          </table:table-cell>
          <table:table-cell/>
          <table:table-cell office:value-type="string">
            <text:p>Gl 783.2A</text:p>
          </table:table-cell>
          <table:table-cell table:number-columns-repeated="2"/>
          <table:table-cell office:value-type="float" office:value="20.18509056">
            <text:p>20.1850905600</text:p>
          </table:table-cell>
          <table:table-cell office:value-type="float" office:value="16.18702943">
            <text:p>16.1870294300</text:p>
          </table:table-cell>
          <table:table-cell office:value-type="float" office:value="20.4792135981978">
            <text:p>20.4792135982</text:p>
          </table:table-cell>
          <table:table-cell office:value-type="float" office:value="-414.22">
            <text:p>-414.2200000000</text:p>
          </table:table-cell>
          <table:table-cell office:value-type="float" office:value="399.16">
            <text:p>399.1600000000</text:p>
          </table:table-cell>
          <table:table-cell office:value-type="float" office:value="-48.3">
            <text:p>-48</text:p>
          </table:table-cell>
          <table:table-cell office:value-type="float" office:value="7.34">
            <text:p>7.3400000000</text:p>
          </table:table-cell>
          <table:table-cell office:value-type="float" office:value="5.78343362142062">
            <text:p>5.7834336214</text:p>
          </table:table-cell>
          <table:table-cell office:value-type="string">
            <text:p>K1V</text:p>
          </table:table-cell>
          <table:table-cell office:value-type="float" office:value="0.83">
            <text:p>0.8300000000</text:p>
          </table:table-cell>
          <table:table-cell office:value-type="float" office:value="10.64714">
            <text:p>10.6471400000</text:p>
          </table:table-cell>
          <table:table-cell office:value-type="float" office:value="-16.53611">
            <text:p>-16.5361100000</text:p>
          </table:table-cell>
          <table:table-cell office:value-type="float" office:value="5.70906">
            <text:p>5.7090600000</text:p>
          </table:table-cell>
          <table:table-cell office:value-type="float" office:value="-0.000066237">
            <text:p>-0.0000662370</text:p>
          </table:table-cell>
          <table:table-cell office:value-type="float" office:value="0.000026912">
            <text:p>0.0000269120</text:p>
          </table:table-cell>
          <table:table-cell office:value-type="float" office:value="0.000024285">
            <text:p>0.0000242850</text:p>
          </table:table-cell>
          <table:table-cell table:number-columns-repeated="1001"/>
        </table:table-row>
        <table:table-row table:style-name="ro1">
          <table:table-cell office:value-type="float" office:value="65671">
            <text:p>65671</text:p>
          </table:table-cell>
          <table:table-cell office:value-type="float" office:value="65877">
            <text:p>65877</text:p>
          </table:table-cell>
          <table:table-cell table:number-columns-repeated="2"/>
          <table:table-cell office:value-type="string">
            <text:p>Gl 515</text:p>
          </table:table-cell>
          <table:table-cell table:number-columns-repeated="2"/>
          <table:table-cell office:value-type="float" office:value="13.50397027">
            <text:p>13.5039702700</text:p>
          </table:table-cell>
          <table:table-cell office:value-type="float" office:value="-8.57370307">
            <text:p>-8.5737030700</text:p>
          </table:table-cell>
          <table:table-cell office:value-type="float" office:value="18.018018018018">
            <text:p>18.0180180180</text:p>
          </table:table-cell>
          <table:table-cell office:value-type="float" office:value="-1107.17">
            <text:p>-1107.1700000000</text:p>
          </table:table-cell>
          <table:table-cell office:value-type="float" office:value="-475.43">
            <text:p>-475.4300000000</text:p>
          </table:table-cell>
          <table:table-cell office:value-type="float" office:value="37">
            <text:p>37</text:p>
          </table:table-cell>
          <table:table-cell office:value-type="float" office:value="12.31">
            <text:p>12.3100000000</text:p>
          </table:table-cell>
          <table:table-cell office:value-type="float" office:value="11.0314649156134">
            <text:p>11.0314649156</text:p>
          </table:table-cell>
          <table:table-cell office:value-type="string">
            <text:p>DA</text:p>
          </table:table-cell>
          <table:table-cell office:value-type="float" office:value="0.026">
            <text:p>0.0260000000</text:p>
          </table:table-cell>
          <table:table-cell office:value-type="float" office:value="-16.45335">
            <text:p>-16.4533500000</text:p>
          </table:table-cell>
          <table:table-cell office:value-type="float" office:value="-6.83524">
            <text:p>-6.8352400000</text:p>
          </table:table-cell>
          <table:table-cell office:value-type="float" office:value="-2.68615">
            <text:p>-2.6861500000</text:p>
          </table:table-cell>
          <table:table-cell office:value-type="float" office:value="-0.000065938">
            <text:p>-0.0000659380</text:p>
          </table:table-cell>
          <table:table-cell office:value-type="float" office:value="0.000077327">
            <text:p>0.0000773270</text:p>
          </table:table-cell>
          <table:table-cell office:value-type="float" office:value="-0.000046704">
            <text:p>-0.0000467040</text:p>
          </table:table-cell>
          <table:table-cell table:number-columns-repeated="1001"/>
        </table:table-row>
        <table:table-row table:style-name="ro1">
          <table:table-cell office:value-type="float" office:value="119071">
            <text:p>119071</text:p>
          </table:table-cell>
          <table:table-cell table:number-columns-repeated="3"/>
          <table:table-cell office:value-type="string">
            <text:p>GJ 1199</text:p>
          </table:table-cell>
          <table:table-cell table:number-columns-repeated="2"/>
          <table:table-cell office:value-type="float" office:value="16.1904012606261">
            <text:p>16.1904012606</text:p>
          </table:table-cell>
          <table:table-cell office:value-type="float" office:value="13.377158722764">
            <text:p>13.3771587228</text:p>
          </table:table-cell>
          <table:table-cell office:value-type="float" office:value="18.2149362477231">
            <text:p>18.2149362477</text:p>
          </table:table-cell>
          <table:table-cell office:value-type="float" office:value="-10.366">
            <text:p>-10.3660000000</text:p>
          </table:table-cell>
          <table:table-cell office:value-type="float" office:value="-539.9">
            <text:p>-539.9000000000</text:p>
          </table:table-cell>
          <table:table-cell office:value-type="float" office:value="131">
            <text:p>131</text:p>
          </table:table-cell>
          <table:table-cell office:value-type="float" office:value="15.09">
            <text:p>15.0900000000</text:p>
          </table:table-cell>
          <table:table-cell office:value-type="float" office:value="13.7878617222505">
            <text:p>13.7878617223</text:p>
          </table:table-cell>
          <table:table-cell office:value-type="string">
            <text:p>DA6</text:p>
          </table:table-cell>
          <table:table-cell office:value-type="float" office:value="0.23">
            <text:p>0.2300000000</text:p>
          </table:table-cell>
          <table:table-cell office:value-type="float" office:value="-8.08469">
            <text:p>-8.0846900000</text:p>
          </table:table-cell>
          <table:table-cell office:value-type="float" office:value="-15.76902">
            <text:p>-15.7690200000</text:p>
          </table:table-cell>
          <table:table-cell office:value-type="float" office:value="4.2142">
            <text:p>4.2142000000</text:p>
          </table:table-cell>
          <table:table-cell office:value-type="float" office:value="-0.000065312">
            <text:p>-0.0000653120</text:p>
          </table:table-cell>
          <table:table-cell office:value-type="float" office:value="-0.000125383">
            <text:p>-0.0001253830</text:p>
          </table:table-cell>
          <table:table-cell office:value-type="float" office:value="-0.000015383">
            <text:p>-0.0000153830</text:p>
          </table:table-cell>
          <table:table-cell table:number-columns-repeated="1001"/>
        </table:table-row>
        <table:table-row table:style-name="ro1">
          <table:table-cell office:value-type="float" office:value="118320">
            <text:p>118320</text:p>
          </table:table-cell>
          <table:table-cell table:number-columns-repeated="3"/>
          <table:table-cell office:value-type="string">
            <text:p>NN 3302</text:p>
          </table:table-cell>
          <table:table-cell table:number-columns-repeated="2"/>
          <table:table-cell office:value-type="float" office:value="4.6105170844254">
            <text:p>4.6105170844</text:p>
          </table:table-cell>
          <table:table-cell office:value-type="float" office:value="11.2188421053653">
            <text:p>11.2188421054</text:p>
          </table:table-cell>
          <table:table-cell office:value-type="float" office:value="24.7524752475248">
            <text:p>24.7524752475</text:p>
          </table:table-cell>
          <table:table-cell office:value-type="float" office:value="537.737">
            <text:p>537.7370000000</text:p>
          </table:table-cell>
          <table:table-cell office:value-type="float" office:value="328.236">
            <text:p>328.2360000000</text:p>
          </table:table-cell>
          <table:table-cell/>
          <table:table-cell office:value-type="float" office:value="14.3">
            <text:p>14.3000000000</text:p>
          </table:table-cell>
          <table:table-cell office:value-type="float" office:value="12.331906825553">
            <text:p>12.3319068256</text:p>
          </table:table-cell>
          <table:table-cell office:value-type="string">
            <text:p>k-m</text:p>
          </table:table-cell>
          <table:table-cell office:value-type="float" office:value="1.62">
            <text:p>1.6200000000</text:p>
          </table:table-cell>
          <table:table-cell office:value-type="float" office:value="8.63854">
            <text:p>8.6385400000</text:p>
          </table:table-cell>
          <table:table-cell office:value-type="float" office:value="22.69072">
            <text:p>22.6907200000</text:p>
          </table:table-cell>
          <table:table-cell office:value-type="float" office:value="4.81576">
            <text:p>4.8157600000</text:p>
          </table:table-cell>
          <table:table-cell office:value-type="float" office:value="-0.000063028">
            <text:p>-0.0000630280</text:p>
          </table:table-cell>
          <table:table-cell office:value-type="float" office:value="0.000015796">
            <text:p>0.0000157960</text:p>
          </table:table-cell>
          <table:table-cell office:value-type="float" office:value="0.000038633">
            <text:p>0.0000386330</text:p>
          </table:table-cell>
          <table:table-cell table:number-columns-repeated="1001"/>
        </table:table-row>
        <table:table-row table:style-name="ro1">
          <table:table-cell office:value-type="float" office:value="118306">
            <text:p>118306</text:p>
          </table:table-cell>
          <table:table-cell table:number-columns-repeated="3"/>
          <table:table-cell office:value-type="string">
            <text:p>NN 3288</text:p>
          </table:table-cell>
          <table:table-cell table:number-columns-repeated="2"/>
          <table:table-cell office:value-type="float" office:value="4.43844008268646">
            <text:p>4.4384400827</text:p>
          </table:table-cell>
          <table:table-cell office:value-type="float" office:value="4.55192840006543">
            <text:p>4.5519284001</text:p>
          </table:table-cell>
          <table:table-cell office:value-type="float" office:value="23.2558139534884">
            <text:p>23.2558139535</text:p>
          </table:table-cell>
          <table:table-cell office:value-type="float" office:value="628.686">
            <text:p>628.6860000000</text:p>
          </table:table-cell>
          <table:table-cell office:value-type="float" office:value="-572.06">
            <text:p>-572.0600000000</text:p>
          </table:table-cell>
          <table:table-cell/>
          <table:table-cell office:value-type="float" office:value="17.11">
            <text:p>17.1100000000</text:p>
          </table:table-cell>
          <table:table-cell office:value-type="float" office:value="15.2773422778979">
            <text:p>15.2773422779</text:p>
          </table:table-cell>
          <table:table-cell office:value-type="string">
            <text:p>DC9</text:p>
          </table:table-cell>
          <table:table-cell office:value-type="float" office:value="1.1">
            <text:p>1.1000000000</text:p>
          </table:table-cell>
          <table:table-cell office:value-type="float" office:value="9.21555">
            <text:p>9.2155500000</text:p>
          </table:table-cell>
          <table:table-cell office:value-type="float" office:value="21.27204">
            <text:p>21.2720400000</text:p>
          </table:table-cell>
          <table:table-cell office:value-type="float" office:value="1.84564">
            <text:p>1.8456400000</text:p>
          </table:table-cell>
          <table:table-cell office:value-type="float" office:value="-0.000063001">
            <text:p>-0.0000630010</text:p>
          </table:table-cell>
          <table:table-cell office:value-type="float" office:value="0.000032871">
            <text:p>0.0000328710</text:p>
          </table:table-cell>
          <table:table-cell office:value-type="float" office:value="-0.000064289">
            <text:p>-0.0000642890</text:p>
          </table:table-cell>
          <table:table-cell table:number-columns-repeated="1001"/>
        </table:table-row>
        <table:table-row table:style-name="ro1">
          <table:table-cell office:value-type="float" office:value="119058">
            <text:p>119058</text:p>
          </table:table-cell>
          <table:table-cell table:number-columns-repeated="3"/>
          <table:table-cell office:value-type="string">
            <text:p>Gl 609</text:p>
          </table:table-cell>
          <table:table-cell table:number-columns-repeated="2"/>
          <table:table-cell office:value-type="float" office:value="16.0485270426896">
            <text:p>16.0485270427</text:p>
          </table:table-cell>
          <table:table-cell office:value-type="float" office:value="20.6049003760838">
            <text:p>20.6049003761</text:p>
          </table:table-cell>
          <table:table-cell office:value-type="float" office:value="10.0603621730382">
            <text:p>10.0603621730</text:p>
          </table:table-cell>
          <table:table-cell office:value-type="float" office:value="-957.927">
            <text:p>-957.9270000000</text:p>
          </table:table-cell>
          <table:table-cell office:value-type="float" office:value="-1243.894">
            <text:p>-1243.8940000000</text:p>
          </table:table-cell>
          <table:table-cell office:value-type="float" office:value="25">
            <text:p>25</text:p>
          </table:table-cell>
          <table:table-cell office:value-type="float" office:value="12.56">
            <text:p>12.5600000000</text:p>
          </table:table-cell>
          <table:table-cell office:value-type="float" office:value="12.5469319219866">
            <text:p>12.5469319220</text:p>
          </table:table-cell>
          <table:table-cell office:value-type="string">
            <text:p>M3</text:p>
          </table:table-cell>
          <table:table-cell office:value-type="float" office:value="1.63">
            <text:p>1.6300000000</text:p>
          </table:table-cell>
          <table:table-cell office:value-type="float" office:value="-4.60441">
            <text:p>-4.6044100000</text:p>
          </table:table-cell>
          <table:table-cell office:value-type="float" office:value="-8.21434">
            <text:p>-8.2143400000</text:p>
          </table:table-cell>
          <table:table-cell office:value-type="float" office:value="3.54045">
            <text:p>3.5404500000</text:p>
          </table:table-cell>
          <table:table-cell office:value-type="float" office:value="-0.000062893">
            <text:p>-0.0000628930</text:p>
          </table:table-cell>
          <table:table-cell office:value-type="float" office:value="-0.000016656">
            <text:p>-0.0000166560</text:p>
          </table:table-cell>
          <table:table-cell office:value-type="float" office:value="-0.000047785">
            <text:p>-0.0000477850</text:p>
          </table:table-cell>
          <table:table-cell table:number-columns-repeated="1001"/>
        </table:table-row>
        <table:table-row table:style-name="ro1">
          <table:table-cell office:value-type="float" office:value="118903">
            <text:p>118903</text:p>
          </table:table-cell>
          <table:table-cell table:number-columns-repeated="3"/>
          <table:table-cell office:value-type="string">
            <text:p>Gl 518</text:p>
          </table:table-cell>
          <table:table-cell table:number-columns-repeated="2"/>
          <table:table-cell office:value-type="float" office:value="13.6124462371383">
            <text:p>13.6124462371</text:p>
          </table:table-cell>
          <table:table-cell office:value-type="float" office:value="3.69481845477781">
            <text:p>3.6948184548</text:p>
          </table:table-cell>
          <table:table-cell office:value-type="float" office:value="8.18330605564648">
            <text:p>8.1833060556</text:p>
          </table:table-cell>
          <table:table-cell office:value-type="float" office:value="-3712.545">
            <text:p>-3712.5450000000</text:p>
          </table:table-cell>
          <table:table-cell office:value-type="float" office:value="-1092.661">
            <text:p>-1092.6610000000</text:p>
          </table:table-cell>
          <table:table-cell/>
          <table:table-cell office:value-type="float" office:value="14.65">
            <text:p>14.6500000000</text:p>
          </table:table-cell>
          <table:table-cell office:value-type="float" office:value="15.0853560295327">
            <text:p>15.0853560295</text:p>
          </table:table-cell>
          <table:table-cell office:value-type="string">
            <text:p>DZ9</text:p>
          </table:table-cell>
          <table:table-cell office:value-type="float" office:value="0.95">
            <text:p>0.9500000000</text:p>
          </table:table-cell>
          <table:table-cell office:value-type="float" office:value="-7.44942">
            <text:p>-7.4494200000</text:p>
          </table:table-cell>
          <table:table-cell office:value-type="float" office:value="-3.34582">
            <text:p>-3.3458200000</text:p>
          </table:table-cell>
          <table:table-cell office:value-type="float" office:value="0.52734">
            <text:p>0.5273400000</text:p>
          </table:table-cell>
          <table:table-cell office:value-type="float" office:value="-0.000062889">
            <text:p>-0.0000628890</text:p>
          </table:table-cell>
          <table:table-cell office:value-type="float" office:value="0.000133204">
            <text:p>0.0001332040</text:p>
          </table:table-cell>
          <table:table-cell office:value-type="float" office:value="-0.000043256">
            <text:p>-0.0000432560</text:p>
          </table:table-cell>
          <table:table-cell table:number-columns-repeated="1001"/>
        </table:table-row>
        <table:table-row table:style-name="ro1">
          <table:table-cell office:value-type="float" office:value="72649">
            <text:p>72649</text:p>
          </table:table-cell>
          <table:table-cell office:value-type="float" office:value="72875">
            <text:p>72875</text:p>
          </table:table-cell>
          <table:table-cell office:value-type="float" office:value="131582">
            <text:p>131582</text:p>
          </table:table-cell>
          <table:table-cell table:number-columns-repeated="4"/>
          <table:table-cell office:value-type="float" office:value="14.89502626">
            <text:p>14.8950262600</text:p>
          </table:table-cell>
          <table:table-cell office:value-type="float" office:value="23.34516795">
            <text:p>23.3451679500</text:p>
          </table:table-cell>
          <table:table-cell office:value-type="float" office:value="22.9042601923958">
            <text:p>22.9042601924</text:p>
          </table:table-cell>
          <table:table-cell office:value-type="float" office:value="-824.15">
            <text:p>-824.1500000000</text:p>
          </table:table-cell>
          <table:table-cell office:value-type="float" office:value="2.29">
            <text:p>2.2900000000</text:p>
          </table:table-cell>
          <table:table-cell/>
          <table:table-cell office:value-type="float" office:value="8.65">
            <text:p>8.6500000000</text:p>
          </table:table-cell>
          <table:table-cell office:value-type="float" office:value="6.8504186568656">
            <text:p>6.8504186569</text:p>
          </table:table-cell>
          <table:table-cell office:value-type="string">
            <text:p>K3V</text:p>
          </table:table-cell>
          <table:table-cell office:value-type="float" office:value="0.934">
            <text:p>0.9340000000</text:p>
          </table:table-cell>
          <table:table-cell office:value-type="float" office:value="-15.27286">
            <text:p>-15.2728600000</text:p>
          </table:table-cell>
          <table:table-cell office:value-type="float" office:value="-14.45566">
            <text:p>-14.4556600000</text:p>
          </table:table-cell>
          <table:table-cell office:value-type="float" office:value="9.07625">
            <text:p>9.0762500000</text:p>
          </table:table-cell>
          <table:table-cell office:value-type="float" office:value="-0.00006283">
            <text:p>-0.0000628300</text:p>
          </table:table-cell>
          <table:table-cell office:value-type="float" office:value="0.000066528">
            <text:p>0.0000665280</text:p>
          </table:table-cell>
          <table:table-cell office:value-type="float" office:value="0.000000233">
            <text:p>0.0000002330</text:p>
          </table:table-cell>
          <table:table-cell table:number-columns-repeated="1001"/>
        </table:table-row>
        <table:table-row table:style-name="ro1">
          <table:table-cell office:value-type="float" office:value="9702">
            <text:p>9702</text:p>
          </table:table-cell>
          <table:table-cell office:value-type="float" office:value="9724">
            <text:p>9724</text:p>
          </table:table-cell>
          <table:table-cell table:number-columns-repeated="2"/>
          <table:table-cell office:value-type="string">
            <text:p>Gl <text:s/>84</text:p>
          </table:table-cell>
          <table:table-cell table:number-columns-repeated="2"/>
          <table:table-cell office:value-type="float" office:value="2.08445569">
            <text:p>2.0844556900</text:p>
          </table:table-cell>
          <table:table-cell office:value-type="float" office:value="-17.61420901">
            <text:p>-17.6142090100</text:p>
          </table:table-cell>
          <table:table-cell office:value-type="float" office:value="9.43930526713234">
            <text:p>9.4393052671</text:p>
          </table:table-cell>
          <table:table-cell office:value-type="float" office:value="1317.53">
            <text:p>1317.5300000000</text:p>
          </table:table-cell>
          <table:table-cell office:value-type="float" office:value="-173.94">
            <text:p>-173.9400000000</text:p>
          </table:table-cell>
          <table:table-cell office:value-type="float" office:value="-35">
            <text:p>-35</text:p>
          </table:table-cell>
          <table:table-cell office:value-type="float" office:value="10.19">
            <text:p>10.1900000000</text:p>
          </table:table-cell>
          <table:table-cell office:value-type="float" office:value="10.3152998429979">
            <text:p>10.3152998430</text:p>
          </table:table-cell>
          <table:table-cell office:value-type="string">
            <text:p>M3</text:p>
          </table:table-cell>
          <table:table-cell office:value-type="float" office:value="1.514">
            <text:p>1.5140000000</text:p>
          </table:table-cell>
          <table:table-cell office:value-type="float" office:value="7.69005">
            <text:p>7.6900500000</text:p>
          </table:table-cell>
          <table:table-cell office:value-type="float" office:value="4.66953">
            <text:p>4.6695300000</text:p>
          </table:table-cell>
          <table:table-cell office:value-type="float" office:value="-2.85639">
            <text:p>-2.8563900000</text:p>
          </table:table-cell>
          <table:table-cell office:value-type="float" office:value="-0.000062512">
            <text:p>-0.0000625120</text:p>
          </table:table-cell>
          <table:table-cell office:value-type="float" office:value="0.000032574">
            <text:p>0.0000325740</text:p>
          </table:table-cell>
          <table:table-cell office:value-type="float" office:value="0.000003245">
            <text:p>0.0000032450</text:p>
          </table:table-cell>
          <table:table-cell table:number-columns-repeated="1001"/>
        </table:table-row>
        <table:table-row table:style-name="ro1">
          <table:table-cell office:value-type="float" office:value="99144">
            <text:p>99144</text:p>
          </table:table-cell>
          <table:table-cell office:value-type="float" office:value="99461">
            <text:p>99461</text:p>
          </table:table-cell>
          <table:table-cell office:value-type="float" office:value="191408">
            <text:p>191408</text:p>
          </table:table-cell>
          <table:table-cell office:value-type="float" office:value="7703">
            <text:p>7703</text:p>
          </table:table-cell>
          <table:table-cell office:value-type="string">
            <text:p>Gl 783 <text:s/>A</text:p>
          </table:table-cell>
          <table:table-cell table:number-columns-repeated="2"/>
          <table:table-cell office:value-type="float" office:value="20.18655784">
            <text:p>20.1865578400</text:p>
          </table:table-cell>
          <table:table-cell office:value-type="float" office:value="-36.09738423">
            <text:p>-36.0973842300</text:p>
          </table:table-cell>
          <table:table-cell office:value-type="float" office:value="6.05180343742435">
            <text:p>6.0518034374</text:p>
          </table:table-cell>
          <table:table-cell office:value-type="float" office:value="456.89">
            <text:p>456.8900000000</text:p>
          </table:table-cell>
          <table:table-cell office:value-type="float" office:value="-1574.91">
            <text:p>-1574.9100000000</text:p>
          </table:table-cell>
          <table:table-cell office:value-type="float" office:value="-129.8">
            <text:p>-130</text:p>
          </table:table-cell>
          <table:table-cell office:value-type="float" office:value="5.32">
            <text:p>5.3200000000</text:p>
          </table:table-cell>
          <table:table-cell office:value-type="float" office:value="6.41057593152274">
            <text:p>6.4105759315</text:p>
          </table:table-cell>
          <table:table-cell office:value-type="string">
            <text:p>K2V</text:p>
          </table:table-cell>
          <table:table-cell office:value-type="float" office:value="0.868">
            <text:p>0.8680000000</text:p>
          </table:table-cell>
          <table:table-cell office:value-type="float" office:value="2.64881">
            <text:p>2.6488100000</text:p>
          </table:table-cell>
          <table:table-cell office:value-type="float" office:value="-4.11041">
            <text:p>-4.1104100000</text:p>
          </table:table-cell>
          <table:table-cell office:value-type="float" office:value="-3.56547">
            <text:p>-3.5654700000</text:p>
          </table:table-cell>
          <table:table-cell office:value-type="float" office:value="-0.000061581">
            <text:p>-0.0000615810</text:p>
          </table:table-cell>
          <table:table-cell office:value-type="float" office:value="0.000120306">
            <text:p>0.0001203060</text:p>
          </table:table-cell>
          <table:table-cell office:value-type="float" office:value="0.000040877">
            <text:p>0.0000408770</text:p>
          </table:table-cell>
          <table:table-cell table:number-columns-repeated="1001"/>
        </table:table-row>
        <table:table-row table:style-name="ro1">
          <table:table-cell office:value-type="float" office:value="62015">
            <text:p>62015</text:p>
          </table:table-cell>
          <table:table-cell office:value-type="float" office:value="62207">
            <text:p>62207</text:p>
          </table:table-cell>
          <table:table-cell office:value-type="float" office:value="110897">
            <text:p>110897</text:p>
          </table:table-cell>
          <table:table-cell office:value-type="float" office:value="4845">
            <text:p>4845</text:p>
          </table:table-cell>
          <table:table-cell office:value-type="string">
            <text:p>Gl 484</text:p>
          </table:table-cell>
          <table:table-cell office:value-type="string">
            <text:p>10 <text:s text:c="3"/>CVn</text:p>
          </table:table-cell>
          <table:table-cell/>
          <table:table-cell office:value-type="float" office:value="12.74991006">
            <text:p>12.7499100600</text:p>
          </table:table-cell>
          <table:table-cell office:value-type="float" office:value="39.27857766">
            <text:p>39.2785776600</text:p>
          </table:table-cell>
          <table:table-cell office:value-type="float" office:value="17.3701580684384">
            <text:p>17.3701580684</text:p>
          </table:table-cell>
          <table:table-cell office:value-type="float" office:value="-359.75">
            <text:p>-359.7500000000</text:p>
          </table:table-cell>
          <table:table-cell office:value-type="float" office:value="139.32">
            <text:p>139.3200000000</text:p>
          </table:table-cell>
          <table:table-cell office:value-type="float" office:value="80.7">
            <text:p>81</text:p>
          </table:table-cell>
          <table:table-cell office:value-type="float" office:value="5.95">
            <text:p>5.9500000000</text:p>
          </table:table-cell>
          <table:table-cell office:value-type="float" office:value="4.75098114727567">
            <text:p>4.7509811473</text:p>
          </table:table-cell>
          <table:table-cell office:value-type="string">
            <text:p>G0V</text:p>
          </table:table-cell>
          <table:table-cell office:value-type="float" office:value="0.557">
            <text:p>0.5570000000</text:p>
          </table:table-cell>
          <table:table-cell office:value-type="float" office:value="-13.18754">
            <text:p>-13.1875400000</text:p>
          </table:table-cell>
          <table:table-cell office:value-type="float" office:value="-2.62284">
            <text:p>-2.6228400000</text:p>
          </table:table-cell>
          <table:table-cell office:value-type="float" office:value="10.99689">
            <text:p>10.9968900000</text:p>
          </table:table-cell>
          <table:table-cell office:value-type="float" office:value="-0.000061285">
            <text:p>-0.0000612850</text:p>
          </table:table-cell>
          <table:table-cell office:value-type="float" office:value="0.000018697">
            <text:p>0.0000186970</text:p>
          </table:table-cell>
          <table:table-cell office:value-type="float" office:value="0.000061332">
            <text:p>0.0000613320</text:p>
          </table:table-cell>
          <table:table-cell table:number-columns-repeated="1001"/>
        </table:table-row>
        <table:table-row table:style-name="ro1">
          <table:table-cell office:value-type="float" office:value="119274">
            <text:p>119274</text:p>
          </table:table-cell>
          <table:table-cell table:number-columns-repeated="3"/>
          <table:table-cell office:value-type="string">
            <text:p>Wo 9652 B</text:p>
          </table:table-cell>
          <table:table-cell table:number-columns-repeated="2"/>
          <table:table-cell office:value-type="float" office:value="19.2448678413529">
            <text:p>19.2448678414</text:p>
          </table:table-cell>
          <table:table-cell office:value-type="float" office:value="19.2982666545611">
            <text:p>19.2982666546</text:p>
          </table:table-cell>
          <table:table-cell office:value-type="float" office:value="20.8768267223382">
            <text:p>20.8768267223</text:p>
          </table:table-cell>
          <table:table-cell office:value-type="float" office:value="-587.619">
            <text:p>-587.6190000000</text:p>
          </table:table-cell>
          <table:table-cell office:value-type="float" office:value="416.057">
            <text:p>416.0570000000</text:p>
          </table:table-cell>
          <table:table-cell/>
          <table:table-cell office:value-type="float" office:value="13.27">
            <text:p>13.2700000000</text:p>
          </table:table-cell>
          <table:table-cell office:value-type="float" office:value="11.6716775670728">
            <text:p>11.6716775671</text:p>
          </table:table-cell>
          <table:table-cell office:value-type="string">
            <text:p>M3.5</text:p>
          </table:table-cell>
          <table:table-cell/>
          <table:table-cell office:value-type="float" office:value="6.30849">
            <text:p>6.3084900000</text:p>
          </table:table-cell>
          <table:table-cell office:value-type="float" office:value="-18.66659">
            <text:p>-18.6665900000</text:p>
          </table:table-cell>
          <table:table-cell office:value-type="float" office:value="6.89949">
            <text:p>6.8994900000</text:p>
          </table:table-cell>
          <table:table-cell office:value-type="float" office:value="-0.000060794">
            <text:p>-0.0000607940</text:p>
          </table:table-cell>
          <table:table-cell office:value-type="float" office:value="-0.000005857">
            <text:p>-0.0000058570</text:p>
          </table:table-cell>
          <table:table-cell office:value-type="float" office:value="0.000039741">
            <text:p>0.0000397410</text:p>
          </table:table-cell>
          <table:table-cell table:number-columns-repeated="1001"/>
        </table:table-row>
        <table:table-row table:style-name="ro1">
          <table:table-cell office:value-type="float" office:value="47845">
            <text:p>47845</text:p>
          </table:table-cell>
          <table:table-cell office:value-type="float" office:value="47981">
            <text:p>47981</text:p>
          </table:table-cell>
          <table:table-cell table:number-columns-repeated="2"/>
          <table:table-cell office:value-type="string">
            <text:p>Gl 366</text:p>
          </table:table-cell>
          <table:table-cell table:number-columns-repeated="2"/>
          <table:table-cell office:value-type="float" office:value="9.78007647">
            <text:p>9.7800764700</text:p>
          </table:table-cell>
          <table:table-cell office:value-type="float" office:value="76.04634854">
            <text:p>76.0463485400</text:p>
          </table:table-cell>
          <table:table-cell office:value-type="float" office:value="15.9108989657916">
            <text:p>15.9108989658</text:p>
          </table:table-cell>
          <table:table-cell office:value-type="float" office:value="88.25">
            <text:p>88.2500000000</text:p>
          </table:table-cell>
          <table:table-cell office:value-type="float" office:value="-997.27">
            <text:p>-997.2700000000</text:p>
          </table:table-cell>
          <table:table-cell office:value-type="float" office:value="-27.8">
            <text:p>-28</text:p>
          </table:table-cell>
          <table:table-cell office:value-type="float" office:value="10.64">
            <text:p>10.6400000000</text:p>
          </table:table-cell>
          <table:table-cell office:value-type="float" office:value="9.63152641010988">
            <text:p>9.6315264101</text:p>
          </table:table-cell>
          <table:table-cell office:value-type="string">
            <text:p>M2</text:p>
          </table:table-cell>
          <table:table-cell office:value-type="float" office:value="1.382">
            <text:p>1.3820000000</text:p>
          </table:table-cell>
          <table:table-cell office:value-type="float" office:value="-3.20678">
            <text:p>-3.2067800000</text:p>
          </table:table-cell>
          <table:table-cell office:value-type="float" office:value="2.10637">
            <text:p>2.1063700000</text:p>
          </table:table-cell>
          <table:table-cell office:value-type="float" office:value="15.44138">
            <text:p>15.4413800000</text:p>
          </table:table-cell>
          <table:table-cell office:value-type="float" office:value="-0.000060401">
            <text:p>-0.0000604010</text:p>
          </table:table-cell>
          <table:table-cell office:value-type="float" office:value="0.00003153">
            <text:p>0.0000315300</text:p>
          </table:table-cell>
          <table:table-cell office:value-type="float" office:value="-0.000046141">
            <text:p>-0.0000461410</text:p>
          </table:table-cell>
          <table:table-cell table:number-columns-repeated="1001"/>
        </table:table-row>
        <table:table-row table:style-name="ro1">
          <table:table-cell office:value-type="float" office:value="118197">
            <text:p>118197</text:p>
          </table:table-cell>
          <table:table-cell table:number-columns-repeated="3"/>
          <table:table-cell office:value-type="string">
            <text:p>NN 3207</text:p>
          </table:table-cell>
          <table:table-cell table:number-columns-repeated="2"/>
          <table:table-cell office:value-type="float" office:value="3.19218290574166">
            <text:p>3.1921829057</text:p>
          </table:table-cell>
          <table:table-cell office:value-type="float" office:value="-38.7849377865414">
            <text:p>-38.7849377865</text:p>
          </table:table-cell>
          <table:table-cell office:value-type="float" office:value="17.5438596491228">
            <text:p>17.5438596491</text:p>
          </table:table-cell>
          <table:table-cell office:value-type="float" office:value="827.879">
            <text:p>827.8790000000</text:p>
          </table:table-cell>
          <table:table-cell office:value-type="float" office:value="-192.653">
            <text:p>-192.6530000000</text:p>
          </table:table-cell>
          <table:table-cell/>
          <table:table-cell office:value-type="float" office:value="11.51">
            <text:p>11.5100000000</text:p>
          </table:table-cell>
          <table:table-cell office:value-type="float" office:value="10.2893742783625">
            <text:p>10.2893742784</text:p>
          </table:table-cell>
          <table:table-cell office:value-type="string">
            <text:p>M3.5</text:p>
          </table:table-cell>
          <table:table-cell office:value-type="float" office:value="1.51">
            <text:p>1.5100000000</text:p>
          </table:table-cell>
          <table:table-cell office:value-type="float" office:value="9.17146">
            <text:p>9.1714600000</text:p>
          </table:table-cell>
          <table:table-cell office:value-type="float" office:value="10.14411">
            <text:p>10.1441100000</text:p>
          </table:table-cell>
          <table:table-cell office:value-type="float" office:value="-10.98945">
            <text:p>-10.9894500000</text:p>
          </table:table-cell>
          <table:table-cell office:value-type="float" office:value="-0.00005911">
            <text:p>-0.0000591100</text:p>
          </table:table-cell>
          <table:table-cell office:value-type="float" office:value="0.000039606">
            <text:p>0.0000396060</text:p>
          </table:table-cell>
          <table:table-cell office:value-type="float" office:value="-0.000012771">
            <text:p>-0.0000127710</text:p>
          </table:table-cell>
          <table:table-cell table:number-columns-repeated="1001"/>
        </table:table-row>
        <table:table-row table:style-name="ro1">
          <table:table-cell office:value-type="float" office:value="94263">
            <text:p>94263</text:p>
          </table:table-cell>
          <table:table-cell office:value-type="float" office:value="94557">
            <text:p>94557</text:p>
          </table:table-cell>
          <table:table-cell table:number-columns-repeated="2"/>
          <table:table-cell office:value-type="string">
            <text:p>Wo 9652 A</text:p>
          </table:table-cell>
          <table:table-cell table:number-columns-repeated="2"/>
          <table:table-cell office:value-type="float" office:value="19.24431623">
            <text:p>19.2443162300</text:p>
          </table:table-cell>
          <table:table-cell office:value-type="float" office:value="19.31664395">
            <text:p>19.3166439500</text:p>
          </table:table-cell>
          <table:table-cell office:value-type="float" office:value="19.0657769304099">
            <text:p>19.0657769304</text:p>
          </table:table-cell>
          <table:table-cell office:value-type="float" office:value="-617.43">
            <text:p>-617.4300000000</text:p>
          </table:table-cell>
          <table:table-cell office:value-type="float" office:value="434.84">
            <text:p>434.8400000000</text:p>
          </table:table-cell>
          <table:table-cell/>
          <table:table-cell office:value-type="float" office:value="11.56">
            <text:p>11.5600000000</text:p>
          </table:table-cell>
          <table:table-cell office:value-type="float" office:value="10.1587274626479">
            <text:p>10.1587274626</text:p>
          </table:table-cell>
          <table:table-cell office:value-type="string">
            <text:p>M:</text:p>
          </table:table-cell>
          <table:table-cell office:value-type="float" office:value="1.5">
            <text:p>1.5000000000</text:p>
          </table:table-cell>
          <table:table-cell office:value-type="float" office:value="5.75813">
            <text:p>5.7581300000</text:p>
          </table:table-cell>
          <table:table-cell office:value-type="float" office:value="-17.04619">
            <text:p>-17.0461900000</text:p>
          </table:table-cell>
          <table:table-cell office:value-type="float" office:value="6.30674">
            <text:p>6.3067400000</text:p>
          </table:table-cell>
          <table:table-cell office:value-type="float" office:value="-0.000058319">
            <text:p>-0.0000583190</text:p>
          </table:table-cell>
          <table:table-cell office:value-type="float" office:value="-0.000005667">
            <text:p>-0.0000056670</text:p>
          </table:table-cell>
          <table:table-cell office:value-type="float" office:value="0.000037927">
            <text:p>0.0000379270</text:p>
          </table:table-cell>
          <table:table-cell table:number-columns-repeated="1001"/>
        </table:table-row>
        <table:table-row table:style-name="ro1">
          <table:table-cell office:value-type="float" office:value="118339">
            <text:p>118339</text:p>
          </table:table-cell>
          <table:table-cell table:number-columns-repeated="3"/>
          <table:table-cell office:value-type="string">
            <text:p>GJ 1073</text:p>
          </table:table-cell>
          <table:table-cell table:number-columns-repeated="2"/>
          <table:table-cell office:value-type="float" office:value="4.87507320904141">
            <text:p>4.8750732090</text:p>
          </table:table-cell>
          <table:table-cell office:value-type="float" office:value="40.7231613682772">
            <text:p>40.7231613683</text:p>
          </table:table-cell>
          <table:table-cell office:value-type="float" office:value="12.9198966408269">
            <text:p>12.9198966408</text:p>
          </table:table-cell>
          <table:table-cell office:value-type="float" office:value="1188.218">
            <text:p>1188.2180000000</text:p>
          </table:table-cell>
          <table:table-cell office:value-type="float" office:value="-1115.811">
            <text:p>-1115.8110000000</text:p>
          </table:table-cell>
          <table:table-cell/>
          <table:table-cell office:value-type="float" office:value="13.43">
            <text:p>13.4300000000</text:p>
          </table:table-cell>
          <table:table-cell office:value-type="float" office:value="12.8737048034145">
            <text:p>12.8737048034</text:p>
          </table:table-cell>
          <table:table-cell office:value-type="string">
            <text:p>k</text:p>
          </table:table-cell>
          <table:table-cell office:value-type="float" office:value="1.61">
            <text:p>1.6100000000</text:p>
          </table:table-cell>
          <table:table-cell office:value-type="float" office:value="2.84217">
            <text:p>2.8421700000</text:p>
          </table:table-cell>
          <table:table-cell office:value-type="float" office:value="9.37004">
            <text:p>9.3700400000</text:p>
          </table:table-cell>
          <table:table-cell office:value-type="float" office:value="8.429">
            <text:p>8.4290000000</text:p>
          </table:table-cell>
          <table:table-cell office:value-type="float" office:value="-0.000057982">
            <text:p>-0.0000579820</text:p>
          </table:table-cell>
          <table:table-cell office:value-type="float" office:value="0.000065232">
            <text:p>0.0000652320</text:p>
          </table:table-cell>
          <table:table-cell office:value-type="float" office:value="-0.000052964">
            <text:p>-0.0000529640</text:p>
          </table:table-cell>
          <table:table-cell table:number-columns-repeated="1001"/>
        </table:table-row>
        <table:table-row table:style-name="ro1">
          <table:table-cell office:value-type="float" office:value="7221">
            <text:p>7221</text:p>
          </table:table-cell>
          <table:table-cell office:value-type="float" office:value="7235">
            <text:p>7235</text:p>
          </table:table-cell>
          <table:table-cell office:value-type="float" office:value="9540">
            <text:p>9540</text:p>
          </table:table-cell>
          <table:table-cell/>
          <table:table-cell office:value-type="string">
            <text:p>Gl <text:s/>59 <text:s/>A</text:p>
          </table:table-cell>
          <table:table-cell table:number-columns-repeated="2"/>
          <table:table-cell office:value-type="float" office:value="1.554343">
            <text:p>1.5543430000</text:p>
          </table:table-cell>
          <table:table-cell office:value-type="float" office:value="-24.17757411">
            <text:p>-24.1775741100</text:p>
          </table:table-cell>
          <table:table-cell office:value-type="float" office:value="19.5045835771406">
            <text:p>19.5045835771</text:p>
          </table:table-cell>
          <table:table-cell office:value-type="float" office:value="271.86">
            <text:p>271.8600000000</text:p>
          </table:table-cell>
          <table:table-cell office:value-type="float" office:value="-159.5">
            <text:p>-159.5000000000</text:p>
          </table:table-cell>
          <table:table-cell office:value-type="float" office:value="-49.1">
            <text:p>-49</text:p>
          </table:table-cell>
          <table:table-cell office:value-type="float" office:value="6.97">
            <text:p>6.9700000000</text:p>
          </table:table-cell>
          <table:table-cell office:value-type="float" office:value="5.519316587202">
            <text:p>5.5193165872</text:p>
          </table:table-cell>
          <table:table-cell office:value-type="string">
            <text:p>K0V</text:p>
          </table:table-cell>
          <table:table-cell office:value-type="float" office:value="0.766">
            <text:p>0.7660000000</text:p>
          </table:table-cell>
          <table:table-cell office:value-type="float" office:value="16.34065">
            <text:p>16.3406500000</text:p>
          </table:table-cell>
          <table:table-cell office:value-type="float" office:value="7.04251">
            <text:p>7.0425100000</text:p>
          </table:table-cell>
          <table:table-cell office:value-type="float" office:value="-7.98841">
            <text:p>-7.9884100000</text:p>
          </table:table-cell>
          <table:table-cell office:value-type="float" office:value="-0.000057916">
            <text:p>-0.0000579160</text:p>
          </table:table-cell>
          <table:table-cell office:value-type="float" office:value="0.000003029">
            <text:p>0.0000030290</text:p>
          </table:table-cell>
          <table:table-cell office:value-type="float" office:value="0.000006808">
            <text:p>0.0000068080</text:p>
          </table:table-cell>
          <table:table-cell table:number-columns-repeated="1001"/>
        </table:table-row>
        <table:table-row table:style-name="ro1">
          <table:table-cell office:value-type="float" office:value="118367">
            <text:p>118367</text:p>
          </table:table-cell>
          <table:table-cell table:number-columns-repeated="3"/>
          <table:table-cell office:value-type="string">
            <text:p>Gl 200 <text:s/>B</text:p>
          </table:table-cell>
          <table:table-cell table:number-columns-repeated="2"/>
          <table:table-cell office:value-type="float" office:value="5.31946264607643">
            <text:p>5.3194626461</text:p>
          </table:table-cell>
          <table:table-cell office:value-type="float" office:value="-3.07434531100546">
            <text:p>-3.0743453110</text:p>
          </table:table-cell>
          <table:table-cell office:value-type="float" office:value="16.8662506324844">
            <text:p>16.8662506325</text:p>
          </table:table-cell>
          <table:table-cell office:value-type="float" office:value="718.909">
            <text:p>718.9090000000</text:p>
          </table:table-cell>
          <table:table-cell office:value-type="float" office:value="126.763">
            <text:p>126.7630000000</text:p>
          </table:table-cell>
          <table:table-cell/>
          <table:table-cell office:value-type="float" office:value="11.7">
            <text:p>11.7000000000</text:p>
          </table:table-cell>
          <table:table-cell office:value-type="float" office:value="10.5649072517248">
            <text:p>10.5649072517</text:p>
          </table:table-cell>
          <table:table-cell office:value-type="string">
            <text:p>M2</text:p>
          </table:table-cell>
          <table:table-cell/>
          <table:table-cell office:value-type="float" office:value="2.98478">
            <text:p>2.9847800000</text:p>
          </table:table-cell>
          <table:table-cell office:value-type="float" office:value="16.57537">
            <text:p>16.5753700000</text:p>
          </table:table-cell>
          <table:table-cell office:value-type="float" office:value="-0.90456">
            <text:p>-0.9045600000</text:p>
          </table:table-cell>
          <table:table-cell office:value-type="float" office:value="-0.000057751">
            <text:p>-0.0000577510</text:p>
          </table:table-cell>
          <table:table-cell office:value-type="float" office:value="0.000010964">
            <text:p>0.0000109640</text:p>
          </table:table-cell>
          <table:table-cell office:value-type="float" office:value="0.000010349">
            <text:p>0.0000103490</text:p>
          </table:table-cell>
          <table:table-cell table:number-columns-repeated="1001"/>
        </table:table-row>
        <table:table-row table:style-name="ro1">
          <table:table-cell office:value-type="float" office:value="107180">
            <text:p>107180</text:p>
          </table:table-cell>
          <table:table-cell office:value-type="float" office:value="107522">
            <text:p>107522</text:p>
          </table:table-cell>
          <table:table-cell office:value-type="float" office:value="206804">
            <text:p>206804</text:p>
          </table:table-cell>
          <table:table-cell/>
          <table:table-cell office:value-type="string">
            <text:p>Gl 836.9A</text:p>
          </table:table-cell>
          <table:table-cell table:number-columns-repeated="2"/>
          <table:table-cell office:value-type="float" office:value="21.7765788">
            <text:p>21.7765788000</text:p>
          </table:table-cell>
          <table:table-cell office:value-type="float" office:value="-57.70118154">
            <text:p>-57.7011815400</text:p>
          </table:table-cell>
          <table:table-cell office:value-type="float" office:value="19.0258751902588">
            <text:p>19.0258751903</text:p>
          </table:table-cell>
          <table:table-cell office:value-type="float" office:value="88.92">
            <text:p>88.9200000000</text:p>
          </table:table-cell>
          <table:table-cell office:value-type="float" office:value="-905.46">
            <text:p>-905.4600000000</text:p>
          </table:table-cell>
          <table:table-cell office:value-type="float" office:value="-7">
            <text:p>-7</text:p>
          </table:table-cell>
          <table:table-cell office:value-type="float" office:value="8.77">
            <text:p>8.7700000000</text:p>
          </table:table-cell>
          <table:table-cell office:value-type="float" office:value="7.37327678275862">
            <text:p>7.3732767828</text:p>
          </table:table-cell>
          <table:table-cell office:value-type="string">
            <text:p>K7V</text:p>
          </table:table-cell>
          <table:table-cell office:value-type="float" office:value="1.322">
            <text:p>1.3220000000</text:p>
          </table:table-cell>
          <table:table-cell office:value-type="float" office:value="8.49197">
            <text:p>8.4919700000</text:p>
          </table:table-cell>
          <table:table-cell office:value-type="float" office:value="-5.58907">
            <text:p>-5.5890700000</text:p>
          </table:table-cell>
          <table:table-cell office:value-type="float" office:value="-16.08205">
            <text:p>-16.0820500000</text:p>
          </table:table-cell>
          <table:table-cell office:value-type="float" office:value="-0.000057652">
            <text:p>-0.0000576520</text:p>
          </table:table-cell>
          <table:table-cell office:value-type="float" office:value="0.000047762">
            <text:p>0.0000477620</text:p>
          </table:table-cell>
          <table:table-cell office:value-type="float" office:value="-0.000038572">
            <text:p>-0.0000385720</text:p>
          </table:table-cell>
          <table:table-cell table:number-columns-repeated="1001"/>
        </table:table-row>
        <table:table-row table:style-name="ro1">
          <table:table-cell office:value-type="float" office:value="80773">
            <text:p>80773</text:p>
          </table:table-cell>
          <table:table-cell office:value-type="float" office:value="81018">
            <text:p>81018</text:p>
          </table:table-cell>
          <table:table-cell table:number-columns-repeated="2"/>
          <table:table-cell office:value-type="string">
            <text:p>GJ 1203</text:p>
          </table:table-cell>
          <table:table-cell table:number-columns-repeated="2"/>
          <table:table-cell office:value-type="float" office:value="16.54601355">
            <text:p>16.5460135500</text:p>
          </table:table-cell>
          <table:table-cell office:value-type="float" office:value="12.61310688">
            <text:p>12.6131068800</text:p>
          </table:table-cell>
          <table:table-cell office:value-type="float" office:value="16.3719711853307">
            <text:p>16.3719711853</text:p>
          </table:table-cell>
          <table:table-cell office:value-type="float" office:value="-766.82">
            <text:p>-766.8200000000</text:p>
          </table:table-cell>
          <table:table-cell office:value-type="float" office:value="-139.2">
            <text:p>-139.2000000000</text:p>
          </table:table-cell>
          <table:table-cell/>
          <table:table-cell office:value-type="float" office:value="12.13">
            <text:p>12.1300000000</text:p>
          </table:table-cell>
          <table:table-cell office:value-type="float" office:value="11.0594951419219">
            <text:p>11.0594951419</text:p>
          </table:table-cell>
          <table:table-cell office:value-type="string">
            <text:p>K:</text:p>
          </table:table-cell>
          <table:table-cell office:value-type="float" office:value="1.47">
            <text:p>1.4700000000</text:p>
          </table:table-cell>
          <table:table-cell office:value-type="float" office:value="-5.93582">
            <text:p>-5.9358200000</text:p>
          </table:table-cell>
          <table:table-cell office:value-type="float" office:value="-14.83327">
            <text:p>-14.8332700000</text:p>
          </table:table-cell>
          <table:table-cell office:value-type="float" office:value="3.57508">
            <text:p>3.5750800000</text:p>
          </table:table-cell>
          <table:table-cell office:value-type="float" office:value="-0.0000574">
            <text:p>-0.0000574000</text:p>
          </table:table-cell>
          <table:table-cell office:value-type="float" office:value="0.000020371">
            <text:p>0.0000203710</text:p>
          </table:table-cell>
          <table:table-cell office:value-type="float" office:value="-0.000010781">
            <text:p>-0.0000107810</text:p>
          </table:table-cell>
          <table:table-cell table:number-columns-repeated="1001"/>
        </table:table-row>
        <table:table-row table:style-name="ro1">
          <table:table-cell office:value-type="float" office:value="104973">
            <text:p>104973</text:p>
          </table:table-cell>
          <table:table-cell office:value-type="float" office:value="105312">
            <text:p>105312</text:p>
          </table:table-cell>
          <table:table-cell office:value-type="float" office:value="202940">
            <text:p>202940</text:p>
          </table:table-cell>
          <table:table-cell office:value-type="float" office:value="8148">
            <text:p>8148</text:p>
          </table:table-cell>
          <table:table-cell office:value-type="string">
            <text:p>Gl 825.4A</text:p>
          </table:table-cell>
          <table:table-cell table:number-columns-repeated="2"/>
          <table:table-cell office:value-type="float" office:value="21.32944556">
            <text:p>21.3294455600</text:p>
          </table:table-cell>
          <table:table-cell office:value-type="float" office:value="-26.352011">
            <text:p>-26.3520110000</text:p>
          </table:table-cell>
          <table:table-cell office:value-type="float" office:value="18.7265917602996">
            <text:p>18.7265917603</text:p>
          </table:table-cell>
          <table:table-cell office:value-type="float" office:value="-582.35">
            <text:p>-582.3500000000</text:p>
          </table:table-cell>
          <table:table-cell office:value-type="float" office:value="-357.67">
            <text:p>-357.6700000000</text:p>
          </table:table-cell>
          <table:table-cell office:value-type="float" office:value="-17.2">
            <text:p>-17</text:p>
          </table:table-cell>
          <table:table-cell office:value-type="float" office:value="6.56">
            <text:p>6.5600000000</text:p>
          </table:table-cell>
          <table:table-cell office:value-type="float" office:value="5.19770628514278">
            <text:p>5.1977062851</text:p>
          </table:table-cell>
          <table:table-cell office:value-type="string">
            <text:p>G5V</text:p>
          </table:table-cell>
          <table:table-cell office:value-type="float" office:value="0.737">
            <text:p>0.7370000000</text:p>
          </table:table-cell>
          <table:table-cell office:value-type="float" office:value="12.84369">
            <text:p>12.8436900000</text:p>
          </table:table-cell>
          <table:table-cell office:value-type="float" office:value="-10.79943">
            <text:p>-10.7994300000</text:p>
          </table:table-cell>
          <table:table-cell office:value-type="float" office:value="-8.31244">
            <text:p>-8.3124400000</text:p>
          </table:table-cell>
          <table:table-cell office:value-type="float" office:value="-0.000057119">
            <text:p>-0.0000571190</text:p>
          </table:table-cell>
          <table:table-cell office:value-type="float" office:value="-0.000021043">
            <text:p>-0.0000210430</text:p>
          </table:table-cell>
          <table:table-cell office:value-type="float" office:value="-0.000021287">
            <text:p>-0.0000212870</text:p>
          </table:table-cell>
          <table:table-cell table:number-columns-repeated="1001"/>
        </table:table-row>
        <table:table-row table:style-name="ro1">
          <table:table-cell office:value-type="float" office:value="119410">
            <text:p>119410</text:p>
          </table:table-cell>
          <table:table-cell table:number-columns-repeated="3"/>
          <table:table-cell office:value-type="string">
            <text:p>Gl 825.4B</text:p>
          </table:table-cell>
          <table:table-cell table:number-columns-repeated="2"/>
          <table:table-cell office:value-type="float" office:value="21.3298514849297">
            <text:p>21.3298514849</text:p>
          </table:table-cell>
          <table:table-cell office:value-type="float" office:value="-26.3492186001195">
            <text:p>-26.3492186001</text:p>
          </table:table-cell>
          <table:table-cell office:value-type="float" office:value="18.7265917602996">
            <text:p>18.7265917603</text:p>
          </table:table-cell>
          <table:table-cell office:value-type="float" office:value="-535.529">
            <text:p>-535.5290000000</text:p>
          </table:table-cell>
          <table:table-cell office:value-type="float" office:value="-350.44">
            <text:p>-350.4400000000</text:p>
          </table:table-cell>
          <table:table-cell office:value-type="float" office:value="-21.2">
            <text:p>-21</text:p>
          </table:table-cell>
          <table:table-cell office:value-type="float" office:value="9.6">
            <text:p>9.6000000000</text:p>
          </table:table-cell>
          <table:table-cell office:value-type="float" office:value="8.23770628514278">
            <text:p>8.2377062851</text:p>
          </table:table-cell>
          <table:table-cell office:value-type="string">
            <text:p>dG6</text:p>
          </table:table-cell>
          <table:table-cell/>
          <table:table-cell office:value-type="float" office:value="12.84515">
            <text:p>12.8451500000</text:p>
          </table:table-cell>
          <table:table-cell office:value-type="float" office:value="-10.79833">
            <text:p>-10.7983300000</text:p>
          </table:table-cell>
          <table:table-cell office:value-type="float" office:value="-8.31163">
            <text:p>-8.3116300000</text:p>
          </table:table-cell>
          <table:table-cell office:value-type="float" office:value="-0.000056964">
            <text:p>-0.0000569640</text:p>
          </table:table-cell>
          <table:table-cell office:value-type="float" office:value="-0.000015625">
            <text:p>-0.0000156250</text:p>
          </table:table-cell>
          <table:table-cell office:value-type="float" office:value="-0.000018884">
            <text:p>-0.0000188840</text:p>
          </table:table-cell>
          <table:table-cell table:number-columns-repeated="1001"/>
        </table:table-row>
        <table:table-row table:style-name="ro1">
          <table:table-cell office:value-type="float" office:value="119028">
            <text:p>119028</text:p>
          </table:table-cell>
          <table:table-cell table:number-columns-repeated="3"/>
          <table:table-cell office:value-type="string">
            <text:p>GJ 1193</text:p>
          </table:table-cell>
          <table:table-cell table:number-columns-repeated="2"/>
          <table:table-cell office:value-type="float" office:value="15.5758062327488">
            <text:p>15.5758062327</text:p>
          </table:table-cell>
          <table:table-cell office:value-type="float" office:value="14.2710133249891">
            <text:p>14.2710133250</text:p>
          </table:table-cell>
          <table:table-cell office:value-type="float" office:value="20.6611570247934">
            <text:p>20.6611570248</text:p>
          </table:table-cell>
          <table:table-cell office:value-type="float" office:value="-674.161">
            <text:p>-674.1610000000</text:p>
          </table:table-cell>
          <table:table-cell office:value-type="float" office:value="-146.99">
            <text:p>-146.9900000000</text:p>
          </table:table-cell>
          <table:table-cell/>
          <table:table-cell office:value-type="float" office:value="13.83">
            <text:p>13.8300000000</text:p>
          </table:table-cell>
          <table:table-cell office:value-type="float" office:value="12.2542268082221">
            <text:p>12.2542268082</text:p>
          </table:table-cell>
          <table:table-cell office:value-type="string">
            <text:p>M3.5</text:p>
          </table:table-cell>
          <table:table-cell office:value-type="float" office:value="1.57">
            <text:p>1.5700000000</text:p>
          </table:table-cell>
          <table:table-cell office:value-type="float" office:value="-11.87192">
            <text:p>-11.8719200000</text:p>
          </table:table-cell>
          <table:table-cell office:value-type="float" office:value="-16.12453">
            <text:p>-16.1245300000</text:p>
          </table:table-cell>
          <table:table-cell office:value-type="float" office:value="5.09315">
            <text:p>5.0931500000</text:p>
          </table:table-cell>
          <table:table-cell office:value-type="float" office:value="-0.000056526">
            <text:p>-0.0000565260</text:p>
          </table:table-cell>
          <table:table-cell office:value-type="float" office:value="0.000037112">
            <text:p>0.0000371120</text:p>
          </table:table-cell>
          <table:table-cell office:value-type="float" office:value="-0.000014268">
            <text:p>-0.0000142680</text:p>
          </table:table-cell>
          <table:table-cell table:number-columns-repeated="1001"/>
        </table:table-row>
        <table:table-row table:style-name="ro1">
          <table:table-cell office:value-type="float" office:value="33765">
            <text:p>33765</text:p>
          </table:table-cell>
          <table:table-cell office:value-type="float" office:value="33852">
            <text:p>33852</text:p>
          </table:table-cell>
          <table:table-cell office:value-type="float" office:value="51866">
            <text:p>51866</text:p>
          </table:table-cell>
          <table:table-cell/>
          <table:table-cell office:value-type="string">
            <text:p>Gl 257.1</text:p>
          </table:table-cell>
          <table:table-cell table:number-columns-repeated="2"/>
          <table:table-cell office:value-type="float" office:value="7.02725237">
            <text:p>7.0272523700</text:p>
          </table:table-cell>
          <table:table-cell office:value-type="float" office:value="48.37971973">
            <text:p>48.3797197300</text:p>
          </table:table-cell>
          <table:table-cell office:value-type="float" office:value="20.4248366013072">
            <text:p>20.4248366013</text:p>
          </table:table-cell>
          <table:table-cell office:value-type="float" office:value="546.46">
            <text:p>546.4600000000</text:p>
          </table:table-cell>
          <table:table-cell office:value-type="float" office:value="-430.91">
            <text:p>-430.9100000000</text:p>
          </table:table-cell>
          <table:table-cell office:value-type="float" office:value="-22.8">
            <text:p>-23</text:p>
          </table:table-cell>
          <table:table-cell office:value-type="float" office:value="7.98">
            <text:p>7.9800000000</text:p>
          </table:table-cell>
          <table:table-cell office:value-type="float" office:value="6.42920704568752">
            <text:p>6.4292070457</text:p>
          </table:table-cell>
          <table:table-cell office:value-type="string">
            <text:p>K3V</text:p>
          </table:table-cell>
          <table:table-cell office:value-type="float" office:value="0.986">
            <text:p>0.9860000000</text:p>
          </table:table-cell>
          <table:table-cell office:value-type="float" office:value="-3.60453">
            <text:p>-3.6045300000</text:p>
          </table:table-cell>
          <table:table-cell office:value-type="float" office:value="13.07835">
            <text:p>13.0783500000</text:p>
          </table:table-cell>
          <table:table-cell office:value-type="float" office:value="15.26885">
            <text:p>15.2688500000</text:p>
          </table:table-cell>
          <table:table-cell office:value-type="float" office:value="-0.000056521">
            <text:p>-0.0000565210</text:p>
          </table:table-cell>
          <table:table-cell office:value-type="float" office:value="0.000001441">
            <text:p>0.0000014410</text:p>
          </table:table-cell>
          <table:table-cell office:value-type="float" office:value="-0.00004577">
            <text:p>-0.0000457700</text:p>
          </table:table-cell>
          <table:table-cell table:number-columns-repeated="1001"/>
        </table:table-row>
        <table:table-row table:style-name="ro1">
          <table:table-cell office:value-type="float" office:value="102092">
            <text:p>102092</text:p>
          </table:table-cell>
          <table:table-cell office:value-type="float" office:value="102422">
            <text:p>102422</text:p>
          </table:table-cell>
          <table:table-cell office:value-type="float" office:value="198149">
            <text:p>198149</text:p>
          </table:table-cell>
          <table:table-cell office:value-type="float" office:value="7957">
            <text:p>7957</text:p>
          </table:table-cell>
          <table:table-cell office:value-type="string">
            <text:p>Gl 807</text:p>
          </table:table-cell>
          <table:table-cell office:value-type="string">
            <text:p>3Eta Cep</text:p>
          </table:table-cell>
          <table:table-cell/>
          <table:table-cell office:value-type="float" office:value="20.75479684">
            <text:p>20.7547968400</text:p>
          </table:table-cell>
          <table:table-cell office:value-type="float" office:value="61.83679404">
            <text:p>61.8367940400</text:p>
          </table:table-cell>
          <table:table-cell office:value-type="float" office:value="14.3410296859314">
            <text:p>14.3410296859</text:p>
          </table:table-cell>
          <table:table-cell office:value-type="float" office:value="86.08">
            <text:p>86.0800000000</text:p>
          </table:table-cell>
          <table:table-cell office:value-type="float" office:value="817.89">
            <text:p>817.8900000000</text:p>
          </table:table-cell>
          <table:table-cell office:value-type="float" office:value="-86.8">
            <text:p>-87</text:p>
          </table:table-cell>
          <table:table-cell office:value-type="float" office:value="3.41">
            <text:p>3.4100000000</text:p>
          </table:table-cell>
          <table:table-cell office:value-type="float" office:value="2.62709832602459">
            <text:p>2.6270983260</text:p>
          </table:table-cell>
          <table:table-cell office:value-type="string">
            <text:p>K0IV</text:p>
          </table:table-cell>
          <table:table-cell office:value-type="float" office:value="0.912">
            <text:p>0.9120000000</text:p>
          </table:table-cell>
          <table:table-cell office:value-type="float" office:value="4.46933">
            <text:p>4.4693300000</text:p>
          </table:table-cell>
          <table:table-cell office:value-type="float" office:value="-5.0834">
            <text:p>-5.0834000000</text:p>
          </table:table-cell>
          <table:table-cell office:value-type="float" office:value="12.64314">
            <text:p>12.6431400000</text:p>
          </table:table-cell>
          <table:table-cell office:value-type="float" office:value="-0.00005627">
            <text:p>-0.0000562700</text:p>
          </table:table-cell>
          <table:table-cell office:value-type="float" office:value="0.000073065">
            <text:p>0.0000730650</text:p>
          </table:table-cell>
          <table:table-cell office:value-type="float" office:value="-0.000051425">
            <text:p>-0.0000514250</text:p>
          </table:table-cell>
          <table:table-cell table:number-columns-repeated="1001"/>
        </table:table-row>
        <table:table-row table:style-name="ro1">
          <table:table-cell office:value-type="float" office:value="119032">
            <text:p>119032</text:p>
          </table:table-cell>
          <table:table-cell table:number-columns-repeated="3"/>
          <table:table-cell office:value-type="string">
            <text:p>NN 3913</text:p>
          </table:table-cell>
          <table:table-cell table:number-columns-repeated="2"/>
          <table:table-cell office:value-type="float" office:value="15.5968419188593">
            <text:p>15.5968419189</text:p>
          </table:table-cell>
          <table:table-cell office:value-type="float" office:value="22.1523754816129">
            <text:p>22.1523754816</text:p>
          </table:table-cell>
          <table:table-cell office:value-type="float" office:value="18.796992481203">
            <text:p>18.7969924812</text:p>
          </table:table-cell>
          <table:table-cell office:value-type="float" office:value="-730.273">
            <text:p>-730.2730000000</text:p>
          </table:table-cell>
          <table:table-cell office:value-type="float" office:value="-119.586">
            <text:p>-119.5860000000</text:p>
          </table:table-cell>
          <table:table-cell/>
          <table:table-cell office:value-type="float" office:value="12.69">
            <text:p>12.6900000000</text:p>
          </table:table-cell>
          <table:table-cell office:value-type="float" office:value="11.3195581614752">
            <text:p>11.3195581615</text:p>
          </table:table-cell>
          <table:table-cell office:value-type="string">
            <text:p>k-m</text:p>
          </table:table-cell>
          <table:table-cell office:value-type="float" office:value="1.51">
            <text:p>1.5100000000</text:p>
          </table:table-cell>
          <table:table-cell office:value-type="float" office:value="-10.24467">
            <text:p>-10.2446700000</text:p>
          </table:table-cell>
          <table:table-cell office:value-type="float" office:value="-14.07609">
            <text:p>-14.0760900000</text:p>
          </table:table-cell>
          <table:table-cell office:value-type="float" office:value="7.0878">
            <text:p>7.0878000000</text:p>
          </table:table-cell>
          <table:table-cell office:value-type="float" office:value="-0.000056221">
            <text:p>-0.0000562210</text:p>
          </table:table-cell>
          <table:table-cell office:value-type="float" office:value="0.000035836">
            <text:p>0.0000358360</text:p>
          </table:table-cell>
          <table:table-cell office:value-type="float" office:value="-0.000010092">
            <text:p>-0.0000100920</text:p>
          </table:table-cell>
          <table:table-cell table:number-columns-repeated="1001"/>
        </table:table-row>
        <table:table-row table:style-name="ro1">
          <table:table-cell office:value-type="float" office:value="72012">
            <text:p>72012</text:p>
          </table:table-cell>
          <table:table-cell office:value-type="float" office:value="72237">
            <text:p>72237</text:p>
          </table:table-cell>
          <table:table-cell table:number-columns-repeated="2"/>
          <table:table-cell office:value-type="string">
            <text:p>Gl 562</text:p>
          </table:table-cell>
          <table:table-cell table:number-columns-repeated="2"/>
          <table:table-cell office:value-type="float" office:value="14.77315231">
            <text:p>14.7731523100</text:p>
          </table:table-cell>
          <table:table-cell office:value-type="float" office:value="16.49893914">
            <text:p>16.4989391400</text:p>
          </table:table-cell>
          <table:table-cell office:value-type="float" office:value="17.5839634253561">
            <text:p>17.5839634254</text:p>
          </table:table-cell>
          <table:table-cell office:value-type="float" office:value="-110.78">
            <text:p>-110.7800000000</text:p>
          </table:table-cell>
          <table:table-cell office:value-type="float" office:value="-919.57">
            <text:p>-919.5700000000</text:p>
          </table:table-cell>
          <table:table-cell office:value-type="float" office:value="44.9">
            <text:p>45</text:p>
          </table:table-cell>
          <table:table-cell office:value-type="float" office:value="9.23">
            <text:p>9.2300000000</text:p>
          </table:table-cell>
          <table:table-cell office:value-type="float" office:value="8.00441614126084">
            <text:p>8.0044161413</text:p>
          </table:table-cell>
          <table:table-cell office:value-type="string">
            <text:p>K5V</text:p>
          </table:table-cell>
          <table:table-cell office:value-type="float" office:value="1.261">
            <text:p>1.2610000000</text:p>
          </table:table-cell>
          <table:table-cell office:value-type="float" office:value="-12.60836">
            <text:p>-12.6083600000</text:p>
          </table:table-cell>
          <table:table-cell office:value-type="float" office:value="-11.19316">
            <text:p>-11.1931600000</text:p>
          </table:table-cell>
          <table:table-cell office:value-type="float" office:value="4.9938">
            <text:p>4.9938000000</text:p>
          </table:table-cell>
          <table:table-cell office:value-type="float" office:value="-0.000055843">
            <text:p>-0.0000558430</text:p>
          </table:table-cell>
          <table:table-cell office:value-type="float" office:value="-0.000036948">
            <text:p>-0.0000369480</text:p>
          </table:table-cell>
          <table:table-cell office:value-type="float" office:value="-0.000062117">
            <text:p>-0.0000621170</text:p>
          </table:table-cell>
          <table:table-cell table:number-columns-repeated="1001"/>
        </table:table-row>
        <table:table-row table:style-name="ro1">
          <table:table-cell office:value-type="float" office:value="37745">
            <text:p>37745</text:p>
          </table:table-cell>
          <table:table-cell office:value-type="float" office:value="37853">
            <text:p>37853</text:p>
          </table:table-cell>
          <table:table-cell office:value-type="float" office:value="63077">
            <text:p>63077</text:p>
          </table:table-cell>
          <table:table-cell office:value-type="float" office:value="3018">
            <text:p>3018</text:p>
          </table:table-cell>
          <table:table-cell office:value-type="string">
            <text:p>Gl 288 <text:s/>A</text:p>
          </table:table-cell>
          <table:table-cell table:number-columns-repeated="2"/>
          <table:table-cell office:value-type="float" office:value="7.75977164">
            <text:p>7.7597716400</text:p>
          </table:table-cell>
          <table:table-cell office:value-type="float" office:value="-34.17655092">
            <text:p>-34.1765509200</text:p>
          </table:table-cell>
          <table:table-cell office:value-type="float" office:value="15.1998784009728">
            <text:p>15.1998784010</text:p>
          </table:table-cell>
          <table:table-cell office:value-type="float" office:value="-220.83">
            <text:p>-220.8300000000</text:p>
          </table:table-cell>
          <table:table-cell office:value-type="float" office:value="1722.89">
            <text:p>1722.8900000000</text:p>
          </table:table-cell>
          <table:table-cell office:value-type="float" office:value="102.6">
            <text:p>103</text:p>
          </table:table-cell>
          <table:table-cell office:value-type="float" office:value="5.36">
            <text:p>5.3600000000</text:p>
          </table:table-cell>
          <table:table-cell office:value-type="float" office:value="4.45079943198593">
            <text:p>4.4507994320</text:p>
          </table:table-cell>
          <table:table-cell office:value-type="string">
            <text:p>G0V</text:p>
          </table:table-cell>
          <table:table-cell office:value-type="float" office:value="0.589">
            <text:p>0.5890000000</text:p>
          </table:table-cell>
          <table:table-cell office:value-type="float" office:value="-5.59062">
            <text:p>-5.5906200000</text:p>
          </table:table-cell>
          <table:table-cell office:value-type="float" office:value="11.26392">
            <text:p>11.2639200000</text:p>
          </table:table-cell>
          <table:table-cell office:value-type="float" office:value="-8.53845">
            <text:p>-8.5384500000</text:p>
          </table:table-cell>
          <table:table-cell office:value-type="float" office:value="-0.000055724">
            <text:p>-0.0000557240</text:p>
          </table:table-cell>
          <table:table-cell office:value-type="float" office:value="0.000148872">
            <text:p>0.0001488720</text:p>
          </table:table-cell>
          <table:table-cell office:value-type="float" office:value="0.000046082">
            <text:p>0.0000460820</text:p>
          </table:table-cell>
          <table:table-cell table:number-columns-repeated="1001"/>
        </table:table-row>
        <table:table-row table:style-name="ro1">
          <table:table-cell office:value-type="float" office:value="23463">
            <text:p>23463</text:p>
          </table:table-cell>
          <table:table-cell office:value-type="float" office:value="23518">
            <text:p>23518</text:p>
          </table:table-cell>
          <table:table-cell table:number-columns-repeated="2"/>
          <table:table-cell office:value-type="string">
            <text:p>Gl 184</text:p>
          </table:table-cell>
          <table:table-cell table:number-columns-repeated="2"/>
          <table:table-cell office:value-type="float" office:value="5.05628711">
            <text:p>5.0562871100</text:p>
          </table:table-cell>
          <table:table-cell office:value-type="float" office:value="53.13220642">
            <text:p>53.1322064200</text:p>
          </table:table-cell>
          <table:table-cell office:value-type="float" office:value="14.0154169586545">
            <text:p>14.0154169587</text:p>
          </table:table-cell>
          <table:table-cell office:value-type="float" office:value="1304.13">
            <text:p>1304.1300000000</text:p>
          </table:table-cell>
          <table:table-cell office:value-type="float" office:value="-1537.29">
            <text:p>-1537.2900000000</text:p>
          </table:table-cell>
          <table:table-cell office:value-type="float" office:value="66">
            <text:p>66</text:p>
          </table:table-cell>
          <table:table-cell office:value-type="float" office:value="9.96">
            <text:p>9.9600000000</text:p>
          </table:table-cell>
          <table:table-cell office:value-type="float" office:value="9.22696988725333">
            <text:p>9.2269698873</text:p>
          </table:table-cell>
          <table:table-cell office:value-type="string">
            <text:p>M0</text:p>
          </table:table-cell>
          <table:table-cell office:value-type="float" office:value="1.389">
            <text:p>1.3890000000</text:p>
          </table:table-cell>
          <table:table-cell office:value-type="float" office:value="2.05644">
            <text:p>2.0564400000</text:p>
          </table:table-cell>
          <table:table-cell office:value-type="float" office:value="8.1535">
            <text:p>8.1535000000</text:p>
          </table:table-cell>
          <table:table-cell office:value-type="float" office:value="11.21264">
            <text:p>11.2126400000</text:p>
          </table:table-cell>
          <table:table-cell office:value-type="float" office:value="-0.000055576">
            <text:p>-0.0000555760</text:p>
          </table:table-cell>
          <table:table-cell office:value-type="float" office:value="0.00014196">
            <text:p>0.0001419600</text:p>
          </table:table-cell>
          <table:table-cell office:value-type="float" office:value="-0.000008664">
            <text:p>-0.0000086640</text:p>
          </table:table-cell>
          <table:table-cell table:number-columns-repeated="1001"/>
        </table:table-row>
        <table:table-row table:style-name="ro1">
          <table:table-cell office:value-type="float" office:value="83343">
            <text:p>83343</text:p>
          </table:table-cell>
          <table:table-cell office:value-type="float" office:value="83599">
            <text:p>83599</text:p>
          </table:table-cell>
          <table:table-cell table:number-columns-repeated="2"/>
          <table:table-cell office:value-type="string">
            <text:p>Gl 654</text:p>
          </table:table-cell>
          <table:table-cell table:number-columns-repeated="2"/>
          <table:table-cell office:value-type="float" office:value="17.08731046">
            <text:p>17.0873104600</text:p>
          </table:table-cell>
          <table:table-cell office:value-type="float" office:value="-5.09148544">
            <text:p>-5.0914854400</text:p>
          </table:table-cell>
          <table:table-cell office:value-type="float" office:value="11.1482720178372">
            <text:p>11.1482720178</text:p>
          </table:table-cell>
          <table:table-cell office:value-type="float" office:value="-921.19">
            <text:p>-921.1900000000</text:p>
          </table:table-cell>
          <table:table-cell office:value-type="float" office:value="-1128.23">
            <text:p>-1128.2300000000</text:p>
          </table:table-cell>
          <table:table-cell office:value-type="float" office:value="34.6">
            <text:p>35</text:p>
          </table:table-cell>
          <table:table-cell office:value-type="float" office:value="10.08">
            <text:p>10.0800000000</text:p>
          </table:table-cell>
          <table:table-cell office:value-type="float" office:value="9.84396221522046">
            <text:p>9.8439622152</text:p>
          </table:table-cell>
          <table:table-cell office:value-type="string">
            <text:p>M0V</text:p>
          </table:table-cell>
          <table:table-cell office:value-type="float" office:value="1.476">
            <text:p>1.4760000000</text:p>
          </table:table-cell>
          <table:table-cell office:value-type="float" office:value="-2.62809">
            <text:p>-2.6280900000</text:p>
          </table:table-cell>
          <table:table-cell office:value-type="float" office:value="-10.7888">
            <text:p>-10.7888000000</text:p>
          </table:table-cell>
          <table:table-cell office:value-type="float" office:value="-0.98936">
            <text:p>-0.9893600000</text:p>
          </table:table-cell>
          <table:table-cell office:value-type="float" office:value="-0.000055431">
            <text:p>-0.0000554310</text:p>
          </table:table-cell>
          <table:table-cell office:value-type="float" office:value="-0.000017205">
            <text:p>-0.0000172050</text:p>
          </table:table-cell>
          <table:table-cell office:value-type="float" office:value="-0.000063873">
            <text:p>-0.0000638730</text:p>
          </table:table-cell>
          <table:table-cell table:number-columns-repeated="1001"/>
        </table:table-row>
        <table:table-row table:style-name="ro1">
          <table:table-cell office:value-type="float" office:value="119183">
            <text:p>119183</text:p>
          </table:table-cell>
          <table:table-cell table:number-columns-repeated="3"/>
          <table:table-cell office:value-type="string">
            <text:p>NN 4029</text:p>
          </table:table-cell>
          <table:table-cell table:number-columns-repeated="2"/>
          <table:table-cell office:value-type="float" office:value="17.8338170741682">
            <text:p>17.8338170742</text:p>
          </table:table-cell>
          <table:table-cell office:value-type="float" office:value="22.685350111641">
            <text:p>22.6853501116</text:p>
          </table:table-cell>
          <table:table-cell office:value-type="float" office:value="14.8809523809524">
            <text:p>14.8809523810</text:p>
          </table:table-cell>
          <table:table-cell office:value-type="float" office:value="-766.689">
            <text:p>-766.6890000000</text:p>
          </table:table-cell>
          <table:table-cell office:value-type="float" office:value="-143.482">
            <text:p>-143.4820000000</text:p>
          </table:table-cell>
          <table:table-cell/>
          <table:table-cell office:value-type="float" office:value="20.1">
            <text:p>20.1000000000</text:p>
          </table:table-cell>
          <table:table-cell office:value-type="float" office:value="19.2368463652691">
            <text:p>19.2368463653</text:p>
          </table:table-cell>
          <table:table-cell office:value-type="string">
            <text:p>m</text:p>
          </table:table-cell>
          <table:table-cell/>
          <table:table-cell office:value-type="float" office:value="-0.59714">
            <text:p>-0.5971400000</text:p>
          </table:table-cell>
          <table:table-cell office:value-type="float" office:value="-13.71672">
            <text:p>-13.7167200000</text:p>
          </table:table-cell>
          <table:table-cell office:value-type="float" office:value="5.73913">
            <text:p>5.7391300000</text:p>
          </table:table-cell>
          <table:table-cell office:value-type="float" office:value="-0.000055429">
            <text:p>-0.0000554290</text:p>
          </table:table-cell>
          <table:table-cell office:value-type="float" office:value="-0.000001582">
            <text:p>-0.0000015820</text:p>
          </table:table-cell>
          <table:table-cell office:value-type="float" office:value="-0.000009549">
            <text:p>-0.0000095490</text:p>
          </table:table-cell>
          <table:table-cell table:number-columns-repeated="1001"/>
        </table:table-row>
        <table:table-row table:style-name="ro1">
          <table:table-cell office:value-type="float" office:value="118425">
            <text:p>118425</text:p>
          </table:table-cell>
          <table:table-cell table:number-columns-repeated="3"/>
          <table:table-cell office:value-type="string">
            <text:p>NN 3392</text:p>
          </table:table-cell>
          <table:table-cell table:number-columns-repeated="2"/>
          <table:table-cell office:value-type="float" office:value="6.34626840252576">
            <text:p>6.3462684025</text:p>
          </table:table-cell>
          <table:table-cell office:value-type="float" office:value="6.75639137386287">
            <text:p>6.7563913739</text:p>
          </table:table-cell>
          <table:table-cell office:value-type="float" office:value="22.3214285714286">
            <text:p>22.3214285714</text:p>
          </table:table-cell>
          <table:table-cell office:value-type="float" office:value="509.154">
            <text:p>509.1540000000</text:p>
          </table:table-cell>
          <table:table-cell office:value-type="float" office:value="-29.357">
            <text:p>-29.3570000000</text:p>
          </table:table-cell>
          <table:table-cell/>
          <table:table-cell office:value-type="float" office:value="16.37">
            <text:p>16.3700000000</text:p>
          </table:table-cell>
          <table:table-cell office:value-type="float" office:value="14.6263900699907">
            <text:p>14.6263900700</text:p>
          </table:table-cell>
          <table:table-cell office:value-type="string">
            <text:p>DA9</text:p>
          </table:table-cell>
          <table:table-cell office:value-type="float" office:value="0.55">
            <text:p>0.5500000000</text:p>
          </table:table-cell>
          <table:table-cell office:value-type="float" office:value="-2.00669">
            <text:p>-2.0066900000</text:p>
          </table:table-cell>
          <table:table-cell office:value-type="float" office:value="22.07539">
            <text:p>22.0753900000</text:p>
          </table:table-cell>
          <table:table-cell office:value-type="float" office:value="2.62607">
            <text:p>2.6260700000</text:p>
          </table:table-cell>
          <table:table-cell office:value-type="float" office:value="-0.000054902">
            <text:p>-0.0000549020</text:p>
          </table:table-cell>
          <table:table-cell office:value-type="float" office:value="-0.000004615">
            <text:p>-0.0000046150</text:p>
          </table:table-cell>
          <table:table-cell office:value-type="float" office:value="-0.000003154">
            <text:p>-0.0000031540</text:p>
          </table:table-cell>
          <table:table-cell table:number-columns-repeated="1001"/>
        </table:table-row>
        <table:table-row table:style-name="ro1">
          <table:table-cell office:value-type="float" office:value="118610">
            <text:p>118610</text:p>
          </table:table-cell>
          <table:table-cell table:number-columns-repeated="3"/>
          <table:table-cell office:value-type="string">
            <text:p>NN 3542</text:p>
          </table:table-cell>
          <table:table-cell table:number-columns-repeated="2"/>
          <table:table-cell office:value-type="float" office:value="9.29675030801359">
            <text:p>9.2967503080</text:p>
          </table:table-cell>
          <table:table-cell office:value-type="float" office:value="58.4398159562071">
            <text:p>58.4398159562</text:p>
          </table:table-cell>
          <table:table-cell office:value-type="float" office:value="15.4320987654321">
            <text:p>15.4320987654</text:p>
          </table:table-cell>
          <table:table-cell office:value-type="float" office:value="-11.833">
            <text:p>-11.8330000000</text:p>
          </table:table-cell>
          <table:table-cell office:value-type="float" office:value="-1129.938">
            <text:p>-1129.9380000000</text:p>
          </table:table-cell>
          <table:table-cell/>
          <table:table-cell office:value-type="float" office:value="15.11">
            <text:p>15.1100000000</text:p>
          </table:table-cell>
          <table:table-cell office:value-type="float" office:value="14.167875029353">
            <text:p>14.1678750294</text:p>
          </table:table-cell>
          <table:table-cell office:value-type="string">
            <text:p>m</text:p>
          </table:table-cell>
          <table:table-cell office:value-type="float" office:value="1.85">
            <text:p>1.8500000000</text:p>
          </table:table-cell>
          <table:table-cell office:value-type="float" office:value="-6.13738">
            <text:p>-6.1373800000</text:p>
          </table:table-cell>
          <table:table-cell office:value-type="float" office:value="5.25085">
            <text:p>5.2508500000</text:p>
          </table:table-cell>
          <table:table-cell office:value-type="float" office:value="13.14955">
            <text:p>13.1495500000</text:p>
          </table:table-cell>
          <table:table-cell office:value-type="float" office:value="-0.000054155">
            <text:p>-0.0000541550</text:p>
          </table:table-cell>
          <table:table-cell office:value-type="float" office:value="0.000047497">
            <text:p>0.0000474970</text:p>
          </table:table-cell>
          <table:table-cell office:value-type="float" office:value="-0.000044243">
            <text:p>-0.0000442430</text:p>
          </table:table-cell>
          <table:table-cell table:number-columns-repeated="1001"/>
        </table:table-row>
        <table:table-row table:style-name="ro1">
          <table:table-cell office:value-type="float" office:value="119437">
            <text:p>119437</text:p>
          </table:table-cell>
          <table:table-cell table:number-columns-repeated="3"/>
          <table:table-cell office:value-type="string">
            <text:p>Gl 836.9B</text:p>
          </table:table-cell>
          <table:table-cell table:number-columns-repeated="2"/>
          <table:table-cell office:value-type="float" office:value="21.7765635239299">
            <text:p>21.7765635239</text:p>
          </table:table-cell>
          <table:table-cell office:value-type="float" office:value="-57.691541955282">
            <text:p>-57.6915419553</text:p>
          </table:table-cell>
          <table:table-cell office:value-type="float" office:value="19.0258751902588">
            <text:p>19.0258751903</text:p>
          </table:table-cell>
          <table:table-cell office:value-type="float" office:value="84.697">
            <text:p>84.6970000000</text:p>
          </table:table-cell>
          <table:table-cell office:value-type="float" office:value="-896.005">
            <text:p>-896.0050000000</text:p>
          </table:table-cell>
          <table:table-cell/>
          <table:table-cell office:value-type="float" office:value="9.6">
            <text:p>9.6000000000</text:p>
          </table:table-cell>
          <table:table-cell office:value-type="float" office:value="8.20327678275862">
            <text:p>8.2032767828</text:p>
          </table:table-cell>
          <table:table-cell office:value-type="string">
            <text:p>K7 V</text:p>
          </table:table-cell>
          <table:table-cell/>
          <table:table-cell office:value-type="float" office:value="8.49421">
            <text:p>8.4942100000</text:p>
          </table:table-cell>
          <table:table-cell office:value-type="float" office:value="-5.59059">
            <text:p>-5.5905900000</text:p>
          </table:table-cell>
          <table:table-cell office:value-type="float" office:value="-16.08034">
            <text:p>-16.0803400000</text:p>
          </table:table-cell>
          <table:table-cell office:value-type="float" office:value="-0.000054048">
            <text:p>-0.0000540480</text:p>
          </table:table-cell>
          <table:table-cell office:value-type="float" office:value="0.000044924">
            <text:p>0.0000449240</text:p>
          </table:table-cell>
          <table:table-cell office:value-type="float" office:value="-0.000044169">
            <text:p>-0.0000441690</text:p>
          </table:table-cell>
          <table:table-cell table:number-columns-repeated="1001"/>
        </table:table-row>
        <table:table-row table:style-name="ro1">
          <table:table-cell office:value-type="float" office:value="54544">
            <text:p>54544</text:p>
          </table:table-cell>
          <table:table-cell office:value-type="float" office:value="54704">
            <text:p>54704</text:p>
          </table:table-cell>
          <table:table-cell office:value-type="float" office:value="97343">
            <text:p>97343</text:p>
          </table:table-cell>
          <table:table-cell/>
          <table:table-cell office:value-type="string">
            <text:p>NN 3648</text:p>
          </table:table-cell>
          <table:table-cell table:number-columns-repeated="2"/>
          <table:table-cell office:value-type="float" office:value="11.20028176">
            <text:p>11.2002817600</text:p>
          </table:table-cell>
          <table:table-cell office:value-type="float" office:value="-26.13651081">
            <text:p>-26.1365108100</text:p>
          </table:table-cell>
          <table:table-cell office:value-type="float" office:value="21.6356555603635">
            <text:p>21.6356555604</text:p>
          </table:table-cell>
          <table:table-cell office:value-type="float" office:value="271.93">
            <text:p>271.9300000000</text:p>
          </table:table-cell>
          <table:table-cell office:value-type="float" office:value="-64.32">
            <text:p>-64.3200000000</text:p>
          </table:table-cell>
          <table:table-cell office:value-type="float" office:value="56.7">
            <text:p>57</text:p>
          </table:table-cell>
          <table:table-cell office:value-type="float" office:value="7.05">
            <text:p>7.0500000000</text:p>
          </table:table-cell>
          <table:table-cell office:value-type="float" office:value="5.37414970571545">
            <text:p>5.3741497057</text:p>
          </table:table-cell>
          <table:table-cell office:value-type="string">
            <text:p>G8/K0V</text:p>
          </table:table-cell>
          <table:table-cell office:value-type="float" office:value="0.76">
            <text:p>0.7600000000</text:p>
          </table:table-cell>
          <table:table-cell office:value-type="float" office:value="-18.99919">
            <text:p>-18.9991900000</text:p>
          </table:table-cell>
          <table:table-cell office:value-type="float" office:value="4.03693">
            <text:p>4.0369300000</text:p>
          </table:table-cell>
          <table:table-cell office:value-type="float" office:value="-9.53075">
            <text:p>-9.5307500000</text:p>
          </table:table-cell>
          <table:table-cell office:value-type="float" office:value="-0.000053943">
            <text:p>-0.0000539430</text:p>
          </table:table-cell>
          <table:table-cell office:value-type="float" office:value="-0.000017695">
            <text:p>-0.0000176950</text:p>
          </table:table-cell>
          <table:table-cell office:value-type="float" office:value="-0.0000316">
            <text:p>-0.0000316000</text:p>
          </table:table-cell>
          <table:table-cell table:number-columns-repeated="1001"/>
        </table:table-row>
        <table:table-row table:style-name="ro1">
          <table:table-cell office:value-type="float" office:value="27292">
            <text:p>27292</text:p>
          </table:table-cell>
          <table:table-cell office:value-type="float" office:value="27359">
            <text:p>27359</text:p>
          </table:table-cell>
          <table:table-cell table:number-columns-repeated="2"/>
          <table:table-cell office:value-type="string">
            <text:p>Gl 218</text:p>
          </table:table-cell>
          <table:table-cell table:number-columns-repeated="2"/>
          <table:table-cell office:value-type="float" office:value="5.79445079">
            <text:p>5.7944507900</text:p>
          </table:table-cell>
          <table:table-cell office:value-type="float" office:value="-36.32826614">
            <text:p>-36.3282661400</text:p>
          </table:table-cell>
          <table:table-cell office:value-type="float" office:value="14.9902563333833">
            <text:p>14.9902563334</text:p>
          </table:table-cell>
          <table:table-cell office:value-type="float" office:value="769.53">
            <text:p>769.5300000000</text:p>
          </table:table-cell>
          <table:table-cell office:value-type="float" office:value="-123.16">
            <text:p>-123.1600000000</text:p>
          </table:table-cell>
          <table:table-cell office:value-type="float" office:value="56">
            <text:p>56</text:p>
          </table:table-cell>
          <table:table-cell office:value-type="float" office:value="10.72">
            <text:p>10.7200000000</text:p>
          </table:table-cell>
          <table:table-cell office:value-type="float" office:value="9.84095470326292">
            <text:p>9.8409547033</text:p>
          </table:table-cell>
          <table:table-cell office:value-type="string">
            <text:p>M2</text:p>
          </table:table-cell>
          <table:table-cell office:value-type="float" office:value="1.476">
            <text:p>1.4760000000</text:p>
          </table:table-cell>
          <table:table-cell office:value-type="float" office:value="0.64956">
            <text:p>0.6495600000</text:p>
          </table:table-cell>
          <table:table-cell office:value-type="float" office:value="12.05921">
            <text:p>12.0592100000</text:p>
          </table:table-cell>
          <table:table-cell office:value-type="float" office:value="-8.88038">
            <text:p>-8.8803800000</text:p>
          </table:table-cell>
          <table:table-cell office:value-type="float" office:value="-0.000053643">
            <text:p>-0.0000536430</text:p>
          </table:table-cell>
          <table:table-cell office:value-type="float" office:value="0.000043787">
            <text:p>0.0000437870</text:p>
          </table:table-cell>
          <table:table-cell office:value-type="float" office:value="-0.000041139">
            <text:p>-0.0000411390</text:p>
          </table:table-cell>
          <table:table-cell table:number-columns-repeated="1001"/>
        </table:table-row>
        <table:table-row table:style-name="ro1">
          <table:table-cell office:value-type="float" office:value="83335">
            <text:p>83335</text:p>
          </table:table-cell>
          <table:table-cell office:value-type="float" office:value="83591">
            <text:p>83591</text:p>
          </table:table-cell>
          <table:table-cell office:value-type="float" office:value="154363">
            <text:p>154363</text:p>
          </table:table-cell>
          <table:table-cell/>
          <table:table-cell office:value-type="string">
            <text:p>Gl 653</text:p>
          </table:table-cell>
          <table:table-cell table:number-columns-repeated="2"/>
          <table:table-cell office:value-type="float" office:value="17.08442528">
            <text:p>17.0844252800</text:p>
          </table:table-cell>
          <table:table-cell office:value-type="float" office:value="-5.0637419">
            <text:p>-5.0637419000</text:p>
          </table:table-cell>
          <table:table-cell office:value-type="float" office:value="10.7550010755001">
            <text:p>10.7550010755</text:p>
          </table:table-cell>
          <table:table-cell office:value-type="float" office:value="-916.86">
            <text:p>-916.8600000000</text:p>
          </table:table-cell>
          <table:table-cell office:value-type="float" office:value="-1137.91">
            <text:p>-1137.9100000000</text:p>
          </table:table-cell>
          <table:table-cell office:value-type="float" office:value="34.2">
            <text:p>34</text:p>
          </table:table-cell>
          <table:table-cell office:value-type="float" office:value="7.7">
            <text:p>7.7000000000</text:p>
          </table:table-cell>
          <table:table-cell office:value-type="float" office:value="7.54194770923534">
            <text:p>7.5419477092</text:p>
          </table:table-cell>
          <table:table-cell office:value-type="string">
            <text:p>K5V</text:p>
          </table:table-cell>
          <table:table-cell office:value-type="float" office:value="1.1">
            <text:p>1.1000000000</text:p>
          </table:table-cell>
          <table:table-cell office:value-type="float" office:value="-2.54336">
            <text:p>-2.5433600000</text:p>
          </table:table-cell>
          <table:table-cell office:value-type="float" office:value="-10.40673">
            <text:p>-10.4067300000</text:p>
          </table:table-cell>
          <table:table-cell office:value-type="float" office:value="-0.94927">
            <text:p>-0.9492700000</text:p>
          </table:table-cell>
          <table:table-cell office:value-type="float" office:value="-0.000053464">
            <text:p>-0.0000534640</text:p>
          </table:table-cell>
          <table:table-cell office:value-type="float" office:value="-0.000017409">
            <text:p>-0.0000174090</text:p>
          </table:table-cell>
          <table:table-cell office:value-type="float" office:value="-0.000062183">
            <text:p>-0.0000621830</text:p>
          </table:table-cell>
          <table:table-cell table:number-columns-repeated="1001"/>
        </table:table-row>
        <table:table-row table:style-name="ro1">
          <table:table-cell office:value-type="float" office:value="118150">
            <text:p>118150</text:p>
          </table:table-cell>
          <table:table-cell table:number-columns-repeated="3"/>
          <table:table-cell office:value-type="string">
            <text:p>Gl 101</text:p>
          </table:table-cell>
          <table:table-cell table:number-columns-repeated="2"/>
          <table:table-cell office:value-type="float" office:value="2.52217880472221">
            <text:p>2.5221788047</text:p>
          </table:table-cell>
          <table:table-cell office:value-type="float" office:value="57.3808482700968">
            <text:p>57.3808482701</text:p>
          </table:table-cell>
          <table:table-cell office:value-type="float" office:value="16.6666666666667">
            <text:p>16.6666666667</text:p>
          </table:table-cell>
          <table:table-cell office:value-type="float" office:value="1039.643">
            <text:p>1039.6430000000</text:p>
          </table:table-cell>
          <table:table-cell office:value-type="float" office:value="27.224">
            <text:p>27.2240000000</text:p>
          </table:table-cell>
          <table:table-cell/>
          <table:table-cell office:value-type="float" office:value="13.21">
            <text:p>13.2100000000</text:p>
          </table:table-cell>
          <table:table-cell office:value-type="float" office:value="12.1007562519182">
            <text:p>12.1007562519</text:p>
          </table:table-cell>
          <table:table-cell office:value-type="string">
            <text:p>M3.5</text:p>
          </table:table-cell>
          <table:table-cell office:value-type="float" office:value="1.52">
            <text:p>1.5200000000</text:p>
          </table:table-cell>
          <table:table-cell office:value-type="float" office:value="7.09577">
            <text:p>7.0957700000</text:p>
          </table:table-cell>
          <table:table-cell office:value-type="float" office:value="5.51053">
            <text:p>5.5105300000</text:p>
          </table:table-cell>
          <table:table-cell office:value-type="float" office:value="14.03787">
            <text:p>14.0378700000</text:p>
          </table:table-cell>
          <table:table-cell office:value-type="float" office:value="-0.000052984">
            <text:p>-0.0000529840</text:p>
          </table:table-cell>
          <table:table-cell office:value-type="float" office:value="0.000065205">
            <text:p>0.0000652050</text:p>
          </table:table-cell>
          <table:table-cell office:value-type="float" office:value="0.000001185">
            <text:p>0.0000011850</text:p>
          </table:table-cell>
          <table:table-cell table:number-columns-repeated="1001"/>
        </table:table-row>
        <table:table-row table:style-name="ro1">
          <table:table-cell office:value-type="float" office:value="119256">
            <text:p>119256</text:p>
          </table:table-cell>
          <table:table-cell table:number-columns-repeated="3"/>
          <table:table-cell office:value-type="string">
            <text:p>Gl 741</text:p>
          </table:table-cell>
          <table:table-cell table:number-columns-repeated="2"/>
          <table:table-cell office:value-type="float" office:value="19.0550819810545">
            <text:p>19.0550819811</text:p>
          </table:table-cell>
          <table:table-cell office:value-type="float" office:value="-13.5623843389758">
            <text:p>-13.5623843390</text:p>
          </table:table-cell>
          <table:table-cell office:value-type="float" office:value="18.8323917137476">
            <text:p>18.8323917137</text:p>
          </table:table-cell>
          <table:table-cell office:value-type="float" office:value="-559.19">
            <text:p>-559.1900000000</text:p>
          </table:table-cell>
          <table:table-cell office:value-type="float" office:value="-543.788">
            <text:p>-543.7880000000</text:p>
          </table:table-cell>
          <table:table-cell/>
          <table:table-cell office:value-type="float" office:value="14.85">
            <text:p>14.8500000000</text:p>
          </table:table-cell>
          <table:table-cell office:value-type="float" office:value="13.4754726054073">
            <text:p>13.4754726054</text:p>
          </table:table-cell>
          <table:table-cell office:value-type="string">
            <text:p>M4 <text:s/>:</text:p>
          </table:table-cell>
          <table:table-cell office:value-type="float" office:value="1.56">
            <text:p>1.5600000000</text:p>
          </table:table-cell>
          <table:table-cell office:value-type="float" office:value="4.99276">
            <text:p>4.9927600000</text:p>
          </table:table-cell>
          <table:table-cell office:value-type="float" office:value="-17.61328">
            <text:p>-17.6132800000</text:p>
          </table:table-cell>
          <table:table-cell office:value-type="float" office:value="-4.41627">
            <text:p>-4.4162700000</text:p>
          </table:table-cell>
          <table:table-cell office:value-type="float" office:value="-0.00005229">
            <text:p>-0.0000522900</text:p>
          </table:table-cell>
          <table:table-cell office:value-type="float" office:value="-0.000002722">
            <text:p>-0.0000027220</text:p>
          </table:table-cell>
          <table:table-cell office:value-type="float" office:value="-0.00004826">
            <text:p>-0.0000482600</text:p>
          </table:table-cell>
          <table:table-cell table:number-columns-repeated="1001"/>
        </table:table-row>
        <table:table-row table:style-name="ro1">
          <table:table-cell office:value-type="float" office:value="118202">
            <text:p>118202</text:p>
          </table:table-cell>
          <table:table-cell table:number-columns-repeated="3"/>
          <table:table-cell office:value-type="string">
            <text:p>GJ 1057</text:p>
          </table:table-cell>
          <table:table-cell table:number-columns-repeated="2"/>
          <table:table-cell office:value-type="float" office:value="3.22128107815087">
            <text:p>3.2212810782</text:p>
          </table:table-cell>
          <table:table-cell office:value-type="float" office:value="4.77415123634234">
            <text:p>4.7741512363</text:p>
          </table:table-cell>
          <table:table-cell office:value-type="float" office:value="8.46740050804403">
            <text:p>8.4674005080</text:p>
          </table:table-cell>
          <table:table-cell office:value-type="float" office:value="1696.645">
            <text:p>1696.6450000000</text:p>
          </table:table-cell>
          <table:table-cell office:value-type="float" office:value="106.743">
            <text:p>106.7430000000</text:p>
          </table:table-cell>
          <table:table-cell/>
          <table:table-cell office:value-type="float" office:value="13.8">
            <text:p>13.8000000000</text:p>
          </table:table-cell>
          <table:table-cell office:value-type="float" office:value="14.1612494880676">
            <text:p>14.1612494881</text:p>
          </table:table-cell>
          <table:table-cell office:value-type="string">
            <text:p>m</text:p>
          </table:table-cell>
          <table:table-cell office:value-type="float" office:value="1.82">
            <text:p>1.8200000000</text:p>
          </table:table-cell>
          <table:table-cell office:value-type="float" office:value="5.61111">
            <text:p>5.6111100000</text:p>
          </table:table-cell>
          <table:table-cell office:value-type="float" office:value="6.30203">
            <text:p>6.3020300000</text:p>
          </table:table-cell>
          <table:table-cell office:value-type="float" office:value="0.70472">
            <text:p>0.7047200000</text:p>
          </table:table-cell>
          <table:table-cell office:value-type="float" office:value="-0.000052256">
            <text:p>-0.0000522560</text:p>
          </table:table-cell>
          <table:table-cell office:value-type="float" office:value="0.000046038">
            <text:p>0.0000460380</text:p>
          </table:table-cell>
          <table:table-cell office:value-type="float" office:value="0.000004366">
            <text:p>0.0000043660</text:p>
          </table:table-cell>
          <table:table-cell table:number-columns-repeated="1001"/>
        </table:table-row>
        <table:table-row table:style-name="ro1">
          <table:table-cell office:value-type="float" office:value="118856">
            <text:p>118856</text:p>
          </table:table-cell>
          <table:table-cell table:number-columns-repeated="3"/>
          <table:table-cell office:value-type="string">
            <text:p>NN 3756</text:p>
          </table:table-cell>
          <table:table-cell table:number-columns-repeated="2"/>
          <table:table-cell office:value-type="float" office:value="12.9320444696131">
            <text:p>12.9320444696</text:p>
          </table:table-cell>
          <table:table-cell office:value-type="float" office:value="50.9342269900417">
            <text:p>50.9342269900</text:p>
          </table:table-cell>
          <table:table-cell office:value-type="float" office:value="20.2429149797571">
            <text:p>20.2429149798</text:p>
          </table:table-cell>
          <table:table-cell office:value-type="float" office:value="243.847">
            <text:p>243.8470000000</text:p>
          </table:table-cell>
          <table:table-cell office:value-type="float" office:value="-782.903">
            <text:p>-782.9030000000</text:p>
          </table:table-cell>
          <table:table-cell/>
          <table:table-cell office:value-type="float" office:value="14.4">
            <text:p>14.4000000000</text:p>
          </table:table-cell>
          <table:table-cell office:value-type="float" office:value="12.8686347446182">
            <text:p>12.8686347446</text:p>
          </table:table-cell>
          <table:table-cell office:value-type="string">
            <text:p>m</text:p>
          </table:table-cell>
          <table:table-cell office:value-type="float" office:value="1.74">
            <text:p>1.7400000000</text:p>
          </table:table-cell>
          <table:table-cell office:value-type="float" office:value="-12.37942">
            <text:p>-12.3794200000</text:p>
          </table:table-cell>
          <table:table-cell office:value-type="float" office:value="-3.0821">
            <text:p>-3.0821000000</text:p>
          </table:table-cell>
          <table:table-cell office:value-type="float" office:value="15.71706">
            <text:p>15.7170600000</text:p>
          </table:table-cell>
          <table:table-cell office:value-type="float" office:value="-0.000052102">
            <text:p>-0.0000521020</text:p>
          </table:table-cell>
          <table:table-cell office:value-type="float" office:value="-0.000037631">
            <text:p>-0.0000376310</text:p>
          </table:table-cell>
          <table:table-cell office:value-type="float" office:value="-0.000048417">
            <text:p>-0.0000484170</text:p>
          </table:table-cell>
          <table:table-cell table:number-columns-repeated="1001"/>
        </table:table-row>
        <table:table-row table:style-name="ro1">
          <table:table-cell office:value-type="float" office:value="12716">
            <text:p>12716</text:p>
          </table:table-cell>
          <table:table-cell office:value-type="float" office:value="12749">
            <text:p>12749</text:p>
          </table:table-cell>
          <table:table-cell table:number-columns-repeated="2"/>
          <table:table-cell office:value-type="string">
            <text:p>GJ 1051</text:p>
          </table:table-cell>
          <table:table-cell table:number-columns-repeated="2"/>
          <table:table-cell office:value-type="float" office:value="2.73134795">
            <text:p>2.7313479500</text:p>
          </table:table-cell>
          <table:table-cell office:value-type="float" office:value="-8.82753956">
            <text:p>-8.8275395600</text:p>
          </table:table-cell>
          <table:table-cell office:value-type="float" office:value="23.7022991230149">
            <text:p>23.7022991230</text:p>
          </table:table-cell>
          <table:table-cell office:value-type="float" office:value="617.59">
            <text:p>617.5900000000</text:p>
          </table:table-cell>
          <table:table-cell office:value-type="float" office:value="-754.33">
            <text:p>-754.3300000000</text:p>
          </table:table-cell>
          <table:table-cell office:value-type="float" office:value="6">
            <text:p>6</text:p>
          </table:table-cell>
          <table:table-cell office:value-type="float" office:value="11.92">
            <text:p>11.9200000000</text:p>
          </table:table-cell>
          <table:table-cell office:value-type="float" office:value="10.0460476269094">
            <text:p>10.0460476269</text:p>
          </table:table-cell>
          <table:table-cell office:value-type="string">
            <text:p>M2</text:p>
          </table:table-cell>
          <table:table-cell office:value-type="float" office:value="1.46">
            <text:p>1.4600000000</text:p>
          </table:table-cell>
          <table:table-cell office:value-type="float" office:value="17.68444">
            <text:p>17.6844400000</text:p>
          </table:table-cell>
          <table:table-cell office:value-type="float" office:value="15.35672">
            <text:p>15.3567200000</text:p>
          </table:table-cell>
          <table:table-cell office:value-type="float" office:value="-3.63737">
            <text:p>-3.6373700000</text:p>
          </table:table-cell>
          <table:table-cell office:value-type="float" office:value="-0.000051992">
            <text:p>-0.0000519920</text:p>
          </table:table-cell>
          <table:table-cell office:value-type="float" office:value="0.000048834">
            <text:p>0.0000488340</text:p>
          </table:table-cell>
          <table:table-cell office:value-type="float" office:value="-0.000086589">
            <text:p>-0.0000865890</text:p>
          </table:table-cell>
          <table:table-cell table:number-columns-repeated="1001"/>
        </table:table-row>
        <table:table-row table:style-name="ro1">
          <table:table-cell office:value-type="float" office:value="118261">
            <text:p>118261</text:p>
          </table:table-cell>
          <table:table-cell table:number-columns-repeated="3"/>
          <table:table-cell office:value-type="string">
            <text:p>NN 3249</text:p>
          </table:table-cell>
          <table:table-cell table:number-columns-repeated="2"/>
          <table:table-cell office:value-type="float" office:value="3.77872776224407">
            <text:p>3.7787277622</text:p>
          </table:table-cell>
          <table:table-cell office:value-type="float" office:value="-11.2946873000123">
            <text:p>-11.2946873000</text:p>
          </table:table-cell>
          <table:table-cell office:value-type="float" office:value="24.390243902439">
            <text:p>24.3902439024</text:p>
          </table:table-cell>
          <table:table-cell office:value-type="float" office:value="539.525">
            <text:p>539.5250000000</text:p>
          </table:table-cell>
          <table:table-cell office:value-type="float" office:value="106.828">
            <text:p>106.8280000000</text:p>
          </table:table-cell>
          <table:table-cell/>
          <table:table-cell office:value-type="float" office:value="12.7">
            <text:p>12.7000000000</text:p>
          </table:table-cell>
          <table:table-cell office:value-type="float" office:value="10.7639192835987">
            <text:p>10.7639192836</text:p>
          </table:table-cell>
          <table:table-cell office:value-type="string">
            <text:p>M2.5</text:p>
          </table:table-cell>
          <table:table-cell office:value-type="float" office:value="1.53">
            <text:p>1.5300000000</text:p>
          </table:table-cell>
          <table:table-cell office:value-type="float" office:value="13.13811">
            <text:p>13.1381100000</text:p>
          </table:table-cell>
          <table:table-cell office:value-type="float" office:value="19.98636">
            <text:p>19.9863600000</text:p>
          </table:table-cell>
          <table:table-cell office:value-type="float" office:value="-4.77695">
            <text:p>-4.7769500000</text:p>
          </table:table-cell>
          <table:table-cell office:value-type="float" office:value="-0.000051947">
            <text:p>-0.0000519470</text:p>
          </table:table-cell>
          <table:table-cell office:value-type="float" office:value="0.000037108">
            <text:p>0.0000371080</text:p>
          </table:table-cell>
          <table:table-cell office:value-type="float" office:value="0.000012386">
            <text:p>0.0000123860</text:p>
          </table:table-cell>
          <table:table-cell table:number-columns-repeated="1001"/>
        </table:table-row>
        <table:table-row table:style-name="ro1">
          <table:table-cell office:value-type="float" office:value="82145">
            <text:p>82145</text:p>
          </table:table-cell>
          <table:table-cell office:value-type="float" office:value="82396">
            <text:p>82396</text:p>
          </table:table-cell>
          <table:table-cell office:value-type="float" office:value="151680">
            <text:p>151680</text:p>
          </table:table-cell>
          <table:table-cell office:value-type="float" office:value="6241">
            <text:p>6241</text:p>
          </table:table-cell>
          <table:table-cell/>
          <table:table-cell office:value-type="string">
            <text:p>26Eps Sco</text:p>
          </table:table-cell>
          <table:table-cell/>
          <table:table-cell office:value-type="float" office:value="16.83617915">
            <text:p>16.8361791500</text:p>
          </table:table-cell>
          <table:table-cell office:value-type="float" office:value="-34.29260982">
            <text:p>-34.2926098200</text:p>
          </table:table-cell>
          <table:table-cell office:value-type="float" office:value="20.0601805416249">
            <text:p>20.0601805416</text:p>
          </table:table-cell>
          <table:table-cell office:value-type="float" office:value="-611.83">
            <text:p>-611.8300000000</text:p>
          </table:table-cell>
          <table:table-cell office:value-type="float" office:value="-255.87">
            <text:p>-255.8700000000</text:p>
          </table:table-cell>
          <table:table-cell office:value-type="float" office:value="-3">
            <text:p>-3</text:p>
          </table:table-cell>
          <table:table-cell office:value-type="float" office:value="2.29">
            <text:p>2.2900000000</text:p>
          </table:table-cell>
          <table:table-cell office:value-type="float" office:value="0.778325813238373">
            <text:p>0.7783258132</text:p>
          </table:table-cell>
          <table:table-cell office:value-type="string">
            <text:p>K2IIIb</text:p>
          </table:table-cell>
          <table:table-cell office:value-type="float" office:value="1.144">
            <text:p>1.1440000000</text:p>
          </table:table-cell>
          <table:table-cell office:value-type="float" office:value="-4.97186">
            <text:p>-4.9718600000</text:p>
          </table:table-cell>
          <table:table-cell office:value-type="float" office:value="-15.80979">
            <text:p>-15.8097900000</text:p>
          </table:table-cell>
          <table:table-cell office:value-type="float" office:value="-11.30229">
            <text:p>-11.3022900000</text:p>
          </table:table-cell>
          <table:table-cell office:value-type="float" office:value="-0.000051791">
            <text:p>-0.0000517910</text:p>
          </table:table-cell>
          <table:table-cell office:value-type="float" office:value="0.00003364">
            <text:p>0.0000336400</text:p>
          </table:table-cell>
          <table:table-cell office:value-type="float" office:value="-0.000018828">
            <text:p>-0.0000188280</text:p>
          </table:table-cell>
          <table:table-cell table:number-columns-repeated="1001"/>
        </table:table-row>
        <table:table-row table:style-name="ro1">
          <table:table-cell office:value-type="float" office:value="119211">
            <text:p>119211</text:p>
          </table:table-cell>
          <table:table-cell table:number-columns-repeated="3"/>
          <table:table-cell office:value-type="string">
            <text:p>GJ 1225</text:p>
          </table:table-cell>
          <table:table-cell table:number-columns-repeated="2"/>
          <table:table-cell office:value-type="float" office:value="18.288093114595">
            <text:p>18.2880931146</text:p>
          </table:table-cell>
          <table:table-cell office:value-type="float" office:value="68.5679627644166">
            <text:p>68.5679627644</text:p>
          </table:table-cell>
          <table:table-cell office:value-type="float" office:value="18.4162062615101">
            <text:p>18.4162062615</text:p>
          </table:table-cell>
          <table:table-cell office:value-type="float" office:value="-693.823">
            <text:p>-693.8230000000</text:p>
          </table:table-cell>
          <table:table-cell office:value-type="float" office:value="-1595.684">
            <text:p>-1595.6840000000</text:p>
          </table:table-cell>
          <table:table-cell/>
          <table:table-cell office:value-type="float" office:value="15.39">
            <text:p>15.3900000000</text:p>
          </table:table-cell>
          <table:table-cell office:value-type="float" office:value="14.0639991479442">
            <text:p>14.0639991479</text:p>
          </table:table-cell>
          <table:table-cell office:value-type="string">
            <text:p>m</text:p>
          </table:table-cell>
          <table:table-cell office:value-type="float" office:value="1.88">
            <text:p>1.8800000000</text:p>
          </table:table-cell>
          <table:table-cell office:value-type="float" office:value="0.50705">
            <text:p>0.5070500000</text:p>
          </table:table-cell>
          <table:table-cell office:value-type="float" office:value="-6.7101">
            <text:p>-6.7101000000</text:p>
          </table:table-cell>
          <table:table-cell office:value-type="float" office:value="17.14275">
            <text:p>17.1427500000</text:p>
          </table:table-cell>
          <table:table-cell office:value-type="float" office:value="-0.000051773">
            <text:p>-0.0000517730</text:p>
          </table:table-cell>
          <table:table-cell office:value-type="float" office:value="-0.000136896">
            <text:p>-0.0001368960</text:p>
          </table:table-cell>
          <table:table-cell office:value-type="float" office:value="-0.000052053">
            <text:p>-0.0000520530</text:p>
          </table:table-cell>
          <table:table-cell table:number-columns-repeated="1001"/>
        </table:table-row>
        <table:table-row table:style-name="ro1">
          <table:table-cell office:value-type="float" office:value="98479">
            <text:p>98479</text:p>
          </table:table-cell>
          <table:table-cell office:value-type="float" office:value="98792">
            <text:p>98792</text:p>
          </table:table-cell>
          <table:table-cell office:value-type="float" office:value="190404">
            <text:p>190404</text:p>
          </table:table-cell>
          <table:table-cell/>
          <table:table-cell office:value-type="string">
            <text:p>Gl 778</text:p>
          </table:table-cell>
          <table:table-cell table:number-columns-repeated="2"/>
          <table:table-cell office:value-type="float" office:value="20.06465691">
            <text:p>20.0646569100</text:p>
          </table:table-cell>
          <table:table-cell office:value-type="float" office:value="23.34290432">
            <text:p>23.3429043200</text:p>
          </table:table-cell>
          <table:table-cell office:value-type="float" office:value="15.5836060464391">
            <text:p>15.5836060464</text:p>
          </table:table-cell>
          <table:table-cell office:value-type="float" office:value="-1002.84">
            <text:p>-1002.8400000000</text:p>
          </table:table-cell>
          <table:table-cell office:value-type="float" office:value="-912.55">
            <text:p>-912.5500000000</text:p>
          </table:table-cell>
          <table:table-cell office:value-type="float" office:value="-1.8">
            <text:p>-2</text:p>
          </table:table-cell>
          <table:table-cell office:value-type="float" office:value="7.28">
            <text:p>7.2800000000</text:p>
          </table:table-cell>
          <table:table-cell office:value-type="float" office:value="6.31666019645595">
            <text:p>6.3166601965</text:p>
          </table:table-cell>
          <table:table-cell office:value-type="string">
            <text:p>K1V</text:p>
          </table:table-cell>
          <table:table-cell office:value-type="float" office:value="0.815">
            <text:p>0.8150000000</text:p>
          </table:table-cell>
          <table:table-cell office:value-type="float" office:value="7.36275">
            <text:p>7.3627500000</text:p>
          </table:table-cell>
          <table:table-cell office:value-type="float" office:value="-12.26829">
            <text:p>-12.2682900000</text:p>
          </table:table-cell>
          <table:table-cell office:value-type="float" office:value="6.17474">
            <text:p>6.1747400000</text:p>
          </table:table-cell>
          <table:table-cell office:value-type="float" office:value="-0.000051772">
            <text:p>-0.0000517720</text:p>
          </table:table-cell>
          <table:table-cell office:value-type="float" office:value="-0.000060957">
            <text:p>-0.0000609570</text:p>
          </table:table-cell>
          <table:table-cell office:value-type="float" office:value="-0.000064025">
            <text:p>-0.0000640250</text:p>
          </table:table-cell>
          <table:table-cell table:number-columns-repeated="1001"/>
        </table:table-row>
        <table:table-row table:style-name="ro1">
          <table:table-cell office:value-type="float" office:value="119243">
            <text:p>119243</text:p>
          </table:table-cell>
          <table:table-cell table:number-columns-repeated="3"/>
          <table:table-cell office:value-type="string">
            <text:p>NN 4081</text:p>
          </table:table-cell>
          <table:table-cell table:number-columns-repeated="2"/>
          <table:table-cell office:value-type="float" office:value="18.8682647363559">
            <text:p>18.8682647364</text:p>
          </table:table-cell>
          <table:table-cell office:value-type="float" office:value="-60.7692843809067">
            <text:p>-60.7692843809</text:p>
          </table:table-cell>
          <table:table-cell office:value-type="float" office:value="20.4081632653061">
            <text:p>20.4081632653</text:p>
          </table:table-cell>
          <table:table-cell office:value-type="float" office:value="-604.07">
            <text:p>-604.0700000000</text:p>
          </table:table-cell>
          <table:table-cell office:value-type="float" office:value="333.464">
            <text:p>333.4640000000</text:p>
          </table:table-cell>
          <table:table-cell/>
          <table:table-cell office:value-type="float" office:value="13.4">
            <text:p>13.4000000000</text:p>
          </table:table-cell>
          <table:table-cell office:value-type="float" office:value="11.8509804001426">
            <text:p>11.8509804001</text:p>
          </table:table-cell>
          <table:table-cell office:value-type="string">
            <text:p>m</text:p>
          </table:table-cell>
          <table:table-cell/>
          <table:table-cell office:value-type="float" office:value="2.24589">
            <text:p>2.2458900000</text:p>
          </table:table-cell>
          <table:table-cell office:value-type="float" office:value="-9.7095">
            <text:p>-9.7095000000</text:p>
          </table:table-cell>
          <table:table-cell office:value-type="float" office:value="-17.80939">
            <text:p>-17.8093900000</text:p>
          </table:table-cell>
          <table:table-cell office:value-type="float" office:value="-0.000051737">
            <text:p>-0.0000517370</text:p>
          </table:table-cell>
          <table:table-cell office:value-type="float" office:value="-0.000041516">
            <text:p>-0.0000415160</text:p>
          </table:table-cell>
          <table:table-cell office:value-type="float" office:value="0.00001611">
            <text:p>0.0000161100</text:p>
          </table:table-cell>
          <table:table-cell table:number-columns-repeated="1001"/>
        </table:table-row>
        <table:table-row table:style-name="ro1">
          <table:table-cell office:value-type="float" office:value="5236">
            <text:p>5236</text:p>
          </table:table-cell>
          <table:table-cell office:value-type="float" office:value="5247">
            <text:p>5247</text:p>
          </table:table-cell>
          <table:table-cell table:number-columns-repeated="2"/>
          <table:table-cell office:value-type="string">
            <text:p>Gl <text:s/>52</text:p>
          </table:table-cell>
          <table:table-cell table:number-columns-repeated="2"/>
          <table:table-cell office:value-type="float" office:value="1.11837337">
            <text:p>1.1183733700</text:p>
          </table:table-cell>
          <table:table-cell office:value-type="float" office:value="63.94055066">
            <text:p>63.9405506600</text:p>
          </table:table-cell>
          <table:table-cell office:value-type="float" office:value="15.0466445982546">
            <text:p>15.0466445983</text:p>
          </table:table-cell>
          <table:table-cell office:value-type="float" office:value="1548.21">
            <text:p>1548.2100000000</text:p>
          </table:table-cell>
          <table:table-cell office:value-type="float" office:value="319.28">
            <text:p>319.2800000000</text:p>
          </table:table-cell>
          <table:table-cell office:value-type="float" office:value="2.9">
            <text:p>3</text:p>
          </table:table-cell>
          <table:table-cell office:value-type="float" office:value="9">
            <text:p>9.0000000000</text:p>
          </table:table-cell>
          <table:table-cell office:value-type="float" office:value="8.11280168471346">
            <text:p>8.1128016847</text:p>
          </table:table-cell>
          <table:table-cell office:value-type="string">
            <text:p>K7V</text:p>
          </table:table-cell>
          <table:table-cell office:value-type="float" office:value="1.289">
            <text:p>1.2890000000</text:p>
          </table:table-cell>
          <table:table-cell office:value-type="float" office:value="6.32873">
            <text:p>6.3287300000</text:p>
          </table:table-cell>
          <table:table-cell office:value-type="float" office:value="1.90781">
            <text:p>1.9078100000</text:p>
          </table:table-cell>
          <table:table-cell office:value-type="float" office:value="13.51698">
            <text:p>13.5169800000</text:p>
          </table:table-cell>
          <table:table-cell office:value-type="float" office:value="-0.000051377">
            <text:p>-0.0000513770</text:p>
          </table:table-cell>
          <table:table-cell office:value-type="float" office:value="0.00010246">
            <text:p>0.0001024600</text:p>
          </table:table-cell>
          <table:table-cell office:value-type="float" office:value="0.000012895">
            <text:p>0.0000128950</text:p>
          </table:table-cell>
          <table:table-cell table:number-columns-repeated="1001"/>
        </table:table-row>
        <table:table-row table:style-name="ro1">
          <table:table-cell office:value-type="float" office:value="119559">
            <text:p>119559</text:p>
          </table:table-cell>
          <table:table-cell table:number-columns-repeated="3"/>
          <table:table-cell office:value-type="string">
            <text:p>NN 4325</text:p>
          </table:table-cell>
          <table:table-cell table:number-columns-repeated="2"/>
          <table:table-cell office:value-type="float" office:value="23.295956019074">
            <text:p>23.2959560191</text:p>
          </table:table-cell>
          <table:table-cell office:value-type="float" office:value="-48.3103190827644">
            <text:p>-48.3103190828</text:p>
          </table:table-cell>
          <table:table-cell office:value-type="float" office:value="21.7391304347826">
            <text:p>21.7391304348</text:p>
          </table:table-cell>
          <table:table-cell office:value-type="float" office:value="299.77">
            <text:p>299.7700000000</text:p>
          </table:table-cell>
          <table:table-cell office:value-type="float" office:value="-730.915">
            <text:p>-730.9150000000</text:p>
          </table:table-cell>
          <table:table-cell/>
          <table:table-cell office:value-type="float" office:value="13.7">
            <text:p>13.7000000000</text:p>
          </table:table-cell>
          <table:table-cell office:value-type="float" office:value="12.0137891584079">
            <text:p>12.0137891584</text:p>
          </table:table-cell>
          <table:table-cell office:value-type="string">
            <text:p>m</text:p>
          </table:table-cell>
          <table:table-cell/>
          <table:table-cell office:value-type="float" office:value="14.21369">
            <text:p>14.2136900000</text:p>
          </table:table-cell>
          <table:table-cell office:value-type="float" office:value="-2.64992">
            <text:p>-2.6499200000</text:p>
          </table:table-cell>
          <table:table-cell office:value-type="float" office:value="-16.23386">
            <text:p>-16.2338600000</text:p>
          </table:table-cell>
          <table:table-cell office:value-type="float" office:value="-0.000050756">
            <text:p>-0.0000507560</text:p>
          </table:table-cell>
          <table:table-cell office:value-type="float" office:value="0.000041598">
            <text:p>0.0000415980</text:p>
          </table:table-cell>
          <table:table-cell office:value-type="float" office:value="-0.00005123">
            <text:p>-0.0000512300</text:p>
          </table:table-cell>
          <table:table-cell table:number-columns-repeated="1001"/>
        </table:table-row>
        <table:table-row table:style-name="ro1">
          <table:table-cell office:value-type="float" office:value="15294">
            <text:p>15294</text:p>
          </table:table-cell>
          <table:table-cell office:value-type="float" office:value="15332">
            <text:p>15332</text:p>
          </table:table-cell>
          <table:table-cell table:number-columns-repeated="2"/>
          <table:table-cell office:value-type="string">
            <text:p>NN 3215</text:p>
          </table:table-cell>
          <table:table-cell table:number-columns-repeated="2"/>
          <table:table-cell office:value-type="float" office:value="3.29575881">
            <text:p>3.2957588100</text:p>
          </table:table-cell>
          <table:table-cell office:value-type="float" office:value="25.25264566">
            <text:p>25.2526456600</text:p>
          </table:table-cell>
          <table:table-cell office:value-type="float" office:value="21.1461196870374">
            <text:p>21.1461196870</text:p>
          </table:table-cell>
          <table:table-cell office:value-type="float" office:value="784.25">
            <text:p>784.2500000000</text:p>
          </table:table-cell>
          <table:table-cell office:value-type="float" office:value="-364">
            <text:p>-364.0000000000</text:p>
          </table:table-cell>
          <table:table-cell/>
          <table:table-cell office:value-type="float" office:value="11.84">
            <text:p>11.8400000000</text:p>
          </table:table-cell>
          <table:table-cell office:value-type="float" office:value="10.2138465700771">
            <text:p>10.2138465701</text:p>
          </table:table-cell>
          <table:table-cell office:value-type="string">
            <text:p>K:</text:p>
          </table:table-cell>
          <table:table-cell office:value-type="float" office:value="1.46">
            <text:p>1.4600000000</text:p>
          </table:table-cell>
          <table:table-cell office:value-type="float" office:value="12.43702">
            <text:p>12.4370200000</text:p>
          </table:table-cell>
          <table:table-cell office:value-type="float" office:value="14.52919">
            <text:p>14.5291900000</text:p>
          </table:table-cell>
          <table:table-cell office:value-type="float" office:value="9.02115">
            <text:p>9.0211500000</text:p>
          </table:table-cell>
          <table:table-cell office:value-type="float" office:value="-0.000050722">
            <text:p>-0.0000507220</text:p>
          </table:table-cell>
          <table:table-cell office:value-type="float" office:value="0.000064372">
            <text:p>0.0000643720</text:p>
          </table:table-cell>
          <table:table-cell office:value-type="float" office:value="-0.000033747">
            <text:p>-0.0000337470</text:p>
          </table:table-cell>
          <table:table-cell table:number-columns-repeated="1001"/>
        </table:table-row>
        <table:table-row table:style-name="ro1">
          <table:table-cell office:value-type="float" office:value="49984">
            <text:p>49984</text:p>
          </table:table-cell>
          <table:table-cell office:value-type="float" office:value="50125">
            <text:p>50125</text:p>
          </table:table-cell>
          <table:table-cell office:value-type="float" office:value="233719">
            <text:p>233719</text:p>
          </table:table-cell>
          <table:table-cell/>
          <table:table-cell office:value-type="string">
            <text:p>Gl 383.1</text:p>
          </table:table-cell>
          <table:table-cell table:number-columns-repeated="2"/>
          <table:table-cell office:value-type="float" office:value="10.23258318">
            <text:p>10.2325831800</text:p>
          </table:table-cell>
          <table:table-cell office:value-type="float" office:value="52.50857488">
            <text:p>52.5085748800</text:p>
          </table:table-cell>
          <table:table-cell office:value-type="float" office:value="22.8310502283105">
            <text:p>22.8310502283</text:p>
          </table:table-cell>
          <table:table-cell office:value-type="float" office:value="86.37">
            <text:p>86.3700000000</text:p>
          </table:table-cell>
          <table:table-cell office:value-type="float" office:value="-761.3">
            <text:p>-761.3000000000</text:p>
          </table:table-cell>
          <table:table-cell office:value-type="float" office:value="-24.8">
            <text:p>-25</text:p>
          </table:table-cell>
          <table:table-cell office:value-type="float" office:value="9.53">
            <text:p>9.5300000000</text:p>
          </table:table-cell>
          <table:table-cell office:value-type="float" office:value="7.7373705525205">
            <text:p>7.7373705525</text:p>
          </table:table-cell>
          <table:table-cell office:value-type="string">
            <text:p>K5</text:p>
          </table:table-cell>
          <table:table-cell office:value-type="float" office:value="1.112">
            <text:p>1.1120000000</text:p>
          </table:table-cell>
          <table:table-cell office:value-type="float" office:value="-12.43474">
            <text:p>-12.4347400000</text:p>
          </table:table-cell>
          <table:table-cell office:value-type="float" office:value="6.20278">
            <text:p>6.2027800000</text:p>
          </table:table-cell>
          <table:table-cell office:value-type="float" office:value="18.11516">
            <text:p>18.1151600000</text:p>
          </table:table-cell>
          <table:table-cell office:value-type="float" office:value="-0.000050278">
            <text:p>-0.0000502780</text:p>
          </table:table-cell>
          <table:table-cell office:value-type="float" office:value="0.000014397">
            <text:p>0.0000143970</text:p>
          </table:table-cell>
          <table:table-cell office:value-type="float" office:value="-0.000071408">
            <text:p>-0.0000714080</text:p>
          </table:table-cell>
          <table:table-cell table:number-columns-repeated="1001"/>
        </table:table-row>
        <table:table-row table:style-name="ro1">
          <table:table-cell office:value-type="float" office:value="66629">
            <text:p>66629</text:p>
          </table:table-cell>
          <table:table-cell office:value-type="float" office:value="66840">
            <text:p>66840</text:p>
          </table:table-cell>
          <table:table-cell office:value-type="float" office:value="119217">
            <text:p>119217</text:p>
          </table:table-cell>
          <table:table-cell/>
          <table:table-cell office:value-type="string">
            <text:p>Gl 522</text:p>
          </table:table-cell>
          <table:table-cell table:number-columns-repeated="2"/>
          <table:table-cell office:value-type="float" office:value="13.69882872">
            <text:p>13.6988287200</text:p>
          </table:table-cell>
          <table:table-cell office:value-type="float" office:value="-0.12809907">
            <text:p>-0.1280990700</text:p>
          </table:table-cell>
          <table:table-cell office:value-type="float" office:value="23.7022991230149">
            <text:p>23.7022991230</text:p>
          </table:table-cell>
          <table:table-cell office:value-type="float" office:value="-160.78">
            <text:p>-160.7800000000</text:p>
          </table:table-cell>
          <table:table-cell office:value-type="float" office:value="-429.82">
            <text:p>-429.8200000000</text:p>
          </table:table-cell>
          <table:table-cell office:value-type="float" office:value="45.9">
            <text:p>46</text:p>
          </table:table-cell>
          <table:table-cell office:value-type="float" office:value="9.76">
            <text:p>9.7600000000</text:p>
          </table:table-cell>
          <table:table-cell office:value-type="float" office:value="7.88604762690941">
            <text:p>7.8860476269</text:p>
          </table:table-cell>
          <table:table-cell office:value-type="string">
            <text:p>M0V</text:p>
          </table:table-cell>
          <table:table-cell office:value-type="float" office:value="1.288">
            <text:p>1.2880000000</text:p>
          </table:table-cell>
          <table:table-cell office:value-type="float" office:value="-21.39642">
            <text:p>-21.3964200000</text:p>
          </table:table-cell>
          <table:table-cell office:value-type="float" office:value="-10.19751">
            <text:p>-10.1975100000</text:p>
          </table:table-cell>
          <table:table-cell office:value-type="float" office:value="-0.05299">
            <text:p>-0.0529900000</text:p>
          </table:table-cell>
          <table:table-cell office:value-type="float" office:value="-0.000050224">
            <text:p>-0.0000502240</text:p>
          </table:table-cell>
          <table:table-cell office:value-type="float" office:value="-0.000003472">
            <text:p>-0.0000034720</text:p>
          </table:table-cell>
          <table:table-cell office:value-type="float" office:value="-0.000049492">
            <text:p>-0.0000494920</text:p>
          </table:table-cell>
          <table:table-cell table:number-columns-repeated="1001"/>
        </table:table-row>
        <table:table-row table:style-name="ro1">
          <table:table-cell office:value-type="float" office:value="72285">
            <text:p>72285</text:p>
          </table:table-cell>
          <table:table-cell office:value-type="float" office:value="72511">
            <text:p>72511</text:p>
          </table:table-cell>
          <table:table-cell table:number-columns-repeated="2"/>
          <table:table-cell office:value-type="string">
            <text:p>Gl 563.2B</text:p>
          </table:table-cell>
          <table:table-cell table:number-columns-repeated="2"/>
          <table:table-cell office:value-type="float" office:value="14.82597591">
            <text:p>14.8259759100</text:p>
          </table:table-cell>
          <table:table-cell office:value-type="float" office:value="-26.1060337">
            <text:p>-26.1060337000</text:p>
          </table:table-cell>
          <table:table-cell office:value-type="float" office:value="4.25097772487672">
            <text:p>4.2509777249</text:p>
          </table:table-cell>
          <table:table-cell office:value-type="float" office:value="-1389.7">
            <text:p>-1389.7000000000</text:p>
          </table:table-cell>
          <table:table-cell office:value-type="float" office:value="135.76">
            <text:p>135.7600000000</text:p>
          </table:table-cell>
          <table:table-cell office:value-type="float" office:value="44">
            <text:p>44</text:p>
          </table:table-cell>
          <table:table-cell office:value-type="float" office:value="11.72">
            <text:p>11.7200000000</text:p>
          </table:table-cell>
          <table:table-cell office:value-type="float" office:value="13.57755585365">
            <text:p>13.5775558537</text:p>
          </table:table-cell>
          <table:table-cell office:value-type="string">
            <text:p>M</text:p>
          </table:table-cell>
          <table:table-cell office:value-type="float" office:value="1.48">
            <text:p>1.4800000000</text:p>
          </table:table-cell>
          <table:table-cell office:value-type="float" office:value="-2.81936">
            <text:p>-2.8193600000</text:p>
          </table:table-cell>
          <table:table-cell office:value-type="float" office:value="-2.5735">
            <text:p>-2.5735000000</text:p>
          </table:table-cell>
          <table:table-cell office:value-type="float" office:value="-1.87057">
            <text:p>-1.8705700000</text:p>
          </table:table-cell>
          <table:table-cell office:value-type="float" office:value="-0.000050061">
            <text:p>-0.0000500610</text:p>
          </table:table-cell>
          <table:table-cell office:value-type="float" office:value="-0.00000692">
            <text:p>-0.0000069200</text:p>
          </table:table-cell>
          <table:table-cell office:value-type="float" office:value="-0.000017289">
            <text:p>-0.0000172890</text:p>
          </table:table-cell>
          <table:table-cell table:number-columns-repeated="1001"/>
        </table:table-row>
        <table:table-row table:style-name="ro1">
          <table:table-cell office:value-type="float" office:value="118321">
            <text:p>118321</text:p>
          </table:table-cell>
          <table:table-cell table:number-columns-repeated="3"/>
          <table:table-cell office:value-type="string">
            <text:p>NN 3303</text:p>
          </table:table-cell>
          <table:table-cell table:number-columns-repeated="2"/>
          <table:table-cell office:value-type="float" office:value="4.61497550738081">
            <text:p>4.6149755074</text:p>
          </table:table-cell>
          <table:table-cell office:value-type="float" office:value="-29.0590119792647">
            <text:p>-29.0590119793</text:p>
          </table:table-cell>
          <table:table-cell office:value-type="float" office:value="24.390243902439">
            <text:p>24.3902439024</text:p>
          </table:table-cell>
          <table:table-cell office:value-type="float" office:value="482.214">
            <text:p>482.2140000000</text:p>
          </table:table-cell>
          <table:table-cell office:value-type="float" office:value="166.039">
            <text:p>166.0390000000</text:p>
          </table:table-cell>
          <table:table-cell/>
          <table:table-cell office:value-type="float" office:value="13.7">
            <text:p>13.7000000000</text:p>
          </table:table-cell>
          <table:table-cell office:value-type="float" office:value="11.7639192835987">
            <text:p>11.7639192836</text:p>
          </table:table-cell>
          <table:table-cell office:value-type="string">
            <text:p>M3.5</text:p>
          </table:table-cell>
          <table:table-cell/>
          <table:table-cell office:value-type="float" office:value="7.56231">
            <text:p>7.5623100000</text:p>
          </table:table-cell>
          <table:table-cell office:value-type="float" office:value="19.93373">
            <text:p>19.9337300000</text:p>
          </table:table-cell>
          <table:table-cell office:value-type="float" office:value="-11.84658">
            <text:p>-11.8465800000</text:p>
          </table:table-cell>
          <table:table-cell office:value-type="float" office:value="-0.000049926">
            <text:p>-0.0000499260</text:p>
          </table:table-cell>
          <table:table-cell office:value-type="float" office:value="0.000029139">
            <text:p>0.0000291390</text:p>
          </table:table-cell>
          <table:table-cell office:value-type="float" office:value="0.00001716">
            <text:p>0.0000171600</text:p>
          </table:table-cell>
          <table:table-cell table:number-columns-repeated="1001"/>
        </table:table-row>
        <table:table-row table:style-name="ro1">
          <table:table-cell office:value-type="float" office:value="119012">
            <text:p>119012</text:p>
          </table:table-cell>
          <table:table-cell table:number-columns-repeated="3"/>
          <table:table-cell office:value-type="string">
            <text:p>NN 3894</text:p>
          </table:table-cell>
          <table:table-cell table:number-columns-repeated="2"/>
          <table:table-cell office:value-type="float" office:value="15.1984306370423">
            <text:p>15.1984306370</text:p>
          </table:table-cell>
          <table:table-cell office:value-type="float" office:value="-10.2371160292054">
            <text:p>-10.2371160292</text:p>
          </table:table-cell>
          <table:table-cell office:value-type="float" office:value="14.7058823529412">
            <text:p>14.7058823529</text:p>
          </table:table-cell>
          <table:table-cell office:value-type="float" office:value="-976.672">
            <text:p>-976.6720000000</text:p>
          </table:table-cell>
          <table:table-cell office:value-type="float" office:value="-214.735">
            <text:p>-214.7350000000</text:p>
          </table:table-cell>
          <table:table-cell/>
          <table:table-cell office:value-type="float" office:value="14.26">
            <text:p>14.2600000000</text:p>
          </table:table-cell>
          <table:table-cell office:value-type="float" office:value="13.4225445635312">
            <text:p>13.4225445635</text:p>
          </table:table-cell>
          <table:table-cell office:value-type="string">
            <text:p>M4</text:p>
          </table:table-cell>
          <table:table-cell office:value-type="float" office:value="1.66">
            <text:p>1.6600000000</text:p>
          </table:table-cell>
          <table:table-cell office:value-type="float" office:value="-9.68792">
            <text:p>-9.6879200000</text:p>
          </table:table-cell>
          <table:table-cell office:value-type="float" office:value="-10.75064">
            <text:p>-10.7506400000</text:p>
          </table:table-cell>
          <table:table-cell office:value-type="float" office:value="-2.61356">
            <text:p>-2.6135600000</text:p>
          </table:table-cell>
          <table:table-cell office:value-type="float" office:value="-0.000049902">
            <text:p>-0.0000499020</text:p>
          </table:table-cell>
          <table:table-cell office:value-type="float" office:value="0.000048631">
            <text:p>0.0000486310</text:p>
          </table:table-cell>
          <table:table-cell office:value-type="float" office:value="-0.000015064">
            <text:p>-0.0000150640</text:p>
          </table:table-cell>
          <table:table-cell table:number-columns-repeated="1001"/>
        </table:table-row>
        <table:table-row table:style-name="ro1">
          <table:table-cell office:value-type="float" office:value="94043">
            <text:p>94043</text:p>
          </table:table-cell>
          <table:table-cell office:value-type="float" office:value="94336">
            <text:p>94336</text:p>
          </table:table-cell>
          <table:table-cell office:value-type="float" office:value="179957">
            <text:p>179957</text:p>
          </table:table-cell>
          <table:table-cell office:value-type="float" office:value="7293">
            <text:p>7293</text:p>
          </table:table-cell>
          <table:table-cell office:value-type="string">
            <text:p>Wo 9648 B</text:p>
          </table:table-cell>
          <table:table-cell table:number-columns-repeated="2"/>
          <table:table-cell office:value-type="float" office:value="19.20144876">
            <text:p>19.2014487600</text:p>
          </table:table-cell>
          <table:table-cell office:value-type="float" office:value="49.85423807">
            <text:p>49.8542380700</text:p>
          </table:table-cell>
          <table:table-cell office:value-type="float" office:value="24.9003984063745">
            <text:p>24.9003984064</text:p>
          </table:table-cell>
          <table:table-cell office:value-type="float" office:value="-205.02">
            <text:p>-205.0200000000</text:p>
          </table:table-cell>
          <table:table-cell office:value-type="float" office:value="624.33">
            <text:p>624.3300000000</text:p>
          </table:table-cell>
          <table:table-cell office:value-type="float" office:value="-41.2">
            <text:p>-41</text:p>
          </table:table-cell>
          <table:table-cell office:value-type="float" office:value="5.85">
            <text:p>5.8500000000</text:p>
          </table:table-cell>
          <table:table-cell office:value-type="float" office:value="3.86896852068481">
            <text:p>3.8689685207</text:p>
          </table:table-cell>
          <table:table-cell office:value-type="string">
            <text:p>G4V+...</text:p>
          </table:table-cell>
          <table:table-cell office:value-type="float" office:value="0.666">
            <text:p>0.6660000000</text:p>
          </table:table-cell>
          <table:table-cell office:value-type="float" office:value="4.96679">
            <text:p>4.9667900000</text:p>
          </table:table-cell>
          <table:table-cell office:value-type="float" office:value="-15.26651">
            <text:p>-15.2665100000</text:p>
          </table:table-cell>
          <table:table-cell office:value-type="float" office:value="19.03403">
            <text:p>19.0340300000</text:p>
          </table:table-cell>
          <table:table-cell office:value-type="float" office:value="-0.000049761">
            <text:p>-0.0000497610</text:p>
          </table:table-cell>
          <table:table-cell office:value-type="float" office:value="0.000072959">
            <text:p>0.0000729590</text:p>
          </table:table-cell>
          <table:table-cell office:value-type="float" office:value="0.000016379">
            <text:p>0.0000163790</text:p>
          </table:table-cell>
          <table:table-cell table:number-columns-repeated="1001"/>
        </table:table-row>
        <table:table-row table:style-name="ro1">
          <table:table-cell office:value-type="float" office:value="89685">
            <text:p>89685</text:p>
          </table:table-cell>
          <table:table-cell office:value-type="float" office:value="89962">
            <text:p>89962</text:p>
          </table:table-cell>
          <table:table-cell office:value-type="float" office:value="168723">
            <text:p>168723</text:p>
          </table:table-cell>
          <table:table-cell office:value-type="float" office:value="6869">
            <text:p>6869</text:p>
          </table:table-cell>
          <table:table-cell office:value-type="string">
            <text:p>Gl 711</text:p>
          </table:table-cell>
          <table:table-cell office:value-type="string">
            <text:p>58Eta Ser</text:p>
          </table:table-cell>
          <table:table-cell/>
          <table:table-cell office:value-type="float" office:value="18.35525571">
            <text:p>18.3552557100</text:p>
          </table:table-cell>
          <table:table-cell office:value-type="float" office:value="-2.897122">
            <text:p>-2.8971220000</text:p>
          </table:table-cell>
          <table:table-cell office:value-type="float" office:value="18.9358076121947">
            <text:p>18.9358076122</text:p>
          </table:table-cell>
          <table:table-cell office:value-type="float" office:value="-547.57">
            <text:p>-547.5700000000</text:p>
          </table:table-cell>
          <table:table-cell office:value-type="float" office:value="-700.72">
            <text:p>-700.7200000000</text:p>
          </table:table-cell>
          <table:table-cell office:value-type="float" office:value="6.9">
            <text:p>7</text:p>
          </table:table-cell>
          <table:table-cell office:value-type="float" office:value="3.23">
            <text:p>3.2300000000</text:p>
          </table:table-cell>
          <table:table-cell office:value-type="float" office:value="1.84358083744247">
            <text:p>1.8435808374</text:p>
          </table:table-cell>
          <table:table-cell office:value-type="string">
            <text:p>K0III-IV</text:p>
          </table:table-cell>
          <table:table-cell office:value-type="float" office:value="0.941">
            <text:p>0.9410000000</text:p>
          </table:table-cell>
          <table:table-cell office:value-type="float" office:value="1.75635">
            <text:p>1.7563500000</text:p>
          </table:table-cell>
          <table:table-cell office:value-type="float" office:value="-18.82987">
            <text:p>-18.8298700000</text:p>
          </table:table-cell>
          <table:table-cell office:value-type="float" office:value="-0.95706">
            <text:p>-0.9570600000</text:p>
          </table:table-cell>
          <table:table-cell office:value-type="float" office:value="-0.000049694">
            <text:p>-0.0000496940</text:p>
          </table:table-cell>
          <table:table-cell office:value-type="float" office:value="-0.000008448">
            <text:p>-0.0000084480</text:p>
          </table:table-cell>
          <table:table-cell office:value-type="float" office:value="-0.000064597">
            <text:p>-0.0000645970</text:p>
          </table:table-cell>
          <table:table-cell table:number-columns-repeated="1001"/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1696">
            <text:p>1696</text:p>
          </table:table-cell>
          <table:table-cell table:number-columns-repeated="2"/>
          <table:table-cell office:value-type="string">
            <text:p>Gl <text:s/>17.1</text:p>
          </table:table-cell>
          <table:table-cell table:number-columns-repeated="2"/>
          <table:table-cell office:value-type="float" office:value="0.35543369">
            <text:p>0.3554336900</text:p>
          </table:table-cell>
          <table:table-cell office:value-type="float" office:value="-45.74443728">
            <text:p>-45.7444372800</text:p>
          </table:table-cell>
          <table:table-cell office:value-type="float" office:value="17.9597701149425">
            <text:p>17.9597701149</text:p>
          </table:table-cell>
          <table:table-cell office:value-type="float" office:value="70.29">
            <text:p>70.2900000000</text:p>
          </table:table-cell>
          <table:table-cell office:value-type="float" office:value="-815.44">
            <text:p>-815.4400000000</text:p>
          </table:table-cell>
          <table:table-cell office:value-type="float" office:value="2.5">
            <text:p>3</text:p>
          </table:table-cell>
          <table:table-cell office:value-type="float" office:value="10.41">
            <text:p>10.4100000000</text:p>
          </table:table-cell>
          <table:table-cell office:value-type="float" office:value="9.13849613301253">
            <text:p>9.1384961330</text:p>
          </table:table-cell>
          <table:table-cell office:value-type="string">
            <text:p>M0</text:p>
          </table:table-cell>
          <table:table-cell office:value-type="float" office:value="1.475">
            <text:p>1.4750000000</text:p>
          </table:table-cell>
          <table:table-cell office:value-type="float" office:value="12.47918">
            <text:p>12.4791800000</text:p>
          </table:table-cell>
          <table:table-cell office:value-type="float" office:value="1.16458">
            <text:p>1.1645800000</text:p>
          </table:table-cell>
          <table:table-cell office:value-type="float" office:value="-12.8634">
            <text:p>-12.8634000000</text:p>
          </table:table-cell>
          <table:table-cell office:value-type="float" office:value="-0.000049421">
            <text:p>-0.0000494210</text:p>
          </table:table-cell>
          <table:table-cell office:value-type="float" office:value="0.000001534">
            <text:p>0.0000015340</text:p>
          </table:table-cell>
          <table:table-cell office:value-type="float" office:value="-0.000051376">
            <text:p>-0.0000513760</text:p>
          </table:table-cell>
          <table:table-cell table:number-columns-repeated="1001"/>
        </table:table-row>
        <table:table-row table:style-name="ro1">
          <table:table-cell office:value-type="float" office:value="49828">
            <text:p>49828</text:p>
          </table:table-cell>
          <table:table-cell office:value-type="float" office:value="49969">
            <text:p>49969</text:p>
          </table:table-cell>
          <table:table-cell table:number-columns-repeated="2"/>
          <table:table-cell office:value-type="string">
            <text:p>Gl 381</text:p>
          </table:table-cell>
          <table:table-cell table:number-columns-repeated="2"/>
          <table:table-cell office:value-type="float" office:value="10.20121888">
            <text:p>10.2012188800</text:p>
          </table:table-cell>
          <table:table-cell office:value-type="float" office:value="-2.68327061">
            <text:p>-2.6832706100</text:p>
          </table:table-cell>
          <table:table-cell office:value-type="float" office:value="12.3107226394189">
            <text:p>12.3107226394</text:p>
          </table:table-cell>
          <table:table-cell office:value-type="float" office:value="521.57">
            <text:p>521.5700000000</text:p>
          </table:table-cell>
          <table:table-cell office:value-type="float" office:value="-601.35">
            <text:p>-601.3500000000</text:p>
          </table:table-cell>
          <table:table-cell office:value-type="float" office:value="40">
            <text:p>40</text:p>
          </table:table-cell>
          <table:table-cell office:value-type="float" office:value="10.64">
            <text:p>10.6400000000</text:p>
          </table:table-cell>
          <table:table-cell office:value-type="float" office:value="10.1885822661717">
            <text:p>10.1885822662</text:p>
          </table:table-cell>
          <table:table-cell office:value-type="string">
            <text:p>M0</text:p>
          </table:table-cell>
          <table:table-cell office:value-type="float" office:value="1.566">
            <text:p>1.5660000000</text:p>
          </table:table-cell>
          <table:table-cell office:value-type="float" office:value="-10.95868">
            <text:p>-10.9586800000</text:p>
          </table:table-cell>
          <table:table-cell office:value-type="float" office:value="5.57932">
            <text:p>5.5793200000</text:p>
          </table:table-cell>
          <table:table-cell office:value-type="float" office:value="-0.57632">
            <text:p>-0.5763200000</text:p>
          </table:table-cell>
          <table:table-cell office:value-type="float" office:value="-0.000049041">
            <text:p>-0.0000490410</text:p>
          </table:table-cell>
          <table:table-cell office:value-type="float" office:value="-0.00000996">
            <text:p>-0.0000099600</text:p>
          </table:table-cell>
          <table:table-cell office:value-type="float" office:value="-0.000037763">
            <text:p>-0.0000377630</text:p>
          </table:table-cell>
          <table:table-cell table:number-columns-repeated="1001"/>
        </table:table-row>
        <table:table-row table:style-name="ro1">
          <table:table-cell office:value-type="float" office:value="74953">
            <text:p>74953</text:p>
          </table:table-cell>
          <table:table-cell office:value-type="float" office:value="75181">
            <text:p>75181</text:p>
          </table:table-cell>
          <table:table-cell office:value-type="float" office:value="136352">
            <text:p>136352</text:p>
          </table:table-cell>
          <table:table-cell office:value-type="float" office:value="5699">
            <text:p>5699</text:p>
          </table:table-cell>
          <table:table-cell office:value-type="string">
            <text:p>Gl 582</text:p>
          </table:table-cell>
          <table:table-cell office:value-type="string">
            <text:p>Nu 2Lup</text:p>
          </table:table-cell>
          <table:table-cell/>
          <table:table-cell office:value-type="float" office:value="15.36377039">
            <text:p>15.3637703900</text:p>
          </table:table-cell>
          <table:table-cell office:value-type="float" office:value="-48.31695913">
            <text:p>-48.3169591300</text:p>
          </table:table-cell>
          <table:table-cell office:value-type="float" office:value="14.5560407569141">
            <text:p>14.5560407569</text:p>
          </table:table-cell>
          <table:table-cell office:value-type="float" office:value="-1622.71">
            <text:p>-1622.7100000000</text:p>
          </table:table-cell>
          <table:table-cell office:value-type="float" office:value="-275.1">
            <text:p>-275.1000000000</text:p>
          </table:table-cell>
          <table:table-cell office:value-type="float" office:value="-69.4">
            <text:p>-69</text:p>
          </table:table-cell>
          <table:table-cell office:value-type="float" office:value="5.65">
            <text:p>5.6500000000</text:p>
          </table:table-cell>
          <table:table-cell office:value-type="float" office:value="4.83478368529775">
            <text:p>4.8347836853</text:p>
          </table:table-cell>
          <table:table-cell office:value-type="string">
            <text:p>G2V</text:p>
          </table:table-cell>
          <table:table-cell office:value-type="float" office:value="0.639">
            <text:p>0.6390000000</text:p>
          </table:table-cell>
          <table:table-cell office:value-type="float" office:value="-6.16283">
            <text:p>-6.1628300000</text:p>
          </table:table-cell>
          <table:table-cell office:value-type="float" office:value="-7.46458">
            <text:p>-7.4645800000</text:p>
          </table:table-cell>
          <table:table-cell office:value-type="float" office:value="-10.87096">
            <text:p>-10.8709600000</text:p>
          </table:table-cell>
          <table:table-cell office:value-type="float" office:value="-0.000049018">
            <text:p>-0.0000490180</text:p>
          </table:table-cell>
          <table:table-cell office:value-type="float" office:value="0.000120478">
            <text:p>0.0001204780</text:p>
          </table:table-cell>
          <table:table-cell office:value-type="float" office:value="0.000040099">
            <text:p>0.0000400990</text:p>
          </table:table-cell>
          <table:table-cell table:number-columns-repeated="1001"/>
        </table:table-row>
        <table:table-row table:style-name="ro1">
          <table:table-cell office:value-type="float" office:value="118344">
            <text:p>118344</text:p>
          </table:table-cell>
          <table:table-cell table:number-columns-repeated="3"/>
          <table:table-cell office:value-type="string">
            <text:p>NN 3321</text:p>
          </table:table-cell>
          <table:table-cell table:number-columns-repeated="2"/>
          <table:table-cell office:value-type="float" office:value="5.03050377556483">
            <text:p>5.0305037756</text:p>
          </table:table-cell>
          <table:table-cell office:value-type="float" office:value="3.76798691347375">
            <text:p>3.7679869135</text:p>
          </table:table-cell>
          <table:table-cell office:value-type="float" office:value="19.6078431372549">
            <text:p>19.6078431373</text:p>
          </table:table-cell>
          <table:table-cell office:value-type="float" office:value="548.823">
            <text:p>548.8230000000</text:p>
          </table:table-cell>
          <table:table-cell office:value-type="float" office:value="-1100.769">
            <text:p>-1100.7690000000</text:p>
          </table:table-cell>
          <table:table-cell/>
          <table:table-cell office:value-type="float" office:value="11.28">
            <text:p>11.2800000000</text:p>
          </table:table-cell>
          <table:table-cell office:value-type="float" office:value="9.81785088048968">
            <text:p>9.8178508805</text:p>
          </table:table-cell>
          <table:table-cell office:value-type="string">
            <text:p>M1</text:p>
          </table:table-cell>
          <table:table-cell office:value-type="float" office:value="1.52">
            <text:p>1.5200000000</text:p>
          </table:table-cell>
          <table:table-cell office:value-type="float" office:value="4.91283">
            <text:p>4.9128300000</text:p>
          </table:table-cell>
          <table:table-cell office:value-type="float" office:value="18.93861">
            <text:p>18.9386100000</text:p>
          </table:table-cell>
          <table:table-cell office:value-type="float" office:value="1.28855">
            <text:p>1.2885500000</text:p>
          </table:table-cell>
          <table:table-cell office:value-type="float" office:value="-0.000048769">
            <text:p>-0.0000487690</text:p>
          </table:table-cell>
          <table:table-cell office:value-type="float" office:value="0.000019754">
            <text:p>0.0000197540</text:p>
          </table:table-cell>
          <table:table-cell office:value-type="float" office:value="-0.000104405">
            <text:p>-0.0001044050</text:p>
          </table:table-cell>
          <table:table-cell table:number-columns-repeated="1001"/>
        </table:table-row>
        <table:table-row table:style-name="ro1">
          <table:table-cell office:value-type="float" office:value="119099">
            <text:p>119099</text:p>
          </table:table-cell>
          <table:table-cell table:number-columns-repeated="3"/>
          <table:table-cell office:value-type="string">
            <text:p>Gl 630.1B</text:p>
          </table:table-cell>
          <table:table-cell table:number-columns-repeated="2"/>
          <table:table-cell office:value-type="float" office:value="16.574466038879">
            <text:p>16.5744660389</text:p>
          </table:table-cell>
          <table:table-cell office:value-type="float" office:value="57.1507625510838">
            <text:p>57.1507625511</text:p>
          </table:table-cell>
          <table:table-cell office:value-type="float" office:value="14.4927536231884">
            <text:p>14.4927536232</text:p>
          </table:table-cell>
          <table:table-cell office:value-type="float" office:value="-1125.346">
            <text:p>-1125.3460000000</text:p>
          </table:table-cell>
          <table:table-cell office:value-type="float" office:value="1165.33">
            <text:p>1165.3300000000</text:p>
          </table:table-cell>
          <table:table-cell/>
          <table:table-cell office:value-type="float" office:value="15">
            <text:p>15.0000000000</text:p>
          </table:table-cell>
          <table:table-cell office:value-type="float" office:value="14.1942454536863">
            <text:p>14.1942454537</text:p>
          </table:table-cell>
          <table:table-cell office:value-type="string">
            <text:p>DQ8</text:p>
          </table:table-cell>
          <table:table-cell office:value-type="float" office:value="0.49">
            <text:p>0.4900000000</text:p>
          </table:table-cell>
          <table:table-cell office:value-type="float" office:value="-2.86623">
            <text:p>-2.8662300000</text:p>
          </table:table-cell>
          <table:table-cell office:value-type="float" office:value="-7.32016">
            <text:p>-7.3201600000</text:p>
          </table:table-cell>
          <table:table-cell office:value-type="float" office:value="12.17537">
            <text:p>12.1753700000</text:p>
          </table:table-cell>
          <table:table-cell office:value-type="float" office:value="-0.000048543">
            <text:p>-0.0000485430</text:p>
          </table:table-cell>
          <table:table-cell office:value-type="float" office:value="0.000092872">
            <text:p>0.0000928720</text:p>
          </table:table-cell>
          <table:table-cell office:value-type="float" office:value="0.00004441">
            <text:p>0.0000444100</text:p>
          </table:table-cell>
          <table:table-cell table:number-columns-repeated="1001"/>
        </table:table-row>
        <table:table-row table:style-name="ro1">
          <table:table-cell office:value-type="float" office:value="119272">
            <text:p>119272</text:p>
          </table:table-cell>
          <table:table-cell/>
          <table:table-cell office:value-type="float" office:value="179958">
            <text:p>179958</text:p>
          </table:table-cell>
          <table:table-cell office:value-type="float" office:value="7294">
            <text:p>7294</text:p>
          </table:table-cell>
          <table:table-cell office:value-type="string">
            <text:p>Wo 9648 A</text:p>
          </table:table-cell>
          <table:table-cell table:number-columns-repeated="2"/>
          <table:table-cell office:value-type="float" office:value="19.201787696025">
            <text:p>19.2017876960</text:p>
          </table:table-cell>
          <table:table-cell office:value-type="float" office:value="49.8463018618135">
            <text:p>49.8463018618</text:p>
          </table:table-cell>
          <table:table-cell office:value-type="float" office:value="22.9885057471264">
            <text:p>22.9885057471</text:p>
          </table:table-cell>
          <table:table-cell office:value-type="float" office:value="-225.733">
            <text:p>-225.7330000000</text:p>
          </table:table-cell>
          <table:table-cell office:value-type="float" office:value="620.197">
            <text:p>620.1970000000</text:p>
          </table:table-cell>
          <table:table-cell office:value-type="float" office:value="-39.8">
            <text:p>-40</text:p>
          </table:table-cell>
          <table:table-cell office:value-type="float" office:value="6.57">
            <text:p>6.5700000000</text:p>
          </table:table-cell>
          <table:table-cell office:value-type="float" office:value="4.76244628477319">
            <text:p>4.7624462848</text:p>
          </table:table-cell>
          <table:table-cell office:value-type="string">
            <text:p>G6 V</text:p>
          </table:table-cell>
          <table:table-cell office:value-type="float" office:value="0.65">
            <text:p>0.6500000000</text:p>
          </table:table-cell>
          <table:table-cell office:value-type="float" office:value="4.58743">
            <text:p>4.5874300000</text:p>
          </table:table-cell>
          <table:table-cell office:value-type="float" office:value="-14.09623">
            <text:p>-14.0962300000</text:p>
          </table:table-cell>
          <table:table-cell office:value-type="float" office:value="17.57051">
            <text:p>17.5705100000</text:p>
          </table:table-cell>
          <table:table-cell office:value-type="float" office:value="-0.000048391">
            <text:p>-0.0000483910</text:p>
          </table:table-cell>
          <table:table-cell office:value-type="float" office:value="0.000067407">
            <text:p>0.0000674070</text:p>
          </table:table-cell>
          <table:table-cell office:value-type="float" office:value="0.000013457">
            <text:p>0.0000134570</text:p>
          </table:table-cell>
          <table:table-cell table:number-columns-repeated="1001"/>
        </table:table-row>
        <table:table-row table:style-name="ro1">
          <table:table-cell office:value-type="float" office:value="118247">
            <text:p>118247</text:p>
          </table:table-cell>
          <table:table-cell table:number-columns-repeated="3"/>
          <table:table-cell office:value-type="string">
            <text:p>NN 3245</text:p>
          </table:table-cell>
          <table:table-cell table:number-columns-repeated="2"/>
          <table:table-cell office:value-type="float" office:value="3.70768145244267">
            <text:p>3.7076814524</text:p>
          </table:table-cell>
          <table:table-cell office:value-type="float" office:value="12.5416343567071">
            <text:p>12.5416343567</text:p>
          </table:table-cell>
          <table:table-cell office:value-type="float" office:value="22.1729490022173">
            <text:p>22.1729490022</text:p>
          </table:table-cell>
          <table:table-cell office:value-type="float" office:value="749.139">
            <text:p>749.1390000000</text:p>
          </table:table-cell>
          <table:table-cell office:value-type="float" office:value="-1379.742">
            <text:p>-1379.7420000000</text:p>
          </table:table-cell>
          <table:table-cell/>
          <table:table-cell office:value-type="float" office:value="12.91">
            <text:p>12.9100000000</text:p>
          </table:table-cell>
          <table:table-cell office:value-type="float" office:value="11.1808827093898">
            <text:p>11.1808827094</text:p>
          </table:table-cell>
          <table:table-cell office:value-type="string">
            <text:p>M0.5</text:p>
          </table:table-cell>
          <table:table-cell office:value-type="float" office:value="1.54">
            <text:p>1.5400000000</text:p>
          </table:table-cell>
          <table:table-cell office:value-type="float" office:value="12.22332">
            <text:p>12.2233200000</text:p>
          </table:table-cell>
          <table:table-cell office:value-type="float" office:value="17.86189">
            <text:p>17.8618900000</text:p>
          </table:table-cell>
          <table:table-cell office:value-type="float" office:value="4.81483">
            <text:p>4.8148300000</text:p>
          </table:table-cell>
          <table:table-cell office:value-type="float" office:value="-0.000048265">
            <text:p>-0.0000482650</text:p>
          </table:table-cell>
          <table:table-cell office:value-type="float" office:value="0.000072052">
            <text:p>0.0000720520</text:p>
          </table:table-cell>
          <table:table-cell office:value-type="float" office:value="-0.000144767">
            <text:p>-0.0001447670</text:p>
          </table:table-cell>
          <table:table-cell table:number-columns-repeated="1001"/>
        </table:table-row>
        <table:table-row table:style-name="ro1">
          <table:table-cell office:value-type="float" office:value="75313">
            <text:p>75313</text:p>
          </table:table-cell>
          <table:table-cell office:value-type="float" office:value="75542">
            <text:p>75542</text:p>
          </table:table-cell>
          <table:table-cell office:value-type="float" office:value="137303">
            <text:p>137303</text:p>
          </table:table-cell>
          <table:table-cell/>
          <table:table-cell office:value-type="string">
            <text:p>NN 3905</text:p>
          </table:table-cell>
          <table:table-cell table:number-columns-repeated="2"/>
          <table:table-cell office:value-type="float" office:value="15.43306592">
            <text:p>15.4330659200</text:p>
          </table:table-cell>
          <table:table-cell office:value-type="float" office:value="-26.70575821">
            <text:p>-26.7057582100</text:p>
          </table:table-cell>
          <table:table-cell office:value-type="float" office:value="24.4379276637341">
            <text:p>24.4379276637</text:p>
          </table:table-cell>
          <table:table-cell office:value-type="float" office:value="-818.3">
            <text:p>-818.3000000000</text:p>
          </table:table-cell>
          <table:table-cell office:value-type="float" office:value="-9.93">
            <text:p>-9.9300000000</text:p>
          </table:table-cell>
          <table:table-cell office:value-type="float" office:value="-48">
            <text:p>-48</text:p>
          </table:table-cell>
          <table:table-cell office:value-type="float" office:value="8.82">
            <text:p>8.8200000000</text:p>
          </table:table-cell>
          <table:table-cell office:value-type="float" office:value="6.87967812520061">
            <text:p>6.8796781252</text:p>
          </table:table-cell>
          <table:table-cell office:value-type="string">
            <text:p>K3/K4V</text:p>
          </table:table-cell>
          <table:table-cell office:value-type="float" office:value="1.045">
            <text:p>1.0450000000</text:p>
          </table:table-cell>
          <table:table-cell office:value-type="float" office:value="-13.59133">
            <text:p>-13.5913300000</text:p>
          </table:table-cell>
          <table:table-cell office:value-type="float" office:value="-17.08419">
            <text:p>-17.0841900000</text:p>
          </table:table-cell>
          <table:table-cell office:value-type="float" office:value="-10.98261">
            <text:p>-10.9826100000</text:p>
          </table:table-cell>
          <table:table-cell office:value-type="float" office:value="-0.000048232">
            <text:p>-0.0000482320</text:p>
          </table:table-cell>
          <table:table-cell office:value-type="float" office:value="0.000095085">
            <text:p>0.0000950850</text:p>
          </table:table-cell>
          <table:table-cell office:value-type="float" office:value="0.00002101">
            <text:p>0.0000210100</text:p>
          </table:table-cell>
          <table:table-cell table:number-columns-repeated="1001"/>
        </table:table-row>
        <table:table-row table:style-name="ro1">
          <table:table-cell office:value-type="float" office:value="118585">
            <text:p>118585</text:p>
          </table:table-cell>
          <table:table-cell table:number-columns-repeated="3"/>
          <table:table-cell office:value-type="string">
            <text:p>GJ 1118</text:p>
          </table:table-cell>
          <table:table-cell table:number-columns-repeated="2"/>
          <table:table-cell office:value-type="float" office:value="8.98413113662398">
            <text:p>8.9841311366</text:p>
          </table:table-cell>
          <table:table-cell office:value-type="float" office:value="-31.2108850748031">
            <text:p>-31.2108850748</text:p>
          </table:table-cell>
          <table:table-cell office:value-type="float" office:value="16.1290322580645">
            <text:p>16.1290322581</text:p>
          </table:table-cell>
          <table:table-cell office:value-type="float" office:value="687.087">
            <text:p>687.0870000000</text:p>
          </table:table-cell>
          <table:table-cell office:value-type="float" office:value="-726.574">
            <text:p>-726.5740000000</text:p>
          </table:table-cell>
          <table:table-cell office:value-type="float" office:value="50">
            <text:p>50</text:p>
          </table:table-cell>
          <table:table-cell office:value-type="float" office:value="13.8">
            <text:p>13.8000000000</text:p>
          </table:table-cell>
          <table:table-cell office:value-type="float" office:value="12.7619584474913">
            <text:p>12.7619584475</text:p>
          </table:table-cell>
          <table:table-cell office:value-type="string">
            <text:p>k-m</text:p>
          </table:table-cell>
          <table:table-cell office:value-type="float" office:value="1.64">
            <text:p>1.6400000000</text:p>
          </table:table-cell>
          <table:table-cell office:value-type="float" office:value="-9.71365">
            <text:p>-9.7136500000</text:p>
          </table:table-cell>
          <table:table-cell office:value-type="float" office:value="9.7947">
            <text:p>9.7947000000</text:p>
          </table:table-cell>
          <table:table-cell office:value-type="float" office:value="-8.35789">
            <text:p>-8.3578900000</text:p>
          </table:table-cell>
          <table:table-cell office:value-type="float" office:value="-0.000048212">
            <text:p>-0.0000482120</text:p>
          </table:table-cell>
          <table:table-cell office:value-type="float" office:value="-0.000027678">
            <text:p>-0.0000276780</text:p>
          </table:table-cell>
          <table:table-cell office:value-type="float" office:value="-0.000075085">
            <text:p>-0.0000750850</text:p>
          </table:table-cell>
          <table:table-cell table:number-columns-repeated="1001"/>
        </table:table-row>
        <table:table-row table:style-name="ro1">
          <table:table-cell office:value-type="float" office:value="118364">
            <text:p>118364</text:p>
          </table:table-cell>
          <table:table-cell table:number-columns-repeated="3"/>
          <table:table-cell office:value-type="string">
            <text:p>NN 3341</text:p>
          </table:table-cell>
          <table:table-cell table:number-columns-repeated="2"/>
          <table:table-cell office:value-type="float" office:value="5.26243504322546">
            <text:p>5.2624350432</text:p>
          </table:table-cell>
          <table:table-cell office:value-type="float" office:value="-31.2976557541189">
            <text:p>-31.2976557541</text:p>
          </table:table-cell>
          <table:table-cell office:value-type="float" office:value="20.8333333333333">
            <text:p>20.8333333333</text:p>
          </table:table-cell>
          <table:table-cell office:value-type="float" office:value="511.437">
            <text:p>511.4370000000</text:p>
          </table:table-cell>
          <table:table-cell office:value-type="float" office:value="251.658">
            <text:p>251.6580000000</text:p>
          </table:table-cell>
          <table:table-cell/>
          <table:table-cell office:value-type="float" office:value="12.15">
            <text:p>12.1500000000</text:p>
          </table:table-cell>
          <table:table-cell office:value-type="float" office:value="10.5562061868779">
            <text:p>10.5562061869</text:p>
          </table:table-cell>
          <table:table-cell office:value-type="string">
            <text:p>m</text:p>
          </table:table-cell>
          <table:table-cell/>
          <table:table-cell office:value-type="float" office:value="3.41607">
            <text:p>3.4160700000</text:p>
          </table:table-cell>
          <table:table-cell office:value-type="float" office:value="17.47082">
            <text:p>17.4708200000</text:p>
          </table:table-cell>
          <table:table-cell office:value-type="float" office:value="-10.82258">
            <text:p>-10.8225800000</text:p>
          </table:table-cell>
          <table:table-cell office:value-type="float" office:value="-0.000048158">
            <text:p>-0.0000481580</text:p>
          </table:table-cell>
          <table:table-cell office:value-type="float" office:value="0.000022869">
            <text:p>0.0000228690</text:p>
          </table:table-cell>
          <table:table-cell office:value-type="float" office:value="0.000021717">
            <text:p>0.0000217170</text:p>
          </table:table-cell>
          <table:table-cell table:number-columns-repeated="1001"/>
        </table:table-row>
        <table:table-row table:style-name="ro1">
          <table:table-cell office:value-type="float" office:value="27141">
            <text:p>27141</text:p>
          </table:table-cell>
          <table:table-cell office:value-type="float" office:value="27207">
            <text:p>27207</text:p>
          </table:table-cell>
          <table:table-cell office:value-type="float" office:value="38230">
            <text:p>38230</text:p>
          </table:table-cell>
          <table:table-cell/>
          <table:table-cell office:value-type="string">
            <text:p>Gl 217</text:p>
          </table:table-cell>
          <table:table-cell table:number-columns-repeated="2"/>
          <table:table-cell office:value-type="float" office:value="5.7670913">
            <text:p>5.7670913000</text:p>
          </table:table-cell>
          <table:table-cell office:value-type="float" office:value="37.28588759">
            <text:p>37.2858875900</text:p>
          </table:table-cell>
          <table:table-cell office:value-type="float" office:value="20.5761316872428">
            <text:p>20.5761316872</text:p>
          </table:table-cell>
          <table:table-cell office:value-type="float" office:value="487">
            <text:p>487.0000000000</text:p>
          </table:table-cell>
          <table:table-cell office:value-type="float" office:value="-509.7">
            <text:p>-509.7000000000</text:p>
          </table:table-cell>
          <table:table-cell office:value-type="float" office:value="-26.9">
            <text:p>-27</text:p>
          </table:table-cell>
          <table:table-cell office:value-type="float" office:value="7.34">
            <text:p>7.3400000000</text:p>
          </table:table-cell>
          <table:table-cell office:value-type="float" office:value="5.77318134631147">
            <text:p>5.7731813463</text:p>
          </table:table-cell>
          <table:table-cell office:value-type="string">
            <text:p>K0V</text:p>
          </table:table-cell>
          <table:table-cell office:value-type="float" office:value="0.833">
            <text:p>0.8330000000</text:p>
          </table:table-cell>
          <table:table-cell office:value-type="float" office:value="0.99759">
            <text:p>0.9975900000</text:p>
          </table:table-cell>
          <table:table-cell office:value-type="float" office:value="16.34041">
            <text:p>16.3404100000</text:p>
          </table:table-cell>
          <table:table-cell office:value-type="float" office:value="12.46486">
            <text:p>12.4648600000</text:p>
          </table:table-cell>
          <table:table-cell office:value-type="float" office:value="-0.000047943">
            <text:p>-0.0000479430</text:p>
          </table:table-cell>
          <table:table-cell office:value-type="float" office:value="0.000011854">
            <text:p>0.0000118540</text:p>
          </table:table-cell>
          <table:table-cell office:value-type="float" office:value="-0.000057116">
            <text:p>-0.0000571160</text:p>
          </table:table-cell>
          <table:table-cell table:number-columns-repeated="1001"/>
        </table:table-row>
        <table:table-row table:style-name="ro1">
          <table:table-cell office:value-type="float" office:value="117961">
            <text:p>117961</text:p>
          </table:table-cell>
          <table:table-cell table:number-columns-repeated="3"/>
          <table:table-cell office:value-type="string">
            <text:p>GJ 1002</text:p>
          </table:table-cell>
          <table:table-cell table:number-columns-repeated="2"/>
          <table:table-cell office:value-type="float" office:value="0.112911606118932">
            <text:p>0.1129116061</text:p>
          </table:table-cell>
          <table:table-cell office:value-type="float" office:value="-7.51333877521532">
            <text:p>-7.5133387752</text:p>
          </table:table-cell>
          <table:table-cell office:value-type="float" office:value="4.69924812030075">
            <text:p>4.6992481203</text:p>
          </table:table-cell>
          <table:table-cell office:value-type="float" office:value="-816.712">
            <text:p>-816.7120000000</text:p>
          </table:table-cell>
          <table:table-cell office:value-type="float" office:value="-1869.379">
            <text:p>-1869.3790000000</text:p>
          </table:table-cell>
          <table:table-cell office:value-type="float" office:value="-42">
            <text:p>-42</text:p>
          </table:table-cell>
          <table:table-cell office:value-type="float" office:value="13.75">
            <text:p>13.7500000000</text:p>
          </table:table-cell>
          <table:table-cell office:value-type="float" office:value="15.3898581181151">
            <text:p>15.3898581181</text:p>
          </table:table-cell>
          <table:table-cell office:value-type="string">
            <text:p>M5-5.5</text:p>
          </table:table-cell>
          <table:table-cell office:value-type="float" office:value="1.98">
            <text:p>1.9800000000</text:p>
          </table:table-cell>
          <table:table-cell office:value-type="float" office:value="4.65686">
            <text:p>4.6568600000</text:p>
          </table:table-cell>
          <table:table-cell office:value-type="float" office:value="0.13769">
            <text:p>0.1376900000</text:p>
          </table:table-cell>
          <table:table-cell office:value-type="float" office:value="-0.61445">
            <text:p>-0.6144500000</text:p>
          </table:table-cell>
          <table:table-cell office:value-type="float" office:value="-0.000047583">
            <text:p>-0.0000475830</text:p>
          </table:table-cell>
          <table:table-cell office:value-type="float" office:value="-0.00002002">
            <text:p>-0.0000200200</text:p>
          </table:table-cell>
          <table:table-cell office:value-type="float" office:value="-0.000036603">
            <text:p>-0.0000366030</text:p>
          </table:table-cell>
          <table:table-cell table:number-columns-repeated="1001"/>
        </table:table-row>
        <table:table-row table:style-name="ro1">
          <table:table-cell office:value-type="float" office:value="117957">
            <text:p>117957</text:p>
          </table:table-cell>
          <table:table-cell table:number-columns-repeated="3"/>
          <table:table-cell office:value-type="string">
            <text:p>GJ 1001</text:p>
          </table:table-cell>
          <table:table-cell table:number-columns-repeated="2"/>
          <table:table-cell office:value-type="float" office:value="0.0772563183366037">
            <text:p>0.0772563183</text:p>
          </table:table-cell>
          <table:table-cell office:value-type="float" office:value="-40.6849698313671">
            <text:p>-40.6849698314</text:p>
          </table:table-cell>
          <table:table-cell office:value-type="float" office:value="9.59692898272553">
            <text:p>9.5969289827</text:p>
          </table:table-cell>
          <table:table-cell office:value-type="float" office:value="693.122">
            <text:p>693.1220000000</text:p>
          </table:table-cell>
          <table:table-cell office:value-type="float" office:value="-1453.162">
            <text:p>-1453.1620000000</text:p>
          </table:table-cell>
          <table:table-cell office:value-type="float" office:value="-3">
            <text:p>-3</text:p>
          </table:table-cell>
          <table:table-cell office:value-type="float" office:value="12.84">
            <text:p>12.8400000000</text:p>
          </table:table-cell>
          <table:table-cell office:value-type="float" office:value="12.9293385948175">
            <text:p>12.9293385948</text:p>
          </table:table-cell>
          <table:table-cell office:value-type="string">
            <text:p>M3.5</text:p>
          </table:table-cell>
          <table:table-cell office:value-type="float" office:value="1.63">
            <text:p>1.6300000000</text:p>
          </table:table-cell>
          <table:table-cell office:value-type="float" office:value="7.27591">
            <text:p>7.2759100000</text:p>
          </table:table-cell>
          <table:table-cell office:value-type="float" office:value="0.14718">
            <text:p>0.1471800000</text:p>
          </table:table-cell>
          <table:table-cell office:value-type="float" office:value="-6.25623">
            <text:p>-6.2562300000</text:p>
          </table:table-cell>
          <table:table-cell office:value-type="float" office:value="-0.000047041">
            <text:p>-0.0000470410</text:p>
          </table:table-cell>
          <table:table-cell office:value-type="float" office:value="0.000031301">
            <text:p>0.0000313010</text:p>
          </table:table-cell>
          <table:table-cell office:value-type="float" office:value="-0.000049265">
            <text:p>-0.0000492650</text:p>
          </table:table-cell>
          <table:table-cell table:number-columns-repeated="1001"/>
        </table:table-row>
        <table:table-row table:style-name="ro1">
          <table:table-cell office:value-type="float" office:value="26792">
            <text:p>26792</text:p>
          </table:table-cell>
          <table:table-cell office:value-type="float" office:value="26857">
            <text:p>26857</text:p>
          </table:table-cell>
          <table:table-cell table:number-columns-repeated="2"/>
          <table:table-cell office:value-type="string">
            <text:p>Gl 213</text:p>
          </table:table-cell>
          <table:table-cell table:number-columns-repeated="2"/>
          <table:table-cell office:value-type="float" office:value="5.70224237">
            <text:p>5.7022423700</text:p>
          </table:table-cell>
          <table:table-cell office:value-type="float" office:value="12.493155">
            <text:p>12.4931550000</text:p>
          </table:table-cell>
          <table:table-cell office:value-type="float" office:value="5.78770691052205">
            <text:p>5.7877069105</text:p>
          </table:table-cell>
          <table:table-cell office:value-type="float" office:value="1999.05">
            <text:p>1999.0500000000</text:p>
          </table:table-cell>
          <table:table-cell office:value-type="float" office:value="-1570.64">
            <text:p>-1570.6400000000</text:p>
          </table:table-cell>
          <table:table-cell office:value-type="float" office:value="105.6">
            <text:p>106</text:p>
          </table:table-cell>
          <table:table-cell office:value-type="float" office:value="11.56">
            <text:p>11.5600000000</text:p>
          </table:table-cell>
          <table:table-cell office:value-type="float" office:value="12.7474673483436">
            <text:p>12.7474673483</text:p>
          </table:table-cell>
          <table:table-cell office:value-type="string">
            <text:p>M5</text:p>
          </table:table-cell>
          <table:table-cell office:value-type="float" office:value="1.675">
            <text:p>1.6750000000</text:p>
          </table:table-cell>
          <table:table-cell office:value-type="float" office:value="0.44003">
            <text:p>0.4400300000</text:p>
          </table:table-cell>
          <table:table-cell office:value-type="float" office:value="5.6335">
            <text:p>5.6335000000</text:p>
          </table:table-cell>
          <table:table-cell office:value-type="float" office:value="1.25201">
            <text:p>1.2520100000</text:p>
          </table:table-cell>
          <table:table-cell office:value-type="float" office:value="-0.000046963">
            <text:p>-0.0000469630</text:p>
          </table:table-cell>
          <table:table-cell office:value-type="float" office:value="0.000118993">
            <text:p>0.0001189930</text:p>
          </table:table-cell>
          <table:table-cell office:value-type="float" office:value="-0.000019661">
            <text:p>-0.0000196610</text:p>
          </table:table-cell>
          <table:table-cell table:number-columns-repeated="1001"/>
        </table:table-row>
        <table:table-row table:style-name="ro1">
          <table:table-cell office:value-type="float" office:value="13341">
            <text:p>13341</text:p>
          </table:table-cell>
          <table:table-cell office:value-type="float" office:value="13375">
            <text:p>13375</text:p>
          </table:table-cell>
          <table:table-cell table:number-columns-repeated="2"/>
          <table:table-cell office:value-type="string">
            <text:p>Gl 116</text:p>
          </table:table-cell>
          <table:table-cell table:number-columns-repeated="2"/>
          <table:table-cell office:value-type="float" office:value="2.86845371">
            <text:p>2.8684537100</text:p>
          </table:table-cell>
          <table:table-cell office:value-type="float" office:value="34.39175902">
            <text:p>34.3917590200</text:p>
          </table:table-cell>
          <table:table-cell office:value-type="float" office:value="14.2470437384243">
            <text:p>14.2470437384</text:p>
          </table:table-cell>
          <table:table-cell office:value-type="float" office:value="994.66">
            <text:p>994.6600000000</text:p>
          </table:table-cell>
          <table:table-cell office:value-type="float" office:value="-988.88">
            <text:p>-988.8800000000</text:p>
          </table:table-cell>
          <table:table-cell office:value-type="float" office:value="-45.7">
            <text:p>-46</text:p>
          </table:table-cell>
          <table:table-cell office:value-type="float" office:value="9.6">
            <text:p>9.6000000000</text:p>
          </table:table-cell>
          <table:table-cell office:value-type="float" office:value="8.83137621206107">
            <text:p>8.8313762121</text:p>
          </table:table-cell>
          <table:table-cell office:value-type="string">
            <text:p>K6:</text:p>
          </table:table-cell>
          <table:table-cell office:value-type="float" office:value="1.315">
            <text:p>1.3150000000</text:p>
          </table:table-cell>
          <table:table-cell office:value-type="float" office:value="8.59447">
            <text:p>8.5944700000</text:p>
          </table:table-cell>
          <table:table-cell office:value-type="float" office:value="8.02199">
            <text:p>8.0219900000</text:p>
          </table:table-cell>
          <table:table-cell office:value-type="float" office:value="8.04741">
            <text:p>8.0474100000</text:p>
          </table:table-cell>
          <table:table-cell office:value-type="float" office:value="-0.000046867">
            <text:p>-0.0000468670</text:p>
          </table:table-cell>
          <table:table-cell office:value-type="float" office:value="0.000050226">
            <text:p>0.0000502260</text:p>
          </table:table-cell>
          <table:table-cell office:value-type="float" office:value="-0.000082759">
            <text:p>-0.0000827590</text:p>
          </table:table-cell>
          <table:table-cell table:number-columns-repeated="1001"/>
        </table:table-row>
        <table:table-row table:style-name="ro1">
          <table:table-cell office:value-type="float" office:value="118986">
            <text:p>118986</text:p>
          </table:table-cell>
          <table:table-cell table:number-columns-repeated="3"/>
          <table:table-cell office:value-type="string">
            <text:p>NN 3866</text:p>
          </table:table-cell>
          <table:table-cell table:number-columns-repeated="2"/>
          <table:table-cell office:value-type="float" office:value="14.7912528490542">
            <text:p>14.7912528491</text:p>
          </table:table-cell>
          <table:table-cell office:value-type="float" office:value="-17.7012134756081">
            <text:p>-17.7012134756</text:p>
          </table:table-cell>
          <table:table-cell office:value-type="float" office:value="14.4927536231884">
            <text:p>14.4927536232</text:p>
          </table:table-cell>
          <table:table-cell office:value-type="float" office:value="-1116.461">
            <text:p>-1116.4610000000</text:p>
          </table:table-cell>
          <table:table-cell office:value-type="float" office:value="-349.877">
            <text:p>-349.8770000000</text:p>
          </table:table-cell>
          <table:table-cell/>
          <table:table-cell office:value-type="float" office:value="16.48">
            <text:p>16.4800000000</text:p>
          </table:table-cell>
          <table:table-cell office:value-type="float" office:value="15.6742454536863">
            <text:p>15.6742454537</text:p>
          </table:table-cell>
          <table:table-cell office:value-type="string">
            <text:p>DC9</text:p>
          </table:table-cell>
          <table:table-cell office:value-type="float" office:value="0.94">
            <text:p>0.9400000000</text:p>
          </table:table-cell>
          <table:table-cell office:value-type="float" office:value="-10.28142">
            <text:p>-10.2814200000</text:p>
          </table:table-cell>
          <table:table-cell office:value-type="float" office:value="-9.21489">
            <text:p>-9.2148900000</text:p>
          </table:table-cell>
          <table:table-cell office:value-type="float" office:value="-4.40656">
            <text:p>-4.4065600000</text:p>
          </table:table-cell>
          <table:table-cell office:value-type="float" office:value="-0.000046786">
            <text:p>-0.0000467860</text:p>
          </table:table-cell>
          <table:table-cell office:value-type="float" office:value="0.000063399">
            <text:p>0.0000633990</text:p>
          </table:table-cell>
          <table:table-cell office:value-type="float" office:value="-0.000023417">
            <text:p>-0.0000234170</text:p>
          </table:table-cell>
          <table:table-cell table:number-columns-repeated="1001"/>
        </table:table-row>
        <table:table-row table:style-name="ro1">
          <table:table-cell office:value-type="float" office:value="80573">
            <text:p>80573</text:p>
          </table:table-cell>
          <table:table-cell office:value-type="float" office:value="80817">
            <text:p>80817</text:p>
          </table:table-cell>
          <table:table-cell table:number-columns-repeated="2"/>
          <table:table-cell office:value-type="string">
            <text:p>GJ 2121</text:p>
          </table:table-cell>
          <table:table-cell table:number-columns-repeated="2"/>
          <table:table-cell office:value-type="float" office:value="16.50371919">
            <text:p>16.5037191900</text:p>
          </table:table-cell>
          <table:table-cell office:value-type="float" office:value="-14.66329215">
            <text:p>-14.6632921500</text:p>
          </table:table-cell>
          <table:table-cell office:value-type="float" office:value="22.0507166482911">
            <text:p>22.0507166483</text:p>
          </table:table-cell>
          <table:table-cell office:value-type="float" office:value="-494.66">
            <text:p>-494.6600000000</text:p>
          </table:table-cell>
          <table:table-cell office:value-type="float" office:value="-205.17">
            <text:p>-205.1700000000</text:p>
          </table:table-cell>
          <table:table-cell/>
          <table:table-cell office:value-type="float" office:value="12.27">
            <text:p>12.2700000000</text:p>
          </table:table-cell>
          <table:table-cell office:value-type="float" office:value="10.5528864569806">
            <text:p>10.5528864570</text:p>
          </table:table-cell>
          <table:table-cell/>
          <table:table-cell office:value-type="float" office:value="1.474">
            <text:p>1.4740000000</text:p>
          </table:table-cell>
          <table:table-cell office:value-type="float" office:value="-8.14441">
            <text:p>-8.1444100000</text:p>
          </table:table-cell>
          <table:table-cell office:value-type="float" office:value="-19.71662">
            <text:p>-19.7166200000</text:p>
          </table:table-cell>
          <table:table-cell office:value-type="float" office:value="-5.58187">
            <text:p>-5.5818700000</text:p>
          </table:table-cell>
          <table:table-cell office:value-type="float" office:value="-0.000046752">
            <text:p>-0.0000467520</text:p>
          </table:table-cell>
          <table:table-cell office:value-type="float" office:value="0.000025318">
            <text:p>0.0000253180</text:p>
          </table:table-cell>
          <table:table-cell office:value-type="float" office:value="-0.000021217">
            <text:p>-0.0000212170</text:p>
          </table:table-cell>
          <table:table-cell table:number-columns-repeated="1001"/>
        </table:table-row>
        <table:table-row table:style-name="ro1">
          <table:table-cell office:value-type="float" office:value="119189">
            <text:p>119189</text:p>
          </table:table-cell>
          <table:table-cell table:number-columns-repeated="3"/>
          <table:table-cell office:value-type="string">
            <text:p>GJ 1222</text:p>
          </table:table-cell>
          <table:table-cell table:number-columns-repeated="2"/>
          <table:table-cell office:value-type="float" office:value="17.9055522609062">
            <text:p>17.9055522609</text:p>
          </table:table-cell>
          <table:table-cell office:value-type="float" office:value="7.38185035285074">
            <text:p>7.3818503529</text:p>
          </table:table-cell>
          <table:table-cell office:value-type="float" office:value="16.7224080267559">
            <text:p>16.7224080268</text:p>
          </table:table-cell>
          <table:table-cell office:value-type="float" office:value="-581.115">
            <text:p>-581.1150000000</text:p>
          </table:table-cell>
          <table:table-cell office:value-type="float" office:value="-312.898">
            <text:p>-312.8980000000</text:p>
          </table:table-cell>
          <table:table-cell office:value-type="float" office:value="-20">
            <text:p>-20</text:p>
          </table:table-cell>
          <table:table-cell office:value-type="float" office:value="13.11">
            <text:p>13.1100000000</text:p>
          </table:table-cell>
          <table:table-cell office:value-type="float" office:value="11.9935059199421">
            <text:p>11.9935059199</text:p>
          </table:table-cell>
          <table:table-cell office:value-type="string">
            <text:p>m</text:p>
          </table:table-cell>
          <table:table-cell office:value-type="float" office:value="1.55">
            <text:p>1.5500000000</text:p>
          </table:table-cell>
          <table:table-cell office:value-type="float" office:value="-0.41001">
            <text:p>-0.4100100000</text:p>
          </table:table-cell>
          <table:table-cell office:value-type="float" office:value="-16.57874">
            <text:p>-16.5787400000</text:p>
          </table:table-cell>
          <table:table-cell office:value-type="float" office:value="2.14851">
            <text:p>2.1485100000</text:p>
          </table:table-cell>
          <table:table-cell office:value-type="float" office:value="-0.000046673">
            <text:p>-0.0000466730</text:p>
          </table:table-cell>
          <table:table-cell office:value-type="float" office:value="0.000018185">
            <text:p>0.0000181850</text:p>
          </table:table-cell>
          <table:table-cell office:value-type="float" office:value="-0.000027783">
            <text:p>-0.0000277830</text:p>
          </table:table-cell>
          <table:table-cell table:number-columns-repeated="1001"/>
        </table:table-row>
        <table:table-row table:style-name="ro1">
          <table:table-cell office:value-type="float" office:value="118933">
            <text:p>118933</text:p>
          </table:table-cell>
          <table:table-cell table:number-columns-repeated="3"/>
          <table:table-cell office:value-type="string">
            <text:p>NN 3815</text:p>
          </table:table-cell>
          <table:table-cell table:number-columns-repeated="2"/>
          <table:table-cell office:value-type="float" office:value="13.8816027257092">
            <text:p>13.8816027257</text:p>
          </table:table-cell>
          <table:table-cell office:value-type="float" office:value="66.8239627890913">
            <text:p>66.8239627891</text:p>
          </table:table-cell>
          <table:table-cell office:value-type="float" office:value="15.625">
            <text:p>15.6250000000</text:p>
          </table:table-cell>
          <table:table-cell office:value-type="float" office:value="-395.355">
            <text:p>-395.3550000000</text:p>
          </table:table-cell>
          <table:table-cell office:value-type="float" office:value="-528.482">
            <text:p>-528.4820000000</text:p>
          </table:table-cell>
          <table:table-cell/>
          <table:table-cell office:value-type="float" office:value="15.69">
            <text:p>15.6900000000</text:p>
          </table:table-cell>
          <table:table-cell office:value-type="float" office:value="14.7208998699194">
            <text:p>14.7208998699</text:p>
          </table:table-cell>
          <table:table-cell office:value-type="string">
            <text:p>m</text:p>
          </table:table-cell>
          <table:table-cell office:value-type="float" office:value="1.9">
            <text:p>1.9000000000</text:p>
          </table:table-cell>
          <table:table-cell office:value-type="float" office:value="-5.41821">
            <text:p>-5.4182100000</text:p>
          </table:table-cell>
          <table:table-cell office:value-type="float" office:value="-2.90814">
            <text:p>-2.9081400000</text:p>
          </table:table-cell>
          <table:table-cell office:value-type="float" office:value="14.36406">
            <text:p>14.3640600000</text:p>
          </table:table-cell>
          <table:table-cell office:value-type="float" office:value="-0.000046586">
            <text:p>-0.0000465860</text:p>
          </table:table-cell>
          <table:table-cell office:value-type="float" office:value="0.000008982">
            <text:p>0.0000089820</text:p>
          </table:table-cell>
          <table:table-cell office:value-type="float" office:value="-0.000015754">
            <text:p>-0.0000157540</text:p>
          </table:table-cell>
          <table:table-cell table:number-columns-repeated="1001"/>
        </table:table-row>
        <table:table-row table:style-name="ro1">
          <table:table-cell office:value-type="float" office:value="118891">
            <text:p>118891</text:p>
          </table:table-cell>
          <table:table-cell table:number-columns-repeated="3"/>
          <table:table-cell office:value-type="string">
            <text:p>Gl 513</text:p>
          </table:table-cell>
          <table:table-cell table:number-columns-repeated="2"/>
          <table:table-cell office:value-type="float" office:value="13.4890343841867">
            <text:p>13.4890343842</text:p>
          </table:table-cell>
          <table:table-cell office:value-type="float" office:value="11.4563826713328">
            <text:p>11.4563826713</text:p>
          </table:table-cell>
          <table:table-cell office:value-type="float" office:value="19.3050193050193">
            <text:p>19.3050193050</text:p>
          </table:table-cell>
          <table:table-cell office:value-type="float" office:value="315.759">
            <text:p>315.7590000000</text:p>
          </table:table-cell>
          <table:table-cell office:value-type="float" office:value="-1178.429">
            <text:p>-1178.4290000000</text:p>
          </table:table-cell>
          <table:table-cell office:value-type="float" office:value="40">
            <text:p>40</text:p>
          </table:table-cell>
          <table:table-cell office:value-type="float" office:value="12.13">
            <text:p>12.1300000000</text:p>
          </table:table-cell>
          <table:table-cell office:value-type="float" office:value="10.7016487987262">
            <text:p>10.7016487987</text:p>
          </table:table-cell>
          <table:table-cell office:value-type="string">
            <text:p>M5</text:p>
          </table:table-cell>
          <table:table-cell office:value-type="float" office:value="1.46">
            <text:p>1.4600000000</text:p>
          </table:table-cell>
          <table:table-cell office:value-type="float" office:value="-17.50087">
            <text:p>-17.5008700000</text:p>
          </table:table-cell>
          <table:table-cell office:value-type="float" office:value="-7.1903">
            <text:p>-7.1903000000</text:p>
          </table:table-cell>
          <table:table-cell office:value-type="float" office:value="3.83439">
            <text:p>3.8343900000</text:p>
          </table:table-cell>
          <table:table-cell office:value-type="float" office:value="-0.000046117">
            <text:p>-0.0000461170</text:p>
          </table:table-cell>
          <table:table-cell office:value-type="float" office:value="-0.000050894">
            <text:p>-0.0000508940</text:p>
          </table:table-cell>
          <table:table-cell office:value-type="float" office:value="-0.00009996">
            <text:p>-0.0000999600</text:p>
          </table:table-cell>
          <table:table-cell table:number-columns-repeated="1001"/>
        </table:table-row>
        <table:table-row table:style-name="ro1">
          <table:table-cell office:value-type="float" office:value="118998">
            <text:p>118998</text:p>
          </table:table-cell>
          <table:table-cell table:number-columns-repeated="3"/>
          <table:table-cell office:value-type="string">
            <text:p>NN 3879 B</text:p>
          </table:table-cell>
          <table:table-cell table:number-columns-repeated="2"/>
          <table:table-cell office:value-type="float" office:value="14.9418313337608">
            <text:p>14.9418313338</text:p>
          </table:table-cell>
          <table:table-cell office:value-type="float" office:value="17.9115745359244">
            <text:p>17.9115745359</text:p>
          </table:table-cell>
          <table:table-cell office:value-type="float" office:value="16.6666666666667">
            <text:p>16.6666666667</text:p>
          </table:table-cell>
          <table:table-cell office:value-type="float" office:value="-861.652">
            <text:p>-861.6520000000</text:p>
          </table:table-cell>
          <table:table-cell office:value-type="float" office:value="487.499">
            <text:p>487.4990000000</text:p>
          </table:table-cell>
          <table:table-cell office:value-type="float" office:value="9">
            <text:p>9</text:p>
          </table:table-cell>
          <table:table-cell office:value-type="float" office:value="18.6">
            <text:p>18.6000000000</text:p>
          </table:table-cell>
          <table:table-cell office:value-type="float" office:value="17.4907562519182">
            <text:p>17.4907562519</text:p>
          </table:table-cell>
          <table:table-cell office:value-type="string">
            <text:p>M7 <text:s/>:</text:p>
          </table:table-cell>
          <table:table-cell/>
          <table:table-cell office:value-type="float" office:value="-11.38338">
            <text:p>-11.3833800000</text:p>
          </table:table-cell>
          <table:table-cell office:value-type="float" office:value="-11.04185">
            <text:p>-11.0418500000</text:p>
          </table:table-cell>
          <table:table-cell office:value-type="float" office:value="5.12581">
            <text:p>5.1258100000</text:p>
          </table:table-cell>
          <table:table-cell office:value-type="float" office:value="-0.000046063">
            <text:p>-0.0000460630</text:p>
          </table:table-cell>
          <table:table-cell office:value-type="float" office:value="0.000052306">
            <text:p>0.0000523060</text:p>
          </table:table-cell>
          <table:table-cell office:value-type="float" office:value="0.000040309">
            <text:p>0.0000403090</text:p>
          </table:table-cell>
          <table:table-cell table:number-columns-repeated="1001"/>
        </table:table-row>
        <table:table-row table:style-name="ro1">
          <table:table-cell office:value-type="float" office:value="5325">
            <text:p>5325</text:p>
          </table:table-cell>
          <table:table-cell office:value-type="float" office:value="5336">
            <text:p>5336</text:p>
          </table:table-cell>
          <table:table-cell office:value-type="float" office:value="6582">
            <text:p>6582</text:p>
          </table:table-cell>
          <table:table-cell office:value-type="float" office:value="321">
            <text:p>321</text:p>
          </table:table-cell>
          <table:table-cell office:value-type="string">
            <text:p>Gl <text:s/>53 <text:s/>A</text:p>
          </table:table-cell>
          <table:table-cell office:value-type="string">
            <text:p>30Mu <text:s/>Cas</text:p>
          </table:table-cell>
          <table:table-cell/>
          <table:table-cell office:value-type="float" office:value="1.13692251">
            <text:p>1.1369225100</text:p>
          </table:table-cell>
          <table:table-cell office:value-type="float" office:value="54.92422766">
            <text:p>54.9242276600</text:p>
          </table:table-cell>
          <table:table-cell office:value-type="float" office:value="7.55287009063444">
            <text:p>7.5528700906</text:p>
          </table:table-cell>
          <table:table-cell office:value-type="float" office:value="3421.44">
            <text:p>3421.4400000000</text:p>
          </table:table-cell>
          <table:table-cell office:value-type="float" office:value="-1599.27">
            <text:p>-1599.2700000000</text:p>
          </table:table-cell>
          <table:table-cell office:value-type="float" office:value="-98.1">
            <text:p>-98</text:p>
          </table:table-cell>
          <table:table-cell office:value-type="float" office:value="5.17">
            <text:p>5.1700000000</text:p>
          </table:table-cell>
          <table:table-cell office:value-type="float" office:value="5.77943992551841">
            <text:p>5.7794399255</text:p>
          </table:table-cell>
          <table:table-cell office:value-type="string">
            <text:p>G5Vp</text:p>
          </table:table-cell>
          <table:table-cell office:value-type="float" office:value="0.704">
            <text:p>0.7040000000</text:p>
          </table:table-cell>
          <table:table-cell office:value-type="float" office:value="4.14948">
            <text:p>4.1494800000</text:p>
          </table:table-cell>
          <table:table-cell office:value-type="float" office:value="1.27288">
            <text:p>1.2728800000</text:p>
          </table:table-cell>
          <table:table-cell office:value-type="float" office:value="6.18121">
            <text:p>6.1812100000</text:p>
          </table:table-cell>
          <table:table-cell office:value-type="float" office:value="-0.000046044">
            <text:p>-0.0000460440</text:p>
          </table:table-cell>
          <table:table-cell office:value-type="float" office:value="0.00011691">
            <text:p>0.0001169100</text:p>
          </table:table-cell>
          <table:table-cell office:value-type="float" office:value="-0.000115758">
            <text:p>-0.0001157580</text:p>
          </table:table-cell>
          <table:table-cell table:number-columns-repeated="1001"/>
        </table:table-row>
        <table:table-row table:style-name="ro1">
          <table:table-cell office:value-type="float" office:value="101856">
            <text:p>101856</text:p>
          </table:table-cell>
          <table:table-cell office:value-type="float" office:value="102186">
            <text:p>102186</text:p>
          </table:table-cell>
          <table:table-cell office:value-type="float" office:value="196877">
            <text:p>196877</text:p>
          </table:table-cell>
          <table:table-cell/>
          <table:table-cell office:value-type="string">
            <text:p>Gl 798</text:p>
          </table:table-cell>
          <table:table-cell table:number-columns-repeated="2"/>
          <table:table-cell office:value-type="float" office:value="20.70519535">
            <text:p>20.7051953500</text:p>
          </table:table-cell>
          <table:table-cell office:value-type="float" office:value="-52.69667207">
            <text:p>-52.6966720700</text:p>
          </table:table-cell>
          <table:table-cell office:value-type="float" office:value="12.1109361753664">
            <text:p>12.1109361754</text:p>
          </table:table-cell>
          <table:table-cell office:value-type="float" office:value="81.54">
            <text:p>81.5400000000</text:p>
          </table:table-cell>
          <table:table-cell office:value-type="float" office:value="-1065.84">
            <text:p>-1065.8400000000</text:p>
          </table:table-cell>
          <table:table-cell office:value-type="float" office:value="-42.9">
            <text:p>-43</text:p>
          </table:table-cell>
          <table:table-cell office:value-type="float" office:value="8.83">
            <text:p>8.8300000000</text:p>
          </table:table-cell>
          <table:table-cell office:value-type="float" office:value="8.41411142297956">
            <text:p>8.4141114230</text:p>
          </table:table-cell>
          <table:table-cell office:value-type="string">
            <text:p>K7V</text:p>
          </table:table-cell>
          <table:table-cell office:value-type="float" office:value="1.324">
            <text:p>1.3240000000</text:p>
          </table:table-cell>
          <table:table-cell office:value-type="float" office:value="4.7743">
            <text:p>4.7743000000</text:p>
          </table:table-cell>
          <table:table-cell office:value-type="float" office:value="-5.57462">
            <text:p>-5.5746200000</text:p>
          </table:table-cell>
          <table:table-cell office:value-type="float" office:value="-9.6335">
            <text:p>-9.6335000000</text:p>
          </table:table-cell>
          <table:table-cell office:value-type="float" office:value="-0.000046037">
            <text:p>-0.0000460370</text:p>
          </table:table-cell>
          <table:table-cell office:value-type="float" office:value="0.000061114">
            <text:p>0.0000611140</text:p>
          </table:table-cell>
          <table:table-cell office:value-type="float" office:value="-0.000003023">
            <text:p>-0.0000030230</text:p>
          </table:table-cell>
          <table:table-cell table:number-columns-repeated="1001"/>
        </table:table-row>
        <table:table-row table:style-name="ro1">
          <table:table-cell office:value-type="float" office:value="79988">
            <text:p>79988</text:p>
          </table:table-cell>
          <table:table-cell office:value-type="float" office:value="80229">
            <text:p>80229</text:p>
          </table:table-cell>
          <table:table-cell table:number-columns-repeated="2"/>
          <table:table-cell office:value-type="string">
            <text:p>Gl 618.4</text:p>
          </table:table-cell>
          <table:table-cell table:number-columns-repeated="2"/>
          <table:table-cell office:value-type="float" office:value="16.37818793">
            <text:p>16.3781879300</text:p>
          </table:table-cell>
          <table:table-cell office:value-type="float" office:value="-48.65438229">
            <text:p>-48.6543822900</text:p>
          </table:table-cell>
          <table:table-cell office:value-type="float" office:value="24.3842965130456">
            <text:p>24.3842965130</text:p>
          </table:table-cell>
          <table:table-cell office:value-type="float" office:value="-588.85">
            <text:p>-588.8500000000</text:p>
          </table:table-cell>
          <table:table-cell office:value-type="float" office:value="-483.34">
            <text:p>-483.3400000000</text:p>
          </table:table-cell>
          <table:table-cell/>
          <table:table-cell office:value-type="float" office:value="11.82">
            <text:p>11.8200000000</text:p>
          </table:table-cell>
          <table:table-cell office:value-type="float" office:value="9.88444884643742">
            <text:p>9.8844488464</text:p>
          </table:table-cell>
          <table:table-cell office:value-type="string">
            <text:p>M3</text:p>
          </table:table-cell>
          <table:table-cell office:value-type="float" office:value="1.45">
            <text:p>1.4500000000</text:p>
          </table:table-cell>
          <table:table-cell office:value-type="float" office:value="-6.63574">
            <text:p>-6.6357400000</text:p>
          </table:table-cell>
          <table:table-cell office:value-type="float" office:value="-14.67797">
            <text:p>-14.6779700000</text:p>
          </table:table-cell>
          <table:table-cell office:value-type="float" office:value="-18.30622">
            <text:p>-18.3062200000</text:p>
          </table:table-cell>
          <table:table-cell office:value-type="float" office:value="-0.000045756">
            <text:p>-0.0000457560</text:p>
          </table:table-cell>
          <table:table-cell office:value-type="float" office:value="0.000067758">
            <text:p>0.0000677580</text:p>
          </table:table-cell>
          <table:table-cell office:value-type="float" office:value="-0.000037743">
            <text:p>-0.0000377430</text:p>
          </table:table-cell>
          <table:table-cell table:number-columns-repeated="1001"/>
        </table:table-row>
        <table:table-row table:style-name="ro1">
          <table:table-cell office:value-type="float" office:value="118997">
            <text:p>118997</text:p>
          </table:table-cell>
          <table:table-cell table:number-columns-repeated="3"/>
          <table:table-cell office:value-type="string">
            <text:p>NN 3878 A</text:p>
          </table:table-cell>
          <table:table-cell table:number-columns-repeated="2"/>
          <table:table-cell office:value-type="float" office:value="14.9415546971384">
            <text:p>14.9415546971</text:p>
          </table:table-cell>
          <table:table-cell office:value-type="float" office:value="17.9082272584862">
            <text:p>17.9082272585</text:p>
          </table:table-cell>
          <table:table-cell office:value-type="float" office:value="16.6666666666667">
            <text:p>16.6666666667</text:p>
          </table:table-cell>
          <table:table-cell office:value-type="float" office:value="-861.652">
            <text:p>-861.6520000000</text:p>
          </table:table-cell>
          <table:table-cell office:value-type="float" office:value="487.499">
            <text:p>487.4990000000</text:p>
          </table:table-cell>
          <table:table-cell office:value-type="float" office:value="8">
            <text:p>8</text:p>
          </table:table-cell>
          <table:table-cell office:value-type="float" office:value="15.5">
            <text:p>15.5000000000</text:p>
          </table:table-cell>
          <table:table-cell office:value-type="float" office:value="14.3907562519182">
            <text:p>14.3907562519</text:p>
          </table:table-cell>
          <table:table-cell office:value-type="string">
            <text:p>M5</text:p>
          </table:table-cell>
          <table:table-cell/>
          <table:table-cell office:value-type="float" office:value="-11.38439">
            <text:p>-11.3843900000</text:p>
          </table:table-cell>
          <table:table-cell office:value-type="float" office:value="-11.04123">
            <text:p>-11.0412300000</text:p>
          </table:table-cell>
          <table:table-cell office:value-type="float" office:value="5.12488">
            <text:p>5.1248800000</text:p>
          </table:table-cell>
          <table:table-cell office:value-type="float" office:value="-0.000045362">
            <text:p>-0.0000453620</text:p>
          </table:table-cell>
          <table:table-cell office:value-type="float" office:value="0.000052986">
            <text:p>0.0000529860</text:p>
          </table:table-cell>
          <table:table-cell office:value-type="float" office:value="0.000039995">
            <text:p>0.0000399950</text:p>
          </table:table-cell>
          <table:table-cell table:number-columns-repeated="1001"/>
        </table:table-row>
        <table:table-row table:style-name="ro1">
          <table:table-cell office:value-type="float" office:value="118496">
            <text:p>118496</text:p>
          </table:table-cell>
          <table:table-cell table:number-columns-repeated="3"/>
          <table:table-cell office:value-type="string">
            <text:p>Gl 283 <text:s/>A</text:p>
          </table:table-cell>
          <table:table-cell table:number-columns-repeated="2"/>
          <table:table-cell office:value-type="float" office:value="7.67131318883628">
            <text:p>7.6713131888</text:p>
          </table:table-cell>
          <table:table-cell office:value-type="float" office:value="-17.4054770715497">
            <text:p>-17.4054770715</text:p>
          </table:table-cell>
          <table:table-cell office:value-type="float" office:value="8.92857142857143">
            <text:p>8.9285714286</text:p>
          </table:table-cell>
          <table:table-cell office:value-type="float" office:value="1117.692">
            <text:p>1117.6920000000</text:p>
          </table:table-cell>
          <table:table-cell office:value-type="float" office:value="-559.698">
            <text:p>-559.6980000000</text:p>
          </table:table-cell>
          <table:table-cell office:value-type="float" office:value="11">
            <text:p>11</text:p>
          </table:table-cell>
          <table:table-cell office:value-type="float" office:value="13">
            <text:p>13.0000000000</text:p>
          </table:table-cell>
          <table:table-cell office:value-type="float" office:value="13.2460901133509">
            <text:p>13.2460901134</text:p>
          </table:table-cell>
          <table:table-cell office:value-type="string">
            <text:p>DZQ6</text:p>
          </table:table-cell>
          <table:table-cell office:value-type="float" office:value="0.24">
            <text:p>0.2400000000</text:p>
          </table:table-cell>
          <table:table-cell office:value-type="float" office:value="-3.60999">
            <text:p>-3.6099900000</text:p>
          </table:table-cell>
          <table:table-cell office:value-type="float" office:value="7.71712">
            <text:p>7.7171200000</text:p>
          </table:table-cell>
          <table:table-cell office:value-type="float" office:value="-2.67082">
            <text:p>-2.6708200000</text:p>
          </table:table-cell>
          <table:table-cell office:value-type="float" office:value="-0.000045297">
            <text:p>-0.0000452970</text:p>
          </table:table-cell>
          <table:table-cell office:value-type="float" office:value="-0.000017338">
            <text:p>-0.0000173380</text:p>
          </table:table-cell>
          <table:table-cell office:value-type="float" office:value="-0.000026481">
            <text:p>-0.0000264810</text:p>
          </table:table-cell>
          <table:table-cell table:number-columns-repeated="1001"/>
        </table:table-row>
        <table:table-row table:style-name="ro1">
          <table:table-cell office:value-type="float" office:value="44248">
            <text:p>44248</text:p>
          </table:table-cell>
          <table:table-cell office:value-type="float" office:value="44376">
            <text:p>44376</text:p>
          </table:table-cell>
          <table:table-cell table:number-columns-repeated="2"/>
          <table:table-cell office:value-type="string">
            <text:p>NN 3528</text:p>
          </table:table-cell>
          <table:table-cell table:number-columns-repeated="2"/>
          <table:table-cell office:value-type="float" office:value="9.03875533">
            <text:p>9.0387553300</text:p>
          </table:table-cell>
          <table:table-cell office:value-type="float" office:value="8.4689795">
            <text:p>8.4689795000</text:p>
          </table:table-cell>
          <table:table-cell office:value-type="float" office:value="20.4415372035977">
            <text:p>20.4415372036</text:p>
          </table:table-cell>
          <table:table-cell office:value-type="float" office:value="616.18">
            <text:p>616.1800000000</text:p>
          </table:table-cell>
          <table:table-cell office:value-type="float" office:value="-201.54">
            <text:p>-201.5400000000</text:p>
          </table:table-cell>
          <table:table-cell/>
          <table:table-cell office:value-type="float" office:value="11.74">
            <text:p>11.7400000000</text:p>
          </table:table-cell>
          <table:table-cell office:value-type="float" office:value="10.1874322418212">
            <text:p>10.1874322418</text:p>
          </table:table-cell>
          <table:table-cell office:value-type="string">
            <text:p>K:</text:p>
          </table:table-cell>
          <table:table-cell office:value-type="float" office:value="1.427">
            <text:p>1.4270000000</text:p>
          </table:table-cell>
          <table:table-cell office:value-type="float" office:value="-14.44105">
            <text:p>-14.4410500000</text:p>
          </table:table-cell>
          <table:table-cell office:value-type="float" office:value="14.15094">
            <text:p>14.1509400000</text:p>
          </table:table-cell>
          <table:table-cell office:value-type="float" office:value="3.0105">
            <text:p>3.0105000000</text:p>
          </table:table-cell>
          <table:table-cell office:value-type="float" office:value="-0.000044836">
            <text:p>-0.0000448360</text:p>
          </table:table-cell>
          <table:table-cell office:value-type="float" office:value="-0.000041553">
            <text:p>-0.0000415530</text:p>
          </table:table-cell>
          <table:table-cell office:value-type="float" office:value="-0.000019753">
            <text:p>-0.0000197530</text:p>
          </table:table-cell>
          <table:table-cell table:number-columns-repeated="1001"/>
        </table:table-row>
        <table:table-row table:style-name="ro1">
          <table:table-cell office:value-type="float" office:value="118874">
            <text:p>118874</text:p>
          </table:table-cell>
          <table:table-cell table:number-columns-repeated="3"/>
          <table:table-cell office:value-type="string">
            <text:p>NN 3770</text:p>
          </table:table-cell>
          <table:table-cell table:number-columns-repeated="2"/>
          <table:table-cell office:value-type="float" office:value="13.2184452665698">
            <text:p>13.2184452666</text:p>
          </table:table-cell>
          <table:table-cell office:value-type="float" office:value="-47.4687572392318">
            <text:p>-47.4687572392</text:p>
          </table:table-cell>
          <table:table-cell office:value-type="float" office:value="14.792899408284">
            <text:p>14.7928994083</text:p>
          </table:table-cell>
          <table:table-cell office:value-type="float" office:value="-2119.173">
            <text:p>-2119.1730000000</text:p>
          </table:table-cell>
          <table:table-cell office:value-type="float" office:value="-59.193">
            <text:p>-59.1930000000</text:p>
          </table:table-cell>
          <table:table-cell/>
          <table:table-cell office:value-type="float" office:value="17.05">
            <text:p>17.0500000000</text:p>
          </table:table-cell>
          <table:table-cell office:value-type="float" office:value="16.1997334797082">
            <text:p>16.1997334797</text:p>
          </table:table-cell>
          <table:table-cell office:value-type="string">
            <text:p>DC9+</text:p>
          </table:table-cell>
          <table:table-cell office:value-type="float" office:value="1.4">
            <text:p>1.4000000000</text:p>
          </table:table-cell>
          <table:table-cell office:value-type="float" office:value="-9.49542">
            <text:p>-9.4954200000</text:p>
          </table:table-cell>
          <table:table-cell office:value-type="float" office:value="-3.13602">
            <text:p>-3.1360200000</text:p>
          </table:table-cell>
          <table:table-cell office:value-type="float" office:value="-10.90101">
            <text:p>-10.9010100000</text:p>
          </table:table-cell>
          <table:table-cell office:value-type="float" office:value="-0.000044688">
            <text:p>-0.0000446880</text:p>
          </table:table-cell>
          <table:table-cell office:value-type="float" office:value="0.000145284">
            <text:p>0.0001452840</text:p>
          </table:table-cell>
          <table:table-cell office:value-type="float" office:value="-0.000002869">
            <text:p>-0.0000028690</text:p>
          </table:table-cell>
          <table:table-cell table:number-columns-repeated="1001"/>
        </table:table-row>
        <table:table-row table:style-name="ro1">
          <table:table-cell office:value-type="float" office:value="79778">
            <text:p>79778</text:p>
          </table:table-cell>
          <table:table-cell office:value-type="float" office:value="80018">
            <text:p>80018</text:p>
          </table:table-cell>
          <table:table-cell table:number-columns-repeated="2"/>
          <table:table-cell office:value-type="string">
            <text:p>Gl 618 <text:s/>A</text:p>
          </table:table-cell>
          <table:table-cell table:number-columns-repeated="2"/>
          <table:table-cell office:value-type="float" office:value="16.33445879">
            <text:p>16.3344587900</text:p>
          </table:table-cell>
          <table:table-cell office:value-type="float" office:value="-37.53142026">
            <text:p>-37.5314202600</text:p>
          </table:table-cell>
          <table:table-cell office:value-type="float" office:value="8.47242226552571">
            <text:p>8.4724222655</text:p>
          </table:table-cell>
          <table:table-cell office:value-type="float" office:value="-729.36">
            <text:p>-729.3600000000</text:p>
          </table:table-cell>
          <table:table-cell office:value-type="float" office:value="991.16">
            <text:p>991.1600000000</text:p>
          </table:table-cell>
          <table:table-cell office:value-type="float" office:value="20">
            <text:p>20</text:p>
          </table:table-cell>
          <table:table-cell office:value-type="float" office:value="10.56">
            <text:p>10.5600000000</text:p>
          </table:table-cell>
          <table:table-cell office:value-type="float" office:value="10.9199620356209">
            <text:p>10.9199620356</text:p>
          </table:table-cell>
          <table:table-cell office:value-type="string">
            <text:p>M4</text:p>
          </table:table-cell>
          <table:table-cell office:value-type="float" office:value="1.55">
            <text:p>1.5500000000</text:p>
          </table:table-cell>
          <table:table-cell office:value-type="float" office:value="-2.83769">
            <text:p>-2.8376900000</text:p>
          </table:table-cell>
          <table:table-cell office:value-type="float" office:value="-6.09013">
            <text:p>-6.0901300000</text:p>
          </table:table-cell>
          <table:table-cell office:value-type="float" office:value="-5.16136">
            <text:p>-5.1613600000</text:p>
          </table:table-cell>
          <table:table-cell office:value-type="float" office:value="-0.000044478">
            <text:p>-0.0000444780</text:p>
          </table:table-cell>
          <table:table-cell office:value-type="float" office:value="-0.00002453">
            <text:p>-0.0000245300</text:p>
          </table:table-cell>
          <table:table-cell office:value-type="float" office:value="0.000019822">
            <text:p>0.0000198220</text:p>
          </table:table-cell>
          <table:table-cell table:number-columns-repeated="1001"/>
        </table:table-row>
        <table:table-row table:style-name="ro1">
          <table:table-cell office:value-type="float" office:value="118170">
            <text:p>118170</text:p>
          </table:table-cell>
          <table:table-cell table:number-columns-repeated="3"/>
          <table:table-cell office:value-type="string">
            <text:p>NN 3176</text:p>
          </table:table-cell>
          <table:table-cell table:number-columns-repeated="2"/>
          <table:table-cell office:value-type="float" office:value="2.71486815274003">
            <text:p>2.7148681527</text:p>
          </table:table-cell>
          <table:table-cell office:value-type="float" office:value="-38.9341364342442">
            <text:p>-38.9341364342</text:p>
          </table:table-cell>
          <table:table-cell office:value-type="float" office:value="22.2222222222222">
            <text:p>22.2222222222</text:p>
          </table:table-cell>
          <table:table-cell office:value-type="float" office:value="533.894">
            <text:p>533.8940000000</text:p>
          </table:table-cell>
          <table:table-cell office:value-type="float" office:value="-132.125">
            <text:p>-132.1250000000</text:p>
          </table:table-cell>
          <table:table-cell/>
          <table:table-cell office:value-type="float" office:value="13.1">
            <text:p>13.1000000000</text:p>
          </table:table-cell>
          <table:table-cell office:value-type="float" office:value="11.3660625688767">
            <text:p>11.3660625689</text:p>
          </table:table-cell>
          <table:table-cell office:value-type="string">
            <text:p>M3.5</text:p>
          </table:table-cell>
          <table:table-cell/>
          <table:table-cell office:value-type="float" office:value="13.10056">
            <text:p>13.1005600000</text:p>
          </table:table-cell>
          <table:table-cell office:value-type="float" office:value="11.27742">
            <text:p>11.2774200000</text:p>
          </table:table-cell>
          <table:table-cell office:value-type="float" office:value="-13.96503">
            <text:p>-13.9650300000</text:p>
          </table:table-cell>
          <table:table-cell office:value-type="float" office:value="-0.000044301">
            <text:p>-0.0000443010</text:p>
          </table:table-cell>
          <table:table-cell office:value-type="float" office:value="0.000037753">
            <text:p>0.0000377530</text:p>
          </table:table-cell>
          <table:table-cell office:value-type="float" office:value="-0.000011071">
            <text:p>-0.0000110710</text:p>
          </table:table-cell>
          <table:table-cell table:number-columns-repeated="1001"/>
        </table:table-row>
        <table:table-row table:style-name="ro1">
          <table:table-cell office:value-type="float" office:value="119029">
            <text:p>119029</text:p>
          </table:table-cell>
          <table:table-cell table:number-columns-repeated="3"/>
          <table:table-cell office:value-type="string">
            <text:p>Gl 589 <text:s/>A</text:p>
          </table:table-cell>
          <table:table-cell table:number-columns-repeated="2"/>
          <table:table-cell office:value-type="float" office:value="15.5901030877755">
            <text:p>15.5901030878</text:p>
          </table:table-cell>
          <table:table-cell office:value-type="float" office:value="17.7152378409935">
            <text:p>17.7152378410</text:p>
          </table:table-cell>
          <table:table-cell office:value-type="float" office:value="14.2450142450142">
            <text:p>14.2450142450</text:p>
          </table:table-cell>
          <table:table-cell office:value-type="float" office:value="-1200.98">
            <text:p>-1200.9800000000</text:p>
          </table:table-cell>
          <table:table-cell office:value-type="float" office:value="-147.461">
            <text:p>-147.4610000000</text:p>
          </table:table-cell>
          <table:table-cell office:value-type="float" office:value="-43.2">
            <text:p>-43</text:p>
          </table:table-cell>
          <table:table-cell office:value-type="float" office:value="12.41">
            <text:p>12.4100000000</text:p>
          </table:table-cell>
          <table:table-cell office:value-type="float" office:value="11.641685560649">
            <text:p>11.6416855606</text:p>
          </table:table-cell>
          <table:table-cell office:value-type="string">
            <text:p>M4.5:</text:p>
          </table:table-cell>
          <table:table-cell office:value-type="float" office:value="1.58">
            <text:p>1.5800000000</text:p>
          </table:table-cell>
          <table:table-cell office:value-type="float" office:value="-8.00438">
            <text:p>-8.0043800000</text:p>
          </table:table-cell>
          <table:table-cell office:value-type="float" office:value="-10.95727">
            <text:p>-10.9572700000</text:p>
          </table:table-cell>
          <table:table-cell office:value-type="float" office:value="4.33456">
            <text:p>4.3345600000</text:p>
          </table:table-cell>
          <table:table-cell office:value-type="float" office:value="-0.00004397">
            <text:p>-0.0000439700</text:p>
          </table:table-cell>
          <table:table-cell office:value-type="float" office:value="0.000080403">
            <text:p>0.0000804030</text:p>
          </table:table-cell>
          <table:table-cell office:value-type="float" office:value="-0.000023144">
            <text:p>-0.0000231440</text:p>
          </table:table-cell>
          <table:table-cell table:number-columns-repeated="1001"/>
        </table:table-row>
        <table:table-row table:style-name="ro1">
          <table:table-cell office:value-type="float" office:value="118566">
            <text:p>118566</text:p>
          </table:table-cell>
          <table:table-cell table:number-columns-repeated="3"/>
          <table:table-cell office:value-type="string">
            <text:p>NN 3514</text:p>
          </table:table-cell>
          <table:table-cell table:number-columns-repeated="2"/>
          <table:table-cell office:value-type="float" office:value="8.80771630754859">
            <text:p>8.8077163075</text:p>
          </table:table-cell>
          <table:table-cell office:value-type="float" office:value="61.1587003389567">
            <text:p>61.1587003390</text:p>
          </table:table-cell>
          <table:table-cell office:value-type="float" office:value="16.6666666666667">
            <text:p>16.6666666667</text:p>
          </table:table-cell>
          <table:table-cell office:value-type="float" office:value="396.298">
            <text:p>396.2980000000</text:p>
          </table:table-cell>
          <table:table-cell office:value-type="float" office:value="-423.494">
            <text:p>-423.4940000000</text:p>
          </table:table-cell>
          <table:table-cell/>
          <table:table-cell office:value-type="float" office:value="15.17">
            <text:p>15.1700000000</text:p>
          </table:table-cell>
          <table:table-cell office:value-type="float" office:value="14.0607562519182">
            <text:p>14.0607562519</text:p>
          </table:table-cell>
          <table:table-cell office:value-type="string">
            <text:p>m</text:p>
          </table:table-cell>
          <table:table-cell office:value-type="float" office:value="1.82">
            <text:p>1.8200000000</text:p>
          </table:table-cell>
          <table:table-cell office:value-type="float" office:value="-5.3917">
            <text:p>-5.3917000000</text:p>
          </table:table-cell>
          <table:table-cell office:value-type="float" office:value="5.96382">
            <text:p>5.9638200000</text:p>
          </table:table-cell>
          <table:table-cell office:value-type="float" office:value="14.59931">
            <text:p>14.5993100000</text:p>
          </table:table-cell>
          <table:table-cell office:value-type="float" office:value="-0.000043851">
            <text:p>-0.0000438510</text:p>
          </table:table-cell>
          <table:table-cell office:value-type="float" office:value="0.00000076">
            <text:p>0.0000007600</text:p>
          </table:table-cell>
          <table:table-cell office:value-type="float" office:value="-0.000016505">
            <text:p>-0.0000165050</text:p>
          </table:table-cell>
          <table:table-cell table:number-columns-repeated="1001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523">
            <text:p>523</text:p>
          </table:table-cell>
          <table:table-cell table:number-columns-repeated="2"/>
          <table:table-cell office:value-type="string">
            <text:p>NN 3006</text:p>
          </table:table-cell>
          <table:table-cell table:number-columns-repeated="2"/>
          <table:table-cell office:value-type="float" office:value="0.10525068">
            <text:p>0.1052506800</text:p>
          </table:table-cell>
          <table:table-cell office:value-type="float" office:value="-65.83919547">
            <text:p>-65.8391954700</text:p>
          </table:table-cell>
          <table:table-cell office:value-type="float" office:value="17.5685172171469">
            <text:p>17.5685172171</text:p>
          </table:table-cell>
          <table:table-cell office:value-type="float" office:value="195.8">
            <text:p>195.8000000000</text:p>
          </table:table-cell>
          <table:table-cell office:value-type="float" office:value="-552.5">
            <text:p>-552.5000000000</text:p>
          </table:table-cell>
          <table:table-cell/>
          <table:table-cell office:value-type="float" office:value="12.17">
            <text:p>12.1700000000</text:p>
          </table:table-cell>
          <table:table-cell office:value-type="float" office:value="10.9463244570612">
            <text:p>10.9463244571</text:p>
          </table:table-cell>
          <table:table-cell office:value-type="string">
            <text:p>M4</text:p>
          </table:table-cell>
          <table:table-cell office:value-type="float" office:value="1.55">
            <text:p>1.5500000000</text:p>
          </table:table-cell>
          <table:table-cell office:value-type="float" office:value="7.18804">
            <text:p>7.1880400000</text:p>
          </table:table-cell>
          <table:table-cell office:value-type="float" office:value="0.19811">
            <text:p>0.1981100000</text:p>
          </table:table-cell>
          <table:table-cell office:value-type="float" office:value="-16.02952">
            <text:p>-16.0295200000</text:p>
          </table:table-cell>
          <table:table-cell office:value-type="float" office:value="-0.000043376">
            <text:p>-0.0000433760</text:p>
          </table:table-cell>
          <table:table-cell office:value-type="float" office:value="0.000015486">
            <text:p>0.0000154860</text:p>
          </table:table-cell>
          <table:table-cell office:value-type="float" office:value="-0.000019259">
            <text:p>-0.0000192590</text:p>
          </table:table-cell>
          <table:table-cell table:number-columns-repeated="1001"/>
        </table:table-row>
        <table:table-row table:style-name="ro1">
          <table:table-cell office:value-type="float" office:value="118395">
            <text:p>118395</text:p>
          </table:table-cell>
          <table:table-cell table:number-columns-repeated="3"/>
          <table:table-cell office:value-type="string">
            <text:p>NN 3366</text:p>
          </table:table-cell>
          <table:table-cell table:number-columns-repeated="2"/>
          <table:table-cell office:value-type="float" office:value="5.78515717379434">
            <text:p>5.7851571738</text:p>
          </table:table-cell>
          <table:table-cell office:value-type="float" office:value="-5.19636921053083">
            <text:p>-5.1963692105</text:p>
          </table:table-cell>
          <table:table-cell office:value-type="float" office:value="16">
            <text:p>16.0000000000</text:p>
          </table:table-cell>
          <table:table-cell office:value-type="float" office:value="556.73">
            <text:p>556.7300000000</text:p>
          </table:table-cell>
          <table:table-cell office:value-type="float" office:value="-574.501">
            <text:p>-574.5010000000</text:p>
          </table:table-cell>
          <table:table-cell/>
          <table:table-cell office:value-type="float" office:value="14.54">
            <text:p>14.5400000000</text:p>
          </table:table-cell>
          <table:table-cell office:value-type="float" office:value="13.5194000867204">
            <text:p>13.5194000867</text:p>
          </table:table-cell>
          <table:table-cell office:value-type="string">
            <text:p>m</text:p>
          </table:table-cell>
          <table:table-cell office:value-type="float" office:value="1.78">
            <text:p>1.7800000000</text:p>
          </table:table-cell>
          <table:table-cell office:value-type="float" office:value="0.89576">
            <text:p>0.8957600000</text:p>
          </table:table-cell>
          <table:table-cell office:value-type="float" office:value="15.90904">
            <text:p>15.9090400000</text:p>
          </table:table-cell>
          <table:table-cell office:value-type="float" office:value="-1.44911">
            <text:p>-1.4491100000</text:p>
          </table:table-cell>
          <table:table-cell office:value-type="float" office:value="-0.00004334">
            <text:p>-0.0000433400</text:p>
          </table:table-cell>
          <table:table-cell office:value-type="float" office:value="-0.000001601">
            <text:p>-0.0000016010</text:p>
          </table:table-cell>
          <table:table-cell office:value-type="float" office:value="-0.000044377">
            <text:p>-0.0000443770</text:p>
          </table:table-cell>
          <table:table-cell table:number-columns-repeated="1001"/>
        </table:table-row>
        <table:table-row table:style-name="ro1">
          <table:table-cell office:value-type="float" office:value="61221">
            <text:p>61221</text:p>
          </table:table-cell>
          <table:table-cell office:value-type="float" office:value="61413">
            <text:p>61413</text:p>
          </table:table-cell>
          <table:table-cell table:number-columns-repeated="2"/>
          <table:table-cell office:value-type="string">
            <text:p>Gl 476</text:p>
          </table:table-cell>
          <table:table-cell table:number-columns-repeated="2"/>
          <table:table-cell office:value-type="float" office:value="12.58360315">
            <text:p>12.5836031500</text:p>
          </table:table-cell>
          <table:table-cell office:value-type="float" office:value="9.82926595">
            <text:p>9.8292659500</text:p>
          </table:table-cell>
          <table:table-cell office:value-type="float" office:value="17.9243592041585">
            <text:p>17.9243592042</text:p>
          </table:table-cell>
          <table:table-cell office:value-type="float" office:value="-449.22">
            <text:p>-449.2200000000</text:p>
          </table:table-cell>
          <table:table-cell office:value-type="float" office:value="-319.41">
            <text:p>-319.4100000000</text:p>
          </table:table-cell>
          <table:table-cell office:value-type="float" office:value="32.6">
            <text:p>33</text:p>
          </table:table-cell>
          <table:table-cell office:value-type="float" office:value="11.4">
            <text:p>11.4000000000</text:p>
          </table:table-cell>
          <table:table-cell office:value-type="float" office:value="10.1327818070518">
            <text:p>10.1327818071</text:p>
          </table:table-cell>
          <table:table-cell office:value-type="string">
            <text:p>M4</text:p>
          </table:table-cell>
          <table:table-cell office:value-type="float" office:value="1.429">
            <text:p>1.4290000000</text:p>
          </table:table-cell>
          <table:table-cell office:value-type="float" office:value="-17.4555">
            <text:p>-17.4555000000</text:p>
          </table:table-cell>
          <table:table-cell office:value-type="float" office:value="-2.68792">
            <text:p>-2.6879200000</text:p>
          </table:table-cell>
          <table:table-cell office:value-type="float" office:value="3.05991">
            <text:p>3.0599100000</text:p>
          </table:table-cell>
          <table:table-cell office:value-type="float" office:value="-0.000043092">
            <text:p>-0.0000430920</text:p>
          </table:table-cell>
          <table:table-cell office:value-type="float" office:value="0.000032858">
            <text:p>0.0000328580</text:p>
          </table:table-cell>
          <table:table-cell office:value-type="float" office:value="-0.000021655">
            <text:p>-0.0000216550</text:p>
          </table:table-cell>
          <table:table-cell table:number-columns-repeated="1001"/>
        </table:table-row>
        <table:table-row table:style-name="ro1">
          <table:table-cell office:value-type="float" office:value="119396">
            <text:p>119396</text:p>
          </table:table-cell>
          <table:table-cell table:number-columns-repeated="3"/>
          <table:table-cell office:value-type="string">
            <text:p>Wo 9722</text:p>
          </table:table-cell>
          <table:table-cell table:number-columns-repeated="2"/>
          <table:table-cell office:value-type="float" office:value="21.1332586288474">
            <text:p>21.1332586288</text:p>
          </table:table-cell>
          <table:table-cell office:value-type="float" office:value="59.7375381966946">
            <text:p>59.7375381967</text:p>
          </table:table-cell>
          <table:table-cell office:value-type="float" office:value="23.9808153477218">
            <text:p>23.9808153477</text:p>
          </table:table-cell>
          <table:table-cell office:value-type="float" office:value="-1003.667">
            <text:p>-1003.6670000000</text:p>
          </table:table-cell>
          <table:table-cell office:value-type="float" office:value="-1833.235">
            <text:p>-1833.2350000000</text:p>
          </table:table-cell>
          <table:table-cell office:value-type="float" office:value="-260">
            <text:p>-260</text:p>
          </table:table-cell>
          <table:table-cell office:value-type="float" office:value="13.3">
            <text:p>13.3000000000</text:p>
          </table:table-cell>
          <table:table-cell office:value-type="float" office:value="11.4006802748688">
            <text:p>11.4006802749</text:p>
          </table:table-cell>
          <table:table-cell office:value-type="string">
            <text:p>sdM1</text:p>
          </table:table-cell>
          <table:table-cell office:value-type="float" office:value="1.55">
            <text:p>1.5500000000</text:p>
          </table:table-cell>
          <table:table-cell office:value-type="float" office:value="8.83855">
            <text:p>8.8385500000</text:p>
          </table:table-cell>
          <table:table-cell office:value-type="float" office:value="-8.2424">
            <text:p>-8.2424000000</text:p>
          </table:table-cell>
          <table:table-cell office:value-type="float" office:value="20.71285">
            <text:p>20.7128500000</text:p>
          </table:table-cell>
          <table:table-cell office:value-type="float" office:value="-0.000042959">
            <text:p>-0.0000429590</text:p>
          </table:table-cell>
          <table:table-cell office:value-type="float" office:value="-0.000119478">
            <text:p>-0.0001194780</text:p>
          </table:table-cell>
          <table:table-cell office:value-type="float" office:value="-0.000337075">
            <text:p>-0.0003370750</text:p>
          </table:table-cell>
          <table:table-cell table:number-columns-repeated="1001"/>
        </table:table-row>
        <table:table-row table:style-name="ro1">
          <table:table-cell office:value-type="float" office:value="38795">
            <text:p>38795</text:p>
          </table:table-cell>
          <table:table-cell office:value-type="float" office:value="38908">
            <text:p>38908</text:p>
          </table:table-cell>
          <table:table-cell office:value-type="float" office:value="65907">
            <text:p>65907</text:p>
          </table:table-cell>
          <table:table-cell office:value-type="float" office:value="3138">
            <text:p>3138</text:p>
          </table:table-cell>
          <table:table-cell office:value-type="string">
            <text:p>Gl 294 <text:s/>A</text:p>
          </table:table-cell>
          <table:table-cell table:number-columns-repeated="2"/>
          <table:table-cell office:value-type="float" office:value="7.96286238">
            <text:p>7.9628623800</text:p>
          </table:table-cell>
          <table:table-cell office:value-type="float" office:value="-60.30336068">
            <text:p>-60.3033606800</text:p>
          </table:table-cell>
          <table:table-cell office:value-type="float" office:value="16.1917098445596">
            <text:p>16.1917098446</text:p>
          </table:table-cell>
          <table:table-cell office:value-type="float" office:value="518.38">
            <text:p>518.3800000000</text:p>
          </table:table-cell>
          <table:table-cell office:value-type="float" office:value="118.86">
            <text:p>118.8600000000</text:p>
          </table:table-cell>
          <table:table-cell office:value-type="float" office:value="14.1">
            <text:p>14</text:p>
          </table:table-cell>
          <table:table-cell office:value-type="float" office:value="5.59">
            <text:p>5.5900000000</text:p>
          </table:table-cell>
          <table:table-cell office:value-type="float" office:value="4.5435364366384">
            <text:p>4.5435364366</text:p>
          </table:table-cell>
          <table:table-cell office:value-type="string">
            <text:p>G2V...</text:p>
          </table:table-cell>
          <table:table-cell office:value-type="float" office:value="0.573">
            <text:p>0.5730000000</text:p>
          </table:table-cell>
          <table:table-cell office:value-type="float" office:value="-3.94301">
            <text:p>-3.9430100000</text:p>
          </table:table-cell>
          <table:table-cell office:value-type="float" office:value="6.98548">
            <text:p>6.9854800000</text:p>
          </table:table-cell>
          <table:table-cell office:value-type="float" office:value="-14.06509">
            <text:p>-14.0650900000</text:p>
          </table:table-cell>
          <table:table-cell office:value-type="float" office:value="-0.000042929">
            <text:p>-0.0000429290</text:p>
          </table:table-cell>
          <table:table-cell office:value-type="float" office:value="-0.000006722">
            <text:p>-0.0000067220</text:p>
          </table:table-cell>
          <table:table-cell office:value-type="float" office:value="-0.000007904">
            <text:p>-0.0000079040</text:p>
          </table:table-cell>
          <table:table-cell table:number-columns-repeated="1001"/>
        </table:table-row>
        <table:table-row table:style-name="ro1">
          <table:table-cell office:value-type="float" office:value="118966">
            <text:p>118966</text:p>
          </table:table-cell>
          <table:table-cell table:number-columns-repeated="3"/>
          <table:table-cell office:value-type="string">
            <text:p>NN 3847</text:p>
          </table:table-cell>
          <table:table-cell table:number-columns-repeated="2"/>
          <table:table-cell office:value-type="float" office:value="14.4257962149923">
            <text:p>14.4257962150</text:p>
          </table:table-cell>
          <table:table-cell office:value-type="float" office:value="-20.2660991870274">
            <text:p>-20.2660991870</text:p>
          </table:table-cell>
          <table:table-cell office:value-type="float" office:value="23.8095238095238">
            <text:p>23.8095238095</text:p>
          </table:table-cell>
          <table:table-cell office:value-type="float" office:value="-545.383">
            <text:p>-545.3830000000</text:p>
          </table:table-cell>
          <table:table-cell office:value-type="float" office:value="165.7">
            <text:p>165.7000000000</text:p>
          </table:table-cell>
          <table:table-cell/>
          <table:table-cell office:value-type="float" office:value="14.7">
            <text:p>14.7000000000</text:p>
          </table:table-cell>
          <table:table-cell office:value-type="float" office:value="12.8162464519895">
            <text:p>12.8162464520</text:p>
          </table:table-cell>
          <table:table-cell office:value-type="string">
            <text:p>m</text:p>
          </table:table-cell>
          <table:table-cell/>
          <table:table-cell office:value-type="float" office:value="-17.98078">
            <text:p>-17.9807800000</text:p>
          </table:table-cell>
          <table:table-cell office:value-type="float" office:value="-13.25025">
            <text:p>-13.2502500000</text:p>
          </table:table-cell>
          <table:table-cell office:value-type="float" office:value="-8.24715">
            <text:p>-8.2471500000</text:p>
          </table:table-cell>
          <table:table-cell office:value-type="float" office:value="-0.000042676">
            <text:p>-0.0000426760</text:p>
          </table:table-cell>
          <table:table-cell office:value-type="float" office:value="0.000046745">
            <text:p>0.0000467450</text:p>
          </table:table-cell>
          <table:table-cell office:value-type="float" office:value="0.000017941">
            <text:p>0.0000179410</text:p>
          </table:table-cell>
          <table:table-cell table:number-columns-repeated="1001"/>
        </table:table-row>
        <table:table-row table:style-name="ro1">
          <table:table-cell office:value-type="float" office:value="15061">
            <text:p>15061</text:p>
          </table:table-cell>
          <table:table-cell office:value-type="float" office:value="15099">
            <text:p>15099</text:p>
          </table:table-cell>
          <table:table-cell office:value-type="float" office:value="20165">
            <text:p>20165</text:p>
          </table:table-cell>
          <table:table-cell/>
          <table:table-cell office:value-type="string">
            <text:p>Wo 9112</text:p>
          </table:table-cell>
          <table:table-cell table:number-columns-repeated="2"/>
          <table:table-cell office:value-type="float" office:value="3.24638618">
            <text:p>3.2463861800</text:p>
          </table:table-cell>
          <table:table-cell office:value-type="float" office:value="8.98177593">
            <text:p>8.9817759300</text:p>
          </table:table-cell>
          <table:table-cell office:value-type="float" office:value="22.2419928825623">
            <text:p>22.2419928826</text:p>
          </table:table-cell>
          <table:table-cell office:value-type="float" office:value="401.17">
            <text:p>401.1700000000</text:p>
          </table:table-cell>
          <table:table-cell office:value-type="float" office:value="-404.84">
            <text:p>-404.8400000000</text:p>
          </table:table-cell>
          <table:table-cell office:value-type="float" office:value="-21.5">
            <text:p>-22</text:p>
          </table:table-cell>
          <table:table-cell office:value-type="float" office:value="7.83">
            <text:p>7.8300000000</text:p>
          </table:table-cell>
          <table:table-cell office:value-type="float" office:value="6.09413151280502">
            <text:p>6.0941315128</text:p>
          </table:table-cell>
          <table:table-cell office:value-type="string">
            <text:p>K0</text:p>
          </table:table-cell>
          <table:table-cell office:value-type="float" office:value="0.861">
            <text:p>0.8610000000</text:p>
          </table:table-cell>
          <table:table-cell office:value-type="float" office:value="14.50096">
            <text:p>14.5009600000</text:p>
          </table:table-cell>
          <table:table-cell office:value-type="float" office:value="16.50365">
            <text:p>16.5036500000</text:p>
          </table:table-cell>
          <table:table-cell office:value-type="float" office:value="3.47242">
            <text:p>3.4724200000</text:p>
          </table:table-cell>
          <table:table-cell office:value-type="float" office:value="-0.000042331">
            <text:p>-0.0000423310</text:p>
          </table:table-cell>
          <table:table-cell office:value-type="float" office:value="0.000017354">
            <text:p>0.0000173540</text:p>
          </table:table-cell>
          <table:table-cell office:value-type="float" office:value="-0.000046548">
            <text:p>-0.0000465480</text:p>
          </table:table-cell>
          <table:table-cell table:number-columns-repeated="1001"/>
        </table:table-row>
        <table:table-row table:style-name="ro1">
          <table:table-cell office:value-type="float" office:value="118954">
            <text:p>118954</text:p>
          </table:table-cell>
          <table:table-cell table:number-columns-repeated="3"/>
          <table:table-cell office:value-type="string">
            <text:p>NN 3836</text:p>
          </table:table-cell>
          <table:table-cell table:number-columns-repeated="2"/>
          <table:table-cell office:value-type="float" office:value="14.2554447393553">
            <text:p>14.2554447394</text:p>
          </table:table-cell>
          <table:table-cell office:value-type="float" office:value="45.0191211179403">
            <text:p>45.0191211179</text:p>
          </table:table-cell>
          <table:table-cell office:value-type="float" office:value="16.3132137030995">
            <text:p>16.3132137031</text:p>
          </table:table-cell>
          <table:table-cell office:value-type="float" office:value="-696.251">
            <text:p>-696.2510000000</text:p>
          </table:table-cell>
          <table:table-cell office:value-type="float" office:value="-250.666">
            <text:p>-250.6660000000</text:p>
          </table:table-cell>
          <table:table-cell/>
          <table:table-cell office:value-type="float" office:value="11.6">
            <text:p>11.6000000000</text:p>
          </table:table-cell>
          <table:table-cell office:value-type="float" office:value="10.5373023725921">
            <text:p>10.5373023726</text:p>
          </table:table-cell>
          <table:table-cell office:value-type="string">
            <text:p>M2.5</text:p>
          </table:table-cell>
          <table:table-cell/>
          <table:table-cell office:value-type="float" office:value="-9.57881">
            <text:p>-9.5788100000</text:p>
          </table:table-cell>
          <table:table-cell office:value-type="float" office:value="-6.42012">
            <text:p>-6.4201200000</text:p>
          </table:table-cell>
          <table:table-cell office:value-type="float" office:value="11.53903">
            <text:p>11.5390300000</text:p>
          </table:table-cell>
          <table:table-cell office:value-type="float" office:value="-0.000042302">
            <text:p>-0.0000423020</text:p>
          </table:table-cell>
          <table:table-cell office:value-type="float" office:value="0.000037931">
            <text:p>0.0000379310</text:p>
          </table:table-cell>
          <table:table-cell office:value-type="float" office:value="-0.000014012">
            <text:p>-0.0000140120</text:p>
          </table:table-cell>
          <table:table-cell table:number-columns-repeated="1001"/>
        </table:table-row>
        <table:table-row table:style-name="ro1">
          <table:table-cell office:value-type="float" office:value="118577">
            <text:p>118577</text:p>
          </table:table-cell>
          <table:table-cell table:number-columns-repeated="3"/>
          <table:table-cell office:value-type="string">
            <text:p>NN 3520</text:p>
          </table:table-cell>
          <table:table-cell table:number-columns-repeated="2"/>
          <table:table-cell office:value-type="float" office:value="8.99785989356469">
            <text:p>8.9978598936</text:p>
          </table:table-cell>
          <table:table-cell office:value-type="float" office:value="72.9644740324429">
            <text:p>72.9644740324</text:p>
          </table:table-cell>
          <table:table-cell office:value-type="float" office:value="13.7362637362637">
            <text:p>13.7362637363</text:p>
          </table:table-cell>
          <table:table-cell office:value-type="float" office:value="889.978">
            <text:p>889.9780000000</text:p>
          </table:table-cell>
          <table:table-cell office:value-type="float" office:value="-6.213">
            <text:p>-6.2130000000</text:p>
          </table:table-cell>
          <table:table-cell/>
          <table:table-cell office:value-type="float" office:value="14.32">
            <text:p>14.3200000000</text:p>
          </table:table-cell>
          <table:table-cell office:value-type="float" office:value="13.6306568965652">
            <text:p>13.6306568966</text:p>
          </table:table-cell>
          <table:table-cell office:value-type="string">
            <text:p>m</text:p>
          </table:table-cell>
          <table:table-cell office:value-type="float" office:value="1.7">
            <text:p>1.7000000000</text:p>
          </table:table-cell>
          <table:table-cell office:value-type="float" office:value="-2.84397">
            <text:p>-2.8439700000</text:p>
          </table:table-cell>
          <table:table-cell office:value-type="float" office:value="2.84716">
            <text:p>2.8471600000</text:p>
          </table:table-cell>
          <table:table-cell office:value-type="float" office:value="13.13356">
            <text:p>13.1335600000</text:p>
          </table:table-cell>
          <table:table-cell office:value-type="float" office:value="-0.000042208">
            <text:p>-0.0000422080</text:p>
          </table:table-cell>
          <table:table-cell office:value-type="float" office:value="-0.000041602">
            <text:p>-0.0000416020</text:p>
          </table:table-cell>
          <table:table-cell office:value-type="float" office:value="-0.000000121">
            <text:p>-0.0000001210</text:p>
          </table:table-cell>
          <table:table-cell table:number-columns-repeated="1001"/>
        </table:table-row>
        <table:table-row table:style-name="ro1">
          <table:table-cell office:value-type="float" office:value="19834">
            <text:p>19834</text:p>
          </table:table-cell>
          <table:table-cell office:value-type="float" office:value="19884">
            <text:p>19884</text:p>
          </table:table-cell>
          <table:table-cell office:value-type="float" office:value="27274">
            <text:p>27274</text:p>
          </table:table-cell>
          <table:table-cell/>
          <table:table-cell office:value-type="string">
            <text:p>Gl 167</text:p>
          </table:table-cell>
          <table:table-cell table:number-columns-repeated="2"/>
          <table:table-cell office:value-type="float" office:value="4.26559325">
            <text:p>4.2655932500</text:p>
          </table:table-cell>
          <table:table-cell office:value-type="float" office:value="-53.31077121">
            <text:p>-53.3107712100</text:p>
          </table:table-cell>
          <table:table-cell office:value-type="float" office:value="13.0787339785509">
            <text:p>13.0787339786</text:p>
          </table:table-cell>
          <table:table-cell office:value-type="float" office:value="784.91">
            <text:p>784.9100000000</text:p>
          </table:table-cell>
          <table:table-cell office:value-type="float" office:value="396.09">
            <text:p>396.0900000000</text:p>
          </table:table-cell>
          <table:table-cell office:value-type="float" office:value="-23.2">
            <text:p>-23</text:p>
          </table:table-cell>
          <table:table-cell office:value-type="float" office:value="7.64">
            <text:p>7.6400000000</text:p>
          </table:table-cell>
          <table:table-cell office:value-type="float" office:value="7.05717146841505">
            <text:p>7.0571714684</text:p>
          </table:table-cell>
          <table:table-cell office:value-type="string">
            <text:p>K5V</text:p>
          </table:table-cell>
          <table:table-cell office:value-type="float" office:value="1.115">
            <text:p>1.1150000000</text:p>
          </table:table-cell>
          <table:table-cell office:value-type="float" office:value="3.42749">
            <text:p>3.4274900000</text:p>
          </table:table-cell>
          <table:table-cell office:value-type="float" office:value="7.0224">
            <text:p>7.0224000000</text:p>
          </table:table-cell>
          <table:table-cell office:value-type="float" office:value="-10.48767">
            <text:p>-10.4876700000</text:p>
          </table:table-cell>
          <table:table-cell office:value-type="float" office:value="-0.000042107">
            <text:p>-0.0000421070</text:p>
          </table:table-cell>
          <table:table-cell office:value-type="float" office:value="0.000027185">
            <text:p>0.0000271850</text:p>
          </table:table-cell>
          <table:table-cell office:value-type="float" office:value="0.00003403">
            <text:p>0.0000340300</text:p>
          </table:table-cell>
          <table:table-cell table:number-columns-repeated="1001"/>
        </table:table-row>
        <table:table-row table:style-name="ro1">
          <table:table-cell office:value-type="float" office:value="119460">
            <text:p>119460</text:p>
          </table:table-cell>
          <table:table-cell table:number-columns-repeated="3"/>
          <table:table-cell office:value-type="string">
            <text:p>NN 4242 A</text:p>
          </table:table-cell>
          <table:table-cell table:number-columns-repeated="2"/>
          <table:table-cell office:value-type="float" office:value="21.9810432109182">
            <text:p>21.9810432109</text:p>
          </table:table-cell>
          <table:table-cell office:value-type="float" office:value="-32.4664277695121">
            <text:p>-32.4664277695</text:p>
          </table:table-cell>
          <table:table-cell office:value-type="float" office:value="23.8095238095238">
            <text:p>23.8095238095</text:p>
          </table:table-cell>
          <table:table-cell office:value-type="float" office:value="-386.353">
            <text:p>-386.3530000000</text:p>
          </table:table-cell>
          <table:table-cell office:value-type="float" office:value="-362.809">
            <text:p>-362.8090000000</text:p>
          </table:table-cell>
          <table:table-cell/>
          <table:table-cell office:value-type="float" office:value="14.65">
            <text:p>14.6500000000</text:p>
          </table:table-cell>
          <table:table-cell office:value-type="float" office:value="12.7662464519895">
            <text:p>12.7662464520</text:p>
          </table:table-cell>
          <table:table-cell office:value-type="string">
            <text:p>m</text:p>
          </table:table-cell>
          <table:table-cell/>
          <table:table-cell office:value-type="float" office:value="17.34686">
            <text:p>17.3468600000</text:p>
          </table:table-cell>
          <table:table-cell office:value-type="float" office:value="-10.13033">
            <text:p>-10.1303300000</text:p>
          </table:table-cell>
          <table:table-cell office:value-type="float" office:value="-12.78107">
            <text:p>-12.7810700000</text:p>
          </table:table-cell>
          <table:table-cell office:value-type="float" office:value="-0.000041899">
            <text:p>-0.0000418990</text:p>
          </table:table-cell>
          <table:table-cell office:value-type="float" office:value="-0.000027171">
            <text:p>-0.0000271710</text:p>
          </table:table-cell>
          <table:table-cell office:value-type="float" office:value="-0.000035331">
            <text:p>-0.0000353310</text:p>
          </table:table-cell>
          <table:table-cell table:number-columns-repeated="1001"/>
        </table:table-row>
        <table:table-row table:style-name="ro1">
          <table:table-cell office:value-type="float" office:value="119461">
            <text:p>119461</text:p>
          </table:table-cell>
          <table:table-cell table:number-columns-repeated="3"/>
          <table:table-cell office:value-type="string">
            <text:p>NN 4243 B</text:p>
          </table:table-cell>
          <table:table-cell table:number-columns-repeated="2"/>
          <table:table-cell office:value-type="float" office:value="21.9807591035338">
            <text:p>21.9807591035</text:p>
          </table:table-cell>
          <table:table-cell office:value-type="float" office:value="-32.4364381917051">
            <text:p>-32.4364381917</text:p>
          </table:table-cell>
          <table:table-cell office:value-type="float" office:value="23.8095238095238">
            <text:p>23.8095238095</text:p>
          </table:table-cell>
          <table:table-cell office:value-type="float" office:value="-386.353">
            <text:p>-386.3530000000</text:p>
          </table:table-cell>
          <table:table-cell office:value-type="float" office:value="-362.809">
            <text:p>-362.8090000000</text:p>
          </table:table-cell>
          <table:table-cell/>
          <table:table-cell office:value-type="float" office:value="15.8">
            <text:p>15.8000000000</text:p>
          </table:table-cell>
          <table:table-cell office:value-type="float" office:value="13.9162464519895">
            <text:p>13.9162464520</text:p>
          </table:table-cell>
          <table:table-cell office:value-type="string">
            <text:p>m</text:p>
          </table:table-cell>
          <table:table-cell/>
          <table:table-cell office:value-type="float" office:value="17.35188">
            <text:p>17.3518800000</text:p>
          </table:table-cell>
          <table:table-cell office:value-type="float" office:value="-10.13499">
            <text:p>-10.1349900000</text:p>
          </table:table-cell>
          <table:table-cell office:value-type="float" office:value="-12.77056">
            <text:p>-12.7705600000</text:p>
          </table:table-cell>
          <table:table-cell office:value-type="float" office:value="-0.000041885">
            <text:p>-0.0000418850</text:p>
          </table:table-cell>
          <table:table-cell office:value-type="float" office:value="-0.000027178">
            <text:p>-0.0000271780</text:p>
          </table:table-cell>
          <table:table-cell office:value-type="float" office:value="-0.000035342">
            <text:p>-0.0000353420</text:p>
          </table:table-cell>
          <table:table-cell table:number-columns-repeated="1001"/>
        </table:table-row>
        <table:table-row table:style-name="ro1">
          <table:table-cell office:value-type="float" office:value="118999">
            <text:p>118999</text:p>
          </table:table-cell>
          <table:table-cell table:number-columns-repeated="3"/>
          <table:table-cell office:value-type="string">
            <text:p>NN 3882</text:p>
          </table:table-cell>
          <table:table-cell table:number-columns-repeated="2"/>
          <table:table-cell office:value-type="float" office:value="14.9561428024454">
            <text:p>14.9561428024</text:p>
          </table:table-cell>
          <table:table-cell office:value-type="float" office:value="14.9789259305014">
            <text:p>14.9789259305</text:p>
          </table:table-cell>
          <table:table-cell office:value-type="float" office:value="24.4498777506112">
            <text:p>24.4498777506</text:p>
          </table:table-cell>
          <table:table-cell office:value-type="float" office:value="-555.813">
            <text:p>-555.8130000000</text:p>
          </table:table-cell>
          <table:table-cell office:value-type="float" office:value="197.916">
            <text:p>197.9160000000</text:p>
          </table:table-cell>
          <table:table-cell/>
          <table:table-cell office:value-type="float" office:value="14.73">
            <text:p>14.7300000000</text:p>
          </table:table-cell>
          <table:table-cell office:value-type="float" office:value="12.7886165400367">
            <text:p>12.7886165400</text:p>
          </table:table-cell>
          <table:table-cell office:value-type="string">
            <text:p>m</text:p>
          </table:table-cell>
          <table:table-cell office:value-type="float" office:value="1.68">
            <text:p>1.6800000000</text:p>
          </table:table-cell>
          <table:table-cell office:value-type="float" office:value="-16.89187">
            <text:p>-16.8918700000</text:p>
          </table:table-cell>
          <table:table-cell office:value-type="float" office:value="-16.50836">
            <text:p>-16.5083600000</text:p>
          </table:table-cell>
          <table:table-cell office:value-type="float" office:value="6.3194">
            <text:p>6.3194000000</text:p>
          </table:table-cell>
          <table:table-cell office:value-type="float" office:value="-0.000041708">
            <text:p>-0.0000417080</text:p>
          </table:table-cell>
          <table:table-cell office:value-type="float" office:value="0.000051352">
            <text:p>0.0000513520</text:p>
          </table:table-cell>
          <table:table-cell office:value-type="float" office:value="0.000022661">
            <text:p>0.0000226610</text:p>
          </table:table-cell>
          <table:table-cell table:number-columns-repeated="1001"/>
        </table:table-row>
        <table:table-row table:style-name="ro1">
          <table:table-cell office:value-type="float" office:value="118847">
            <text:p>118847</text:p>
          </table:table-cell>
          <table:table-cell table:number-columns-repeated="3"/>
          <table:table-cell office:value-type="string">
            <text:p>NN 3749</text:p>
          </table:table-cell>
          <table:table-cell table:number-columns-repeated="2"/>
          <table:table-cell office:value-type="float" office:value="12.8025453921763">
            <text:p>12.8025453922</text:p>
          </table:table-cell>
          <table:table-cell office:value-type="float" office:value="47.2321731720992">
            <text:p>47.2321731721</text:p>
          </table:table-cell>
          <table:table-cell office:value-type="float" office:value="24.390243902439">
            <text:p>24.3902439024</text:p>
          </table:table-cell>
          <table:table-cell office:value-type="float" office:value="184.632">
            <text:p>184.6320000000</text:p>
          </table:table-cell>
          <table:table-cell office:value-type="float" office:value="-539.268">
            <text:p>-539.2680000000</text:p>
          </table:table-cell>
          <table:table-cell/>
          <table:table-cell office:value-type="float" office:value="13.65">
            <text:p>13.6500000000</text:p>
          </table:table-cell>
          <table:table-cell office:value-type="float" office:value="11.7139192835987">
            <text:p>11.7139192836</text:p>
          </table:table-cell>
          <table:table-cell office:value-type="string">
            <text:p>m</text:p>
          </table:table-cell>
          <table:table-cell/>
          <table:table-cell office:value-type="float" office:value="-16.19747">
            <text:p>-16.1974700000</text:p>
          </table:table-cell>
          <table:table-cell office:value-type="float" office:value="-3.45416">
            <text:p>-3.4541600000</text:p>
          </table:table-cell>
          <table:table-cell office:value-type="float" office:value="17.90515">
            <text:p>17.9051500000</text:p>
          </table:table-cell>
          <table:table-cell office:value-type="float" office:value="-0.000041225">
            <text:p>-0.0000412250</text:p>
          </table:table-cell>
          <table:table-cell office:value-type="float" office:value="-0.000031112">
            <text:p>-0.0000311120</text:p>
          </table:table-cell>
          <table:table-cell office:value-type="float" office:value="-0.000043295">
            <text:p>-0.0000432950</text:p>
          </table:table-cell>
          <table:table-cell table:number-columns-repeated="1001"/>
        </table:table-row>
        <table:table-row table:style-name="ro1">
          <table:table-cell office:value-type="float" office:value="80199">
            <text:p>80199</text:p>
          </table:table-cell>
          <table:table-cell office:value-type="float" office:value="80440">
            <text:p>80440</text:p>
          </table:table-cell>
          <table:table-cell table:number-columns-repeated="2"/>
          <table:table-cell office:value-type="string">
            <text:p>Gl 622</text:p>
          </table:table-cell>
          <table:table-cell table:number-columns-repeated="2"/>
          <table:table-cell office:value-type="float" office:value="16.4203792">
            <text:p>16.4203792000</text:p>
          </table:table-cell>
          <table:table-cell office:value-type="float" office:value="-21.93654138">
            <text:p>-21.9365413800</text:p>
          </table:table-cell>
          <table:table-cell office:value-type="float" office:value="17.9179358537896">
            <text:p>17.9179358538</text:p>
          </table:table-cell>
          <table:table-cell office:value-type="float" office:value="-574.06">
            <text:p>-574.0600000000</text:p>
          </table:table-cell>
          <table:table-cell office:value-type="float" office:value="-341.08">
            <text:p>-341.0800000000</text:p>
          </table:table-cell>
          <table:table-cell/>
          <table:table-cell office:value-type="float" office:value="10.4">
            <text:p>10.4000000000</text:p>
          </table:table-cell>
          <table:table-cell office:value-type="float" office:value="9.1335601125833">
            <text:p>9.1335601126</text:p>
          </table:table-cell>
          <table:table-cell office:value-type="string">
            <text:p>K5</text:p>
          </table:table-cell>
          <table:table-cell office:value-type="float" office:value="1.444">
            <text:p>1.4440000000</text:p>
          </table:table-cell>
          <table:table-cell office:value-type="float" office:value="-6.67912">
            <text:p>-6.6791200000</text:p>
          </table:table-cell>
          <table:table-cell office:value-type="float" office:value="-15.21956">
            <text:p>-15.2195600000</text:p>
          </table:table-cell>
          <table:table-cell office:value-type="float" office:value="-6.69377">
            <text:p>-6.6937700000</text:p>
          </table:table-cell>
          <table:table-cell office:value-type="float" office:value="-0.000041212">
            <text:p>-0.0000412120</text:p>
          </table:table-cell>
          <table:table-cell office:value-type="float" office:value="0.000030172">
            <text:p>0.0000301720</text:p>
          </table:table-cell>
          <table:table-cell office:value-type="float" office:value="-0.000027481">
            <text:p>-0.0000274810</text:p>
          </table:table-cell>
          <table:table-cell table:number-columns-repeated="1001"/>
        </table:table-row>
        <table:table-row table:style-name="ro1">
          <table:table-cell office:value-type="float" office:value="118894">
            <text:p>118894</text:p>
          </table:table-cell>
          <table:table-cell table:number-columns-repeated="3"/>
          <table:table-cell office:value-type="string">
            <text:p>GJ 1171</text:p>
          </table:table-cell>
          <table:table-cell table:number-columns-repeated="2"/>
          <table:table-cell office:value-type="float" office:value="13.5091131453721">
            <text:p>13.5091131454</text:p>
          </table:table-cell>
          <table:table-cell office:value-type="float" office:value="19.1752892357881">
            <text:p>19.1752892358</text:p>
          </table:table-cell>
          <table:table-cell office:value-type="float" office:value="14.4717800289436">
            <text:p>14.4717800289</text:p>
          </table:table-cell>
          <table:table-cell office:value-type="float" office:value="-486.788">
            <text:p>-486.7880000000</text:p>
          </table:table-cell>
          <table:table-cell office:value-type="float" office:value="-1301.974">
            <text:p>-1301.9740000000</text:p>
          </table:table-cell>
          <table:table-cell/>
          <table:table-cell office:value-type="float" office:value="14.73">
            <text:p>14.7300000000</text:p>
          </table:table-cell>
          <table:table-cell office:value-type="float" office:value="13.927390236871">
            <text:p>13.9273902369</text:p>
          </table:table-cell>
          <table:table-cell/>
          <table:table-cell office:value-type="float" office:value="1.8">
            <text:p>1.8000000000</text:p>
          </table:table-cell>
          <table:table-cell office:value-type="float" office:value="-12.61586">
            <text:p>-12.6158600000</text:p>
          </table:table-cell>
          <table:table-cell office:value-type="float" office:value="-5.26095">
            <text:p>-5.2609500000</text:p>
          </table:table-cell>
          <table:table-cell office:value-type="float" office:value="4.75339">
            <text:p>4.7533900000</text:p>
          </table:table-cell>
          <table:table-cell office:value-type="float" office:value="-0.000040834">
            <text:p>-0.0000408340</text:p>
          </table:table-cell>
          <table:table-cell office:value-type="float" office:value="0.000019972">
            <text:p>0.0000199720</text:p>
          </table:table-cell>
          <table:table-cell office:value-type="float" office:value="-0.000086272">
            <text:p>-0.0000862720</text:p>
          </table:table-cell>
          <table:table-cell table:number-columns-repeated="1001"/>
        </table:table-row>
        <table:table-row table:style-name="ro1">
          <table:table-cell office:value-type="float" office:value="119005">
            <text:p>119005</text:p>
          </table:table-cell>
          <table:table-cell table:number-columns-repeated="3"/>
          <table:table-cell office:value-type="string">
            <text:p>NN 3888</text:p>
          </table:table-cell>
          <table:table-cell table:number-columns-repeated="2"/>
          <table:table-cell office:value-type="float" office:value="15.0832989117574">
            <text:p>15.0832989118</text:p>
          </table:table-cell>
          <table:table-cell office:value-type="float" office:value="-21.1150000722747">
            <text:p>-21.1150000723</text:p>
          </table:table-cell>
          <table:table-cell office:value-type="float" office:value="20.4081632653061">
            <text:p>20.4081632653</text:p>
          </table:table-cell>
          <table:table-cell office:value-type="float" office:value="-650.422">
            <text:p>-650.4220000000</text:p>
          </table:table-cell>
          <table:table-cell office:value-type="float" office:value="-230.326">
            <text:p>-230.3260000000</text:p>
          </table:table-cell>
          <table:table-cell/>
          <table:table-cell office:value-type="float" office:value="14.7">
            <text:p>14.7000000000</text:p>
          </table:table-cell>
          <table:table-cell office:value-type="float" office:value="13.1509804001426">
            <text:p>13.1509804001</text:p>
          </table:table-cell>
          <table:table-cell office:value-type="string">
            <text:p>m</text:p>
          </table:table-cell>
          <table:table-cell/>
          <table:table-cell office:value-type="float" office:value="-13.16511">
            <text:p>-13.1651100000</text:p>
          </table:table-cell>
          <table:table-cell office:value-type="float" office:value="-13.7522">
            <text:p>-13.7522000000</text:p>
          </table:table-cell>
          <table:table-cell office:value-type="float" office:value="-7.35185">
            <text:p>-7.3518500000</text:p>
          </table:table-cell>
          <table:table-cell office:value-type="float" office:value="-0.000040805">
            <text:p>-0.0000408050</text:p>
          </table:table-cell>
          <table:table-cell office:value-type="float" office:value="0.000050427">
            <text:p>0.0000504270</text:p>
          </table:table-cell>
          <table:table-cell office:value-type="float" office:value="-0.000021256">
            <text:p>-0.0000212560</text:p>
          </table:table-cell>
          <table:table-cell table:number-columns-repeated="1001"/>
        </table:table-row>
        <table:table-row table:style-name="ro1">
          <table:table-cell office:value-type="float" office:value="118227">
            <text:p>118227</text:p>
          </table:table-cell>
          <table:table-cell table:number-columns-repeated="3"/>
          <table:table-cell office:value-type="string">
            <text:p>GJ 1060 A</text:p>
          </table:table-cell>
          <table:table-cell table:number-columns-repeated="2"/>
          <table:table-cell office:value-type="float" office:value="3.48093734804589">
            <text:p>3.4809373480</text:p>
          </table:table-cell>
          <table:table-cell office:value-type="float" office:value="-27.315754684673">
            <text:p>-27.3157546847</text:p>
          </table:table-cell>
          <table:table-cell office:value-type="float" office:value="17.3611111111111">
            <text:p>17.3611111111</text:p>
          </table:table-cell>
          <table:table-cell office:value-type="float" office:value="744.083">
            <text:p>744.0830000000</text:p>
          </table:table-cell>
          <table:table-cell office:value-type="float" office:value="367.749">
            <text:p>367.7490000000</text:p>
          </table:table-cell>
          <table:table-cell/>
          <table:table-cell office:value-type="float" office:value="14">
            <text:p>14.0000000000</text:p>
          </table:table-cell>
          <table:table-cell office:value-type="float" office:value="12.8021124171161">
            <text:p>12.8021124171</text:p>
          </table:table-cell>
          <table:table-cell office:value-type="string">
            <text:p>DA5</text:p>
          </table:table-cell>
          <table:table-cell/>
          <table:table-cell office:value-type="float" office:value="9.45121">
            <text:p>9.4512100000</text:p>
          </table:table-cell>
          <table:table-cell office:value-type="float" office:value="12.19061">
            <text:p>12.1906100000</text:p>
          </table:table-cell>
          <table:table-cell office:value-type="float" office:value="-7.9669">
            <text:p>-7.9669000000</text:p>
          </table:table-cell>
          <table:table-cell office:value-type="float" office:value="-0.000040789">
            <text:p>-0.0000407890</text:p>
          </table:table-cell>
          <table:table-cell office:value-type="float" office:value="0.000049594">
            <text:p>0.0000495940</text:p>
          </table:table-cell>
          <table:table-cell office:value-type="float" office:value="0.000027499">
            <text:p>0.0000274990</text:p>
          </table:table-cell>
          <table:table-cell table:number-columns-repeated="1001"/>
        </table:table-row>
        <table:table-row table:style-name="ro1">
          <table:table-cell office:value-type="float" office:value="118228">
            <text:p>118228</text:p>
          </table:table-cell>
          <table:table-cell table:number-columns-repeated="3"/>
          <table:table-cell office:value-type="string">
            <text:p>GJ 1060 B</text:p>
          </table:table-cell>
          <table:table-cell table:number-columns-repeated="2"/>
          <table:table-cell office:value-type="float" office:value="3.4809368097839">
            <text:p>3.4809368098</text:p>
          </table:table-cell>
          <table:table-cell office:value-type="float" office:value="-27.317421354673">
            <text:p>-27.3174213547</text:p>
          </table:table-cell>
          <table:table-cell office:value-type="float" office:value="17.3611111111111">
            <text:p>17.3611111111</text:p>
          </table:table-cell>
          <table:table-cell office:value-type="float" office:value="744.083">
            <text:p>744.0830000000</text:p>
          </table:table-cell>
          <table:table-cell office:value-type="float" office:value="367.749">
            <text:p>367.7490000000</text:p>
          </table:table-cell>
          <table:table-cell/>
          <table:table-cell office:value-type="float" office:value="13.8">
            <text:p>13.8000000000</text:p>
          </table:table-cell>
          <table:table-cell office:value-type="float" office:value="12.6021124171161">
            <text:p>12.6021124171</text:p>
          </table:table-cell>
          <table:table-cell office:value-type="string">
            <text:p>sdM3</text:p>
          </table:table-cell>
          <table:table-cell/>
          <table:table-cell office:value-type="float" office:value="9.45107">
            <text:p>9.4510700000</text:p>
          </table:table-cell>
          <table:table-cell office:value-type="float" office:value="12.19042">
            <text:p>12.1904200000</text:p>
          </table:table-cell>
          <table:table-cell office:value-type="float" office:value="-7.96735">
            <text:p>-7.9673500000</text:p>
          </table:table-cell>
          <table:table-cell office:value-type="float" office:value="-0.000040788">
            <text:p>-0.0000407880</text:p>
          </table:table-cell>
          <table:table-cell office:value-type="float" office:value="0.000049595">
            <text:p>0.0000495950</text:p>
          </table:table-cell>
          <table:table-cell office:value-type="float" office:value="0.000027498">
            <text:p>0.0000274980</text:p>
          </table:table-cell>
          <table:table-cell table:number-columns-repeated="1001"/>
        </table:table-row>
        <table:table-row table:style-name="ro1">
          <table:table-cell office:value-type="float" office:value="103758">
            <text:p>103758</text:p>
          </table:table-cell>
          <table:table-cell office:value-type="float" office:value="104092">
            <text:p>104092</text:p>
          </table:table-cell>
          <table:table-cell office:value-type="float" office:value="200779">
            <text:p>200779</text:p>
          </table:table-cell>
          <table:table-cell/>
          <table:table-cell office:value-type="string">
            <text:p>Gl 818</text:p>
          </table:table-cell>
          <table:table-cell table:number-columns-repeated="2"/>
          <table:table-cell office:value-type="float" office:value="21.08880548">
            <text:p>21.0888054800</text:p>
          </table:table-cell>
          <table:table-cell office:value-type="float" office:value="7.07066797">
            <text:p>7.0706679700</text:p>
          </table:table-cell>
          <table:table-cell office:value-type="float" office:value="14.8411991688928">
            <text:p>14.8411991689</text:p>
          </table:table-cell>
          <table:table-cell office:value-type="float" office:value="77.69">
            <text:p>77.6900000000</text:p>
          </table:table-cell>
          <table:table-cell office:value-type="float" office:value="-563.47">
            <text:p>-563.4700000000</text:p>
          </table:table-cell>
          <table:table-cell office:value-type="float" office:value="-65.7">
            <text:p>-66</text:p>
          </table:table-cell>
          <table:table-cell office:value-type="float" office:value="8.27">
            <text:p>8.2700000000</text:p>
          </table:table-cell>
          <table:table-cell office:value-type="float" office:value="7.41265503322551">
            <text:p>7.4126550332</text:p>
          </table:table-cell>
          <table:table-cell office:value-type="string">
            <text:p>K5</text:p>
          </table:table-cell>
          <table:table-cell office:value-type="float" office:value="1.119">
            <text:p>1.1190000000</text:p>
          </table:table-cell>
          <table:table-cell office:value-type="float" office:value="10.65379">
            <text:p>10.6537900000</text:p>
          </table:table-cell>
          <table:table-cell office:value-type="float" office:value="-10.16958">
            <text:p>-10.1695800000</text:p>
          </table:table-cell>
          <table:table-cell office:value-type="float" office:value="1.82685">
            <text:p>1.8268500000</text:p>
          </table:table-cell>
          <table:table-cell office:value-type="float" office:value="-0.000040765">
            <text:p>-0.0000407650</text:p>
          </table:table-cell>
          <table:table-cell office:value-type="float" office:value="0.00004664">
            <text:p>0.0000466400</text:p>
          </table:table-cell>
          <table:table-cell office:value-type="float" office:value="-0.000048502">
            <text:p>-0.0000485020</text:p>
          </table:table-cell>
          <table:table-cell table:number-columns-repeated="1001"/>
        </table:table-row>
        <table:table-row table:style-name="ro1">
          <table:table-cell office:value-type="float" office:value="24759">
            <text:p>24759</text:p>
          </table:table-cell>
          <table:table-cell office:value-type="float" office:value="24819">
            <text:p>24819</text:p>
          </table:table-cell>
          <table:table-cell office:value-type="float" office:value="34673">
            <text:p>34673</text:p>
          </table:table-cell>
          <table:table-cell/>
          <table:table-cell office:value-type="string">
            <text:p>Gl 200 <text:s/>A</text:p>
          </table:table-cell>
          <table:table-cell table:number-columns-repeated="2"/>
          <table:table-cell office:value-type="float" office:value="5.32006916">
            <text:p>5.3200691600</text:p>
          </table:table-cell>
          <table:table-cell office:value-type="float" office:value="-3.07414077">
            <text:p>-3.0741407700</text:p>
          </table:table-cell>
          <table:table-cell office:value-type="float" office:value="16.8662506324844">
            <text:p>16.8662506325</text:p>
          </table:table-cell>
          <table:table-cell office:value-type="float" office:value="702.14">
            <text:p>702.1400000000</text:p>
          </table:table-cell>
          <table:table-cell office:value-type="float" office:value="136.27">
            <text:p>136.2700000000</text:p>
          </table:table-cell>
          <table:table-cell office:value-type="float" office:value="86.5">
            <text:p>87</text:p>
          </table:table-cell>
          <table:table-cell office:value-type="float" office:value="7.77">
            <text:p>7.7700000000</text:p>
          </table:table-cell>
          <table:table-cell office:value-type="float" office:value="6.63490725172482">
            <text:p>6.6349072517</text:p>
          </table:table-cell>
          <table:table-cell office:value-type="string">
            <text:p>K3V</text:p>
          </table:table-cell>
          <table:table-cell office:value-type="float" office:value="1.051">
            <text:p>1.0510000000</text:p>
          </table:table-cell>
          <table:table-cell office:value-type="float" office:value="2.98215">
            <text:p>2.9821500000</text:p>
          </table:table-cell>
          <table:table-cell office:value-type="float" office:value="16.57585">
            <text:p>16.5758500000</text:p>
          </table:table-cell>
          <table:table-cell office:value-type="float" office:value="-0.9045">
            <text:p>-0.9045000000</text:p>
          </table:table-cell>
          <table:table-cell office:value-type="float" office:value="-0.000040754">
            <text:p>-0.0000407540</text:p>
          </table:table-cell>
          <table:table-cell office:value-type="float" office:value="0.000097695">
            <text:p>0.0000976950</text:p>
          </table:table-cell>
          <table:table-cell office:value-type="float" office:value="0.000006381">
            <text:p>0.0000063810</text:p>
          </table:table-cell>
          <table:table-cell table:number-columns-repeated="1001"/>
        </table:table-row>
        <table:table-row table:style-name="ro1">
          <table:table-cell office:value-type="float" office:value="118497">
            <text:p>118497</text:p>
          </table:table-cell>
          <table:table-cell table:number-columns-repeated="3"/>
          <table:table-cell office:value-type="string">
            <text:p>Gl 283 <text:s/>B</text:p>
          </table:table-cell>
          <table:table-cell table:number-columns-repeated="2"/>
          <table:table-cell office:value-type="float" office:value="7.67131318883628">
            <text:p>7.6713131888</text:p>
          </table:table-cell>
          <table:table-cell office:value-type="float" office:value="-17.4054770715497">
            <text:p>-17.4054770715</text:p>
          </table:table-cell>
          <table:table-cell office:value-type="float" office:value="8.92857142857143">
            <text:p>8.9285714286</text:p>
          </table:table-cell>
          <table:table-cell office:value-type="float" office:value="1117.692">
            <text:p>1117.6920000000</text:p>
          </table:table-cell>
          <table:table-cell office:value-type="float" office:value="-559.698">
            <text:p>-559.6980000000</text:p>
          </table:table-cell>
          <table:table-cell/>
          <table:table-cell office:value-type="float" office:value="16.42">
            <text:p>16.4200000000</text:p>
          </table:table-cell>
          <table:table-cell office:value-type="float" office:value="16.6660901133509">
            <text:p>16.6660901134</text:p>
          </table:table-cell>
          <table:table-cell office:value-type="string">
            <text:p>m</text:p>
          </table:table-cell>
          <table:table-cell office:value-type="float" office:value="1.83">
            <text:p>1.8300000000</text:p>
          </table:table-cell>
          <table:table-cell office:value-type="float" office:value="-3.60999">
            <text:p>-3.6099900000</text:p>
          </table:table-cell>
          <table:table-cell office:value-type="float" office:value="7.71712">
            <text:p>7.7171200000</text:p>
          </table:table-cell>
          <table:table-cell office:value-type="float" office:value="-2.67082">
            <text:p>-2.6708200000</text:p>
          </table:table-cell>
          <table:table-cell office:value-type="float" office:value="-0.000040749">
            <text:p>-0.0000407490</text:p>
          </table:table-cell>
          <table:table-cell office:value-type="float" office:value="-0.000027062">
            <text:p>-0.0000270620</text:p>
          </table:table-cell>
          <table:table-cell office:value-type="float" office:value="-0.000023116">
            <text:p>-0.0000231160</text:p>
          </table:table-cell>
          <table:table-cell table:number-columns-repeated="1001"/>
        </table:table-row>
        <table:table-row table:style-name="ro1">
          <table:table-cell office:value-type="float" office:value="119336">
            <text:p>119336</text:p>
          </table:table-cell>
          <table:table-cell table:number-columns-repeated="3"/>
          <table:table-cell office:value-type="string">
            <text:p>Gl 783.2B</text:p>
          </table:table-cell>
          <table:table-cell table:number-columns-repeated="2"/>
          <table:table-cell office:value-type="float" office:value="20.187337145306">
            <text:p>20.1873371453</text:p>
          </table:table-cell>
          <table:table-cell office:value-type="float" office:value="16.1784935727578">
            <text:p>16.1784935728</text:p>
          </table:table-cell>
          <table:table-cell office:value-type="float" office:value="20.4792135981978">
            <text:p>20.4792135982</text:p>
          </table:table-cell>
          <table:table-cell office:value-type="float" office:value="-417.549">
            <text:p>-417.5490000000</text:p>
          </table:table-cell>
          <table:table-cell office:value-type="float" office:value="388.01">
            <text:p>388.0100000000</text:p>
          </table:table-cell>
          <table:table-cell/>
          <table:table-cell office:value-type="float" office:value="13.94">
            <text:p>13.9400000000</text:p>
          </table:table-cell>
          <table:table-cell office:value-type="float" office:value="12.3834336214206">
            <text:p>12.3834336214</text:p>
          </table:table-cell>
          <table:table-cell office:value-type="string">
            <text:p>dM</text:p>
          </table:table-cell>
          <table:table-cell office:value-type="float" office:value="1.62">
            <text:p>1.6200000000</text:p>
          </table:table-cell>
          <table:table-cell office:value-type="float" office:value="10.65732">
            <text:p>10.6573200000</text:p>
          </table:table-cell>
          <table:table-cell office:value-type="float" office:value="-16.53056">
            <text:p>-16.5305600000</text:p>
          </table:table-cell>
          <table:table-cell office:value-type="float" office:value="5.70613">
            <text:p>5.7061300000</text:p>
          </table:table-cell>
          <table:table-cell office:value-type="float" office:value="-0.000040655">
            <text:p>-0.0000406550</text:p>
          </table:table-cell>
          <table:table-cell office:value-type="float" office:value="-0.00001344">
            <text:p>-0.0000134400</text:p>
          </table:table-cell>
          <table:table-cell office:value-type="float" office:value="0.000036995">
            <text:p>0.0000369950</text:p>
          </table:table-cell>
          <table:table-cell table:number-columns-repeated="1001"/>
        </table:table-row>
        <table:table-row table:style-name="ro1">
          <table:table-cell office:value-type="float" office:value="49050">
            <text:p>49050</text:p>
          </table:table-cell>
          <table:table-cell office:value-type="float" office:value="49189">
            <text:p>49189</text:p>
          </table:table-cell>
          <table:table-cell table:number-columns-repeated="2"/>
          <table:table-cell office:value-type="string">
            <text:p>Gl 378</text:p>
          </table:table-cell>
          <table:table-cell table:number-columns-repeated="2"/>
          <table:table-cell office:value-type="float" office:value="10.03952907">
            <text:p>10.0395290700</text:p>
          </table:table-cell>
          <table:table-cell office:value-type="float" office:value="48.0923859">
            <text:p>48.0923859000</text:p>
          </table:table-cell>
          <table:table-cell office:value-type="float" office:value="14.8942508191838">
            <text:p>14.8942508192</text:p>
          </table:table-cell>
          <table:table-cell office:value-type="float" office:value="-637.32">
            <text:p>-637.3200000000</text:p>
          </table:table-cell>
          <table:table-cell office:value-type="float" office:value="-1473.03">
            <text:p>-1473.0300000000</text:p>
          </table:table-cell>
          <table:table-cell office:value-type="float" office:value="-9.8">
            <text:p>-10</text:p>
          </table:table-cell>
          <table:table-cell office:value-type="float" office:value="10.03">
            <text:p>10.0300000000</text:p>
          </table:table-cell>
          <table:table-cell office:value-type="float" office:value="9.16490668455997">
            <text:p>9.1649066846</text:p>
          </table:table-cell>
          <table:table-cell office:value-type="string">
            <text:p>M2</text:p>
          </table:table-cell>
          <table:table-cell office:value-type="float" office:value="1.359">
            <text:p>1.3590000000</text:p>
          </table:table-cell>
          <table:table-cell office:value-type="float" office:value="-8.66652">
            <text:p>-8.6665200000</text:p>
          </table:table-cell>
          <table:table-cell office:value-type="float" office:value="4.88474">
            <text:p>4.8847400000</text:p>
          </table:table-cell>
          <table:table-cell office:value-type="float" office:value="11.08464">
            <text:p>11.0846400000</text:p>
          </table:table-cell>
          <table:table-cell office:value-type="float" office:value="-0.000040528">
            <text:p>-0.0000405280</text:p>
          </table:table-cell>
          <table:table-cell office:value-type="float" office:value="0.000075665">
            <text:p>0.0000756650</text:p>
          </table:table-cell>
          <table:table-cell office:value-type="float" office:value="-0.000078498">
            <text:p>-0.0000784980</text:p>
          </table:table-cell>
          <table:table-cell table:number-columns-repeated="1001"/>
        </table:table-row>
        <table:table-row table:style-name="ro1">
          <table:table-cell office:value-type="float" office:value="118713">
            <text:p>118713</text:p>
          </table:table-cell>
          <table:table-cell table:number-columns-repeated="3"/>
          <table:table-cell office:value-type="string">
            <text:p>NN 3626</text:p>
          </table:table-cell>
          <table:table-cell table:number-columns-repeated="2"/>
          <table:table-cell office:value-type="float" office:value="10.8406423281632">
            <text:p>10.8406423282</text:p>
          </table:table-cell>
          <table:table-cell office:value-type="float" office:value="33.1070479819331">
            <text:p>33.1070479819</text:p>
          </table:table-cell>
          <table:table-cell office:value-type="float" office:value="23.8095238095238">
            <text:p>23.8095238095</text:p>
          </table:table-cell>
          <table:table-cell office:value-type="float" office:value="95.92">
            <text:p>95.9200000000</text:p>
          </table:table-cell>
          <table:table-cell office:value-type="float" office:value="-612.535">
            <text:p>-612.5350000000</text:p>
          </table:table-cell>
          <table:table-cell/>
          <table:table-cell office:value-type="float" office:value="13.07">
            <text:p>13.0700000000</text:p>
          </table:table-cell>
          <table:table-cell office:value-type="float" office:value="11.1862464519895">
            <text:p>11.1862464520</text:p>
          </table:table-cell>
          <table:table-cell office:value-type="string">
            <text:p>m</text:p>
          </table:table-cell>
          <table:table-cell office:value-type="float" office:value="1.52">
            <text:p>1.5200000000</text:p>
          </table:table-cell>
          <table:table-cell office:value-type="float" office:value="-19.03245">
            <text:p>-19.0324500000</text:p>
          </table:table-cell>
          <table:table-cell office:value-type="float" office:value="5.96089">
            <text:p>5.9608900000</text:p>
          </table:table-cell>
          <table:table-cell office:value-type="float" office:value="13.00488">
            <text:p>13.0048800000</text:p>
          </table:table-cell>
          <table:table-cell office:value-type="float" office:value="-0.00004016">
            <text:p>-0.0000401600</text:p>
          </table:table-cell>
          <table:table-cell office:value-type="float" office:value="0.000000976">
            <text:p>0.0000009760</text:p>
          </table:table-cell>
          <table:table-cell office:value-type="float" office:value="-0.000059221">
            <text:p>-0.0000592210</text:p>
          </table:table-cell>
          <table:table-cell table:number-columns-repeated="1001"/>
        </table:table-row>
        <table:table-row table:style-name="ro1">
          <table:table-cell office:value-type="float" office:value="118491">
            <text:p>118491</text:p>
          </table:table-cell>
          <table:table-cell table:number-columns-repeated="3"/>
          <table:table-cell office:value-type="string">
            <text:p>NN 3455</text:p>
          </table:table-cell>
          <table:table-cell table:number-columns-repeated="2"/>
          <table:table-cell office:value-type="float" office:value="7.60219349153397">
            <text:p>7.6021934915</text:p>
          </table:table-cell>
          <table:table-cell office:value-type="float" office:value="-51.9202996836383">
            <text:p>-51.9202996836</text:p>
          </table:table-cell>
          <table:table-cell office:value-type="float" office:value="16.1290322580645">
            <text:p>16.1290322581</text:p>
          </table:table-cell>
          <table:table-cell office:value-type="float" office:value="400.196">
            <text:p>400.1960000000</text:p>
          </table:table-cell>
          <table:table-cell office:value-type="float" office:value="460.372">
            <text:p>460.3720000000</text:p>
          </table:table-cell>
          <table:table-cell/>
          <table:table-cell office:value-type="float" office:value="12.45">
            <text:p>12.4500000000</text:p>
          </table:table-cell>
          <table:table-cell office:value-type="float" office:value="11.4119584474913">
            <text:p>11.4119584475</text:p>
          </table:table-cell>
          <table:table-cell office:value-type="string">
            <text:p>m</text:p>
          </table:table-cell>
          <table:table-cell/>
          <table:table-cell office:value-type="float" office:value="-4.0513">
            <text:p>-4.0513000000</text:p>
          </table:table-cell>
          <table:table-cell office:value-type="float" office:value="9.08534">
            <text:p>9.0853400000</text:p>
          </table:table-cell>
          <table:table-cell office:value-type="float" office:value="-12.69602">
            <text:p>-12.6960200000</text:p>
          </table:table-cell>
          <table:table-cell office:value-type="float" office:value="-0.000040117">
            <text:p>-0.0000401170</text:p>
          </table:table-cell>
          <table:table-cell office:value-type="float" office:value="0.000013134">
            <text:p>0.0000131340</text:p>
          </table:table-cell>
          <table:table-cell office:value-type="float" office:value="0.0000222">
            <text:p>0.0000222000</text:p>
          </table:table-cell>
          <table:table-cell table:number-columns-repeated="1001"/>
        </table:table-row>
        <table:table-row table:style-name="ro1">
          <table:table-cell office:value-type="float" office:value="118979">
            <text:p>118979</text:p>
          </table:table-cell>
          <table:table-cell table:number-columns-repeated="3"/>
          <table:table-cell office:value-type="string">
            <text:p>NN 3858</text:p>
          </table:table-cell>
          <table:table-cell table:number-columns-repeated="2"/>
          <table:table-cell office:value-type="float" office:value="14.5381251602228">
            <text:p>14.5381251602</text:p>
          </table:table-cell>
          <table:table-cell office:value-type="float" office:value="49.6528785509526">
            <text:p>49.6528785510</text:p>
          </table:table-cell>
          <table:table-cell office:value-type="float" office:value="19.6078431372549">
            <text:p>19.6078431373</text:p>
          </table:table-cell>
          <table:table-cell office:value-type="float" office:value="-580.307">
            <text:p>-580.3070000000</text:p>
          </table:table-cell>
          <table:table-cell office:value-type="float" office:value="-106.506">
            <text:p>-106.5060000000</text:p>
          </table:table-cell>
          <table:table-cell/>
          <table:table-cell office:value-type="float" office:value="13.26">
            <text:p>13.2600000000</text:p>
          </table:table-cell>
          <table:table-cell office:value-type="float" office:value="11.7978508804897">
            <text:p>11.7978508805</text:p>
          </table:table-cell>
          <table:table-cell office:value-type="string">
            <text:p>m</text:p>
          </table:table-cell>
          <table:table-cell/>
          <table:table-cell office:value-type="float" office:value="-9.99354">
            <text:p>-9.9935400000</text:p>
          </table:table-cell>
          <table:table-cell office:value-type="float" office:value="-7.82802">
            <text:p>-7.8280200000</text:p>
          </table:table-cell>
          <table:table-cell office:value-type="float" office:value="14.94384">
            <text:p>14.9438400000</text:p>
          </table:table-cell>
          <table:table-cell office:value-type="float" office:value="-0.000040088">
            <text:p>-0.0000400880</text:p>
          </table:table-cell>
          <table:table-cell office:value-type="float" office:value="0.000038666">
            <text:p>0.0000386660</text:p>
          </table:table-cell>
          <table:table-cell office:value-type="float" office:value="-0.000006554">
            <text:p>-0.0000065540</text:p>
          </table:table-cell>
          <table:table-cell table:number-columns-repeated="1001"/>
        </table:table-row>
        <table:table-row table:style-name="ro1">
          <table:table-cell office:value-type="float" office:value="64676">
            <text:p>64676</text:p>
          </table:table-cell>
          <table:table-cell office:value-type="float" office:value="64880">
            <text:p>64880</text:p>
          </table:table-cell>
          <table:table-cell table:number-columns-repeated="2"/>
          <table:table-cell office:value-type="string">
            <text:p>GJ 1170</text:p>
          </table:table-cell>
          <table:table-cell table:number-columns-repeated="2"/>
          <table:table-cell office:value-type="float" office:value="13.29956889">
            <text:p>13.2995688900</text:p>
          </table:table-cell>
          <table:table-cell office:value-type="float" office:value="36.29995254">
            <text:p>36.2999525400</text:p>
          </table:table-cell>
          <table:table-cell office:value-type="float" office:value="21.6216216216216">
            <text:p>21.6216216216</text:p>
          </table:table-cell>
          <table:table-cell office:value-type="float" office:value="-71.56">
            <text:p>-71.5600000000</text:p>
          </table:table-cell>
          <table:table-cell office:value-type="float" office:value="-336.95">
            <text:p>-336.9500000000</text:p>
          </table:table-cell>
          <table:table-cell office:value-type="float" office:value="23">
            <text:p>23</text:p>
          </table:table-cell>
          <table:table-cell office:value-type="float" office:value="11.28">
            <text:p>11.2800000000</text:p>
          </table:table-cell>
          <table:table-cell office:value-type="float" office:value="9.60555868537526">
            <text:p>9.6055586854</text:p>
          </table:table-cell>
          <table:table-cell office:value-type="string">
            <text:p>M2V:</text:p>
          </table:table-cell>
          <table:table-cell office:value-type="float" office:value="1.356">
            <text:p>1.3560000000</text:p>
          </table:table-cell>
          <table:table-cell office:value-type="float" office:value="-16.42664">
            <text:p>-16.4266400000</text:p>
          </table:table-cell>
          <table:table-cell office:value-type="float" office:value="-5.81489">
            <text:p>-5.8148900000</text:p>
          </table:table-cell>
          <table:table-cell office:value-type="float" office:value="12.80027">
            <text:p>12.8002700000</text:p>
          </table:table-cell>
          <table:table-cell office:value-type="float" office:value="-0.000040083">
            <text:p>-0.0000400830</text:p>
          </table:table-cell>
          <table:table-cell office:value-type="float" office:value="-0.000006232">
            <text:p>-0.0000062320</text:p>
          </table:table-cell>
          <table:table-cell office:value-type="float" office:value="-0.000014537">
            <text:p>-0.0000145370</text:p>
          </table:table-cell>
          <table:table-cell table:number-columns-repeated="1001"/>
        </table:table-row>
        <table:table-row table:style-name="ro1">
          <table:table-cell office:value-type="float" office:value="78224">
            <text:p>78224</text:p>
          </table:table-cell>
          <table:table-cell office:value-type="float" office:value="78459">
            <text:p>78459</text:p>
          </table:table-cell>
          <table:table-cell office:value-type="float" office:value="143761">
            <text:p>143761</text:p>
          </table:table-cell>
          <table:table-cell office:value-type="float" office:value="5968">
            <text:p>5968</text:p>
          </table:table-cell>
          <table:table-cell office:value-type="string">
            <text:p>Gl 606.2</text:p>
          </table:table-cell>
          <table:table-cell office:value-type="string">
            <text:p>15Rho CrB</text:p>
          </table:table-cell>
          <table:table-cell/>
          <table:table-cell office:value-type="float" office:value="16.01744416">
            <text:p>16.0174441600</text:p>
          </table:table-cell>
          <table:table-cell office:value-type="float" office:value="33.30538815">
            <text:p>33.3053881500</text:p>
          </table:table-cell>
          <table:table-cell office:value-type="float" office:value="17.4276751481352">
            <text:p>17.4276751481</text:p>
          </table:table-cell>
          <table:table-cell office:value-type="float" office:value="-196.89">
            <text:p>-196.8900000000</text:p>
          </table:table-cell>
          <table:table-cell office:value-type="float" office:value="-773.01">
            <text:p>-773.0100000000</text:p>
          </table:table-cell>
          <table:table-cell office:value-type="float" office:value="18.4">
            <text:p>18</text:p>
          </table:table-cell>
          <table:table-cell office:value-type="float" office:value="5.39">
            <text:p>5.3900000000</text:p>
          </table:table-cell>
          <table:table-cell office:value-type="float" office:value="4.1838027195499">
            <text:p>4.1838027195</text:p>
          </table:table-cell>
          <table:table-cell office:value-type="string">
            <text:p>G2V</text:p>
          </table:table-cell>
          <table:table-cell office:value-type="float" office:value="0.612">
            <text:p>0.6120000000</text:p>
          </table:table-cell>
          <table:table-cell office:value-type="float" office:value="-7.22495">
            <text:p>-7.2249500000</text:p>
          </table:table-cell>
          <table:table-cell office:value-type="float" office:value="-12.64702">
            <text:p>-12.6470200000</text:p>
          </table:table-cell>
          <table:table-cell office:value-type="float" office:value="9.56956">
            <text:p>9.5695600000</text:p>
          </table:table-cell>
          <table:table-cell office:value-type="float" office:value="-0.000040032">
            <text:p>-0.0000400320</text:p>
          </table:table-cell>
          <table:table-cell office:value-type="float" office:value="-0.000036542">
            <text:p>-0.0000365420</text:p>
          </table:table-cell>
          <table:table-cell office:value-type="float" office:value="-0.000044247">
            <text:p>-0.0000442470</text:p>
          </table:table-cell>
          <table:table-cell table:number-columns-repeated="1001"/>
        </table:table-row>
        <table:table-row table:style-name="ro1">
          <table:table-cell office:value-type="float" office:value="14409">
            <text:p>14409</text:p>
          </table:table-cell>
          <table:table-cell office:value-type="float" office:value="14445">
            <text:p>14445</text:p>
          </table:table-cell>
          <table:table-cell office:value-type="float" office:value="19305">
            <text:p>19305</text:p>
          </table:table-cell>
          <table:table-cell/>
          <table:table-cell office:value-type="string">
            <text:p>Gl 123</text:p>
          </table:table-cell>
          <table:table-cell table:number-columns-repeated="2"/>
          <table:table-cell office:value-type="float" office:value="3.10736383">
            <text:p>3.1073638300</text:p>
          </table:table-cell>
          <table:table-cell office:value-type="float" office:value="1.96742325">
            <text:p>1.9674232500</text:p>
          </table:table-cell>
          <table:table-cell office:value-type="float" office:value="14.7732309055991">
            <text:p>14.7732309056</text:p>
          </table:table-cell>
          <table:table-cell office:value-type="float" office:value="389.59">
            <text:p>389.5900000000</text:p>
          </table:table-cell>
          <table:table-cell office:value-type="float" office:value="-925.46">
            <text:p>-925.4600000000</text:p>
          </table:table-cell>
          <table:table-cell office:value-type="float" office:value="-30.2">
            <text:p>-30</text:p>
          </table:table-cell>
          <table:table-cell office:value-type="float" office:value="9.07">
            <text:p>9.0700000000</text:p>
          </table:table-cell>
          <table:table-cell office:value-type="float" office:value="8.22262257048629">
            <text:p>8.2226225705</text:p>
          </table:table-cell>
          <table:table-cell office:value-type="string">
            <text:p>M0V</text:p>
          </table:table-cell>
          <table:table-cell office:value-type="float" office:value="1.358">
            <text:p>1.3580000000</text:p>
          </table:table-cell>
          <table:table-cell office:value-type="float" office:value="10.14256">
            <text:p>10.1425600000</text:p>
          </table:table-cell>
          <table:table-cell office:value-type="float" office:value="10.72937">
            <text:p>10.7293700000</text:p>
          </table:table-cell>
          <table:table-cell office:value-type="float" office:value="0.50718">
            <text:p>0.5071800000</text:p>
          </table:table-cell>
          <table:table-cell office:value-type="float" office:value="-0.000039917">
            <text:p>-0.0000399170</text:p>
          </table:table-cell>
          <table:table-cell office:value-type="float" office:value="-0.000001611">
            <text:p>-0.0000016110</text:p>
          </table:table-cell>
          <table:table-cell office:value-type="float" office:value="-0.000067299">
            <text:p>-0.0000672990</text:p>
          </table:table-cell>
          <table:table-cell table:number-columns-repeated="1001"/>
        </table:table-row>
        <table:table-row table:style-name="ro1">
          <table:table-cell office:value-type="float" office:value="118352">
            <text:p>118352</text:p>
          </table:table-cell>
          <table:table-cell table:number-columns-repeated="3"/>
          <table:table-cell office:value-type="string">
            <text:p>Gl 188 <text:s/>B</text:p>
          </table:table-cell>
          <table:table-cell table:number-columns-repeated="2"/>
          <table:table-cell office:value-type="float" office:value="5.12373688605433">
            <text:p>5.1237368861</text:p>
          </table:table-cell>
          <table:table-cell office:value-type="float" office:value="18.6467555582586">
            <text:p>18.6467555583</text:p>
          </table:table-cell>
          <table:table-cell office:value-type="float" office:value="15.8679784195493">
            <text:p>15.8679784195</text:p>
          </table:table-cell>
          <table:table-cell office:value-type="float" office:value="529.273">
            <text:p>529.2730000000</text:p>
          </table:table-cell>
          <table:table-cell office:value-type="float" office:value="27.738">
            <text:p>27.7380000000</text:p>
          </table:table-cell>
          <table:table-cell/>
          <table:table-cell office:value-type="float" office:value="5.7">
            <text:p>5.7000000000</text:p>
          </table:table-cell>
          <table:table-cell office:value-type="float" office:value="4.69739199418991">
            <text:p>4.6973919942</text:p>
          </table:table-cell>
          <table:table-cell office:value-type="string">
            <text:p>G4 V</text:p>
          </table:table-cell>
          <table:table-cell/>
          <table:table-cell office:value-type="float" office:value="3.41894">
            <text:p>3.4189400000</text:p>
          </table:table-cell>
          <table:table-cell office:value-type="float" office:value="14.64114">
            <text:p>14.6411400000</text:p>
          </table:table-cell>
          <table:table-cell office:value-type="float" office:value="5.07351">
            <text:p>5.0735100000</text:p>
          </table:table-cell>
          <table:table-cell office:value-type="float" office:value="-0.000039802">
            <text:p>-0.0000398020</text:p>
          </table:table-cell>
          <table:table-cell office:value-type="float" office:value="0.000008593">
            <text:p>0.0000085930</text:p>
          </table:table-cell>
          <table:table-cell office:value-type="float" office:value="0.000002021">
            <text:p>0.0000020210</text:p>
          </table:table-cell>
          <table:table-cell table:number-columns-repeated="1001"/>
        </table:table-row>
        <table:table-row table:style-name="ro1">
          <table:table-cell office:value-type="float" office:value="118921">
            <text:p>118921</text:p>
          </table:table-cell>
          <table:table-cell table:number-columns-repeated="3"/>
          <table:table-cell office:value-type="string">
            <text:p>GJ 1178</text:p>
          </table:table-cell>
          <table:table-cell table:number-columns-repeated="2"/>
          <table:table-cell office:value-type="float" office:value="13.7908651605734">
            <text:p>13.7908651606</text:p>
          </table:table-cell>
          <table:table-cell office:value-type="float" office:value="10.3619907569652">
            <text:p>10.3619907570</text:p>
          </table:table-cell>
          <table:table-cell office:value-type="float" office:value="19.8807157057654">
            <text:p>19.8807157058</text:p>
          </table:table-cell>
          <table:table-cell office:value-type="float" office:value="-872.867">
            <text:p>-872.8670000000</text:p>
          </table:table-cell>
          <table:table-cell office:value-type="float" office:value="-111.816">
            <text:p>-111.8160000000</text:p>
          </table:table-cell>
          <table:table-cell/>
          <table:table-cell office:value-type="float" office:value="15.08">
            <text:p>15.0800000000</text:p>
          </table:table-cell>
          <table:table-cell office:value-type="float" office:value="13.5878399252796">
            <text:p>13.5878399253</text:p>
          </table:table-cell>
          <table:table-cell office:value-type="string">
            <text:p>DA7</text:p>
          </table:table-cell>
          <table:table-cell office:value-type="float" office:value="0.38">
            <text:p>0.3800000000</text:p>
          </table:table-cell>
          <table:table-cell office:value-type="float" office:value="-17.44613">
            <text:p>-17.4461300000</text:p>
          </table:table-cell>
          <table:table-cell office:value-type="float" office:value="-8.83675">
            <text:p>-8.8367500000</text:p>
          </table:table-cell>
          <table:table-cell office:value-type="float" office:value="3.57587">
            <text:p>3.5758700000</text:p>
          </table:table-cell>
          <table:table-cell office:value-type="float" office:value="-0.000039741">
            <text:p>-0.0000397410</text:p>
          </table:table-cell>
          <table:table-cell office:value-type="float" office:value="0.000074169">
            <text:p>0.0000741690</text:p>
          </table:table-cell>
          <table:table-cell office:value-type="float" office:value="-0.0000106">
            <text:p>-0.0000106000</text:p>
          </table:table-cell>
          <table:table-cell table:number-columns-repeated="1001"/>
        </table:table-row>
        <table:table-row table:style-name="ro1">
          <table:table-cell office:value-type="float" office:value="118460">
            <text:p>118460</text:p>
          </table:table-cell>
          <table:table-cell table:number-columns-repeated="3"/>
          <table:table-cell office:value-type="string">
            <text:p>NN 3421</text:p>
          </table:table-cell>
          <table:table-cell table:number-columns-repeated="2"/>
          <table:table-cell office:value-type="float" office:value="7.06462611027321">
            <text:p>7.0646261103</text:p>
          </table:table-cell>
          <table:table-cell office:value-type="float" office:value="52.719735241194">
            <text:p>52.7197352412</text:p>
          </table:table-cell>
          <table:table-cell office:value-type="float" office:value="9.16590284142988">
            <text:p>9.1659028414</text:p>
          </table:table-cell>
          <table:table-cell office:value-type="float" office:value="718.943">
            <text:p>718.9430000000</text:p>
          </table:table-cell>
          <table:table-cell office:value-type="float" office:value="-910.34">
            <text:p>-910.3400000000</text:p>
          </table:table-cell>
          <table:table-cell/>
          <table:table-cell office:value-type="float" office:value="13.3">
            <text:p>13.3000000000</text:p>
          </table:table-cell>
          <table:table-cell office:value-type="float" office:value="13.4891237529417">
            <text:p>13.4891237529</text:p>
          </table:table-cell>
          <table:table-cell office:value-type="string">
            <text:p>M4.5</text:p>
          </table:table-cell>
          <table:table-cell office:value-type="float" office:value="1.84">
            <text:p>1.8400000000</text:p>
          </table:table-cell>
          <table:table-cell office:value-type="float" office:value="-1.52746">
            <text:p>-1.5274600000</text:p>
          </table:table-cell>
          <table:table-cell office:value-type="float" office:value="5.33766">
            <text:p>5.3376600000</text:p>
          </table:table-cell>
          <table:table-cell office:value-type="float" office:value="7.29314">
            <text:p>7.2931400000</text:p>
          </table:table-cell>
          <table:table-cell office:value-type="float" office:value="-0.000039567">
            <text:p>-0.0000395670</text:p>
          </table:table-cell>
          <table:table-cell office:value-type="float" office:value="0.000022154">
            <text:p>0.0000221540</text:p>
          </table:table-cell>
          <table:table-cell office:value-type="float" office:value="-0.000024501">
            <text:p>-0.0000245010</text:p>
          </table:table-cell>
          <table:table-cell table:number-columns-repeated="1001"/>
        </table:table-row>
        <table:table-row table:style-name="ro1">
          <table:table-cell office:value-type="float" office:value="119586">
            <text:p>119586</text:p>
          </table:table-cell>
          <table:table-cell table:number-columns-repeated="3"/>
          <table:table-cell office:value-type="string">
            <text:p>Gl 905</text:p>
          </table:table-cell>
          <table:table-cell table:number-columns-repeated="2"/>
          <table:table-cell office:value-type="float" office:value="23.6983011505587">
            <text:p>23.6983011506</text:p>
          </table:table-cell>
          <table:table-cell office:value-type="float" office:value="44.1972548623138">
            <text:p>44.1972548623</text:p>
          </table:table-cell>
          <table:table-cell office:value-type="float" office:value="3.16856780735108">
            <text:p>3.1685678074</text:p>
          </table:table-cell>
          <table:table-cell office:value-type="float" office:value="84.26">
            <text:p>84.2600000000</text:p>
          </table:table-cell>
          <table:table-cell office:value-type="float" office:value="-1607.793">
            <text:p>-1607.7930000000</text:p>
          </table:table-cell>
          <table:table-cell office:value-type="float" office:value="-77.7">
            <text:p>-78</text:p>
          </table:table-cell>
          <table:table-cell office:value-type="float" office:value="12.29">
            <text:p>12.2900000000</text:p>
          </table:table-cell>
          <table:table-cell office:value-type="float" office:value="14.7856849726869">
            <text:p>14.7856849727</text:p>
          </table:table-cell>
          <table:table-cell office:value-type="string">
            <text:p>dM6 <text:s/>e</text:p>
          </table:table-cell>
          <table:table-cell office:value-type="float" office:value="1.9">
            <text:p>1.9000000000</text:p>
          </table:table-cell>
          <table:table-cell office:value-type="float" office:value="2.2646">
            <text:p>2.2646000000</text:p>
          </table:table-cell>
          <table:table-cell office:value-type="float" office:value="-0.17924">
            <text:p>-0.1792400000</text:p>
          </table:table-cell>
          <table:table-cell office:value-type="float" office:value="2.2089">
            <text:p>2.2089000000</text:p>
          </table:table-cell>
          <table:table-cell office:value-type="float" office:value="-0.000039529">
            <text:p>-0.0000395290</text:p>
          </table:table-cell>
          <table:table-cell office:value-type="float" office:value="0.000004427">
            <text:p>0.0000044270</text:p>
          </table:table-cell>
          <table:table-cell office:value-type="float" office:value="-0.000073103">
            <text:p>-0.0000731030</text:p>
          </table:table-cell>
          <table:table-cell table:number-columns-repeated="1001"/>
        </table:table-row>
        <table:table-row table:style-name="ro1">
          <table:table-cell office:value-type="float" office:value="118917">
            <text:p>118917</text:p>
          </table:table-cell>
          <table:table-cell table:number-columns-repeated="3"/>
          <table:table-cell office:value-type="string">
            <text:p>NN 3803 A</text:p>
          </table:table-cell>
          <table:table-cell table:number-columns-repeated="2"/>
          <table:table-cell office:value-type="float" office:value="13.7421460633569">
            <text:p>13.7421460634</text:p>
          </table:table-cell>
          <table:table-cell office:value-type="float" office:value="51.6840486688001">
            <text:p>51.6840486688</text:p>
          </table:table-cell>
          <table:table-cell office:value-type="float" office:value="24.330900243309">
            <text:p>24.3309002433</text:p>
          </table:table-cell>
          <table:table-cell office:value-type="float" office:value="-739.887">
            <text:p>-739.8870000000</text:p>
          </table:table-cell>
          <table:table-cell office:value-type="float" office:value="-12.914">
            <text:p>-12.9140000000</text:p>
          </table:table-cell>
          <table:table-cell/>
          <table:table-cell office:value-type="float" office:value="12.3">
            <text:p>12.3000000000</text:p>
          </table:table-cell>
          <table:table-cell office:value-type="float" office:value="10.3692091093803">
            <text:p>10.3692091094</text:p>
          </table:table-cell>
          <table:table-cell office:value-type="string">
            <text:p>M3</text:p>
          </table:table-cell>
          <table:table-cell/>
          <table:table-cell office:value-type="float" office:value="-13.5431">
            <text:p>-13.5431000000</text:p>
          </table:table-cell>
          <table:table-cell office:value-type="float" office:value="-6.64413">
            <text:p>-6.6441300000</text:p>
          </table:table-cell>
          <table:table-cell office:value-type="float" office:value="19.09011">
            <text:p>19.0901100000</text:p>
          </table:table-cell>
          <table:table-cell office:value-type="float" office:value="-0.00003951">
            <text:p>-0.0000395100</text:p>
          </table:table-cell>
          <table:table-cell office:value-type="float" office:value="0.000077822">
            <text:p>0.0000778220</text:p>
          </table:table-cell>
          <table:table-cell office:value-type="float" office:value="-0.000000944">
            <text:p>-0.0000009440</text:p>
          </table:table-cell>
          <table:table-cell table:number-columns-repeated="1001"/>
        </table:table-row>
        <table:table-row table:style-name="ro1">
          <table:table-cell office:value-type="float" office:value="72779">
            <text:p>72779</text:p>
          </table:table-cell>
          <table:table-cell office:value-type="float" office:value="73005">
            <text:p>73005</text:p>
          </table:table-cell>
          <table:table-cell office:value-type="float" office:value="132142">
            <text:p>132142</text:p>
          </table:table-cell>
          <table:table-cell/>
          <table:table-cell office:value-type="string">
            <text:p>Gl 569.1</text:p>
          </table:table-cell>
          <table:table-cell table:number-columns-repeated="2"/>
          <table:table-cell office:value-type="float" office:value="14.91999997">
            <text:p>14.9199999700</text:p>
          </table:table-cell>
          <table:table-cell office:value-type="float" office:value="53.67918367">
            <text:p>53.6791836700</text:p>
          </table:table-cell>
          <table:table-cell office:value-type="float" office:value="23.906287353574">
            <text:p>23.9062873536</text:p>
          </table:table-cell>
          <table:table-cell office:value-type="float" office:value="-970.94">
            <text:p>-970.9400000000</text:p>
          </table:table-cell>
          <table:table-cell office:value-type="float" office:value="478.79">
            <text:p>478.7900000000</text:p>
          </table:table-cell>
          <table:table-cell office:value-type="float" office:value="-14.4">
            <text:p>-14</text:p>
          </table:table-cell>
          <table:table-cell office:value-type="float" office:value="7.77">
            <text:p>7.7700000000</text:p>
          </table:table-cell>
          <table:table-cell office:value-type="float" office:value="5.87743932290315">
            <text:p>5.8774393229</text:p>
          </table:table-cell>
          <table:table-cell office:value-type="string">
            <text:p>K1V</text:p>
          </table:table-cell>
          <table:table-cell office:value-type="float" office:value="0.785">
            <text:p>0.7850000000</text:p>
          </table:table-cell>
          <table:table-cell office:value-type="float" office:value="-10.22">
            <text:p>-10.2200000000</text:p>
          </table:table-cell>
          <table:table-cell office:value-type="float" office:value="-9.80063">
            <text:p>-9.8006300000</text:p>
          </table:table-cell>
          <table:table-cell office:value-type="float" office:value="19.2616">
            <text:p>19.2616000000</text:p>
          </table:table-cell>
          <table:table-cell office:value-type="float" office:value="-0.000039318">
            <text:p>-0.0000393180</text:p>
          </table:table-cell>
          <table:table-cell office:value-type="float" office:value="0.000118195">
            <text:p>0.0001181950</text:p>
          </table:table-cell>
          <table:table-cell office:value-type="float" office:value="0.000020999">
            <text:p>0.0000209990</text:p>
          </table:table-cell>
          <table:table-cell table:number-columns-repeated="1001"/>
        </table:table-row>
        <table:table-row table:style-name="ro1">
          <table:table-cell office:value-type="float" office:value="119370">
            <text:p>119370</text:p>
          </table:table-cell>
          <table:table-cell table:number-columns-repeated="3"/>
          <table:table-cell office:value-type="string">
            <text:p>NN 4162</text:p>
          </table:table-cell>
          <table:table-cell table:number-columns-repeated="2"/>
          <table:table-cell office:value-type="float" office:value="20.7629088577159">
            <text:p>20.7629088577</text:p>
          </table:table-cell>
          <table:table-cell office:value-type="float" office:value="-29.4535335066336">
            <text:p>-29.4535335066</text:p>
          </table:table-cell>
          <table:table-cell office:value-type="float" office:value="20.8333333333333">
            <text:p>20.8333333333</text:p>
          </table:table-cell>
          <table:table-cell office:value-type="float" office:value="-332.457">
            <text:p>-332.4570000000</text:p>
          </table:table-cell>
          <table:table-cell office:value-type="float" office:value="-425.525">
            <text:p>-425.5250000000</text:p>
          </table:table-cell>
          <table:table-cell/>
          <table:table-cell office:value-type="float" office:value="13.4">
            <text:p>13.4000000000</text:p>
          </table:table-cell>
          <table:table-cell office:value-type="float" office:value="11.8062061868779">
            <text:p>11.8062061869</text:p>
          </table:table-cell>
          <table:table-cell office:value-type="string">
            <text:p>m</text:p>
          </table:table-cell>
          <table:table-cell/>
          <table:table-cell office:value-type="float" office:value="12.00703">
            <text:p>12.0070300000</text:p>
          </table:table-cell>
          <table:table-cell office:value-type="float" office:value="-13.59841">
            <text:p>-13.5984100000</text:p>
          </table:table-cell>
          <table:table-cell office:value-type="float" office:value="-10.24411">
            <text:p>-10.2441100000</text:p>
          </table:table-cell>
          <table:table-cell office:value-type="float" office:value="-0.000039155">
            <text:p>-0.0000391550</text:p>
          </table:table-cell>
          <table:table-cell office:value-type="float" office:value="-0.000006382">
            <text:p>-0.0000063820</text:p>
          </table:table-cell>
          <table:table-cell office:value-type="float" office:value="-0.000037421">
            <text:p>-0.0000374210</text:p>
          </table:table-cell>
          <table:table-cell table:number-columns-repeated="1001"/>
        </table:table-row>
        <table:table-row table:style-name="ro1">
          <table:table-cell office:value-type="float" office:value="23086">
            <text:p>23086</text:p>
          </table:table-cell>
          <table:table-cell office:value-type="float" office:value="23140">
            <text:p>23140</text:p>
          </table:table-cell>
          <table:table-cell table:number-columns-repeated="2"/>
          <table:table-cell office:value-type="string">
            <text:p>GJ 1074</text:p>
          </table:table-cell>
          <table:table-cell table:number-columns-repeated="2"/>
          <table:table-cell office:value-type="float" office:value="4.97931259">
            <text:p>4.9793125900</text:p>
          </table:table-cell>
          <table:table-cell office:value-type="float" office:value="50.94464233">
            <text:p>50.9446423300</text:p>
          </table:table-cell>
          <table:table-cell office:value-type="float" office:value="19.41370607649">
            <text:p>19.4137060765</text:p>
          </table:table-cell>
          <table:table-cell office:value-type="float" office:value="502.53">
            <text:p>502.5300000000</text:p>
          </table:table-cell>
          <table:table-cell office:value-type="float" office:value="-335.69">
            <text:p>-335.6900000000</text:p>
          </table:table-cell>
          <table:table-cell/>
          <table:table-cell office:value-type="float" office:value="10.97">
            <text:p>10.9700000000</text:p>
          </table:table-cell>
          <table:table-cell office:value-type="float" office:value="9.5294577494029">
            <text:p>9.5294577494</text:p>
          </table:table-cell>
          <table:table-cell office:value-type="string">
            <text:p>M0V:</text:p>
          </table:table-cell>
          <table:table-cell office:value-type="float" office:value="1.432">
            <text:p>1.4320000000</text:p>
          </table:table-cell>
          <table:table-cell office:value-type="float" office:value="3.22982">
            <text:p>3.2298200000</text:p>
          </table:table-cell>
          <table:table-cell office:value-type="float" office:value="11.79789">
            <text:p>11.7978900000</text:p>
          </table:table-cell>
          <table:table-cell office:value-type="float" office:value="15.07547">
            <text:p>15.0754700000</text:p>
          </table:table-cell>
          <table:table-cell office:value-type="float" office:value="-0.000039137">
            <text:p>-0.0000391370</text:p>
          </table:table-cell>
          <table:table-cell office:value-type="float" office:value="0.000036149">
            <text:p>0.0000361490</text:p>
          </table:table-cell>
          <table:table-cell office:value-type="float" office:value="-0.000019905">
            <text:p>-0.0000199050</text:p>
          </table:table-cell>
          <table:table-cell table:number-columns-repeated="1001"/>
        </table:table-row>
        <table:table-row table:style-name="ro1">
          <table:table-cell office:value-type="float" office:value="100598">
            <text:p>100598</text:p>
          </table:table-cell>
          <table:table-cell office:value-type="float" office:value="100923">
            <text:p>100923</text:p>
          </table:table-cell>
          <table:table-cell table:number-columns-repeated="2"/>
          <table:table-cell office:value-type="string">
            <text:p>Gl 791</text:p>
          </table:table-cell>
          <table:table-cell table:number-columns-repeated="2"/>
          <table:table-cell office:value-type="float" office:value="20.46160851">
            <text:p>20.4616085100</text:p>
          </table:table-cell>
          <table:table-cell office:value-type="float" office:value="-27.74557538">
            <text:p>-27.7455753800</text:p>
          </table:table-cell>
          <table:table-cell office:value-type="float" office:value="15.4012012937009">
            <text:p>15.4012012937</text:p>
          </table:table-cell>
          <table:table-cell office:value-type="float" office:value="-202.72">
            <text:p>-202.7200000000</text:p>
          </table:table-cell>
          <table:table-cell office:value-type="float" office:value="-876.94">
            <text:p>-876.9400000000</text:p>
          </table:table-cell>
          <table:table-cell office:value-type="float" office:value="-16">
            <text:p>-16</text:p>
          </table:table-cell>
          <table:table-cell office:value-type="float" office:value="11.41">
            <text:p>11.4100000000</text:p>
          </table:table-cell>
          <table:table-cell office:value-type="float" office:value="10.4722270143638">
            <text:p>10.4722270144</text:p>
          </table:table-cell>
          <table:table-cell office:value-type="string">
            <text:p>M3</text:p>
          </table:table-cell>
          <table:table-cell office:value-type="float" office:value="1.504">
            <text:p>1.5040000000</text:p>
          </table:table-cell>
          <table:table-cell office:value-type="float" office:value="8.18857">
            <text:p>8.1885700000</text:p>
          </table:table-cell>
          <table:table-cell office:value-type="float" office:value="-10.89659">
            <text:p>-10.8965900000</text:p>
          </table:table-cell>
          <table:table-cell office:value-type="float" office:value="-7.16997">
            <text:p>-7.1699700000</text:p>
          </table:table-cell>
          <table:table-cell office:value-type="float" office:value="-0.000039111">
            <text:p>-0.0000391110</text:p>
          </table:table-cell>
          <table:table-cell office:value-type="float" office:value="0.000026852">
            <text:p>0.0000268520</text:p>
          </table:table-cell>
          <table:table-cell office:value-type="float" office:value="-0.000050327">
            <text:p>-0.0000503270</text:p>
          </table:table-cell>
          <table:table-cell table:number-columns-repeated="1001"/>
        </table:table-row>
        <table:table-row table:style-name="ro1">
          <table:table-cell office:value-type="float" office:value="118162">
            <text:p>118162</text:p>
          </table:table-cell>
          <table:table-cell table:number-columns-repeated="3"/>
          <table:table-cell office:value-type="string">
            <text:p>NN 3172</text:p>
          </table:table-cell>
          <table:table-cell table:number-columns-repeated="2"/>
          <table:table-cell office:value-type="float" office:value="2.62437592137183">
            <text:p>2.6243759214</text:p>
          </table:table-cell>
          <table:table-cell office:value-type="float" office:value="0.358843009923987">
            <text:p>0.3588430099</text:p>
          </table:table-cell>
          <table:table-cell office:value-type="float" office:value="24.6305418719212">
            <text:p>24.6305418719</text:p>
          </table:table-cell>
          <table:table-cell office:value-type="float" office:value="516.404">
            <text:p>516.4040000000</text:p>
          </table:table-cell>
          <table:table-cell office:value-type="float" office:value="-157.88">
            <text:p>-157.8800000000</text:p>
          </table:table-cell>
          <table:table-cell/>
          <table:table-cell office:value-type="float" office:value="15.16">
            <text:p>15.1600000000</text:p>
          </table:table-cell>
          <table:table-cell office:value-type="float" office:value="13.202630167886">
            <text:p>13.2026301679</text:p>
          </table:table-cell>
          <table:table-cell office:value-type="string">
            <text:p>m</text:p>
          </table:table-cell>
          <table:table-cell office:value-type="float" office:value="1.67">
            <text:p>1.6700000000</text:p>
          </table:table-cell>
          <table:table-cell office:value-type="float" office:value="19.04184">
            <text:p>19.0418400000</text:p>
          </table:table-cell>
          <table:table-cell office:value-type="float" office:value="15.62203">
            <text:p>15.6220300000</text:p>
          </table:table-cell>
          <table:table-cell office:value-type="float" office:value="0.15425">
            <text:p>0.1542500000</text:p>
          </table:table-cell>
          <table:table-cell office:value-type="float" office:value="-0.000039017">
            <text:p>-0.0000390170</text:p>
          </table:table-cell>
          <table:table-cell office:value-type="float" office:value="0.000047744">
            <text:p>0.0000477440</text:p>
          </table:table-cell>
          <table:table-cell office:value-type="float" office:value="-0.00001885">
            <text:p>-0.0000188500</text:p>
          </table:table-cell>
          <table:table-cell table:number-columns-repeated="1001"/>
        </table:table-row>
        <table:table-row table:style-name="ro1">
          <table:table-cell office:value-type="float" office:value="118194">
            <text:p>118194</text:p>
          </table:table-cell>
          <table:table-cell table:number-columns-repeated="3"/>
          <table:table-cell office:value-type="string">
            <text:p>GJ 1053</text:p>
          </table:table-cell>
          <table:table-cell table:number-columns-repeated="2"/>
          <table:table-cell office:value-type="float" office:value="3.17604847997767">
            <text:p>3.1760484800</text:p>
          </table:table-cell>
          <table:table-cell office:value-type="float" office:value="73.7889325006521">
            <text:p>73.7889325007</text:p>
          </table:table-cell>
          <table:table-cell office:value-type="float" office:value="12.0627261761158">
            <text:p>12.0627261761</text:p>
          </table:table-cell>
          <table:table-cell office:value-type="float" office:value="1818.653">
            <text:p>1818.6530000000</text:p>
          </table:table-cell>
          <table:table-cell office:value-type="float" office:value="-1049.999">
            <text:p>-1049.9990000000</text:p>
          </table:table-cell>
          <table:table-cell/>
          <table:table-cell office:value-type="float" office:value="14.64">
            <text:p>14.6400000000</text:p>
          </table:table-cell>
          <table:table-cell office:value-type="float" office:value="14.2327726527514">
            <text:p>14.2327726528</text:p>
          </table:table-cell>
          <table:table-cell office:value-type="string">
            <text:p>sdM6</text:p>
          </table:table-cell>
          <table:table-cell office:value-type="float" office:value="1.79">
            <text:p>1.7900000000</text:p>
          </table:table-cell>
          <table:table-cell office:value-type="float" office:value="2.26903">
            <text:p>2.2690300000</text:p>
          </table:table-cell>
          <table:table-cell office:value-type="float" office:value="2.48845">
            <text:p>2.4884500000</text:p>
          </table:table-cell>
          <table:table-cell office:value-type="float" office:value="11.5831">
            <text:p>11.5831000000</text:p>
          </table:table-cell>
          <table:table-cell office:value-type="float" office:value="-0.000038859">
            <text:p>-0.0000388590</text:p>
          </table:table-cell>
          <table:table-cell office:value-type="float" office:value="0.000115222">
            <text:p>0.0001152220</text:p>
          </table:table-cell>
          <table:table-cell office:value-type="float" office:value="-0.000017141">
            <text:p>-0.0000171410</text:p>
          </table:table-cell>
          <table:table-cell table:number-columns-repeated="1001"/>
        </table:table-row>
        <table:table-row table:style-name="ro1">
          <table:table-cell office:value-type="float" office:value="109210">
            <text:p>109210</text:p>
          </table:table-cell>
          <table:table-cell office:value-type="float" office:value="109555">
            <text:p>109555</text:p>
          </table:table-cell>
          <table:table-cell table:number-columns-repeated="2"/>
          <table:table-cell office:value-type="string">
            <text:p>Gl 851</text:p>
          </table:table-cell>
          <table:table-cell table:number-columns-repeated="2"/>
          <table:table-cell office:value-type="float" office:value="22.19163661">
            <text:p>22.1916366100</text:p>
          </table:table-cell>
          <table:table-cell office:value-type="float" office:value="18.42575716">
            <text:p>18.4257571600</text:p>
          </table:table-cell>
          <table:table-cell office:value-type="float" office:value="11.4390299702585">
            <text:p>11.4390299703</text:p>
          </table:table-cell>
          <table:table-cell office:value-type="float" office:value="329.21">
            <text:p>329.2100000000</text:p>
          </table:table-cell>
          <table:table-cell office:value-type="float" office:value="178.44">
            <text:p>178.4400000000</text:p>
          </table:table-cell>
          <table:table-cell office:value-type="float" office:value="-51.4">
            <text:p>-51</text:p>
          </table:table-cell>
          <table:table-cell office:value-type="float" office:value="10.25">
            <text:p>10.2500000000</text:p>
          </table:table-cell>
          <table:table-cell office:value-type="float" office:value="9.95805401076817">
            <text:p>9.9580540108</text:p>
          </table:table-cell>
          <table:table-cell office:value-type="string">
            <text:p>M2</text:p>
          </table:table-cell>
          <table:table-cell office:value-type="float" office:value="1.465">
            <text:p>1.4650000000</text:p>
          </table:table-cell>
          <table:table-cell office:value-type="float" office:value="9.65892">
            <text:p>9.6589200000</text:p>
          </table:table-cell>
          <table:table-cell office:value-type="float" office:value="-4.94813">
            <text:p>-4.9481300000</text:p>
          </table:table-cell>
          <table:table-cell office:value-type="float" office:value="3.61559">
            <text:p>3.6155900000</text:p>
          </table:table-cell>
          <table:table-cell office:value-type="float" office:value="-0.000038847">
            <text:p>-0.0000388470</text:p>
          </table:table-cell>
          <table:table-cell office:value-type="float" office:value="0.000040412">
            <text:p>0.0000404120</text:p>
          </table:table-cell>
          <table:table-cell office:value-type="float" office:value="-0.000007227">
            <text:p>-0.0000072270</text:p>
          </table:table-cell>
          <table:table-cell table:number-columns-repeated="1001"/>
        </table:table-row>
        <table:table-row table:style-name="ro1">
          <table:table-cell office:value-type="float" office:value="55460">
            <text:p>55460</text:p>
          </table:table-cell>
          <table:table-cell office:value-type="float" office:value="55625">
            <text:p>55625</text:p>
          </table:table-cell>
          <table:table-cell table:number-columns-repeated="2"/>
          <table:table-cell office:value-type="string">
            <text:p>GJ 2085</text:p>
          </table:table-cell>
          <table:table-cell table:number-columns-repeated="2"/>
          <table:table-cell office:value-type="float" office:value="11.3958795">
            <text:p>11.3958795000</text:p>
          </table:table-cell>
          <table:table-cell office:value-type="float" office:value="8.5630165">
            <text:p>8.5630165000</text:p>
          </table:table-cell>
          <table:table-cell office:value-type="float" office:value="21.2314225053079">
            <text:p>21.2314225053</text:p>
          </table:table-cell>
          <table:table-cell office:value-type="float" office:value="-1003.63">
            <text:p>-1003.6300000000</text:p>
          </table:table-cell>
          <table:table-cell office:value-type="float" office:value="195.34">
            <text:p>195.3400000000</text:p>
          </table:table-cell>
          <table:table-cell office:value-type="float" office:value="58">
            <text:p>58</text:p>
          </table:table-cell>
          <table:table-cell office:value-type="float" office:value="11.18">
            <text:p>11.1800000000</text:p>
          </table:table-cell>
          <table:table-cell office:value-type="float" office:value="9.54510453564448">
            <text:p>9.5451045356</text:p>
          </table:table-cell>
          <table:table-cell office:value-type="string">
            <text:p>M1V:</text:p>
          </table:table-cell>
          <table:table-cell office:value-type="float" office:value="1.482">
            <text:p>1.4820000000</text:p>
          </table:table-cell>
          <table:table-cell office:value-type="float" office:value="-20.73271">
            <text:p>-20.7327100000</text:p>
          </table:table-cell>
          <table:table-cell office:value-type="float" office:value="3.30666">
            <text:p>3.3066600000</text:p>
          </table:table-cell>
          <table:table-cell office:value-type="float" office:value="3.16129">
            <text:p>3.1612900000</text:p>
          </table:table-cell>
          <table:table-cell office:value-type="float" office:value="-0.000038699">
            <text:p>-0.0000386990</text:p>
          </table:table-cell>
          <table:table-cell office:value-type="float" office:value="0.000110775">
            <text:p>0.0001107750</text:p>
          </table:table-cell>
          <table:table-cell office:value-type="float" office:value="0.000028713">
            <text:p>0.0000287130</text:p>
          </table:table-cell>
          <table:table-cell table:number-columns-repeated="1001"/>
        </table:table-row>
        <table:table-row table:style-name="ro1">
          <table:table-cell office:value-type="float" office:value="70733">
            <text:p>70733</text:p>
          </table:table-cell>
          <table:table-cell office:value-type="float" office:value="70956">
            <text:p>70956</text:p>
          </table:table-cell>
          <table:table-cell office:value-type="float" office:value="127339">
            <text:p>127339</text:p>
          </table:table-cell>
          <table:table-cell/>
          <table:table-cell office:value-type="string">
            <text:p>Gl 553</text:p>
          </table:table-cell>
          <table:table-cell table:number-columns-repeated="2"/>
          <table:table-cell office:value-type="float" office:value="14.51346296">
            <text:p>14.5134629600</text:p>
          </table:table-cell>
          <table:table-cell office:value-type="float" office:value="-8.64575059">
            <text:p>-8.6457505900</text:p>
          </table:table-cell>
          <table:table-cell office:value-type="float" office:value="16.5207335205683">
            <text:p>16.5207335206</text:p>
          </table:table-cell>
          <table:table-cell office:value-type="float" office:value="-1269.37">
            <text:p>-1269.3700000000</text:p>
          </table:table-cell>
          <table:table-cell office:value-type="float" office:value="-241.19">
            <text:p>-241.1900000000</text:p>
          </table:table-cell>
          <table:table-cell office:value-type="float" office:value="-26.8">
            <text:p>-27</text:p>
          </table:table-cell>
          <table:table-cell office:value-type="float" office:value="9.4">
            <text:p>9.4000000000</text:p>
          </table:table-cell>
          <table:table-cell office:value-type="float" office:value="8.30985336956276">
            <text:p>8.3098533696</text:p>
          </table:table-cell>
          <table:table-cell office:value-type="string">
            <text:p>K7V</text:p>
          </table:table-cell>
          <table:table-cell office:value-type="float" office:value="1.403">
            <text:p>1.4030000000</text:p>
          </table:table-cell>
          <table:table-cell office:value-type="float" office:value="-12.92271">
            <text:p>-12.9227100000</text:p>
          </table:table-cell>
          <table:table-cell office:value-type="float" office:value="-9.98851">
            <text:p>-9.9885100000</text:p>
          </table:table-cell>
          <table:table-cell office:value-type="float" office:value="-2.48347">
            <text:p>-2.4834700000</text:p>
          </table:table-cell>
          <table:table-cell office:value-type="float" office:value="-0.000038434">
            <text:p>-0.0000384340</text:p>
          </table:table-cell>
          <table:table-cell office:value-type="float" office:value="0.000098781">
            <text:p>0.0000987810</text:p>
          </table:table-cell>
          <table:table-cell office:value-type="float" office:value="-0.000014976">
            <text:p>-0.0000149760</text:p>
          </table:table-cell>
          <table:table-cell table:number-columns-repeated="1001"/>
        </table:table-row>
        <table:table-row table:style-name="ro1">
          <table:table-cell office:value-type="float" office:value="118517">
            <text:p>118517</text:p>
          </table:table-cell>
          <table:table-cell table:number-columns-repeated="3"/>
          <table:table-cell office:value-type="string">
            <text:p>Gl 294 <text:s/>B</text:p>
          </table:table-cell>
          <table:table-cell table:number-columns-repeated="2"/>
          <table:table-cell office:value-type="float" office:value="7.96444951276119">
            <text:p>7.9644495128</text:p>
          </table:table-cell>
          <table:table-cell office:value-type="float" office:value="-60.2993532675241">
            <text:p>-60.2993532675</text:p>
          </table:table-cell>
          <table:table-cell office:value-type="float" office:value="16.1917098445596">
            <text:p>16.1917098446</text:p>
          </table:table-cell>
          <table:table-cell office:value-type="float" office:value="508.256">
            <text:p>508.2560000000</text:p>
          </table:table-cell>
          <table:table-cell office:value-type="float" office:value="109.888">
            <text:p>109.8880000000</text:p>
          </table:table-cell>
          <table:table-cell/>
          <table:table-cell office:value-type="float" office:value="9.88">
            <text:p>9.8800000000</text:p>
          </table:table-cell>
          <table:table-cell office:value-type="float" office:value="8.8335364366384">
            <text:p>8.8335364366</text:p>
          </table:table-cell>
          <table:table-cell office:value-type="string">
            <text:p>k</text:p>
          </table:table-cell>
          <table:table-cell office:value-type="float" office:value="1.34">
            <text:p>1.3400000000</text:p>
          </table:table-cell>
          <table:table-cell office:value-type="float" office:value="-3.9464">
            <text:p>-3.9464000000</text:p>
          </table:table-cell>
          <table:table-cell office:value-type="float" office:value="6.9847">
            <text:p>6.9847000000</text:p>
          </table:table-cell>
          <table:table-cell office:value-type="float" office:value="-14.06453">
            <text:p>-14.0645300000</text:p>
          </table:table-cell>
          <table:table-cell office:value-type="float" office:value="-0.000038419">
            <text:p>-0.0000384190</text:p>
          </table:table-cell>
          <table:table-cell office:value-type="float" office:value="-0.000013101">
            <text:p>-0.0000131010</text:p>
          </table:table-cell>
          <table:table-cell office:value-type="float" office:value="0.000004273">
            <text:p>0.0000042730</text:p>
          </table:table-cell>
          <table:table-cell table:number-columns-repeated="1001"/>
        </table:table-row>
        <table:table-row table:style-name="ro1">
          <table:table-cell office:value-type="float" office:value="118518">
            <text:p>118518</text:p>
          </table:table-cell>
          <table:table-cell table:number-columns-repeated="3"/>
          <table:table-cell office:value-type="string">
            <text:p>Gl 294 <text:s/>C</text:p>
          </table:table-cell>
          <table:table-cell table:number-columns-repeated="2"/>
          <table:table-cell office:value-type="float" office:value="7.96444951276119">
            <text:p>7.9644495128</text:p>
          </table:table-cell>
          <table:table-cell office:value-type="float" office:value="-60.2993532675241">
            <text:p>-60.2993532675</text:p>
          </table:table-cell>
          <table:table-cell office:value-type="float" office:value="16.1917098445596">
            <text:p>16.1917098446</text:p>
          </table:table-cell>
          <table:table-cell office:value-type="float" office:value="508.256">
            <text:p>508.2560000000</text:p>
          </table:table-cell>
          <table:table-cell office:value-type="float" office:value="109.888">
            <text:p>109.8880000000</text:p>
          </table:table-cell>
          <table:table-cell/>
          <table:table-cell office:value-type="float" office:value="13.5">
            <text:p>13.5000000000</text:p>
          </table:table-cell>
          <table:table-cell office:value-type="float" office:value="12.4535364366384">
            <text:p>12.4535364366</text:p>
          </table:table-cell>
          <table:table-cell table:number-columns-repeated="2"/>
          <table:table-cell office:value-type="float" office:value="-3.9464">
            <text:p>-3.9464000000</text:p>
          </table:table-cell>
          <table:table-cell office:value-type="float" office:value="6.9847">
            <text:p>6.9847000000</text:p>
          </table:table-cell>
          <table:table-cell office:value-type="float" office:value="-14.06453">
            <text:p>-14.0645300000</text:p>
          </table:table-cell>
          <table:table-cell office:value-type="float" office:value="-0.000038419">
            <text:p>-0.0000384190</text:p>
          </table:table-cell>
          <table:table-cell office:value-type="float" office:value="-0.000013101">
            <text:p>-0.0000131010</text:p>
          </table:table-cell>
          <table:table-cell office:value-type="float" office:value="0.000004273">
            <text:p>0.0000042730</text:p>
          </table:table-cell>
          <table:table-cell table:number-columns-repeated="1001"/>
        </table:table-row>
        <table:table-row table:style-name="ro1">
          <table:table-cell office:value-type="float" office:value="24726">
            <text:p>24726</text:p>
          </table:table-cell>
          <table:table-cell office:value-type="float" office:value="24786">
            <text:p>24786</text:p>
          </table:table-cell>
          <table:table-cell office:value-type="float" office:value="34721">
            <text:p>34721</text:p>
          </table:table-cell>
          <table:table-cell office:value-type="float" office:value="1747">
            <text:p>1747</text:p>
          </table:table-cell>
          <table:table-cell office:value-type="string">
            <text:p>Gl 198</text:p>
          </table:table-cell>
          <table:table-cell table:number-columns-repeated="2"/>
          <table:table-cell office:value-type="float" office:value="5.31395441">
            <text:p>5.3139544100</text:p>
          </table:table-cell>
          <table:table-cell office:value-type="float" office:value="-18.13019946">
            <text:p>-18.1301994600</text:p>
          </table:table-cell>
          <table:table-cell office:value-type="float" office:value="24.931438544004">
            <text:p>24.9314385440</text:p>
          </table:table-cell>
          <table:table-cell office:value-type="float" office:value="385">
            <text:p>385.0000000000</text:p>
          </table:table-cell>
          <table:table-cell office:value-type="float" office:value="61.32">
            <text:p>61.3200000000</text:p>
          </table:table-cell>
          <table:table-cell office:value-type="float" office:value="40.3">
            <text:p>40</text:p>
          </table:table-cell>
          <table:table-cell office:value-type="float" office:value="5.96">
            <text:p>5.9600000000</text:p>
          </table:table-cell>
          <table:table-cell office:value-type="float" office:value="3.97626330990823">
            <text:p>3.9762633099</text:p>
          </table:table-cell>
          <table:table-cell office:value-type="string">
            <text:p>G0V</text:p>
          </table:table-cell>
          <table:table-cell office:value-type="float" office:value="0.572">
            <text:p>0.5720000000</text:p>
          </table:table-cell>
          <table:table-cell office:value-type="float" office:value="4.23268">
            <text:p>4.2326800000</text:p>
          </table:table-cell>
          <table:table-cell office:value-type="float" office:value="23.3125">
            <text:p>23.3125000000</text:p>
          </table:table-cell>
          <table:table-cell office:value-type="float" office:value="-7.75809">
            <text:p>-7.7580900000</text:p>
          </table:table-cell>
          <table:table-cell office:value-type="float" office:value="-0.000038373">
            <text:p>-0.0000383730</text:p>
          </table:table-cell>
          <table:table-cell office:value-type="float" office:value="0.00004912">
            <text:p>0.0000491200</text:p>
          </table:table-cell>
          <table:table-cell office:value-type="float" office:value="-0.000005782">
            <text:p>-0.0000057820</text:p>
          </table:table-cell>
          <table:table-cell table:number-columns-repeated="1001"/>
        </table:table-row>
        <table:table-row table:style-name="ro1">
          <table:table-cell office:value-type="float" office:value="118588">
            <text:p>118588</text:p>
          </table:table-cell>
          <table:table-cell table:number-columns-repeated="3"/>
          <table:table-cell office:value-type="string">
            <text:p>NN 3524</text:p>
          </table:table-cell>
          <table:table-cell table:number-columns-repeated="2"/>
          <table:table-cell office:value-type="float" office:value="9.01497100736679">
            <text:p>9.0149710074</text:p>
          </table:table-cell>
          <table:table-cell office:value-type="float" office:value="48.438709237581">
            <text:p>48.4387092376</text:p>
          </table:table-cell>
          <table:table-cell office:value-type="float" office:value="19.723865877712">
            <text:p>19.7238658777</text:p>
          </table:table-cell>
          <table:table-cell office:value-type="float" office:value="-259.956">
            <text:p>-259.9560000000</text:p>
          </table:table-cell>
          <table:table-cell office:value-type="float" office:value="-1099.692">
            <text:p>-1099.6920000000</text:p>
          </table:table-cell>
          <table:table-cell/>
          <table:table-cell office:value-type="float" office:value="14.13">
            <text:p>14.1300000000</text:p>
          </table:table-cell>
          <table:table-cell office:value-type="float" office:value="12.6550397966667">
            <text:p>12.6550397967</text:p>
          </table:table-cell>
          <table:table-cell office:value-type="string">
            <text:p>k-m</text:p>
          </table:table-cell>
          <table:table-cell office:value-type="float" office:value="1.7">
            <text:p>1.7000000000</text:p>
          </table:table-cell>
          <table:table-cell office:value-type="float" office:value="-9.28884">
            <text:p>-9.2888400000</text:p>
          </table:table-cell>
          <table:table-cell office:value-type="float" office:value="9.21631">
            <text:p>9.2163100000</text:p>
          </table:table-cell>
          <table:table-cell office:value-type="float" office:value="14.75831">
            <text:p>14.7583100000</text:p>
          </table:table-cell>
          <table:table-cell office:value-type="float" office:value="-0.000038343">
            <text:p>-0.0000383430</text:p>
          </table:table-cell>
          <table:table-cell office:value-type="float" office:value="0.000073058">
            <text:p>0.0000730580</text:p>
          </table:table-cell>
          <table:table-cell office:value-type="float" office:value="-0.000069757">
            <text:p>-0.0000697570</text:p>
          </table:table-cell>
          <table:table-cell table:number-columns-repeated="1001"/>
        </table:table-row>
        <table:table-row table:style-name="ro1">
          <table:table-cell office:value-type="float" office:value="45506">
            <text:p>45506</text:p>
          </table:table-cell>
          <table:table-cell office:value-type="float" office:value="45637">
            <text:p>45637</text:p>
          </table:table-cell>
          <table:table-cell office:value-type="float" office:value="80545">
            <text:p>80545</text:p>
          </table:table-cell>
          <table:table-cell/>
          <table:table-cell office:value-type="string">
            <text:p>NN 3551</text:p>
          </table:table-cell>
          <table:table-cell table:number-columns-repeated="2"/>
          <table:table-cell office:value-type="float" office:value="9.30249265">
            <text:p>9.3024926500</text:p>
          </table:table-cell>
          <table:table-cell office:value-type="float" office:value="-57.7700241">
            <text:p>-57.7700241000</text:p>
          </table:table-cell>
          <table:table-cell office:value-type="float" office:value="23.4796900680911">
            <text:p>23.4796900681</text:p>
          </table:table-cell>
          <table:table-cell office:value-type="float" office:value="-85.82">
            <text:p>-85.8200000000</text:p>
          </table:table-cell>
          <table:table-cell office:value-type="float" office:value="472.01">
            <text:p>472.0100000000</text:p>
          </table:table-cell>
          <table:table-cell office:value-type="float" office:value="24">
            <text:p>24</text:p>
          </table:table-cell>
          <table:table-cell office:value-type="float" office:value="9.52">
            <text:p>9.5200000000</text:p>
          </table:table-cell>
          <table:table-cell office:value-type="float" office:value="7.66653820036874">
            <text:p>7.6665382004</text:p>
          </table:table-cell>
          <table:table-cell office:value-type="string">
            <text:p>K7V</text:p>
          </table:table-cell>
          <table:table-cell office:value-type="float" office:value="1.185">
            <text:p>1.1850000000</text:p>
          </table:table-cell>
          <table:table-cell office:value-type="float" office:value="-9.52723">
            <text:p>-9.5272300000</text:p>
          </table:table-cell>
          <table:table-cell office:value-type="float" office:value="8.12627">
            <text:p>8.1262700000</text:p>
          </table:table-cell>
          <table:table-cell office:value-type="float" office:value="-19.8618">
            <text:p>-19.8618000000</text:p>
          </table:table-cell>
          <table:table-cell office:value-type="float" office:value="-0.000038198">
            <text:p>-0.0000381980</text:p>
          </table:table-cell>
          <table:table-cell office:value-type="float" office:value="0.00004542">
            <text:p>0.0000454200</text:p>
          </table:table-cell>
          <table:table-cell office:value-type="float" office:value="0.000007889">
            <text:p>0.0000078890</text:p>
          </table:table-cell>
          <table:table-cell table:number-columns-repeated="1001"/>
        </table:table-row>
        <table:table-row table:style-name="ro1">
          <table:table-cell office:value-type="float" office:value="18072">
            <text:p>18072</text:p>
          </table:table-cell>
          <table:table-cell office:value-type="float" office:value="18115">
            <text:p>18115</text:p>
          </table:table-cell>
          <table:table-cell table:number-columns-repeated="5"/>
          <table:table-cell office:value-type="float" office:value="3.87302527">
            <text:p>3.8730252700</text:p>
          </table:table-cell>
          <table:table-cell office:value-type="float" office:value="-22.88297082">
            <text:p>-22.8829708200</text:p>
          </table:table-cell>
          <table:table-cell office:value-type="float" office:value="23.7586124970302">
            <text:p>23.7586124970</text:p>
          </table:table-cell>
          <table:table-cell office:value-type="float" office:value="438.11">
            <text:p>438.1100000000</text:p>
          </table:table-cell>
          <table:table-cell office:value-type="float" office:value="197.4">
            <text:p>197.4000000000</text:p>
          </table:table-cell>
          <table:table-cell/>
          <table:table-cell office:value-type="float" office:value="11.44">
            <text:p>11.4400000000</text:p>
          </table:table-cell>
          <table:table-cell office:value-type="float" office:value="9.56089462874011">
            <text:p>9.5608946287</text:p>
          </table:table-cell>
          <table:table-cell/>
          <table:table-cell office:value-type="float" office:value="1.523">
            <text:p>1.5230000000</text:p>
          </table:table-cell>
          <table:table-cell office:value-type="float" office:value="11.56839">
            <text:p>11.5683900000</text:p>
          </table:table-cell>
          <table:table-cell office:value-type="float" office:value="18.58206">
            <text:p>18.5820600000</text:p>
          </table:table-cell>
          <table:table-cell office:value-type="float" office:value="-9.23853">
            <text:p>-9.2385300000</text:p>
          </table:table-cell>
          <table:table-cell office:value-type="float" office:value="-0.000038164">
            <text:p>-0.0000381640</text:p>
          </table:table-cell>
          <table:table-cell office:value-type="float" office:value="0.000034173">
            <text:p>0.0000341730</text:p>
          </table:table-cell>
          <table:table-cell office:value-type="float" office:value="0.000020946">
            <text:p>0.0000209460</text:p>
          </table:table-cell>
          <table:table-cell table:number-columns-repeated="1001"/>
        </table:table-row>
        <table:table-row table:style-name="ro1">
          <table:table-cell office:value-type="float" office:value="119074">
            <text:p>119074</text:p>
          </table:table-cell>
          <table:table-cell table:number-columns-repeated="3"/>
          <table:table-cell office:value-type="string">
            <text:p>NN 3946</text:p>
          </table:table-cell>
          <table:table-cell table:number-columns-repeated="2"/>
          <table:table-cell office:value-type="float" office:value="16.2459571281158">
            <text:p>16.2459571281</text:p>
          </table:table-cell>
          <table:table-cell office:value-type="float" office:value="4.86726045791966">
            <text:p>4.8672604579</text:p>
          </table:table-cell>
          <table:table-cell office:value-type="float" office:value="21.2765957446809">
            <text:p>21.2765957447</text:p>
          </table:table-cell>
          <table:table-cell office:value-type="float" office:value="-412.56">
            <text:p>-412.5600000000</text:p>
          </table:table-cell>
          <table:table-cell office:value-type="float" office:value="78.7">
            <text:p>78.7000000000</text:p>
          </table:table-cell>
          <table:table-cell/>
          <table:table-cell office:value-type="float" office:value="13.53">
            <text:p>13.5300000000</text:p>
          </table:table-cell>
          <table:table-cell office:value-type="float" office:value="11.8904892896786">
            <text:p>11.8904892897</text:p>
          </table:table-cell>
          <table:table-cell office:value-type="string">
            <text:p>m</text:p>
          </table:table-cell>
          <table:table-cell/>
          <table:table-cell office:value-type="float" office:value="-9.39658">
            <text:p>-9.3965800000</text:p>
          </table:table-cell>
          <table:table-cell office:value-type="float" office:value="-19.00365">
            <text:p>-19.0036500000</text:p>
          </table:table-cell>
          <table:table-cell office:value-type="float" office:value="1.80526">
            <text:p>1.8052600000</text:p>
          </table:table-cell>
          <table:table-cell office:value-type="float" office:value="-0.000037839">
            <text:p>-0.0000378390</text:p>
          </table:table-cell>
          <table:table-cell office:value-type="float" office:value="0.000019478">
            <text:p>0.0000194780</text:p>
          </table:table-cell>
          <table:table-cell office:value-type="float" office:value="0.000008088">
            <text:p>0.0000080880</text:p>
          </table:table-cell>
          <table:table-cell table:number-columns-repeated="1001"/>
        </table:table-row>
        <table:table-row table:style-name="ro1">
          <table:table-cell office:value-type="float" office:value="118942">
            <text:p>118942</text:p>
          </table:table-cell>
          <table:table-cell table:number-columns-repeated="3"/>
          <table:table-cell office:value-type="string">
            <text:p>NN 3823</text:p>
          </table:table-cell>
          <table:table-cell table:number-columns-repeated="2"/>
          <table:table-cell office:value-type="float" office:value="14.0465909774946">
            <text:p>14.0465909775</text:p>
          </table:table-cell>
          <table:table-cell office:value-type="float" office:value="-24.5360899438055">
            <text:p>-24.5360899438</text:p>
          </table:table-cell>
          <table:table-cell office:value-type="float" office:value="23.8095238095238">
            <text:p>23.8095238095</text:p>
          </table:table-cell>
          <table:table-cell office:value-type="float" office:value="-358.52">
            <text:p>-358.5200000000</text:p>
          </table:table-cell>
          <table:table-cell office:value-type="float" office:value="403.81">
            <text:p>403.8100000000</text:p>
          </table:table-cell>
          <table:table-cell/>
          <table:table-cell office:value-type="float" office:value="12.15">
            <text:p>12.1500000000</text:p>
          </table:table-cell>
          <table:table-cell office:value-type="float" office:value="10.2662464519895">
            <text:p>10.2662464520</text:p>
          </table:table-cell>
          <table:table-cell office:value-type="string">
            <text:p>M0.5</text:p>
          </table:table-cell>
          <table:table-cell office:value-type="float" office:value="1.7">
            <text:p>1.7000000000</text:p>
          </table:table-cell>
          <table:table-cell office:value-type="float" office:value="-18.6242">
            <text:p>-18.6242000000</text:p>
          </table:table-cell>
          <table:table-cell office:value-type="float" office:value="-11.05774">
            <text:p>-11.0577400000</text:p>
          </table:table-cell>
          <table:table-cell office:value-type="float" office:value="-9.88729">
            <text:p>-9.8872900000</text:p>
          </table:table-cell>
          <table:table-cell office:value-type="float" office:value="-0.000037768">
            <text:p>-0.0000377680</text:p>
          </table:table-cell>
          <table:table-cell office:value-type="float" office:value="0.0000257">
            <text:p>0.0000257000</text:p>
          </table:table-cell>
          <table:table-cell office:value-type="float" office:value="0.000042399">
            <text:p>0.0000423990</text:p>
          </table:table-cell>
          <table:table-cell table:number-columns-repeated="1001"/>
        </table:table-row>
        <table:table-row table:style-name="ro1">
          <table:table-cell office:value-type="float" office:value="8175">
            <text:p>8175</text:p>
          </table:table-cell>
          <table:table-cell office:value-type="float" office:value="8190">
            <text:p>8190</text:p>
          </table:table-cell>
          <table:table-cell table:number-columns-repeated="5"/>
          <table:table-cell office:value-type="float" office:value="1.75496752">
            <text:p>1.7549675200</text:p>
          </table:table-cell>
          <table:table-cell office:value-type="float" office:value="46.53498099">
            <text:p>46.5349809900</text:p>
          </table:table-cell>
          <table:table-cell office:value-type="float" office:value="24.7341083353945">
            <text:p>24.7341083354</text:p>
          </table:table-cell>
          <table:table-cell office:value-type="float" office:value="395.17">
            <text:p>395.1700000000</text:p>
          </table:table-cell>
          <table:table-cell office:value-type="float" office:value="214.82">
            <text:p>214.8200000000</text:p>
          </table:table-cell>
          <table:table-cell/>
          <table:table-cell office:value-type="float" office:value="11.42">
            <text:p>11.4200000000</text:p>
          </table:table-cell>
          <table:table-cell office:value-type="float" office:value="9.45351870666837">
            <text:p>9.4535187067</text:p>
          </table:table-cell>
          <table:table-cell office:value-type="string">
            <text:p>M:</text:p>
          </table:table-cell>
          <table:table-cell office:value-type="float" office:value="1.33">
            <text:p>1.3300000000</text:p>
          </table:table-cell>
          <table:table-cell office:value-type="float" office:value="15.25038">
            <text:p>15.2503800000</text:p>
          </table:table-cell>
          <table:table-cell office:value-type="float" office:value="7.54532">
            <text:p>7.5453200000</text:p>
          </table:table-cell>
          <table:table-cell office:value-type="float" office:value="17.95187">
            <text:p>17.9518700000</text:p>
          </table:table-cell>
          <table:table-cell office:value-type="float" office:value="-0.000037768">
            <text:p>-0.0000377680</text:p>
          </table:table-cell>
          <table:table-cell office:value-type="float" office:value="0.000034178">
            <text:p>0.0000341780</text:p>
          </table:table-cell>
          <table:table-cell office:value-type="float" office:value="0.000017719">
            <text:p>0.0000177190</text:p>
          </table:table-cell>
          <table:table-cell table:number-columns-repeated="1001"/>
        </table:table-row>
        <table:table-row table:style-name="ro1">
          <table:table-cell office:value-type="float" office:value="6337">
            <text:p>6337</text:p>
          </table:table-cell>
          <table:table-cell office:value-type="float" office:value="6351">
            <text:p>6351</text:p>
          </table:table-cell>
          <table:table-cell table:number-columns-repeated="2"/>
          <table:table-cell office:value-type="string">
            <text:p>Gl <text:s/>57</text:p>
          </table:table-cell>
          <table:table-cell table:number-columns-repeated="2"/>
          <table:table-cell office:value-type="float" office:value="1.35934058">
            <text:p>1.3593405800</text:p>
          </table:table-cell>
          <table:table-cell office:value-type="float" office:value="-41.65529478">
            <text:p>-41.6552947800</text:p>
          </table:table-cell>
          <table:table-cell office:value-type="float" office:value="16.8662506324844">
            <text:p>16.8662506325</text:p>
          </table:table-cell>
          <table:table-cell office:value-type="float" office:value="1238.97">
            <text:p>1238.9700000000</text:p>
          </table:table-cell>
          <table:table-cell office:value-type="float" office:value="-455.84">
            <text:p>-455.8400000000</text:p>
          </table:table-cell>
          <table:table-cell office:value-type="float" office:value="29">
            <text:p>29</text:p>
          </table:table-cell>
          <table:table-cell office:value-type="float" office:value="10.15">
            <text:p>10.1500000000</text:p>
          </table:table-cell>
          <table:table-cell office:value-type="float" office:value="9.01490725172482">
            <text:p>9.0149072517</text:p>
          </table:table-cell>
          <table:table-cell office:value-type="string">
            <text:p>K5</text:p>
          </table:table-cell>
          <table:table-cell office:value-type="float" office:value="1.383">
            <text:p>1.3830000000</text:p>
          </table:table-cell>
          <table:table-cell office:value-type="float" office:value="11.81213">
            <text:p>11.8121300000</text:p>
          </table:table-cell>
          <table:table-cell office:value-type="float" office:value="4.39057">
            <text:p>4.3905700000</text:p>
          </table:table-cell>
          <table:table-cell office:value-type="float" office:value="-11.21011">
            <text:p>-11.2101100000</text:p>
          </table:table-cell>
          <table:table-cell office:value-type="float" office:value="-0.000037742">
            <text:p>-0.0000377420</text:p>
          </table:table-cell>
          <table:table-cell office:value-type="float" office:value="0.000094044">
            <text:p>0.0000940440</text:p>
          </table:table-cell>
          <table:table-cell office:value-type="float" office:value="-0.000047559">
            <text:p>-0.0000475590</text:p>
          </table:table-cell>
          <table:table-cell table:number-columns-repeated="1001"/>
        </table:table-row>
        <table:table-row table:style-name="ro1">
          <table:table-cell office:value-type="float" office:value="118885">
            <text:p>118885</text:p>
          </table:table-cell>
          <table:table-cell table:number-columns-repeated="3"/>
          <table:table-cell office:value-type="string">
            <text:p>NN 3779</text:p>
          </table:table-cell>
          <table:table-cell table:number-columns-repeated="2"/>
          <table:table-cell office:value-type="float" office:value="13.3830682700509">
            <text:p>13.3830682701</text:p>
          </table:table-cell>
          <table:table-cell office:value-type="float" office:value="24.4769965512051">
            <text:p>24.4769965512</text:p>
          </table:table-cell>
          <table:table-cell office:value-type="float" office:value="13.7931034482759">
            <text:p>13.7931034483</text:p>
          </table:table-cell>
          <table:table-cell office:value-type="float" office:value="-628.692">
            <text:p>-628.6920000000</text:p>
          </table:table-cell>
          <table:table-cell office:value-type="float" office:value="-878.148">
            <text:p>-878.1480000000</text:p>
          </table:table-cell>
          <table:table-cell/>
          <table:table-cell office:value-type="float" office:value="12.93">
            <text:p>12.9300000000</text:p>
          </table:table-cell>
          <table:table-cell office:value-type="float" office:value="12.231690032855">
            <text:p>12.2316900329</text:p>
          </table:table-cell>
          <table:table-cell office:value-type="string">
            <text:p>M3.5</text:p>
          </table:table-cell>
          <table:table-cell office:value-type="float" office:value="1.62">
            <text:p>1.6200000000</text:p>
          </table:table-cell>
          <table:table-cell office:value-type="float" office:value="-11.73951">
            <text:p>-11.7395100000</text:p>
          </table:table-cell>
          <table:table-cell office:value-type="float" office:value="-4.44677">
            <text:p>-4.4467700000</text:p>
          </table:table-cell>
          <table:table-cell office:value-type="float" office:value="5.71486">
            <text:p>5.7148600000</text:p>
          </table:table-cell>
          <table:table-cell office:value-type="float" office:value="-0.000037641">
            <text:p>-0.0000376410</text:p>
          </table:table-cell>
          <table:table-cell office:value-type="float" office:value="0.000030694">
            <text:p>0.0000306940</text:p>
          </table:table-cell>
          <table:table-cell office:value-type="float" office:value="-0.00005344">
            <text:p>-0.0000534400</text:p>
          </table:table-cell>
          <table:table-cell table:number-columns-repeated="1001"/>
        </table:table-row>
        <table:table-row table:style-name="ro1">
          <table:table-cell office:value-type="float" office:value="119203">
            <text:p>119203</text:p>
          </table:table-cell>
          <table:table-cell table:number-columns-repeated="3"/>
          <table:table-cell office:value-type="string">
            <text:p>Gl 705.2</text:p>
          </table:table-cell>
          <table:table-cell table:number-columns-repeated="2"/>
          <table:table-cell office:value-type="float" office:value="18.1315838006876">
            <text:p>18.1315838007</text:p>
          </table:table-cell>
          <table:table-cell office:value-type="float" office:value="52.7982583389466">
            <text:p>52.7982583389</text:p>
          </table:table-cell>
          <table:table-cell office:value-type="float" office:value="19.6850393700787">
            <text:p>19.6850393701</text:p>
          </table:table-cell>
          <table:table-cell office:value-type="float" office:value="-395.075">
            <text:p>-395.0750000000</text:p>
          </table:table-cell>
          <table:table-cell office:value-type="float" office:value="-62.573">
            <text:p>-62.5730000000</text:p>
          </table:table-cell>
          <table:table-cell/>
          <table:table-cell office:value-type="float" office:value="12.51">
            <text:p>12.5100000000</text:p>
          </table:table-cell>
          <table:table-cell office:value-type="float" office:value="11.0393185614196">
            <text:p>11.0393185614</text:p>
          </table:table-cell>
          <table:table-cell office:value-type="string">
            <text:p>K5</text:p>
          </table:table-cell>
          <table:table-cell office:value-type="float" office:value="1.5">
            <text:p>1.5000000000</text:p>
          </table:table-cell>
          <table:table-cell office:value-type="float" office:value="0.40992">
            <text:p>0.4099200000</text:p>
          </table:table-cell>
          <table:table-cell office:value-type="float" office:value="-11.89497">
            <text:p>-11.8949700000</text:p>
          </table:table-cell>
          <table:table-cell office:value-type="float" office:value="15.67936">
            <text:p>15.6793600000</text:p>
          </table:table-cell>
          <table:table-cell office:value-type="float" office:value="-0.000037514">
            <text:p>-0.0000375140</text:p>
          </table:table-cell>
          <table:table-cell office:value-type="float" office:value="-0.000006051">
            <text:p>-0.0000060510</text:p>
          </table:table-cell>
          <table:table-cell office:value-type="float" office:value="-0.00000361">
            <text:p>-0.0000036100</text:p>
          </table:table-cell>
          <table:table-cell table:number-columns-repeated="1001"/>
        </table:table-row>
        <table:table-row table:style-name="ro1">
          <table:table-cell office:value-type="float" office:value="119101">
            <text:p>119101</text:p>
          </table:table-cell>
          <table:table-cell table:number-columns-repeated="3"/>
          <table:table-cell office:value-type="string">
            <text:p>GJ 1204</text:p>
          </table:table-cell>
          <table:table-cell table:number-columns-repeated="2"/>
          <table:table-cell office:value-type="float" office:value="16.601917745188">
            <text:p>16.6019177452</text:p>
          </table:table-cell>
          <table:table-cell office:value-type="float" office:value="8.81265508610914">
            <text:p>8.8126550861</text:p>
          </table:table-cell>
          <table:table-cell office:value-type="float" office:value="15.3374233128834">
            <text:p>15.3374233129</text:p>
          </table:table-cell>
          <table:table-cell office:value-type="float" office:value="-528.957">
            <text:p>-528.9570000000</text:p>
          </table:table-cell>
          <table:table-cell office:value-type="float" office:value="-150.677">
            <text:p>-150.6770000000</text:p>
          </table:table-cell>
          <table:table-cell/>
          <table:table-cell office:value-type="float" office:value="13.8">
            <text:p>13.8000000000</text:p>
          </table:table-cell>
          <table:table-cell office:value-type="float" office:value="12.8712379786596">
            <text:p>12.8712379787</text:p>
          </table:table-cell>
          <table:table-cell office:value-type="string">
            <text:p>m</text:p>
          </table:table-cell>
          <table:table-cell office:value-type="float" office:value="1.65">
            <text:p>1.6500000000</text:p>
          </table:table-cell>
          <table:table-cell office:value-type="float" office:value="-5.42444">
            <text:p>-5.4244400000</text:p>
          </table:table-cell>
          <table:table-cell office:value-type="float" office:value="-14.1524">
            <text:p>-14.1524000000</text:p>
          </table:table-cell>
          <table:table-cell office:value-type="float" office:value="2.34975">
            <text:p>2.3497500000</text:p>
          </table:table-cell>
          <table:table-cell office:value-type="float" office:value="-0.000037337">
            <text:p>-0.0000373370</text:p>
          </table:table-cell>
          <table:table-cell office:value-type="float" office:value="0.000012473">
            <text:p>0.0000124730</text:p>
          </table:table-cell>
          <table:table-cell office:value-type="float" office:value="-0.00001107">
            <text:p>-0.0000110700</text:p>
          </table:table-cell>
          <table:table-cell table:number-columns-repeated="1001"/>
        </table:table-row>
        <table:table-row table:style-name="ro1">
          <table:table-cell office:value-type="float" office:value="48941">
            <text:p>48941</text:p>
          </table:table-cell>
          <table:table-cell office:value-type="float" office:value="49081">
            <text:p>49081</text:p>
          </table:table-cell>
          <table:table-cell office:value-type="float" office:value="86728">
            <text:p>86728</text:p>
          </table:table-cell>
          <table:table-cell office:value-type="float" office:value="3951">
            <text:p>3951</text:p>
          </table:table-cell>
          <table:table-cell office:value-type="string">
            <text:p>Gl 376</text:p>
          </table:table-cell>
          <table:table-cell office:value-type="string">
            <text:p>20 <text:s text:c="3"/>LMi</text:p>
          </table:table-cell>
          <table:table-cell/>
          <table:table-cell office:value-type="float" office:value="10.01695008">
            <text:p>10.0169500800</text:p>
          </table:table-cell>
          <table:table-cell office:value-type="float" office:value="31.9247146">
            <text:p>31.9247146000</text:p>
          </table:table-cell>
          <table:table-cell office:value-type="float" office:value="14.8942508191838">
            <text:p>14.8942508192</text:p>
          </table:table-cell>
          <table:table-cell office:value-type="float" office:value="-529.22">
            <text:p>-529.2200000000</text:p>
          </table:table-cell>
          <table:table-cell office:value-type="float" office:value="-428.93">
            <text:p>-428.9300000000</text:p>
          </table:table-cell>
          <table:table-cell office:value-type="float" office:value="55.8">
            <text:p>56</text:p>
          </table:table-cell>
          <table:table-cell office:value-type="float" office:value="5.37">
            <text:p>5.3700000000</text:p>
          </table:table-cell>
          <table:table-cell office:value-type="float" office:value="4.50490668455997">
            <text:p>4.5049066846</text:p>
          </table:table-cell>
          <table:table-cell office:value-type="string">
            <text:p>G1V</text:p>
          </table:table-cell>
          <table:table-cell office:value-type="float" office:value="0.676">
            <text:p>0.6760000000</text:p>
          </table:table-cell>
          <table:table-cell office:value-type="float" office:value="-10.97571">
            <text:p>-10.9757100000</text:p>
          </table:table-cell>
          <table:table-cell office:value-type="float" office:value="6.27205">
            <text:p>6.2720500000</text:p>
          </table:table-cell>
          <table:table-cell office:value-type="float" office:value="7.87614">
            <text:p>7.8761400000</text:p>
          </table:table-cell>
          <table:table-cell office:value-type="float" office:value="-0.000037314">
            <text:p>-0.0000373140</text:p>
          </table:table-cell>
          <table:table-cell office:value-type="float" office:value="0.000065333">
            <text:p>0.0000653330</text:p>
          </table:table-cell>
          <table:table-cell office:value-type="float" office:value="0.000003892">
            <text:p>0.0000038920</text:p>
          </table:table-cell>
          <table:table-cell table:number-columns-repeated="1001"/>
        </table:table-row>
        <table:table-row table:style-name="ro1">
          <table:table-cell office:value-type="float" office:value="118752">
            <text:p>118752</text:p>
          </table:table-cell>
          <table:table-cell table:number-columns-repeated="3"/>
          <table:table-cell office:value-type="string">
            <text:p>Gl 427</text:p>
          </table:table-cell>
          <table:table-cell table:number-columns-repeated="2"/>
          <table:table-cell office:value-type="float" office:value="11.4047398670318">
            <text:p>11.4047398670</text:p>
          </table:table-cell>
          <table:table-cell office:value-type="float" office:value="21.3605132317105">
            <text:p>21.3605132317</text:p>
          </table:table-cell>
          <table:table-cell office:value-type="float" office:value="13.4770889487871">
            <text:p>13.4770889488</text:p>
          </table:table-cell>
          <table:table-cell office:value-type="float" office:value="-1049.993">
            <text:p>-1049.9930000000</text:p>
          </table:table-cell>
          <table:table-cell office:value-type="float" office:value="3.665">
            <text:p>3.6650000000</text:p>
          </table:table-cell>
          <table:table-cell office:value-type="float" office:value="51">
            <text:p>51</text:p>
          </table:table-cell>
          <table:table-cell office:value-type="float" office:value="14.24">
            <text:p>14.2400000000</text:p>
          </table:table-cell>
          <table:table-cell office:value-type="float" office:value="13.5920195263951">
            <text:p>13.5920195264</text:p>
          </table:table-cell>
          <table:table-cell office:value-type="string">
            <text:p>DA7</text:p>
          </table:table-cell>
          <table:table-cell office:value-type="float" office:value="0.28">
            <text:p>0.2800000000</text:p>
          </table:table-cell>
          <table:table-cell office:value-type="float" office:value="-12.3992">
            <text:p>-12.3992000000</text:p>
          </table:table-cell>
          <table:table-cell office:value-type="float" office:value="1.94807">
            <text:p>1.9480700000</text:p>
          </table:table-cell>
          <table:table-cell office:value-type="float" office:value="4.90882">
            <text:p>4.9088200000</text:p>
          </table:table-cell>
          <table:table-cell office:value-type="float" office:value="-0.000037253">
            <text:p>-0.0000372530</text:p>
          </table:table-cell>
          <table:table-cell office:value-type="float" office:value="0.000075293">
            <text:p>0.0000752930</text:p>
          </table:table-cell>
          <table:table-cell office:value-type="float" office:value="0.000019221">
            <text:p>0.0000192210</text:p>
          </table:table-cell>
          <table:table-cell table:number-columns-repeated="1001"/>
        </table:table-row>
        <table:table-row table:style-name="ro1">
          <table:table-cell office:value-type="float" office:value="119090">
            <text:p>119090</text:p>
          </table:table-cell>
          <table:table-cell table:number-columns-repeated="3"/>
          <table:table-cell office:value-type="string">
            <text:p>GJ 1202</text:p>
          </table:table-cell>
          <table:table-cell table:number-columns-repeated="2"/>
          <table:table-cell office:value-type="float" office:value="16.52666543783">
            <text:p>16.5266654378</text:p>
          </table:table-cell>
          <table:table-cell office:value-type="float" office:value="17.5744268509142">
            <text:p>17.5744268509</text:p>
          </table:table-cell>
          <table:table-cell office:value-type="float" office:value="18.8679245283019">
            <text:p>18.8679245283</text:p>
          </table:table-cell>
          <table:table-cell office:value-type="float" office:value="-339.597">
            <text:p>-339.5970000000</text:p>
          </table:table-cell>
          <table:table-cell office:value-type="float" office:value="-811.833">
            <text:p>-811.8330000000</text:p>
          </table:table-cell>
          <table:table-cell/>
          <table:table-cell office:value-type="float" office:value="12.78">
            <text:p>12.7800000000</text:p>
          </table:table-cell>
          <table:table-cell office:value-type="float" office:value="11.4013793480039">
            <text:p>11.4013793480</text:p>
          </table:table-cell>
          <table:table-cell office:value-type="string">
            <text:p>k-m</text:p>
          </table:table-cell>
          <table:table-cell office:value-type="float" office:value="1.57">
            <text:p>1.5700000000</text:p>
          </table:table-cell>
          <table:table-cell office:value-type="float" office:value="-6.76725">
            <text:p>-6.7672500000</text:p>
          </table:table-cell>
          <table:table-cell office:value-type="float" office:value="-16.66572">
            <text:p>-16.6657200000</text:p>
          </table:table-cell>
          <table:table-cell office:value-type="float" office:value="5.69706">
            <text:p>5.6970600000</text:p>
          </table:table-cell>
          <table:table-cell office:value-type="float" office:value="-0.000037214">
            <text:p>-0.0000372140</text:p>
          </table:table-cell>
          <table:table-cell office:value-type="float" office:value="-0.000009087">
            <text:p>-0.0000090870</text:p>
          </table:table-cell>
          <table:table-cell office:value-type="float" office:value="-0.000070789">
            <text:p>-0.0000707890</text:p>
          </table:table-cell>
          <table:table-cell table:number-columns-repeated="1001"/>
        </table:table-row>
        <table:table-row table:style-name="ro1">
          <table:table-cell office:value-type="float" office:value="119507">
            <text:p>119507</text:p>
          </table:table-cell>
          <table:table-cell table:number-columns-repeated="3"/>
          <table:table-cell office:value-type="string">
            <text:p>NN 4281</text:p>
          </table:table-cell>
          <table:table-cell table:number-columns-repeated="2"/>
          <table:table-cell office:value-type="float" office:value="22.4819749794167">
            <text:p>22.4819749794</text:p>
          </table:table-cell>
          <table:table-cell office:value-type="float" office:value="-13.4079258002946">
            <text:p>-13.4079258003</text:p>
          </table:table-cell>
          <table:table-cell office:value-type="float" office:value="10.8813928182807">
            <text:p>10.8813928183</text:p>
          </table:table-cell>
          <table:table-cell office:value-type="float" office:value="-306.736">
            <text:p>-306.7360000000</text:p>
          </table:table-cell>
          <table:table-cell office:value-type="float" office:value="-1035.525">
            <text:p>-1035.5250000000</text:p>
          </table:table-cell>
          <table:table-cell office:value-type="float" office:value="-21">
            <text:p>-21</text:p>
          </table:table-cell>
          <table:table-cell office:value-type="float" office:value="17.14">
            <text:p>17.1400000000</text:p>
          </table:table-cell>
          <table:table-cell office:value-type="float" office:value="16.9565775569306">
            <text:p>16.9565775569</text:p>
          </table:table-cell>
          <table:table-cell office:value-type="string">
            <text:p>M6.5</text:p>
          </table:table-cell>
          <table:table-cell office:value-type="float" office:value="2.16">
            <text:p>2.1600000000</text:p>
          </table:table-cell>
          <table:table-cell office:value-type="float" office:value="9.75986">
            <text:p>9.7598600000</text:p>
          </table:table-cell>
          <table:table-cell office:value-type="float" office:value="-4.09673">
            <text:p>-4.0967300000</text:p>
          </table:table-cell>
          <table:table-cell office:value-type="float" office:value="-2.5232">
            <text:p>-2.5232000000</text:p>
          </table:table-cell>
          <table:table-cell office:value-type="float" office:value="-0.000037205">
            <text:p>-0.0000372050</text:p>
          </table:table-cell>
          <table:table-cell office:value-type="float" office:value="-0.00000193">
            <text:p>-0.0000019300</text:p>
          </table:table-cell>
          <table:table-cell office:value-type="float" office:value="-0.000048154">
            <text:p>-0.0000481540</text:p>
          </table:table-cell>
          <table:table-cell table:number-columns-repeated="1001"/>
        </table:table-row>
        <table:table-row table:style-name="ro1">
          <table:table-cell office:value-type="float" office:value="15934">
            <text:p>15934</text:p>
          </table:table-cell>
          <table:table-cell office:value-type="float" office:value="15973">
            <text:p>15973</text:p>
          </table:table-cell>
          <table:table-cell table:number-columns-repeated="5"/>
          <table:table-cell office:value-type="float" office:value="3.42762192">
            <text:p>3.4276219200</text:p>
          </table:table-cell>
          <table:table-cell office:value-type="float" office:value="-42.98635674">
            <text:p>-42.9863567400</text:p>
          </table:table-cell>
          <table:table-cell office:value-type="float" office:value="24.8880039820806">
            <text:p>24.8880039821</text:p>
          </table:table-cell>
          <table:table-cell office:value-type="float" office:value="322.7">
            <text:p>322.7000000000</text:p>
          </table:table-cell>
          <table:table-cell office:value-type="float" office:value="-131.59">
            <text:p>-131.5900000000</text:p>
          </table:table-cell>
          <table:table-cell/>
          <table:table-cell office:value-type="float" office:value="11.26">
            <text:p>11.2600000000</text:p>
          </table:table-cell>
          <table:table-cell office:value-type="float" office:value="9.28004966206115">
            <text:p>9.2800496621</text:p>
          </table:table-cell>
          <table:table-cell office:value-type="string">
            <text:p>A5</text:p>
          </table:table-cell>
          <table:table-cell office:value-type="float" office:value="1.439">
            <text:p>1.4390000000</text:p>
          </table:table-cell>
          <table:table-cell office:value-type="float" office:value="11.35477">
            <text:p>11.3547700000</text:p>
          </table:table-cell>
          <table:table-cell office:value-type="float" office:value="14.23118">
            <text:p>14.2311800000</text:p>
          </table:table-cell>
          <table:table-cell office:value-type="float" office:value="-16.96924">
            <text:p>-16.9692400000</text:p>
          </table:table-cell>
          <table:table-cell office:value-type="float" office:value="-0.000037184">
            <text:p>-0.0000371840</text:p>
          </table:table-cell>
          <table:table-cell office:value-type="float" office:value="0.00001582">
            <text:p>0.0000158200</text:p>
          </table:table-cell>
          <table:table-cell office:value-type="float" office:value="-0.000011613">
            <text:p>-0.0000116130</text:p>
          </table:table-cell>
          <table:table-cell table:number-columns-repeated="1001"/>
        </table:table-row>
        <table:table-row table:style-name="ro1">
          <table:table-cell office:value-type="float" office:value="60119">
            <text:p>60119</text:p>
          </table:table-cell>
          <table:table-cell office:value-type="float" office:value="60303">
            <text:p>60303</text:p>
          </table:table-cell>
          <table:table-cell office:value-type="float" office:value="107596">
            <text:p>107596</text:p>
          </table:table-cell>
          <table:table-cell/>
          <table:table-cell office:value-type="string">
            <text:p>Gl 462</text:p>
          </table:table-cell>
          <table:table-cell table:number-columns-repeated="2"/>
          <table:table-cell office:value-type="float" office:value="12.36498237">
            <text:p>12.3649823700</text:p>
          </table:table-cell>
          <table:table-cell office:value-type="float" office:value="42.13514194">
            <text:p>42.1351419400</text:p>
          </table:table-cell>
          <table:table-cell office:value-type="float" office:value="15.9897665494084">
            <text:p>15.9897665494</text:p>
          </table:table-cell>
          <table:table-cell office:value-type="float" office:value="175.48">
            <text:p>175.4800000000</text:p>
          </table:table-cell>
          <table:table-cell office:value-type="float" office:value="-516.62">
            <text:p>-516.6200000000</text:p>
          </table:table-cell>
          <table:table-cell office:value-type="float" office:value="15.4">
            <text:p>15</text:p>
          </table:table-cell>
          <table:table-cell office:value-type="float" office:value="9.36">
            <text:p>9.3600000000</text:p>
          </table:table-cell>
          <table:table-cell office:value-type="float" office:value="8.34078938453457">
            <text:p>8.3407893845</text:p>
          </table:table-cell>
          <table:table-cell office:value-type="string">
            <text:p>M0V</text:p>
          </table:table-cell>
          <table:table-cell office:value-type="float" office:value="1.354">
            <text:p>1.3540000000</text:p>
          </table:table-cell>
          <table:table-cell office:value-type="float" office:value="-11.80335">
            <text:p>-11.8033500000</text:p>
          </table:table-cell>
          <table:table-cell office:value-type="float" office:value="-1.13128">
            <text:p>-1.1312800000</text:p>
          </table:table-cell>
          <table:table-cell office:value-type="float" office:value="10.72723">
            <text:p>10.7272300000</text:p>
          </table:table-cell>
          <table:table-cell office:value-type="float" office:value="-0.000037071">
            <text:p>-0.0000370710</text:p>
          </table:table-cell>
          <table:table-cell office:value-type="float" office:value="-0.000017217">
            <text:p>-0.0000172170</text:p>
          </table:table-cell>
          <table:table-cell office:value-type="float" office:value="-0.000019129">
            <text:p>-0.0000191290</text:p>
          </table:table-cell>
          <table:table-cell table:number-columns-repeated="1001"/>
        </table:table-row>
        <table:table-row table:style-name="ro1">
          <table:table-cell office:value-type="float" office:value="5944">
            <text:p>5944</text:p>
          </table:table-cell>
          <table:table-cell office:value-type="float" office:value="5957">
            <text:p>5957</text:p>
          </table:table-cell>
          <table:table-cell table:number-columns-repeated="2"/>
          <table:table-cell office:value-type="string">
            <text:p>Gl <text:s/>55.2</text:p>
          </table:table-cell>
          <table:table-cell table:number-columns-repeated="2"/>
          <table:table-cell office:value-type="float" office:value="1.27752261">
            <text:p>1.2775226100</text:p>
          </table:table-cell>
          <table:table-cell office:value-type="float" office:value="25.33172767">
            <text:p>25.3317276700</text:p>
          </table:table-cell>
          <table:table-cell office:value-type="float" office:value="22.7117874176698">
            <text:p>22.7117874177</text:p>
          </table:table-cell>
          <table:table-cell office:value-type="float" office:value="428.29">
            <text:p>428.2900000000</text:p>
          </table:table-cell>
          <table:table-cell office:value-type="float" office:value="-104.09">
            <text:p>-104.0900000000</text:p>
          </table:table-cell>
          <table:table-cell office:value-type="float" office:value="-30">
            <text:p>-30</text:p>
          </table:table-cell>
          <table:table-cell office:value-type="float" office:value="10.1">
            <text:p>10.1000000000</text:p>
          </table:table-cell>
          <table:table-cell office:value-type="float" office:value="8.31874342729763">
            <text:p>8.3187434273</text:p>
          </table:table-cell>
          <table:table-cell office:value-type="string">
            <text:p>K5</text:p>
          </table:table-cell>
          <table:table-cell office:value-type="float" office:value="1.353">
            <text:p>1.3530000000</text:p>
          </table:table-cell>
          <table:table-cell office:value-type="float" office:value="19.39048">
            <text:p>19.3904800000</text:p>
          </table:table-cell>
          <table:table-cell office:value-type="float" office:value="6.73838">
            <text:p>6.7383800000</text:p>
          </table:table-cell>
          <table:table-cell office:value-type="float" office:value="9.71742">
            <text:p>9.7174200000</text:p>
          </table:table-cell>
          <table:table-cell office:value-type="float" office:value="-0.000037042">
            <text:p>-0.0000370420</text:p>
          </table:table-cell>
          <table:table-cell office:value-type="float" office:value="0.000037048">
            <text:p>0.0000370480</text:p>
          </table:table-cell>
          <table:table-cell office:value-type="float" office:value="-0.000023485">
            <text:p>-0.0000234850</text:p>
          </table:table-cell>
          <table:table-cell table:number-columns-repeated="1001"/>
        </table:table-row>
        <table:table-row table:style-name="ro1">
          <table:table-cell office:value-type="float" office:value="66879">
            <text:p>66879</text:p>
          </table:table-cell>
          <table:table-cell office:value-type="float" office:value="67090">
            <text:p>67090</text:p>
          </table:table-cell>
          <table:table-cell table:number-columns-repeated="2"/>
          <table:table-cell office:value-type="string">
            <text:p>Gl 525</text:p>
          </table:table-cell>
          <table:table-cell table:number-columns-repeated="2"/>
          <table:table-cell office:value-type="float" office:value="13.75133458">
            <text:p>13.7513345800</text:p>
          </table:table-cell>
          <table:table-cell office:value-type="float" office:value="17.78989211">
            <text:p>17.7898921100</text:p>
          </table:table-cell>
          <table:table-cell office:value-type="float" office:value="13.0378096479791">
            <text:p>13.0378096480</text:p>
          </table:table-cell>
          <table:table-cell office:value-type="float" office:value="451.03">
            <text:p>451.0300000000</text:p>
          </table:table-cell>
          <table:table-cell office:value-type="float" office:value="-1831.59">
            <text:p>-1831.5900000000</text:p>
          </table:table-cell>
          <table:table-cell office:value-type="float" office:value="20.4">
            <text:p>20</text:p>
          </table:table-cell>
          <table:table-cell office:value-type="float" office:value="9.79">
            <text:p>9.7900000000</text:p>
          </table:table-cell>
          <table:table-cell office:value-type="float" office:value="9.2139768197449">
            <text:p>9.2139768197</text:p>
          </table:table-cell>
          <table:table-cell/>
          <table:table-cell office:value-type="float" office:value="1.42">
            <text:p>1.4200000000</text:p>
          </table:table-cell>
          <table:table-cell office:value-type="float" office:value="-11.1322">
            <text:p>-11.1322000000</text:p>
          </table:table-cell>
          <table:table-cell office:value-type="float" office:value="-5.49463">
            <text:p>-5.4946300000</text:p>
          </table:table-cell>
          <table:table-cell office:value-type="float" office:value="3.9834">
            <text:p>3.9834000000</text:p>
          </table:table-cell>
          <table:table-cell office:value-type="float" office:value="-0.000036912">
            <text:p>-0.0000369120</text:p>
          </table:table-cell>
          <table:table-cell office:value-type="float" office:value="-0.000050009">
            <text:p>-0.0000500090</text:p>
          </table:table-cell>
          <table:table-cell office:value-type="float" office:value="-0.000103853">
            <text:p>-0.0001038530</text:p>
          </table:table-cell>
          <table:table-cell table:number-columns-repeated="1001"/>
        </table:table-row>
        <table:table-row table:style-name="ro1">
          <table:table-cell office:value-type="float" office:value="118403">
            <text:p>118403</text:p>
          </table:table-cell>
          <table:table-cell table:number-columns-repeated="3"/>
          <table:table-cell office:value-type="string">
            <text:p>NN 3373 A</text:p>
          </table:table-cell>
          <table:table-cell table:number-columns-repeated="2"/>
          <table:table-cell office:value-type="float" office:value="6.01314735370985">
            <text:p>6.0131473537</text:p>
          </table:table-cell>
          <table:table-cell office:value-type="float" office:value="68.1671929102843">
            <text:p>68.1671929103</text:p>
          </table:table-cell>
          <table:table-cell office:value-type="float" office:value="20.2020202020202">
            <text:p>20.2020202020</text:p>
          </table:table-cell>
          <table:table-cell office:value-type="float" office:value="373.182">
            <text:p>373.1820000000</text:p>
          </table:table-cell>
          <table:table-cell office:value-type="float" office:value="-1108.889">
            <text:p>-1108.8890000000</text:p>
          </table:table-cell>
          <table:table-cell/>
          <table:table-cell office:value-type="float" office:value="12.9">
            <text:p>12.9000000000</text:p>
          </table:table-cell>
          <table:table-cell office:value-type="float" office:value="11.3730259946678">
            <text:p>11.3730259947</text:p>
          </table:table-cell>
          <table:table-cell office:value-type="string">
            <text:p>k-m</text:p>
          </table:table-cell>
          <table:table-cell office:value-type="float" office:value="1.56">
            <text:p>1.5600000000</text:p>
          </table:table-cell>
          <table:table-cell office:value-type="float" office:value="-0.02585">
            <text:p>-0.0258500000</text:p>
          </table:table-cell>
          <table:table-cell office:value-type="float" office:value="7.51307">
            <text:p>7.5130700000</text:p>
          </table:table-cell>
          <table:table-cell office:value-type="float" office:value="18.75299">
            <text:p>18.7529900000</text:p>
          </table:table-cell>
          <table:table-cell office:value-type="float" office:value="-0.000036893">
            <text:p>-0.0000368930</text:p>
          </table:table-cell>
          <table:table-cell office:value-type="float" office:value="0.000100681">
            <text:p>0.0001006810</text:p>
          </table:table-cell>
          <table:table-cell office:value-type="float" office:value="-0.000040387">
            <text:p>-0.0000403870</text:p>
          </table:table-cell>
          <table:table-cell table:number-columns-repeated="1001"/>
        </table:table-row>
        <table:table-row table:style-name="ro1">
          <table:table-cell office:value-type="float" office:value="119078">
            <text:p>119078</text:p>
          </table:table-cell>
          <table:table-cell table:number-columns-repeated="3"/>
          <table:table-cell office:value-type="string">
            <text:p>Gl 618 <text:s/>B</text:p>
          </table:table-cell>
          <table:table-cell table:number-columns-repeated="2"/>
          <table:table-cell office:value-type="float" office:value="16.3351876597687">
            <text:p>16.3351876598</text:p>
          </table:table-cell>
          <table:table-cell office:value-type="float" office:value="-37.5445090143881">
            <text:p>-37.5445090144</text:p>
          </table:table-cell>
          <table:table-cell office:value-type="float" office:value="8.47242226552571">
            <text:p>8.4724222655</text:p>
          </table:table-cell>
          <table:table-cell office:value-type="float" office:value="-708.457">
            <text:p>-708.4570000000</text:p>
          </table:table-cell>
          <table:table-cell office:value-type="float" office:value="993.22">
            <text:p>993.2200000000</text:p>
          </table:table-cell>
          <table:table-cell/>
          <table:table-cell office:value-type="float" office:value="14.15">
            <text:p>14.1500000000</text:p>
          </table:table-cell>
          <table:table-cell office:value-type="float" office:value="14.5099620356209">
            <text:p>14.5099620356</text:p>
          </table:table-cell>
          <table:table-cell office:value-type="string">
            <text:p>M5 <text:s/>:</text:p>
          </table:table-cell>
          <table:table-cell office:value-type="float" office:value="1.79">
            <text:p>1.7900000000</text:p>
          </table:table-cell>
          <table:table-cell office:value-type="float" office:value="-2.83603">
            <text:p>-2.8360300000</text:p>
          </table:table-cell>
          <table:table-cell office:value-type="float" office:value="-6.0896">
            <text:p>-6.0896000000</text:p>
          </table:table-cell>
          <table:table-cell office:value-type="float" office:value="-5.1629">
            <text:p>-5.1629000000</text:p>
          </table:table-cell>
          <table:table-cell office:value-type="float" office:value="-0.000036872">
            <text:p>-0.0000368720</text:p>
          </table:table-cell>
          <table:table-cell office:value-type="float" office:value="-0.00001025">
            <text:p>-0.0000102500</text:p>
          </table:table-cell>
          <table:table-cell office:value-type="float" office:value="0.000032344">
            <text:p>0.0000323440</text:p>
          </table:table-cell>
          <table:table-cell table:number-columns-repeated="1001"/>
        </table:table-row>
        <table:table-row table:style-name="ro1">
          <table:table-cell office:value-type="float" office:value="118404">
            <text:p>118404</text:p>
          </table:table-cell>
          <table:table-cell table:number-columns-repeated="3"/>
          <table:table-cell office:value-type="string">
            <text:p>NN 3374 B</text:p>
          </table:table-cell>
          <table:table-cell table:number-columns-repeated="2"/>
          <table:table-cell office:value-type="float" office:value="6.01227874068371">
            <text:p>6.0122787407</text:p>
          </table:table-cell>
          <table:table-cell office:value-type="float" office:value="68.1522536299449">
            <text:p>68.1522536299</text:p>
          </table:table-cell>
          <table:table-cell office:value-type="float" office:value="20.2020202020202">
            <text:p>20.2020202020</text:p>
          </table:table-cell>
          <table:table-cell office:value-type="float" office:value="373.182">
            <text:p>373.1820000000</text:p>
          </table:table-cell>
          <table:table-cell office:value-type="float" office:value="-1108.889">
            <text:p>-1108.8890000000</text:p>
          </table:table-cell>
          <table:table-cell/>
          <table:table-cell office:value-type="float" office:value="13.31">
            <text:p>13.3100000000</text:p>
          </table:table-cell>
          <table:table-cell office:value-type="float" office:value="11.7830259946678">
            <text:p>11.7830259947</text:p>
          </table:table-cell>
          <table:table-cell office:value-type="string">
            <text:p>m</text:p>
          </table:table-cell>
          <table:table-cell office:value-type="float" office:value="1.59">
            <text:p>1.5900000000</text:p>
          </table:table-cell>
          <table:table-cell office:value-type="float" office:value="-0.02416">
            <text:p>-0.0241600000</text:p>
          </table:table-cell>
          <table:table-cell office:value-type="float" office:value="7.51797">
            <text:p>7.5179700000</text:p>
          </table:table-cell>
          <table:table-cell office:value-type="float" office:value="18.75103">
            <text:p>18.7510300000</text:p>
          </table:table-cell>
          <table:table-cell office:value-type="float" office:value="-0.00003687">
            <text:p>-0.0000368700</text:p>
          </table:table-cell>
          <table:table-cell office:value-type="float" office:value="0.000100679">
            <text:p>0.0001006790</text:p>
          </table:table-cell>
          <table:table-cell office:value-type="float" office:value="-0.000040413">
            <text:p>-0.0000404130</text:p>
          </table:table-cell>
          <table:table-cell table:number-columns-repeated="1001"/>
        </table:table-row>
        <table:table-row table:style-name="ro1">
          <table:table-cell office:value-type="float" office:value="118338">
            <text:p>118338</text:p>
          </table:table-cell>
          <table:table-cell table:number-columns-repeated="3"/>
          <table:table-cell office:value-type="string">
            <text:p>GJ 1072</text:p>
          </table:table-cell>
          <table:table-cell table:number-columns-repeated="2"/>
          <table:table-cell office:value-type="float" office:value="4.84677033835542">
            <text:p>4.8467703384</text:p>
          </table:table-cell>
          <table:table-cell office:value-type="float" office:value="22.1312343640336">
            <text:p>22.1312343640</text:p>
          </table:table-cell>
          <table:table-cell office:value-type="float" office:value="14.0056022408964">
            <text:p>14.0056022409</text:p>
          </table:table-cell>
          <table:table-cell office:value-type="float" office:value="616.361">
            <text:p>616.3610000000</text:p>
          </table:table-cell>
          <table:table-cell office:value-type="float" office:value="-409.509">
            <text:p>-409.5090000000</text:p>
          </table:table-cell>
          <table:table-cell/>
          <table:table-cell office:value-type="float" office:value="15.21">
            <text:p>15.2100000000</text:p>
          </table:table-cell>
          <table:table-cell office:value-type="float" office:value="14.4784910588809">
            <text:p>14.4784910589</text:p>
          </table:table-cell>
          <table:table-cell office:value-type="string">
            <text:p>m</text:p>
          </table:table-cell>
          <table:table-cell office:value-type="float" office:value="1.95">
            <text:p>1.9500000000</text:p>
          </table:table-cell>
          <table:table-cell office:value-type="float" office:value="3.85772">
            <text:p>3.8577200000</text:p>
          </table:table-cell>
          <table:table-cell office:value-type="float" office:value="12.3869">
            <text:p>12.3869000000</text:p>
          </table:table-cell>
          <table:table-cell office:value-type="float" office:value="5.27632">
            <text:p>5.2763200000</text:p>
          </table:table-cell>
          <table:table-cell office:value-type="float" office:value="-0.00003684">
            <text:p>-0.0000368400</text:p>
          </table:table-cell>
          <table:table-cell office:value-type="float" office:value="0.000022444">
            <text:p>0.0000224440</text:p>
          </table:table-cell>
          <table:table-cell office:value-type="float" office:value="-0.000025755">
            <text:p>-0.0000257550</text:p>
          </table:table-cell>
          <table:table-cell table:number-columns-repeated="1001"/>
        </table:table-row>
        <table:table-row table:style-name="ro1">
          <table:table-cell office:value-type="float" office:value="119324">
            <text:p>119324</text:p>
          </table:table-cell>
          <table:table-cell table:number-columns-repeated="3"/>
          <table:table-cell office:value-type="string">
            <text:p>NN 4132</text:p>
          </table:table-cell>
          <table:table-cell table:number-columns-repeated="2"/>
          <table:table-cell office:value-type="float" office:value="20.0669527885745">
            <text:p>20.0669527886</text:p>
          </table:table-cell>
          <table:table-cell office:value-type="float" office:value="-8.1277631225777">
            <text:p>-8.1277631226</text:p>
          </table:table-cell>
          <table:table-cell office:value-type="float" office:value="16.6666666666667">
            <text:p>16.6666666667</text:p>
          </table:table-cell>
          <table:table-cell office:value-type="float" office:value="-509.221">
            <text:p>-509.2210000000</text:p>
          </table:table-cell>
          <table:table-cell office:value-type="float" office:value="-256.111">
            <text:p>-256.1110000000</text:p>
          </table:table-cell>
          <table:table-cell/>
          <table:table-cell office:value-type="float" office:value="13.4">
            <text:p>13.4000000000</text:p>
          </table:table-cell>
          <table:table-cell office:value-type="float" office:value="12.2907562519182">
            <text:p>12.2907562519</text:p>
          </table:table-cell>
          <table:table-cell office:value-type="string">
            <text:p>k-m</text:p>
          </table:table-cell>
          <table:table-cell/>
          <table:table-cell office:value-type="float" office:value="8.4988">
            <text:p>8.4988000000</text:p>
          </table:table-cell>
          <table:table-cell office:value-type="float" office:value="-14.14198">
            <text:p>-14.1419800000</text:p>
          </table:table-cell>
          <table:table-cell office:value-type="float" office:value="-2.35634">
            <text:p>-2.3563400000</text:p>
          </table:table-cell>
          <table:table-cell office:value-type="float" office:value="-0.000036771">
            <text:p>-0.0000367710</text:p>
          </table:table-cell>
          <table:table-cell office:value-type="float" office:value="-0.000018685">
            <text:p>-0.0000186850</text:p>
          </table:table-cell>
          <table:table-cell office:value-type="float" office:value="-0.000020484">
            <text:p>-0.0000204840</text:p>
          </table:table-cell>
          <table:table-cell table:number-columns-repeated="1001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3:Sheet1.AMJ3024" table:contains-header="false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108" number:language="en" number:country="AU">
      <number:number number:decimal-places="10" number:min-integer-digits="1"/>
    </number:number-style>
    <number:number-style style:name="N10109" number:language="en" number:country="AU">
      <number:number number:decimal-places="0" number:min-integer-digits="0"/>
    </number:number-style>
    <style:style style:name="Default" style:family="table-cell">
      <style:text-properties style:font-name-asian="Arial Unicode MS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.00.0000</text:date>, <text:time style:data-style-name="N2" text:time-value="0000-00-00T21:55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7T22:00:38</dc:date>
    <meta:generator>LibreOffice/4.0.4.2$MacOSX_x86 LibreOffice_project/9e9821abd0ffdbc09cd8c52eaa574fa09eb08f2</meta:generator>
    <meta:editing-duration>PT10M12S</meta:editing-duration>
    <meta:editing-cycles>2</meta:editing-cycles>
    <meta:document-statistic meta:table-count="1" meta:cell-count="4672" meta:object-count="0"/>
  </office:meta>
</office:document-meta>
</file>